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3.7953in"/>
    </style:style>
    <style:style style:name="co10" style:family="table-column">
      <style:table-column-properties fo:break-before="auto" style:column-width="1.1681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2.3402in"/>
    </style:style>
    <style:style style:name="co13" style:family="table-column">
      <style:table-column-properties fo:break-before="auto" style:column-width="0.9217in"/>
    </style:style>
    <style:style style:name="co14" style:family="table-column">
      <style:table-column-properties fo:break-before="auto" style:column-width="1.0929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4.3744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1.4256in"/>
    </style:style>
    <style:style style:name="co20" style:family="table-column">
      <style:table-column-properties fo:break-before="auto" style:column-width="2.1799in"/>
    </style:style>
    <style:style style:name="co21" style:family="table-column">
      <style:table-column-properties fo:break-before="auto" style:column-width="5.8752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5.8252in"/>
    </style:style>
    <style:style style:name="co24" style:family="table-column">
      <style:table-column-properties fo:break-before="auto" style:column-width="3.5165in"/>
    </style:style>
    <style:style style:name="co25" style:family="table-column">
      <style:table-column-properties fo:break-before="auto" style:column-width="2.2016in"/>
    </style:style>
    <style:style style:name="co26" style:family="table-column">
      <style:table-column-properties fo:break-before="auto" style:column-width="0.5071in"/>
    </style:style>
    <style:style style:name="co27" style:family="table-column">
      <style:table-column-properties fo:break-before="auto" style:column-width="0.5283in"/>
    </style:style>
    <style:style style:name="co28" style:family="table-column">
      <style:table-column-properties fo:break-before="auto" style:column-width="0.3638in"/>
    </style:style>
    <style:style style:name="co29" style:family="table-column">
      <style:table-column-properties fo:break-before="auto" style:column-width="6.9937in"/>
    </style:style>
    <style:style style:name="co30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111111"/>
      <style:text-properties fo:color="#cccccc" fo:font-size="14pt" style:font-size-asian="14pt" style:font-size-complex="14pt"/>
    </style:style>
    <style:style style:name="ce3" style:family="table-cell" style:parent-style-name="Default">
      <style:table-cell-properties fo:background-color="#1c1c1c"/>
      <style:text-properties fo:color="#cccccc" fo:font-size="14pt" style:font-size-asian="14pt" style:font-size-complex="14pt"/>
    </style:style>
    <style:style style:name="ce4" style:family="table-cell" style:parent-style-name="Default">
      <style:table-cell-properties fo:background-color="#1c1c1c"/>
      <style:text-properties fo:color="#cccccc" fo:font-size="14pt" style:font-size-asian="14pt" style:font-size-complex="14pt"/>
      <style:map style:condition="cell-content()&lt;INDIRECT(ADDRESS(ROW();COLUMN()+4))" style:apply-style-name="Bad" style:base-cell-address="Weapons.D2"/>
      <style:map style:condition="cell-content()&gt;INDIRECT(ADDRESS(ROW();COLUMN()+5))" style:apply-style-name="Good" style:base-cell-address="Weapons.D2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color="#cccccc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ackground-color="#1c1c1c"/>
      <style:text-properties fo:color="#cccccc" fo:font-size="14pt" style:font-size-asian="14pt" style:font-size-complex="14pt"/>
      <style:map style:condition="cell-content()&lt;INDIRECT(ADDRESS(ROW();COLUMN()+4))" style:apply-style-name="Bad" style:base-cell-address="Weapons.F2"/>
      <style:map style:condition="cell-content()&gt;INDIRECT(ADDRESS(ROW();COLUMN()+5))" style:apply-style-name="Good" style:base-cell-address="Weapons.F2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111111" style:text-align-source="fix" style:repeat-content="false"/>
      <style:paragraph-properties fo:text-align="center" fo:margin-left="0in"/>
      <style:text-properties fo:color="#cccccc" fo:font-size="14pt" style:font-size-asian="14pt" style:font-size-complex="14pt"/>
    </style:style>
    <style:style style:name="ce10" style:family="table-cell" style:parent-style-name="Default">
      <style:table-cell-properties fo:background-color="#1c1c1c"/>
      <style:text-properties fo:color="#cccccc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ackground-color="#1c1c1c"/>
      <style:text-properties fo:color="#cccccc" fo:font-size="10pt" style:font-size-asian="10pt" style:font-size-complex="10pt"/>
    </style:style>
    <style:style style:name="ce12" style:family="table-cell" style:parent-style-name="Default">
      <style:table-cell-properties fo:background-color="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background-color="#1c1c1c"/>
      <style:text-properties fo:color="#cccccc" fo:font-size="14pt" fo:font-style="italic" style:font-size-asian="14pt" style:font-style-asian="italic" style:font-size-complex="14pt" style:font-style-complex="italic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fo:background-color="#1c1c1c" style:text-align-source="fix" style:repeat-content="false"/>
      <style:paragraph-properties fo:text-align="end" fo:margin-left="0in"/>
      <style:text-properties fo:color="#cccccc" fo:font-size="14pt" fo:font-style="italic" style:font-size-asian="14pt" style:font-style-asian="italic" style:font-size-complex="14pt" style:font-style-complex="italic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1c1c1c" style:text-align-source="fix" style:repeat-content="false"/>
      <style:paragraph-properties fo:text-align="end" fo:margin-left="0in"/>
      <style:text-properties fo:color="#cccccc" fo:font-size="14pt" style:font-size-asian="14pt" style:font-size-complex="14pt"/>
    </style:style>
    <style:style style:name="ce36" style:family="table-cell" style:parent-style-name="Default">
      <style:table-cell-properties fo:background-color="#1c1c1c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1c1c1c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000000" fo:wrap-option="wrap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1c1c1c" fo:wrap-option="wrap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1c1c1c"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1c1c1c"/>
      <style:text-properties fo:color="#cccccc" fo:font-size="12pt" style:font-size-asian="12pt" style:font-size-complex="12pt"/>
    </style:style>
    <style:style style:name="ce49" style:family="table-cell" style:parent-style-name="Default">
      <style:table-cell-properties fo:background-color="#333333"/>
      <style:text-properties fo:color="#ffe994"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able-cell-properties fo:background-color="#1c1c1c" style:text-align-source="fix" style:repeat-content="false"/>
      <style:paragraph-properties fo:text-align="start" fo:margin-left="0in"/>
      <style:text-properties fo:color="#cccccc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=7" style:apply-style-name="Good" style:base-cell-address="Scrolls.F1"/>
      <style:map style:condition="cell-content()&lt;=3" style:apply-style-name="Bad" style:base-cell-address="Scrolls.F1"/>
    </style:style>
    <style:style style:name="ce38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ccccc" fo:font-size="10pt" fo:font-style="italic" style:font-size-asian="10pt" style:font-style-asian="italic" style:font-size-complex="10pt" style:font-style-complex="italic"/>
      <style:map style:condition="cell-content()&gt;=7" style:apply-style-name="Good" style:base-cell-address="Scrolls.F1"/>
      <style:map style:condition="cell-content()&lt;=3" style:apply-style-name="Bad" style:base-cell-address="Scrolls.F1"/>
    </style:style>
    <style:style style:name="ce60" style:family="table-cell" style:parent-style-name="Default">
      <style:table-cell-properties fo:background-color="#1c1c1c"/>
      <style:text-properties fo:color="#cccccc" fo:font-size="14pt" style:font-size-asian="14pt" style:font-size-complex="14pt"/>
      <style:map style:condition="cell-content()&gt;=7" style:apply-style-name="Good" style:base-cell-address="Scrolls.F1"/>
      <style:map style:condition="cell-content()&lt;=3" style:apply-style-name="Bad" style:base-cell-address="Scrolls.F1"/>
    </style:style>
    <style:style style:name="ce37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ccccc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ccccc" fo:font-size="14pt" style:font-size-asian="14pt" style:font-size-complex="14pt"/>
    </style:style>
    <style:style style:name="ce57" style:family="table-cell" style:parent-style-name="Default">
      <style:table-cell-properties fo:background-color="#1c1c1c"/>
      <style:text-properties fo:color="#cccccc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ce64" style:family="table-cell" style:parent-style-name="Default">
      <style:table-cell-properties fo:background-color="#1c1c1c"/>
      <style:text-properties fo:color="#cccccc" fo:font-size="14pt" style:text-underline-style="none" style:font-size-asian="14pt" style:font-size-complex="14pt"/>
    </style:style>
    <style:style style:name="ce66" style:family="table-cell" style:parent-style-name="Default">
      <style:table-cell-properties fo:background-color="#1c1c1c"/>
      <style:text-properties fo:color="#cccccc" fo:font-size="14pt" style:font-size-asian="14pt" style:font-size-complex="14pt"/>
      <style:map style:condition="cell-content()&lt;INDIRECT(ADDRESS(ROW();COLUMN()+4))" style:apply-style-name="Bad" style:base-cell-address="Skills.D2"/>
      <style:map style:condition="cell-content()&gt;INDIRECT(ADDRESS(ROW();COLUMN()+5))" style:apply-style-name="Good" style:base-cell-address="Skills.D2"/>
    </style:style>
    <style:style style:name="ce67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ccccc" fo:font-size="10pt" fo:font-style="italic" style:font-size-asian="10pt" style:font-style-asian="italic" style:font-size-complex="10pt" style:font-style-complex="italic"/>
      <style:map style:condition="cell-content()&lt;INDIRECT(ADDRESS(ROW();COLUMN()+4))" style:apply-style-name="Bad" style:base-cell-address="Skills.D2"/>
      <style:map style:condition="cell-content()&gt;INDIRECT(ADDRESS(ROW();COLUMN()+5))" style:apply-style-name="Good" style:base-cell-address="Skills.D2"/>
    </style:style>
    <style:style style:name="ce68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cccccc" fo:font-size="10pt" fo:font-style="italic" style:text-underline-style="none" style:font-size-asian="10pt" style:font-style-asian="italic" style:font-size-complex="10pt" style:font-style-complex="italic"/>
    </style:style>
    <style:style style:name="ce70" style:family="table-cell" style:parent-style-name="Default">
      <style:table-cell-properties fo:background-color="#1c1c1c"/>
      <style:text-properties fo:color="#c9211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cccccc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3"/>
        <table:table-column table:style-name="co4" table:default-cell-style-name="ce6"/>
        <table:table-column table:style-name="co1" table:default-cell-style-name="ce3"/>
        <table:table-column table:style-name="co5" table:default-cell-style-name="ce9"/>
        <table:table-column table:style-name="co1" table:visibility="collapse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2"/>
        <table:table-column table:style-name="co9" table:default-cell-style-name="ce11"/>
        <table:table-column table:style-name="co1" table:default-cell-style-name="ce2"/>
        <table:table-column table:style-name="co1" table:default-cell-style-name="ce13"/>
        <table:table-column table:style-name="co10" table:default-cell-style-name="ce15"/>
        <table:table-column table:style-name="co11" table:default-cell-style-name="ce17"/>
        <table:table-column table:style-name="co1" table:number-columns-repeated="4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DMG</text:p>
          </table:table-cell>
          <table:table-cell table:style-name="ce5" office:value-type="string" calcext:value-type="string">
            <text:p>Recommend</text:p>
          </table:table-cell>
          <table:table-cell table:style-name="ce1" office:value-type="string" calcext:value-type="string">
            <text:p>ATK</text:p>
          </table:table-cell>
          <table:table-cell table:style-name="ce8" office:value-type="string" calcext:value-type="string">
            <text:p>Recommend</text:p>
          </table:table-cell>
          <table:table-cell table:style-name="ce1" table:number-columns-repeated="4"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Effect</text:p>
          </table:table-cell>
          <table:table-cell table:style-name="ce1"/>
          <table:table-cell table:style-name="ce12" office:value-type="string" calcext:value-type="string">
            <text:p>RANKS</text:p>
          </table:table-cell>
          <table:table-cell table:style-name="ce14" office:value-type="string" calcext:value-type="string">
            <text:p>DMG</text:p>
          </table:table-cell>
          <table:table-cell table:style-name="ce16" office:value-type="string" calcext:value-type="string">
            <text:p>ATK</text:p>
          </table:table-cell>
          <table:table-cell table:style-name="ce1"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ada cort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formula="of:=OFFSET([.$Q$2];[.$C2];0)" office:value-type="string" office:string-value="30 – 60" calcext:value-type="string">
            <text:p>30 – 60</text:p>
          </table:table-cell>
          <table:table-cell table:style-name="ce7" office:value-type="float" office:value="5" calcext:value-type="float">
            <text:p>5</text:p>
          </table:table-cell>
          <table:table-cell table:style-name="ce6" table:formula="of:=OFFSET([.$R$2];[.$C2];0)" office:value-type="string" office:string-value="5 – 20" calcext:value-type="string">
            <text:p>5 – 20</text:p>
          </table:table-cell>
          <table:table-cell table:style-name="ce10" table:formula="of:=OFFSET([.$S$2];[.$C2];0)" office:value-type="float" office:value="30" calcext:value-type="float">
            <text:p>30</text:p>
          </table:table-cell>
          <table:table-cell table:style-name="ce10" table:formula="of:=OFFSET([.$T$2];[.$C2];0)" office:value-type="float" office:value="60" calcext:value-type="float">
            <text:p>60</text:p>
          </table:table-cell>
          <table:table-cell table:style-name="ce10" table:formula="of:=OFFSET([.$U$2];[.$C2];0)" office:value-type="float" office:value="5" calcext:value-type="float">
            <text:p>5</text:p>
          </table:table-cell>
          <table:table-cell table:style-name="ce10" table:formula="of:=OFFSET([.$V$2];[.$C2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0 – 60</text:p>
          </table:table-cell>
          <table:table-cell office:value-type="string" calcext:value-type="string">
            <text:p>5 – 2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ad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formula="of:=OFFSET([.$Q$2];[.$C3];0)" office:value-type="string" office:string-value="30 – 60" calcext:value-type="string">
            <text:p>30 – 60</text:p>
          </table:table-cell>
          <table:table-cell table:style-name="ce7" office:value-type="float" office:value="9" calcext:value-type="float">
            <text:p>9</text:p>
          </table:table-cell>
          <table:table-cell table:style-name="ce6" table:formula="of:=OFFSET([.$R$2];[.$C3];0)" office:value-type="string" office:string-value="5 – 20" calcext:value-type="string">
            <text:p>5 – 20</text:p>
          </table:table-cell>
          <table:table-cell table:style-name="ce10" table:formula="of:=OFFSET([.$S$2];[.$C3];0)" office:value-type="float" office:value="30" calcext:value-type="float">
            <text:p>30</text:p>
          </table:table-cell>
          <table:table-cell table:style-name="ce10" table:formula="of:=OFFSET([.$T$2];[.$C3];0)" office:value-type="float" office:value="60" calcext:value-type="float">
            <text:p>60</text:p>
          </table:table-cell>
          <table:table-cell table:style-name="ce10" table:formula="of:=OFFSET([.$U$2];[.$C3];0)" office:value-type="float" office:value="5" calcext:value-type="float">
            <text:p>5</text:p>
          </table:table-cell>
          <table:table-cell table:style-name="ce10" table:formula="of:=OFFSET([.$V$2];[.$C3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0 – 120</text:p>
          </table:table-cell>
          <table:table-cell office:value-type="string" calcext:value-type="string">
            <text:p>25 – 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pada de hierr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4" calcext:value-type="float">
            <text:p>84</text:p>
          </table:table-cell>
          <table:table-cell table:formula="of:=OFFSET([.$Q$2];[.$C4];0)" office:value-type="string" office:string-value="80 – 120" calcext:value-type="string">
            <text:p>80 – 120</text:p>
          </table:table-cell>
          <table:table-cell table:style-name="ce7" office:value-type="float" office:value="18" calcext:value-type="float">
            <text:p>18</text:p>
          </table:table-cell>
          <table:table-cell table:style-name="ce6" table:formula="of:=OFFSET([.$R$2];[.$C4];0)" office:value-type="string" office:string-value="25 – 40" calcext:value-type="string">
            <text:p>25 – 40</text:p>
          </table:table-cell>
          <table:table-cell table:style-name="ce10" table:formula="of:=OFFSET([.$S$2];[.$C4];0)" office:value-type="float" office:value="80" calcext:value-type="float">
            <text:p>80</text:p>
          </table:table-cell>
          <table:table-cell table:style-name="ce10" table:formula="of:=OFFSET([.$T$2];[.$C4];0)" office:value-type="float" office:value="120" calcext:value-type="float">
            <text:p>120</text:p>
          </table:table-cell>
          <table:table-cell table:style-name="ce10" table:formula="of:=OFFSET([.$U$2];[.$C4];0)" office:value-type="float" office:value="25" calcext:value-type="float">
            <text:p>25</text:p>
          </table:table-cell>
          <table:table-cell table:style-name="ce10" table:formula="of:=OFFSET([.$V$2];[.$C4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50 – 200</text:p>
          </table:table-cell>
          <table:table-cell office:value-type="string" calcext:value-type="string">
            <text:p>45 – 7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spada Pephred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8" calcext:value-type="float">
            <text:p>88</text:p>
          </table:table-cell>
          <table:table-cell table:formula="of:=OFFSET([.$Q$2];[.$C5];0)" office:value-type="string" office:string-value="80 – 120" calcext:value-type="string">
            <text:p>80 – 120</text:p>
          </table:table-cell>
          <table:table-cell table:style-name="ce7" office:value-type="float" office:value="20" calcext:value-type="float">
            <text:p>20</text:p>
          </table:table-cell>
          <table:table-cell table:style-name="ce6" table:formula="of:=OFFSET([.$R$2];[.$C5];0)" office:value-type="string" office:string-value="25 – 40" calcext:value-type="string">
            <text:p>25 – 40</text:p>
          </table:table-cell>
          <table:table-cell table:style-name="ce10" table:formula="of:=OFFSET([.$S$2];[.$C5];0)" office:value-type="float" office:value="80" calcext:value-type="float">
            <text:p>80</text:p>
          </table:table-cell>
          <table:table-cell table:style-name="ce10" table:formula="of:=OFFSET([.$T$2];[.$C5];0)" office:value-type="float" office:value="120" calcext:value-type="float">
            <text:p>120</text:p>
          </table:table-cell>
          <table:table-cell table:style-name="ce10" table:formula="of:=OFFSET([.$U$2];[.$C5];0)" office:value-type="float" office:value="25" calcext:value-type="float">
            <text:p>25</text:p>
          </table:table-cell>
          <table:table-cell table:style-name="ce10" table:formula="of:=OFFSET([.$V$2];[.$C5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40 – 300</text:p>
          </table:table-cell>
          <table:table-cell office:value-type="string" calcext:value-type="string">
            <text:p>65 – 8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spada Manvil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8" calcext:value-type="float">
            <text:p>108</text:p>
          </table:table-cell>
          <table:table-cell table:formula="of:=OFFSET([.$Q$2];[.$C6];0)" office:value-type="string" office:string-value="80 – 120" calcext:value-type="string">
            <text:p>80 – 120</text:p>
          </table:table-cell>
          <table:table-cell table:style-name="ce7" office:value-type="float" office:value="23" calcext:value-type="float">
            <text:p>23</text:p>
          </table:table-cell>
          <table:table-cell table:style-name="ce6" table:formula="of:=OFFSET([.$R$2];[.$C6];0)" office:value-type="string" office:string-value="25 – 40" calcext:value-type="string">
            <text:p>25 – 40</text:p>
          </table:table-cell>
          <table:table-cell table:style-name="ce10" table:formula="of:=OFFSET([.$S$2];[.$C6];0)" office:value-type="float" office:value="80" calcext:value-type="float">
            <text:p>80</text:p>
          </table:table-cell>
          <table:table-cell table:style-name="ce10" table:formula="of:=OFFSET([.$T$2];[.$C6];0)" office:value-type="float" office:value="120" calcext:value-type="float">
            <text:p>120</text:p>
          </table:table-cell>
          <table:table-cell table:style-name="ce10" table:formula="of:=OFFSET([.$U$2];[.$C6];0)" office:value-type="float" office:value="25" calcext:value-type="float">
            <text:p>25</text:p>
          </table:table-cell>
          <table:table-cell table:style-name="ce10" table:formula="of:=OFFSET([.$V$2];[.$C6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2 mano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0 – 420</text:p>
          </table:table-cell>
          <table:table-cell office:value-type="string" calcext:value-type="string">
            <text:p>75 – 90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4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ble de Hierr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 table:formula="of:=OFFSET([.$Q$2];[.$C7];0)" office:value-type="string" office:string-value="80 – 120" calcext:value-type="string">
            <text:p>80 – 120</text:p>
          </table:table-cell>
          <table:table-cell table:style-name="ce7" office:value-type="float" office:value="32" calcext:value-type="float">
            <text:p>32</text:p>
          </table:table-cell>
          <table:table-cell table:style-name="ce6" table:formula="of:=OFFSET([.$R$2];[.$C7];0)" office:value-type="string" office:string-value="25 – 40" calcext:value-type="string">
            <text:p>25 – 40</text:p>
          </table:table-cell>
          <table:table-cell table:style-name="ce10" table:formula="of:=OFFSET([.$S$2];[.$C7];0)" office:value-type="float" office:value="80" calcext:value-type="float">
            <text:p>80</text:p>
          </table:table-cell>
          <table:table-cell table:style-name="ce10" table:formula="of:=OFFSET([.$T$2];[.$C7];0)" office:value-type="float" office:value="120" calcext:value-type="float">
            <text:p>120</text:p>
          </table:table-cell>
          <table:table-cell table:style-name="ce10" table:formula="of:=OFFSET([.$U$2];[.$C7];0)" office:value-type="float" office:value="25" calcext:value-type="float">
            <text:p>25</text:p>
          </table:table-cell>
          <table:table-cell table:style-name="ce10" table:formula="of:=OFFSET([.$V$2];[.$C7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80 – 550</text:p>
          </table:table-cell>
          <table:table-cell office:value-type="string" calcext:value-type="string">
            <text:p>95 – 105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4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ble Seriozh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2" calcext:value-type="float">
            <text:p>132</text:p>
          </table:table-cell>
          <table:table-cell table:formula="of:=OFFSET([.$Q$2];[.$C8];0)" office:value-type="string" office:string-value="80 – 120" calcext:value-type="string">
            <text:p>80 – 120</text:p>
          </table:table-cell>
          <table:table-cell table:style-name="ce7" office:value-type="float" office:value="36" calcext:value-type="float">
            <text:p>36</text:p>
          </table:table-cell>
          <table:table-cell table:style-name="ce6" table:formula="of:=OFFSET([.$R$2];[.$C8];0)" office:value-type="string" office:string-value="25 – 40" calcext:value-type="string">
            <text:p>25 – 40</text:p>
          </table:table-cell>
          <table:table-cell table:style-name="ce10" table:formula="of:=OFFSET([.$S$2];[.$C8];0)" office:value-type="float" office:value="80" calcext:value-type="float">
            <text:p>80</text:p>
          </table:table-cell>
          <table:table-cell table:style-name="ce10" table:formula="of:=OFFSET([.$T$2];[.$C8];0)" office:value-type="float" office:value="120" calcext:value-type="float">
            <text:p>120</text:p>
          </table:table-cell>
          <table:table-cell table:style-name="ce10" table:formula="of:=OFFSET([.$U$2];[.$C8];0)" office:value-type="float" office:value="25" calcext:value-type="float">
            <text:p>25</text:p>
          </table:table-cell>
          <table:table-cell table:style-name="ce10" table:formula="of:=OFFSET([.$V$2];[.$C8];0)" office:value-type="float" office:value="40" calcext:value-type="float">
            <text:p>40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620 – 700</text:p>
          </table:table-cell>
          <table:table-cell office:value-type="string" calcext:value-type="string">
            <text:p>110 ++</text:p>
          </table:table-cell>
          <table:table-cell office:value-type="float" office:value="620" calcext:value-type="float">
            <text:p>620</text:p>
          </table:table-cell>
          <table:table-cell office:value-type="float" office:value="700" calcext:value-type="float">
            <text:p>700</text:p>
          </table:table-cell>
          <table:table-cell office:value-type="float" office:value="110" calcext:value-type="float">
            <text:p>110</text:p>
          </table:table-cell>
          <table:table-cell office:value-type="float" office:value="999" calcext:value-type="float">
            <text:p>999</text:p>
          </table:table-cell>
          <table:table-cell table:number-columns-repeated="4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spada de mitrilo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formula="of:=OFFSET([.$Q$2];[.$C9];0)" office:value-type="string" office:string-value="150 – 200" calcext:value-type="string">
            <text:p>150 – 200</text:p>
          </table:table-cell>
          <table:table-cell table:style-name="ce7" office:value-type="float" office:value="48" calcext:value-type="float">
            <text:p>48</text:p>
          </table:table-cell>
          <table:table-cell table:style-name="ce6" table:formula="of:=OFFSET([.$R$2];[.$C9];0)" office:value-type="string" office:string-value="45 – 70" calcext:value-type="string">
            <text:p>45 – 70</text:p>
          </table:table-cell>
          <table:table-cell table:style-name="ce10" table:formula="of:=OFFSET([.$S$2];[.$C9];0)" office:value-type="float" office:value="150" calcext:value-type="float">
            <text:p>150</text:p>
          </table:table-cell>
          <table:table-cell table:style-name="ce10" table:formula="of:=OFFSET([.$T$2];[.$C9];0)" office:value-type="float" office:value="200" calcext:value-type="float">
            <text:p>200</text:p>
          </table:table-cell>
          <table:table-cell table:style-name="ce10" table:formula="of:=OFFSET([.$U$2];[.$C9];0)" office:value-type="float" office:value="45" calcext:value-type="float">
            <text:p>45</text:p>
          </table:table-cell>
          <table:table-cell table:style-name="ce10" table:formula="of:=OFFSET([.$V$2];[.$C9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pada Viator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0" calcext:value-type="float">
            <text:p>210</text:p>
          </table:table-cell>
          <table:table-cell table:formula="of:=OFFSET([.$Q$2];[.$C10];0)" office:value-type="string" office:string-value="150 – 200" calcext:value-type="string">
            <text:p>150 – 200</text:p>
          </table:table-cell>
          <table:table-cell table:style-name="ce7" office:value-type="float" office:value="53" calcext:value-type="float">
            <text:p>53</text:p>
          </table:table-cell>
          <table:table-cell table:style-name="ce6" table:formula="of:=OFFSET([.$R$2];[.$C10];0)" office:value-type="string" office:string-value="45 – 70" calcext:value-type="string">
            <text:p>45 – 70</text:p>
          </table:table-cell>
          <table:table-cell table:style-name="ce10" table:formula="of:=OFFSET([.$S$2];[.$C10];0)" office:value-type="float" office:value="150" calcext:value-type="float">
            <text:p>150</text:p>
          </table:table-cell>
          <table:table-cell table:style-name="ce10" table:formula="of:=OFFSET([.$T$2];[.$C10];0)" office:value-type="float" office:value="200" calcext:value-type="float">
            <text:p>200</text:p>
          </table:table-cell>
          <table:table-cell table:style-name="ce10" table:formula="of:=OFFSET([.$U$2];[.$C10];0)" office:value-type="float" office:value="45" calcext:value-type="float">
            <text:p>45</text:p>
          </table:table-cell>
          <table:table-cell table:style-name="ce10" table:formula="of:=OFFSET([.$V$2];[.$C10];0)" office:value-type="float" office:value="70" calcext:value-type="float">
            <text:p>7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ilo Runa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70" calcext:value-type="float">
            <text:p>270</text:p>
          </table:table-cell>
          <table:table-cell table:formula="of:=OFFSET([.$Q$2];[.$C11];0)" office:value-type="string" office:string-value="240 – 300" calcext:value-type="string">
            <text:p>240 – 300</text:p>
          </table:table-cell>
          <table:table-cell table:style-name="ce7" office:value-type="float" office:value="62" calcext:value-type="float">
            <text:p>62</text:p>
          </table:table-cell>
          <table:table-cell table:style-name="ce6" table:formula="of:=OFFSET([.$R$2];[.$C11];0)" office:value-type="string" office:string-value="65 – 80" calcext:value-type="string">
            <text:p>65 – 80</text:p>
          </table:table-cell>
          <table:table-cell table:style-name="ce10" table:formula="of:=OFFSET([.$S$2];[.$C11];0)" office:value-type="float" office:value="240" calcext:value-type="float">
            <text:p>240</text:p>
          </table:table-cell>
          <table:table-cell table:style-name="ce10" table:formula="of:=OFFSET([.$T$2];[.$C11];0)" office:value-type="float" office:value="300" calcext:value-type="float">
            <text:p>300</text:p>
          </table:table-cell>
          <table:table-cell table:style-name="ce10" table:formula="of:=OFFSET([.$U$2];[.$C11];0)" office:value-type="float" office:value="65" calcext:value-type="float">
            <text:p>65</text:p>
          </table:table-cell>
          <table:table-cell table:style-name="ce10" table:formula="of:=OFFSET([.$V$2];[.$C11];0)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spada chirriante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92" calcext:value-type="float">
            <text:p>292</text:p>
          </table:table-cell>
          <table:table-cell table:formula="of:=OFFSET([.$Q$2];[.$C12];0)" office:value-type="string" office:string-value="240 – 300" calcext:value-type="string">
            <text:p>240 – 300</text:p>
          </table:table-cell>
          <table:table-cell table:style-name="ce7" office:value-type="float" office:value="72" calcext:value-type="float">
            <text:p>72</text:p>
          </table:table-cell>
          <table:table-cell table:style-name="ce6" table:formula="of:=OFFSET([.$R$2];[.$C12];0)" office:value-type="string" office:string-value="65 – 80" calcext:value-type="string">
            <text:p>65 – 80</text:p>
          </table:table-cell>
          <table:table-cell table:style-name="ce10" table:formula="of:=OFFSET([.$S$2];[.$C12];0)" office:value-type="float" office:value="240" calcext:value-type="float">
            <text:p>240</text:p>
          </table:table-cell>
          <table:table-cell table:style-name="ce10" table:formula="of:=OFFSET([.$T$2];[.$C12];0)" office:value-type="float" office:value="300" calcext:value-type="float">
            <text:p>300</text:p>
          </table:table-cell>
          <table:table-cell table:style-name="ce10" table:formula="of:=OFFSET([.$U$2];[.$C12];0)" office:value-type="float" office:value="65" calcext:value-type="float">
            <text:p>65</text:p>
          </table:table-cell>
          <table:table-cell table:style-name="ce10" table:formula="of:=OFFSET([.$V$2];[.$C12];0)" office:value-type="float" office:value="80" calcext:value-type="float">
            <text:p>8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ilencio</text:p>
          </table:table-cell>
          <table:table-cell table:number-columns-repeated="5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spada de dragón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60" calcext:value-type="float">
            <text:p>360</text:p>
          </table:table-cell>
          <table:table-cell table:formula="of:=OFFSET([.$Q$2];[.$C13];0)" office:value-type="string" office:string-value="350 – 420" calcext:value-type="string">
            <text:p>350 – 420</text:p>
          </table:table-cell>
          <table:table-cell table:style-name="ce7" office:value-type="float" office:value="80" calcext:value-type="float">
            <text:p>80</text:p>
          </table:table-cell>
          <table:table-cell table:style-name="ce6" table:formula="of:=OFFSET([.$R$2];[.$C13];0)" office:value-type="string" office:string-value="75 – 90" calcext:value-type="string">
            <text:p>75 – 90</text:p>
          </table:table-cell>
          <table:table-cell table:style-name="ce10" table:formula="of:=OFFSET([.$S$2];[.$C13];0)" office:value-type="float" office:value="350" calcext:value-type="float">
            <text:p>350</text:p>
          </table:table-cell>
          <table:table-cell table:style-name="ce10" table:formula="of:=OFFSET([.$T$2];[.$C13];0)" office:value-type="float" office:value="420" calcext:value-type="float">
            <text:p>420</text:p>
          </table:table-cell>
          <table:table-cell table:style-name="ce10" table:formula="of:=OFFSET([.$U$2];[.$C13];0)" office:value-type="float" office:value="75" calcext:value-type="float">
            <text:p>75</text:p>
          </table:table-cell>
          <table:table-cell table:style-name="ce10" table:formula="of:=OFFSET([.$V$2];[.$C13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spada Nybras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00" calcext:value-type="float">
            <text:p>400</text:p>
          </table:table-cell>
          <table:table-cell table:formula="of:=OFFSET([.$Q$2];[.$C14];0)" office:value-type="string" office:string-value="350 – 420" calcext:value-type="string">
            <text:p>350 – 420</text:p>
          </table:table-cell>
          <table:table-cell table:style-name="ce7" office:value-type="float" office:value="86" calcext:value-type="float">
            <text:p>86</text:p>
          </table:table-cell>
          <table:table-cell table:style-name="ce6" table:formula="of:=OFFSET([.$R$2];[.$C14];0)" office:value-type="string" office:string-value="75 – 90" calcext:value-type="string">
            <text:p>75 – 90</text:p>
          </table:table-cell>
          <table:table-cell table:style-name="ce10" table:formula="of:=OFFSET([.$S$2];[.$C14];0)" office:value-type="float" office:value="350" calcext:value-type="float">
            <text:p>350</text:p>
          </table:table-cell>
          <table:table-cell table:style-name="ce10" table:formula="of:=OFFSET([.$T$2];[.$C14];0)" office:value-type="float" office:value="420" calcext:value-type="float">
            <text:p>420</text:p>
          </table:table-cell>
          <table:table-cell table:style-name="ce10" table:formula="of:=OFFSET([.$U$2];[.$C14];0)" office:value-type="float" office:value="75" calcext:value-type="float">
            <text:p>75</text:p>
          </table:table-cell>
          <table:table-cell table:style-name="ce10" table:formula="of:=OFFSET([.$V$2];[.$C14];0)" office:value-type="float" office:value="90" calcext:value-type="float">
            <text:p>90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Maldice (-ATK/-VIT)</text:p>
          </table:table-cell>
          <table:table-cell table:number-columns-repeated="5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spada de cristal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80" calcext:value-type="float">
            <text:p>480</text:p>
          </table:table-cell>
          <table:table-cell table:formula="of:=OFFSET([.$Q$2];[.$C15];0)" office:value-type="string" office:string-value="480 – 550" calcext:value-type="string">
            <text:p>480 – 550</text:p>
          </table:table-cell>
          <table:table-cell table:style-name="ce7" office:value-type="float" office:value="99" calcext:value-type="float">
            <text:p>99</text:p>
          </table:table-cell>
          <table:table-cell table:style-name="ce6" table:formula="of:=OFFSET([.$R$2];[.$C15];0)" office:value-type="string" office:string-value="95 – 105" calcext:value-type="string">
            <text:p>95 – 105</text:p>
          </table:table-cell>
          <table:table-cell table:style-name="ce10" table:formula="of:=OFFSET([.$S$2];[.$C15];0)" office:value-type="float" office:value="480" calcext:value-type="float">
            <text:p>480</text:p>
          </table:table-cell>
          <table:table-cell table:style-name="ce10" table:formula="of:=OFFSET([.$T$2];[.$C15];0)" office:value-type="float" office:value="550" calcext:value-type="float">
            <text:p>550</text:p>
          </table:table-cell>
          <table:table-cell table:style-name="ce10" table:formula="of:=OFFSET([.$U$2];[.$C15];0)" office:value-type="float" office:value="95" calcext:value-type="float">
            <text:p>95</text:p>
          </table:table-cell>
          <table:table-cell table:style-name="ce10" table:formula="of:=OFFSET([.$V$2];[.$C15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lor de Lys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20" calcext:value-type="float">
            <text:p>620</text:p>
          </table:table-cell>
          <table:table-cell table:formula="of:=OFFSET([.$Q$2];[.$C16];0)" office:value-type="string" office:string-value="620 – 700" calcext:value-type="string">
            <text:p>620 – 700</text:p>
          </table:table-cell>
          <table:table-cell table:style-name="ce7" office:value-type="float" office:value="101" calcext:value-type="float">
            <text:p>101</text:p>
          </table:table-cell>
          <table:table-cell table:style-name="ce6" table:formula="of:=OFFSET([.$R$2];[.$C16];0)" office:value-type="string" office:string-value="110 ++" calcext:value-type="string">
            <text:p>110 ++</text:p>
          </table:table-cell>
          <table:table-cell table:style-name="ce10" table:formula="of:=OFFSET([.$S$2];[.$C16];0)" office:value-type="float" office:value="620" calcext:value-type="float">
            <text:p>620</text:p>
          </table:table-cell>
          <table:table-cell table:style-name="ce10" table:formula="of:=OFFSET([.$T$2];[.$C16];0)" office:value-type="float" office:value="700" calcext:value-type="float">
            <text:p>700</text:p>
          </table:table-cell>
          <table:table-cell table:style-name="ce10" table:formula="of:=OFFSET([.$U$2];[.$C16];0)" office:value-type="float" office:value="110" calcext:value-type="float">
            <text:p>110</text:p>
          </table:table-cell>
          <table:table-cell table:style-name="ce10" table:formula="of:=OFFSET([.$V$2];[.$C16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año mágico</text:p>
          </table:table-cell>
          <table:table-cell table:number-columns-repeated="5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wilight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60" calcext:value-type="float">
            <text:p>660</text:p>
          </table:table-cell>
          <table:table-cell table:formula="of:=OFFSET([.$Q$2];[.$C17];0)" office:value-type="string" office:string-value="620 – 700" calcext:value-type="string">
            <text:p>620 – 700</text:p>
          </table:table-cell>
          <table:table-cell table:style-name="ce7" office:value-type="float" office:value="105" calcext:value-type="float">
            <text:p>105</text:p>
          </table:table-cell>
          <table:table-cell table:style-name="ce6" table:formula="of:=OFFSET([.$R$2];[.$C17];0)" office:value-type="string" office:string-value="110 ++" calcext:value-type="string">
            <text:p>110 ++</text:p>
          </table:table-cell>
          <table:table-cell table:style-name="ce10" table:formula="of:=OFFSET([.$S$2];[.$C17];0)" office:value-type="float" office:value="620" calcext:value-type="float">
            <text:p>620</text:p>
          </table:table-cell>
          <table:table-cell table:style-name="ce10" table:formula="of:=OFFSET([.$T$2];[.$C17];0)" office:value-type="float" office:value="700" calcext:value-type="float">
            <text:p>700</text:p>
          </table:table-cell>
          <table:table-cell table:style-name="ce10" table:formula="of:=OFFSET([.$U$2];[.$C17];0)" office:value-type="float" office:value="110" calcext:value-type="float">
            <text:p>110</text:p>
          </table:table-cell>
          <table:table-cell table:style-name="ce10" table:formula="of:=OFFSET([.$V$2];[.$C17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Insta-kill</text:p>
          </table:table-cell>
          <table:table-cell office:value-type="string" calcext:value-type="string">
            <text:p>Fu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gis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32" calcext:value-type="float">
            <text:p>532</text:p>
          </table:table-cell>
          <table:table-cell table:formula="of:=OFFSET([.$Q$2];[.$C18];0)" office:value-type="string" office:string-value="480 – 550" calcext:value-type="string">
            <text:p>480 – 550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OFFSET([.$R$2];[.$C18];0)" office:value-type="string" office:string-value="95 – 105" calcext:value-type="string">
            <text:p>95 – 105</text:p>
          </table:table-cell>
          <table:table-cell table:style-name="ce10" table:formula="of:=OFFSET([.$S$2];[.$C18];0)" office:value-type="float" office:value="480" calcext:value-type="float">
            <text:p>480</text:p>
          </table:table-cell>
          <table:table-cell table:style-name="ce10" table:formula="of:=OFFSET([.$T$2];[.$C18];0)" office:value-type="float" office:value="550" calcext:value-type="float">
            <text:p>550</text:p>
          </table:table-cell>
          <table:table-cell table:style-name="ce10" table:formula="of:=OFFSET([.$U$2];[.$C18];0)" office:value-type="float" office:value="95" calcext:value-type="float">
            <text:p>95</text:p>
          </table:table-cell>
          <table:table-cell table:style-name="ce10" table:formula="of:=OFFSET([.$V$2];[.$C18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gn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80" calcext:value-type="float">
            <text:p>680</text:p>
          </table:table-cell>
          <table:table-cell table:formula="of:=OFFSET([.$Q$2];[.$C19];0)" office:value-type="string" office:string-value="620 – 700" calcext:value-type="string">
            <text:p>620 – 700</text:p>
          </table:table-cell>
          <table:table-cell table:style-name="ce7" office:value-type="float" office:value="118" calcext:value-type="float">
            <text:p>118</text:p>
          </table:table-cell>
          <table:table-cell table:style-name="ce6" table:formula="of:=OFFSET([.$R$2];[.$C19];0)" office:value-type="string" office:string-value="110 ++" calcext:value-type="string">
            <text:p>110 ++</text:p>
          </table:table-cell>
          <table:table-cell table:style-name="ce10" table:formula="of:=OFFSET([.$S$2];[.$C19];0)" office:value-type="float" office:value="620" calcext:value-type="float">
            <text:p>620</text:p>
          </table:table-cell>
          <table:table-cell table:style-name="ce10" table:formula="of:=OFFSET([.$T$2];[.$C19];0)" office:value-type="float" office:value="700" calcext:value-type="float">
            <text:p>700</text:p>
          </table:table-cell>
          <table:table-cell table:style-name="ce10" table:formula="of:=OFFSET([.$U$2];[.$C19];0)" office:value-type="float" office:value="110" calcext:value-type="float">
            <text:p>110</text:p>
          </table:table-cell>
          <table:table-cell table:style-name="ce10" table:formula="of:=OFFSET([.$V$2];[.$C19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spada Rasper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00" calcext:value-type="float">
            <text:p>700</text:p>
          </table:table-cell>
          <table:table-cell table:formula="of:=OFFSET([.$Q$2];[.$C20];0)" office:value-type="string" office:string-value="620 – 700" calcext:value-type="string">
            <text:p>620 – 700</text:p>
          </table:table-cell>
          <table:table-cell table:style-name="ce7" office:value-type="float" office:value="98" calcext:value-type="float">
            <text:p>98</text:p>
          </table:table-cell>
          <table:table-cell table:style-name="ce6" table:formula="of:=OFFSET([.$R$2];[.$C20];0)" office:value-type="string" office:string-value="110 ++" calcext:value-type="string">
            <text:p>110 ++</text:p>
          </table:table-cell>
          <table:table-cell table:style-name="ce10" table:formula="of:=OFFSET([.$S$2];[.$C20];0)" office:value-type="float" office:value="620" calcext:value-type="float">
            <text:p>620</text:p>
          </table:table-cell>
          <table:table-cell table:style-name="ce10" table:formula="of:=OFFSET([.$T$2];[.$C20];0)" office:value-type="float" office:value="700" calcext:value-type="float">
            <text:p>700</text:p>
          </table:table-cell>
          <table:table-cell table:style-name="ce10" table:formula="of:=OFFSET([.$U$2];[.$C20];0)" office:value-type="float" office:value="110" calcext:value-type="float">
            <text:p>110</text:p>
          </table:table-cell>
          <table:table-cell table:style-name="ce10" table:formula="of:=OFFSET([.$V$2];[.$C20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rena vida</text:p>
          </table:table-cell>
          <table:table-cell office:value-type="string" calcext:value-type="string">
            <text:p>Tr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izona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formula="of:=OFFSET([.$Q$2];[.$C21];0)" office:value-type="string" office:string-value="620 – 700" calcext:value-type="string">
            <text:p>620 – 700</text:p>
          </table:table-cell>
          <table:table-cell table:style-name="ce7" office:value-type="float" office:value="140" calcext:value-type="float">
            <text:p>140</text:p>
          </table:table-cell>
          <table:table-cell table:style-name="ce6" table:formula="of:=OFFSET([.$R$2];[.$C21];0)" office:value-type="string" office:string-value="110 ++" calcext:value-type="string">
            <text:p>110 ++</text:p>
          </table:table-cell>
          <table:table-cell table:style-name="ce10" table:formula="of:=OFFSET([.$S$2];[.$C21];0)" office:value-type="float" office:value="620" calcext:value-type="float">
            <text:p>620</text:p>
          </table:table-cell>
          <table:table-cell table:style-name="ce10" table:formula="of:=OFFSET([.$T$2];[.$C21];0)" office:value-type="float" office:value="700" calcext:value-type="float">
            <text:p>700</text:p>
          </table:table-cell>
          <table:table-cell table:style-name="ce10" table:formula="of:=OFFSET([.$U$2];[.$C21];0)" office:value-type="float" office:value="110" calcext:value-type="float">
            <text:p>110</text:p>
          </table:table-cell>
          <table:table-cell table:style-name="ce10" table:formula="of:=OFFSET([.$V$2];[.$C21];0)" office:value-type="float" office:value="999" calcext:value-type="float">
            <text:p>999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lada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formula="of:=OFFSET([.$Q$2];[.$C22];0)" office:value-type="string" office:string-value="620 – 700" calcext:value-type="string">
            <text:p>620 – 700</text:p>
          </table:table-cell>
          <table:table-cell table:style-name="ce7" office:value-type="float" office:value="90" calcext:value-type="float">
            <text:p>90</text:p>
          </table:table-cell>
          <table:table-cell table:style-name="ce6" table:formula="of:=OFFSET([.$R$2];[.$C22];0)" office:value-type="string" office:string-value="110 ++" calcext:value-type="string">
            <text:p>110 ++</text:p>
          </table:table-cell>
          <table:table-cell table:style-name="ce10" table:formula="of:=OFFSET([.$S$2];[.$C22];0)" office:value-type="float" office:value="620" calcext:value-type="float">
            <text:p>620</text:p>
          </table:table-cell>
          <table:table-cell table:style-name="ce10" table:formula="of:=OFFSET([.$T$2];[.$C22];0)" office:value-type="float" office:value="700" calcext:value-type="float">
            <text:p>700</text:p>
          </table:table-cell>
          <table:table-cell table:style-name="ce10" table:formula="of:=OFFSET([.$U$2];[.$C22];0)" office:value-type="float" office:value="110" calcext:value-type="float">
            <text:p>110</text:p>
          </table:table-cell>
          <table:table-cell table:style-name="ce10" table:formula="of:=OFFSET([.$V$2];[.$C22];0)" office:value-type="float" office:value="999" calcext:value-type="float">
            <text:p>99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table:formula="of:=OFFSET([.$Q$2];[.$C23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23];0)" office:value-type="string" office:string-value="5 – 20" calcext:value-type="string">
            <text:p>5 – 20</text:p>
          </table:table-cell>
          <table:table-cell table:style-name="ce10" table:formula="of:=OFFSET([.$S$2];[.$C23];0)" office:value-type="float" office:value="30" calcext:value-type="float">
            <text:p>30</text:p>
          </table:table-cell>
          <table:table-cell table:style-name="ce10" table:formula="of:=OFFSET([.$T$2];[.$C23];0)" office:value-type="float" office:value="60" calcext:value-type="float">
            <text:p>60</text:p>
          </table:table-cell>
          <table:table-cell table:style-name="ce10" table:formula="of:=OFFSET([.$U$2];[.$C23];0)" office:value-type="float" office:value="5" calcext:value-type="float">
            <text:p>5</text:p>
          </table:table-cell>
          <table:table-cell table:style-name="ce10" table:formula="of:=OFFSET([.$V$2];[.$C23];0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Lu</text:p>
          </table:table-cell>
          <table:table-cell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formula="of:=OFFSET([.$Q$2];[.$C24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24];0)" office:value-type="string" office:string-value="5 – 20" calcext:value-type="string">
            <text:p>5 – 20</text:p>
          </table:table-cell>
          <table:table-cell table:style-name="ce10" table:formula="of:=OFFSET([.$S$2];[.$C24];0)" office:value-type="float" office:value="30" calcext:value-type="float">
            <text:p>30</text:p>
          </table:table-cell>
          <table:table-cell table:style-name="ce10" table:formula="of:=OFFSET([.$T$2];[.$C24];0)" office:value-type="float" office:value="60" calcext:value-type="float">
            <text:p>60</text:p>
          </table:table-cell>
          <table:table-cell table:style-name="ce10" table:formula="of:=OFFSET([.$U$2];[.$C24];0)" office:value-type="float" office:value="5" calcext:value-type="float">
            <text:p>5</text:p>
          </table:table-cell>
          <table:table-cell table:style-name="ce10" table:formula="of:=OFFSET([.$V$2];[.$C24];0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4"/>
          <table:table-cell table:formula="of:=OFFSET([.$Q$2];[.$C25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25];0)" office:value-type="string" office:string-value="5 – 20" calcext:value-type="string">
            <text:p>5 – 20</text:p>
          </table:table-cell>
          <table:table-cell table:style-name="ce10" table:formula="of:=OFFSET([.$S$2];[.$C25];0)" office:value-type="float" office:value="30" calcext:value-type="float">
            <text:p>30</text:p>
          </table:table-cell>
          <table:table-cell table:style-name="ce10" table:formula="of:=OFFSET([.$T$2];[.$C25];0)" office:value-type="float" office:value="60" calcext:value-type="float">
            <text:p>60</text:p>
          </table:table-cell>
          <table:table-cell table:style-name="ce10" table:formula="of:=OFFSET([.$U$2];[.$C25];0)" office:value-type="float" office:value="5" calcext:value-type="float">
            <text:p>5</text:p>
          </table:table-cell>
          <table:table-cell table:style-name="ce10" table:formula="of:=OFFSET([.$V$2];[.$C25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Katan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0" calcext:value-type="float">
            <text:p>80</text:p>
          </table:table-cell>
          <table:table-cell table:formula="of:=OFFSET([.$Q$2];[.$C26];0)" office:value-type="string" office:string-value="80 – 120" calcext:value-type="string">
            <text:p>80 – 120</text:p>
          </table:table-cell>
          <table:table-cell table:style-name="ce7" office:value-type="float" office:value="22" calcext:value-type="float">
            <text:p>22</text:p>
          </table:table-cell>
          <table:table-cell table:style-name="ce6" table:formula="of:=OFFSET([.$R$2];[.$C26];0)" office:value-type="string" office:string-value="25 – 40" calcext:value-type="string">
            <text:p>25 – 40</text:p>
          </table:table-cell>
          <table:table-cell table:style-name="ce10" table:formula="of:=OFFSET([.$S$2];[.$C26];0)" office:value-type="float" office:value="80" calcext:value-type="float">
            <text:p>80</text:p>
          </table:table-cell>
          <table:table-cell table:style-name="ce10" table:formula="of:=OFFSET([.$T$2];[.$C26];0)" office:value-type="float" office:value="120" calcext:value-type="float">
            <text:p>120</text:p>
          </table:table-cell>
          <table:table-cell table:style-name="ce10" table:formula="of:=OFFSET([.$U$2];[.$C26];0)" office:value-type="float" office:value="25" calcext:value-type="float">
            <text:p>25</text:p>
          </table:table-cell>
          <table:table-cell table:style-name="ce10" table:formula="of:=OFFSET([.$V$2];[.$C26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oja de hierr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8" calcext:value-type="float">
            <text:p>108</text:p>
          </table:table-cell>
          <table:table-cell table:formula="of:=OFFSET([.$Q$2];[.$C27];0)" office:value-type="string" office:string-value="80 – 120" calcext:value-type="string">
            <text:p>80 – 120</text:p>
          </table:table-cell>
          <table:table-cell table:style-name="ce7" office:value-type="float" office:value="32" calcext:value-type="float">
            <text:p>32</text:p>
          </table:table-cell>
          <table:table-cell table:style-name="ce6" table:formula="of:=OFFSET([.$R$2];[.$C27];0)" office:value-type="string" office:string-value="25 – 40" calcext:value-type="string">
            <text:p>25 – 40</text:p>
          </table:table-cell>
          <table:table-cell table:style-name="ce10" table:formula="of:=OFFSET([.$S$2];[.$C27];0)" office:value-type="float" office:value="80" calcext:value-type="float">
            <text:p>80</text:p>
          </table:table-cell>
          <table:table-cell table:style-name="ce10" table:formula="of:=OFFSET([.$T$2];[.$C27];0)" office:value-type="float" office:value="120" calcext:value-type="float">
            <text:p>120</text:p>
          </table:table-cell>
          <table:table-cell table:style-name="ce10" table:formula="of:=OFFSET([.$U$2];[.$C27];0)" office:value-type="float" office:value="25" calcext:value-type="float">
            <text:p>25</text:p>
          </table:table-cell>
          <table:table-cell table:style-name="ce10" table:formula="of:=OFFSET([.$V$2];[.$C27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lmillo roj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formula="of:=OFFSET([.$Q$2];[.$C28];0)" office:value-type="string" office:string-value="80 – 120" calcext:value-type="string">
            <text:p>80 – 120</text:p>
          </table:table-cell>
          <table:table-cell table:style-name="ce7" office:value-type="float" office:value="40" calcext:value-type="float">
            <text:p>40</text:p>
          </table:table-cell>
          <table:table-cell table:style-name="ce6" table:formula="of:=OFFSET([.$R$2];[.$C28];0)" office:value-type="string" office:string-value="25 – 40" calcext:value-type="string">
            <text:p>25 – 40</text:p>
          </table:table-cell>
          <table:table-cell table:style-name="ce10" table:formula="of:=OFFSET([.$S$2];[.$C28];0)" office:value-type="float" office:value="80" calcext:value-type="float">
            <text:p>80</text:p>
          </table:table-cell>
          <table:table-cell table:style-name="ce10" table:formula="of:=OFFSET([.$T$2];[.$C28];0)" office:value-type="float" office:value="120" calcext:value-type="float">
            <text:p>120</text:p>
          </table:table-cell>
          <table:table-cell table:style-name="ce10" table:formula="of:=OFFSET([.$U$2];[.$C28];0)" office:value-type="float" office:value="25" calcext:value-type="float">
            <text:p>25</text:p>
          </table:table-cell>
          <table:table-cell table:style-name="ce10" table:formula="of:=OFFSET([.$V$2];[.$C28];0)" office:value-type="float" office:value="40" calcext:value-type="float">
            <text:p>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urasam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4" calcext:value-type="float">
            <text:p>164</text:p>
          </table:table-cell>
          <table:table-cell table:formula="of:=OFFSET([.$Q$2];[.$C29];0)" office:value-type="string" office:string-value="150 – 200" calcext:value-type="string">
            <text:p>150 – 200</text:p>
          </table:table-cell>
          <table:table-cell table:style-name="ce7" office:value-type="float" office:value="49" calcext:value-type="float">
            <text:p>49</text:p>
          </table:table-cell>
          <table:table-cell table:style-name="ce6" table:formula="of:=OFFSET([.$R$2];[.$C29];0)" office:value-type="string" office:string-value="45 – 70" calcext:value-type="string">
            <text:p>45 – 70</text:p>
          </table:table-cell>
          <table:table-cell table:style-name="ce10" table:formula="of:=OFFSET([.$S$2];[.$C29];0)" office:value-type="float" office:value="150" calcext:value-type="float">
            <text:p>150</text:p>
          </table:table-cell>
          <table:table-cell table:style-name="ce10" table:formula="of:=OFFSET([.$T$2];[.$C29];0)" office:value-type="float" office:value="200" calcext:value-type="float">
            <text:p>200</text:p>
          </table:table-cell>
          <table:table-cell table:style-name="ce10" table:formula="of:=OFFSET([.$U$2];[.$C29];0)" office:value-type="float" office:value="45" calcext:value-type="float">
            <text:p>45</text:p>
          </table:table-cell>
          <table:table-cell table:style-name="ce10" table:formula="of:=OFFSET([.$V$2];[.$C29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Yasha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60" calcext:value-type="float">
            <text:p>260</text:p>
          </table:table-cell>
          <table:table-cell table:formula="of:=OFFSET([.$Q$2];[.$C30];0)" office:value-type="string" office:string-value="240 – 300" calcext:value-type="string">
            <text:p>240 – 300</text:p>
          </table:table-cell>
          <table:table-cell table:style-name="ce7" office:value-type="float" office:value="60" calcext:value-type="float">
            <text:p>60</text:p>
          </table:table-cell>
          <table:table-cell table:style-name="ce6" table:formula="of:=OFFSET([.$R$2];[.$C30];0)" office:value-type="string" office:string-value="65 – 80" calcext:value-type="string">
            <text:p>65 – 80</text:p>
          </table:table-cell>
          <table:table-cell table:style-name="ce10" table:formula="of:=OFFSET([.$S$2];[.$C30];0)" office:value-type="float" office:value="240" calcext:value-type="float">
            <text:p>240</text:p>
          </table:table-cell>
          <table:table-cell table:style-name="ce10" table:formula="of:=OFFSET([.$T$2];[.$C30];0)" office:value-type="float" office:value="300" calcext:value-type="float">
            <text:p>300</text:p>
          </table:table-cell>
          <table:table-cell table:style-name="ce10" table:formula="of:=OFFSET([.$U$2];[.$C30];0)" office:value-type="float" office:value="65" calcext:value-type="float">
            <text:p>65</text:p>
          </table:table-cell>
          <table:table-cell table:style-name="ce10" table:formula="of:=OFFSET([.$V$2];[.$C30];0)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fusión</text:p>
          </table:table-cell>
          <table:table-cell table:number-columns-repeated="5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sura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formula="of:=OFFSET([.$Q$2];[.$C31];0)" office:value-type="string" office:string-value="240 – 300" calcext:value-type="string">
            <text:p>240 – 300</text:p>
          </table:table-cell>
          <table:table-cell table:style-name="ce7" office:value-type="float" office:value="76" calcext:value-type="float">
            <text:p>76</text:p>
          </table:table-cell>
          <table:table-cell table:style-name="ce6" table:formula="of:=OFFSET([.$R$2];[.$C31];0)" office:value-type="string" office:string-value="65 – 80" calcext:value-type="string">
            <text:p>65 – 80</text:p>
          </table:table-cell>
          <table:table-cell table:style-name="ce10" table:formula="of:=OFFSET([.$S$2];[.$C31];0)" office:value-type="float" office:value="240" calcext:value-type="float">
            <text:p>240</text:p>
          </table:table-cell>
          <table:table-cell table:style-name="ce10" table:formula="of:=OFFSET([.$T$2];[.$C31];0)" office:value-type="float" office:value="300" calcext:value-type="float">
            <text:p>300</text:p>
          </table:table-cell>
          <table:table-cell table:style-name="ce10" table:formula="of:=OFFSET([.$U$2];[.$C31];0)" office:value-type="float" office:value="65" calcext:value-type="float">
            <text:p>65</text:p>
          </table:table-cell>
          <table:table-cell table:style-name="ce10" table:formula="of:=OFFSET([.$V$2];[.$C31];0)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Reduce magia</text:p>
          </table:table-cell>
          <table:table-cell table:number-columns-repeated="5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oja plata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70" calcext:value-type="float">
            <text:p>370</text:p>
          </table:table-cell>
          <table:table-cell table:formula="of:=OFFSET([.$Q$2];[.$C32];0)" office:value-type="string" office:string-value="350 – 420" calcext:value-type="string">
            <text:p>350 – 420</text:p>
          </table:table-cell>
          <table:table-cell table:style-name="ce7" office:value-type="float" office:value="85" calcext:value-type="float">
            <text:p>85</text:p>
          </table:table-cell>
          <table:table-cell table:style-name="ce6" table:formula="of:=OFFSET([.$R$2];[.$C32];0)" office:value-type="string" office:string-value="75 – 90" calcext:value-type="string">
            <text:p>75 – 90</text:p>
          </table:table-cell>
          <table:table-cell table:style-name="ce10" table:formula="of:=OFFSET([.$S$2];[.$C32];0)" office:value-type="float" office:value="350" calcext:value-type="float">
            <text:p>350</text:p>
          </table:table-cell>
          <table:table-cell table:style-name="ce10" table:formula="of:=OFFSET([.$T$2];[.$C32];0)" office:value-type="float" office:value="420" calcext:value-type="float">
            <text:p>420</text:p>
          </table:table-cell>
          <table:table-cell table:style-name="ce10" table:formula="of:=OFFSET([.$U$2];[.$C32];0)" office:value-type="float" office:value="75" calcext:value-type="float">
            <text:p>75</text:p>
          </table:table-cell>
          <table:table-cell table:style-name="ce10" table:formula="of:=OFFSET([.$V$2];[.$C32];0)" office:value-type="float" office:value="90" calcext:value-type="float">
            <text:p>90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olmillo de sombra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60" calcext:value-type="float">
            <text:p>360</text:p>
          </table:table-cell>
          <table:table-cell table:formula="of:=OFFSET([.$Q$2];[.$C33];0)" office:value-type="string" office:string-value="350 – 420" calcext:value-type="string">
            <text:p>350 – 420</text:p>
          </table:table-cell>
          <table:table-cell table:style-name="ce7" office:value-type="float" office:value="101" calcext:value-type="float">
            <text:p>101</text:p>
          </table:table-cell>
          <table:table-cell table:style-name="ce6" table:formula="of:=OFFSET([.$R$2];[.$C33];0)" office:value-type="string" office:string-value="75 – 90" calcext:value-type="string">
            <text:p>75 – 90</text:p>
          </table:table-cell>
          <table:table-cell table:style-name="ce10" table:formula="of:=OFFSET([.$S$2];[.$C33];0)" office:value-type="float" office:value="350" calcext:value-type="float">
            <text:p>350</text:p>
          </table:table-cell>
          <table:table-cell table:style-name="ce10" table:formula="of:=OFFSET([.$T$2];[.$C33];0)" office:value-type="float" office:value="420" calcext:value-type="float">
            <text:p>420</text:p>
          </table:table-cell>
          <table:table-cell table:style-name="ce10" table:formula="of:=OFFSET([.$U$2];[.$C33];0)" office:value-type="float" office:value="75" calcext:value-type="float">
            <text:p>75</text:p>
          </table:table-cell>
          <table:table-cell table:style-name="ce10" table:formula="of:=OFFSET([.$V$2];[.$C33];0)" office:value-type="float" office:value="90" calcext:value-type="float">
            <text:p>90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olmillo marino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10" calcext:value-type="float">
            <text:p>410</text:p>
          </table:table-cell>
          <table:table-cell table:formula="of:=OFFSET([.$Q$2];[.$C34];0)" office:value-type="string" office:string-value="350 – 420" calcext:value-type="string">
            <text:p>350 – 420</text:p>
          </table:table-cell>
          <table:table-cell table:style-name="ce7" office:value-type="float" office:value="112" calcext:value-type="float">
            <text:p>112</text:p>
          </table:table-cell>
          <table:table-cell table:style-name="ce6" table:formula="of:=OFFSET([.$R$2];[.$C34];0)" office:value-type="string" office:string-value="75 – 90" calcext:value-type="string">
            <text:p>75 – 90</text:p>
          </table:table-cell>
          <table:table-cell table:style-name="ce10" table:formula="of:=OFFSET([.$S$2];[.$C34];0)" office:value-type="float" office:value="350" calcext:value-type="float">
            <text:p>350</text:p>
          </table:table-cell>
          <table:table-cell table:style-name="ce10" table:formula="of:=OFFSET([.$T$2];[.$C34];0)" office:value-type="float" office:value="420" calcext:value-type="float">
            <text:p>420</text:p>
          </table:table-cell>
          <table:table-cell table:style-name="ce10" table:formula="of:=OFFSET([.$U$2];[.$C34];0)" office:value-type="float" office:value="75" calcext:value-type="float">
            <text:p>75</text:p>
          </table:table-cell>
          <table:table-cell table:style-name="ce10" table:formula="of:=OFFSET([.$V$2];[.$C34];0)" office:value-type="float" office:value="90" calcext:value-type="float">
            <text:p>90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olmillo trueno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20" calcext:value-type="float">
            <text:p>420</text:p>
          </table:table-cell>
          <table:table-cell table:formula="of:=OFFSET([.$Q$2];[.$C35];0)" office:value-type="string" office:string-value="350 – 420" calcext:value-type="string">
            <text:p>350 – 420</text:p>
          </table:table-cell>
          <table:table-cell table:style-name="ce7" office:value-type="float" office:value="115" calcext:value-type="float">
            <text:p>115</text:p>
          </table:table-cell>
          <table:table-cell table:style-name="ce6" table:formula="of:=OFFSET([.$R$2];[.$C35];0)" office:value-type="string" office:string-value="75 – 90" calcext:value-type="string">
            <text:p>75 – 90</text:p>
          </table:table-cell>
          <table:table-cell table:style-name="ce10" table:formula="of:=OFFSET([.$S$2];[.$C35];0)" office:value-type="float" office:value="350" calcext:value-type="float">
            <text:p>350</text:p>
          </table:table-cell>
          <table:table-cell table:style-name="ce10" table:formula="of:=OFFSET([.$T$2];[.$C35];0)" office:value-type="float" office:value="420" calcext:value-type="float">
            <text:p>420</text:p>
          </table:table-cell>
          <table:table-cell table:style-name="ce10" table:formula="of:=OFFSET([.$U$2];[.$C35];0)" office:value-type="float" office:value="75" calcext:value-type="float">
            <text:p>75</text:p>
          </table:table-cell>
          <table:table-cell table:style-name="ce10" table:formula="of:=OFFSET([.$V$2];[.$C35];0)" office:value-type="float" office:value="90" calcext:value-type="float">
            <text:p>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oja vampíric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00" calcext:value-type="float">
            <text:p>400</text:p>
          </table:table-cell>
          <table:table-cell table:formula="of:=OFFSET([.$Q$2];[.$C36];0)" office:value-type="string" office:string-value="480 – 550" calcext:value-type="string">
            <text:p>480 – 550</text:p>
          </table:table-cell>
          <table:table-cell table:style-name="ce7" office:value-type="float" office:value="72" calcext:value-type="float">
            <text:p>72</text:p>
          </table:table-cell>
          <table:table-cell table:style-name="ce6" table:formula="of:=OFFSET([.$R$2];[.$C36];0)" office:value-type="string" office:string-value="95 – 105" calcext:value-type="string">
            <text:p>95 – 105</text:p>
          </table:table-cell>
          <table:table-cell table:style-name="ce10" table:formula="of:=OFFSET([.$S$2];[.$C36];0)" office:value-type="float" office:value="480" calcext:value-type="float">
            <text:p>480</text:p>
          </table:table-cell>
          <table:table-cell table:style-name="ce10" table:formula="of:=OFFSET([.$T$2];[.$C36];0)" office:value-type="float" office:value="550" calcext:value-type="float">
            <text:p>550</text:p>
          </table:table-cell>
          <table:table-cell table:style-name="ce10" table:formula="of:=OFFSET([.$U$2];[.$C36];0)" office:value-type="float" office:value="95" calcext:value-type="float">
            <text:p>95</text:p>
          </table:table-cell>
          <table:table-cell table:style-name="ce10" table:formula="of:=OFFSET([.$V$2];[.$C36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rena vida</text:p>
          </table:table-cell>
          <table:table-cell table:number-columns-repeated="5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oja mud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10" calcext:value-type="float">
            <text:p>510</text:p>
          </table:table-cell>
          <table:table-cell table:formula="of:=OFFSET([.$Q$2];[.$C37];0)" office:value-type="string" office:string-value="480 – 550" calcext:value-type="string">
            <text:p>480 – 550</text:p>
          </table:table-cell>
          <table:table-cell table:style-name="ce7" office:value-type="float" office:value="128" calcext:value-type="float">
            <text:p>128</text:p>
          </table:table-cell>
          <table:table-cell table:style-name="ce6" table:formula="of:=OFFSET([.$R$2];[.$C37];0)" office:value-type="string" office:string-value="95 – 105" calcext:value-type="string">
            <text:p>95 – 105</text:p>
          </table:table-cell>
          <table:table-cell table:style-name="ce10" table:formula="of:=OFFSET([.$S$2];[.$C37];0)" office:value-type="float" office:value="480" calcext:value-type="float">
            <text:p>480</text:p>
          </table:table-cell>
          <table:table-cell table:style-name="ce10" table:formula="of:=OFFSET([.$T$2];[.$C37];0)" office:value-type="float" office:value="550" calcext:value-type="float">
            <text:p>550</text:p>
          </table:table-cell>
          <table:table-cell table:style-name="ce10" table:formula="of:=OFFSET([.$U$2];[.$C37];0)" office:value-type="float" office:value="95" calcext:value-type="float">
            <text:p>95</text:p>
          </table:table-cell>
          <table:table-cell table:style-name="ce10" table:formula="of:=OFFSET([.$V$2];[.$C37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ilencio</text:p>
          </table:table-cell>
          <table:table-cell table:number-columns-repeated="5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oja Oscur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60" calcext:value-type="float">
            <text:p>560</text:p>
          </table:table-cell>
          <table:table-cell table:formula="of:=OFFSET([.$Q$2];[.$C38];0)" office:value-type="string" office:string-value="480 – 550" calcext:value-type="string">
            <text:p>480 – 550</text:p>
          </table:table-cell>
          <table:table-cell table:style-name="ce7" office:value-type="float" office:value="132" calcext:value-type="float">
            <text:p>132</text:p>
          </table:table-cell>
          <table:table-cell table:style-name="ce6" table:formula="of:=OFFSET([.$R$2];[.$C38];0)" office:value-type="string" office:string-value="95 – 105" calcext:value-type="string">
            <text:p>95 – 105</text:p>
          </table:table-cell>
          <table:table-cell table:style-name="ce10" table:formula="of:=OFFSET([.$S$2];[.$C38];0)" office:value-type="float" office:value="480" calcext:value-type="float">
            <text:p>480</text:p>
          </table:table-cell>
          <table:table-cell table:style-name="ce10" table:formula="of:=OFFSET([.$T$2];[.$C38];0)" office:value-type="float" office:value="550" calcext:value-type="float">
            <text:p>550</text:p>
          </table:table-cell>
          <table:table-cell table:style-name="ce10" table:formula="of:=OFFSET([.$U$2];[.$C38];0)" office:value-type="float" office:value="95" calcext:value-type="float">
            <text:p>95</text:p>
          </table:table-cell>
          <table:table-cell table:style-name="ce10" table:formula="of:=OFFSET([.$V$2];[.$C38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oja Arcoiris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80" calcext:value-type="float">
            <text:p>680</text:p>
          </table:table-cell>
          <table:table-cell table:formula="of:=OFFSET([.$Q$2];[.$C39];0)" office:value-type="string" office:string-value="620 – 700" calcext:value-type="string">
            <text:p>620 – 700</text:p>
          </table:table-cell>
          <table:table-cell table:style-name="ce7" office:value-type="float" office:value="130" calcext:value-type="float">
            <text:p>130</text:p>
          </table:table-cell>
          <table:table-cell table:style-name="ce6" table:formula="of:=OFFSET([.$R$2];[.$C39];0)" office:value-type="string" office:string-value="110 ++" calcext:value-type="string">
            <text:p>110 ++</text:p>
          </table:table-cell>
          <table:table-cell table:style-name="ce10" table:formula="of:=OFFSET([.$S$2];[.$C39];0)" office:value-type="float" office:value="620" calcext:value-type="float">
            <text:p>620</text:p>
          </table:table-cell>
          <table:table-cell table:style-name="ce10" table:formula="of:=OFFSET([.$T$2];[.$C39];0)" office:value-type="float" office:value="700" calcext:value-type="float">
            <text:p>700</text:p>
          </table:table-cell>
          <table:table-cell table:style-name="ce10" table:formula="of:=OFFSET([.$U$2];[.$C39];0)" office:value-type="float" office:value="110" calcext:value-type="float">
            <text:p>110</text:p>
          </table:table-cell>
          <table:table-cell table:style-name="ce10" table:formula="of:=OFFSET([.$V$2];[.$C39];0)" office:value-type="float" office:value="999" calcext:value-type="float">
            <text:p>999</text:p>
          </table:table-cell>
          <table:table-cell office:value-type="string" calcext:value-type="string">
            <text:p>FuHiT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?</text:p>
          </table:table-cell>
          <table:table-cell table:number-columns-repeated="50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4"/>
          <table:table-cell table:formula="of:=OFFSET([.$Q$2];[.$C40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40];0)" office:value-type="string" office:string-value="5 – 20" calcext:value-type="string">
            <text:p>5 – 20</text:p>
          </table:table-cell>
          <table:table-cell table:style-name="ce10" table:formula="of:=OFFSET([.$S$2];[.$C40];0)" office:value-type="float" office:value="30" calcext:value-type="float">
            <text:p>30</text:p>
          </table:table-cell>
          <table:table-cell table:style-name="ce10" table:formula="of:=OFFSET([.$T$2];[.$C40];0)" office:value-type="float" office:value="60" calcext:value-type="float">
            <text:p>60</text:p>
          </table:table-cell>
          <table:table-cell table:style-name="ce10" table:formula="of:=OFFSET([.$U$2];[.$C40];0)" office:value-type="float" office:value="5" calcext:value-type="float">
            <text:p>5</text:p>
          </table:table-cell>
          <table:table-cell table:style-name="ce10" table:formula="of:=OFFSET([.$V$2];[.$C40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ag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formula="of:=OFFSET([.$Q$2];[.$C41];0)" office:value-type="string" office:string-value="30 – 60" calcext:value-type="string">
            <text:p>30 – 60</text:p>
          </table:table-cell>
          <table:table-cell table:style-name="ce7" office:value-type="float" office:value="12" calcext:value-type="float">
            <text:p>12</text:p>
          </table:table-cell>
          <table:table-cell table:style-name="ce6" table:formula="of:=OFFSET([.$R$2];[.$C41];0)" office:value-type="string" office:string-value="5 – 20" calcext:value-type="string">
            <text:p>5 – 20</text:p>
          </table:table-cell>
          <table:table-cell table:style-name="ce10" table:formula="of:=OFFSET([.$S$2];[.$C41];0)" office:value-type="float" office:value="30" calcext:value-type="float">
            <text:p>30</text:p>
          </table:table-cell>
          <table:table-cell table:style-name="ce10" table:formula="of:=OFFSET([.$T$2];[.$C41];0)" office:value-type="float" office:value="60" calcext:value-type="float">
            <text:p>60</text:p>
          </table:table-cell>
          <table:table-cell table:style-name="ce10" table:formula="of:=OFFSET([.$U$2];[.$C41];0)" office:value-type="float" office:value="5" calcext:value-type="float">
            <text:p>5</text:p>
          </table:table-cell>
          <table:table-cell table:style-name="ce10" table:formula="of:=OFFSET([.$V$2];[.$C41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in Gauche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formula="of:=OFFSET([.$Q$2];[.$C42];0)" office:value-type="string" office:string-value="80 – 120" calcext:value-type="string">
            <text:p>80 – 120</text:p>
          </table:table-cell>
          <table:table-cell table:style-name="ce7" office:value-type="float" office:value="26" calcext:value-type="float">
            <text:p>26</text:p>
          </table:table-cell>
          <table:table-cell table:style-name="ce6" table:formula="of:=OFFSET([.$R$2];[.$C42];0)" office:value-type="string" office:string-value="25 – 40" calcext:value-type="string">
            <text:p>25 – 40</text:p>
          </table:table-cell>
          <table:table-cell table:style-name="ce10" table:formula="of:=OFFSET([.$S$2];[.$C42];0)" office:value-type="float" office:value="80" calcext:value-type="float">
            <text:p>80</text:p>
          </table:table-cell>
          <table:table-cell table:style-name="ce10" table:formula="of:=OFFSET([.$T$2];[.$C42];0)" office:value-type="float" office:value="120" calcext:value-type="float">
            <text:p>120</text:p>
          </table:table-cell>
          <table:table-cell table:style-name="ce10" table:formula="of:=OFFSET([.$U$2];[.$C42];0)" office:value-type="float" office:value="25" calcext:value-type="float">
            <text:p>25</text:p>
          </table:table-cell>
          <table:table-cell table:style-name="ce10" table:formula="of:=OFFSET([.$V$2];[.$C42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aga hirient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8" calcext:value-type="float">
            <text:p>128</text:p>
          </table:table-cell>
          <table:table-cell table:formula="of:=OFFSET([.$Q$2];[.$C43];0)" office:value-type="string" office:string-value="150 – 200" calcext:value-type="string">
            <text:p>150 – 200</text:p>
          </table:table-cell>
          <table:table-cell table:style-name="ce7" office:value-type="float" office:value="21" calcext:value-type="float">
            <text:p>21</text:p>
          </table:table-cell>
          <table:table-cell table:style-name="ce6" table:formula="of:=OFFSET([.$R$2];[.$C43];0)" office:value-type="string" office:string-value="45 – 70" calcext:value-type="string">
            <text:p>45 – 70</text:p>
          </table:table-cell>
          <table:table-cell table:style-name="ce10" table:formula="of:=OFFSET([.$S$2];[.$C43];0)" office:value-type="float" office:value="150" calcext:value-type="float">
            <text:p>150</text:p>
          </table:table-cell>
          <table:table-cell table:style-name="ce10" table:formula="of:=OFFSET([.$T$2];[.$C43];0)" office:value-type="float" office:value="200" calcext:value-type="float">
            <text:p>200</text:p>
          </table:table-cell>
          <table:table-cell table:style-name="ce10" table:formula="of:=OFFSET([.$U$2];[.$C43];0)" office:value-type="float" office:value="45" calcext:value-type="float">
            <text:p>45</text:p>
          </table:table-cell>
          <table:table-cell table:style-name="ce10" table:formula="of:=OFFSET([.$V$2];[.$C43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ausa herida</text:p>
          </table:table-cell>
          <table:table-cell table:number-columns-repeated="5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aga helada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20" calcext:value-type="float">
            <text:p>220</text:p>
          </table:table-cell>
          <table:table-cell table:formula="of:=OFFSET([.$Q$2];[.$C44];0)" office:value-type="string" office:string-value="240 – 300" calcext:value-type="string">
            <text:p>240 – 300</text:p>
          </table:table-cell>
          <table:table-cell table:style-name="ce7" office:value-type="float" office:value="56" calcext:value-type="float">
            <text:p>56</text:p>
          </table:table-cell>
          <table:table-cell table:style-name="ce6" table:formula="of:=OFFSET([.$R$2];[.$C44];0)" office:value-type="string" office:string-value="65 – 80" calcext:value-type="string">
            <text:p>65 – 80</text:p>
          </table:table-cell>
          <table:table-cell table:style-name="ce10" table:formula="of:=OFFSET([.$S$2];[.$C44];0)" office:value-type="float" office:value="240" calcext:value-type="float">
            <text:p>240</text:p>
          </table:table-cell>
          <table:table-cell table:style-name="ce10" table:formula="of:=OFFSET([.$T$2];[.$C44];0)" office:value-type="float" office:value="300" calcext:value-type="float">
            <text:p>300</text:p>
          </table:table-cell>
          <table:table-cell table:style-name="ce10" table:formula="of:=OFFSET([.$U$2];[.$C44];0)" office:value-type="float" office:value="65" calcext:value-type="float">
            <text:p>65</text:p>
          </table:table-cell>
          <table:table-cell table:style-name="ce10" table:formula="of:=OFFSET([.$V$2];[.$C44];0)" office:value-type="float" office:value="80" calcext:value-type="float">
            <text:p>8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Hipotermia</text:p>
          </table:table-cell>
          <table:table-cell table:number-columns-repeated="5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Khukuri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60" calcext:value-type="float">
            <text:p>360</text:p>
          </table:table-cell>
          <table:table-cell table:formula="of:=OFFSET([.$Q$2];[.$C45];0)" office:value-type="string" office:string-value="350 – 420" calcext:value-type="string">
            <text:p>350 – 420</text:p>
          </table:table-cell>
          <table:table-cell table:style-name="ce7" office:value-type="float" office:value="76" calcext:value-type="float">
            <text:p>76</text:p>
          </table:table-cell>
          <table:table-cell table:style-name="ce6" table:formula="of:=OFFSET([.$R$2];[.$C45];0)" office:value-type="string" office:string-value="75 – 90" calcext:value-type="string">
            <text:p>75 – 90</text:p>
          </table:table-cell>
          <table:table-cell table:style-name="ce10" table:formula="of:=OFFSET([.$S$2];[.$C45];0)" office:value-type="float" office:value="350" calcext:value-type="float">
            <text:p>350</text:p>
          </table:table-cell>
          <table:table-cell table:style-name="ce10" table:formula="of:=OFFSET([.$T$2];[.$C45];0)" office:value-type="float" office:value="420" calcext:value-type="float">
            <text:p>420</text:p>
          </table:table-cell>
          <table:table-cell table:style-name="ce10" table:formula="of:=OFFSET([.$U$2];[.$C45];0)" office:value-type="float" office:value="75" calcext:value-type="float">
            <text:p>75</text:p>
          </table:table-cell>
          <table:table-cell table:style-name="ce10" table:formula="of:=OFFSET([.$V$2];[.$C45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aga de Kamui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60" calcext:value-type="float">
            <text:p>460</text:p>
          </table:table-cell>
          <table:table-cell table:formula="of:=OFFSET([.$Q$2];[.$C46];0)" office:value-type="string" office:string-value="480 – 550" calcext:value-type="string">
            <text:p>480 – 550</text:p>
          </table:table-cell>
          <table:table-cell table:style-name="ce7"/>
          <table:table-cell table:style-name="ce6" table:formula="of:=OFFSET([.$R$2];[.$C46];0)" office:value-type="string" office:string-value="95 – 105" calcext:value-type="string">
            <text:p>95 – 105</text:p>
          </table:table-cell>
          <table:table-cell table:style-name="ce10" table:formula="of:=OFFSET([.$S$2];[.$C46];0)" office:value-type="float" office:value="480" calcext:value-type="float">
            <text:p>480</text:p>
          </table:table-cell>
          <table:table-cell table:style-name="ce10" table:formula="of:=OFFSET([.$T$2];[.$C46];0)" office:value-type="float" office:value="550" calcext:value-type="float">
            <text:p>550</text:p>
          </table:table-cell>
          <table:table-cell table:style-name="ce10" table:formula="of:=OFFSET([.$U$2];[.$C46];0)" office:value-type="float" office:value="95" calcext:value-type="float">
            <text:p>95</text:p>
          </table:table-cell>
          <table:table-cell table:style-name="ce10" table:formula="of:=OFFSET([.$V$2];[.$C46];0)" office:value-type="float" office:value="105" calcext:value-type="float">
            <text:p>10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nvenena</text:p>
          </table:table-cell>
          <table:table-cell table:number-columns-repeated="5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Kamui purificad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00" calcext:value-type="float">
            <text:p>600</text:p>
          </table:table-cell>
          <table:table-cell table:formula="of:=OFFSET([.$Q$2];[.$C47];0)" office:value-type="string" office:string-value="620 – 700" calcext:value-type="string">
            <text:p>620 – 700</text:p>
          </table:table-cell>
          <table:table-cell table:style-name="ce7"/>
          <table:table-cell table:style-name="ce6" table:formula="of:=OFFSET([.$R$2];[.$C47];0)" office:value-type="string" office:string-value="110 ++" calcext:value-type="string">
            <text:p>110 ++</text:p>
          </table:table-cell>
          <table:table-cell table:style-name="ce10" table:formula="of:=OFFSET([.$S$2];[.$C47];0)" office:value-type="float" office:value="620" calcext:value-type="float">
            <text:p>620</text:p>
          </table:table-cell>
          <table:table-cell table:style-name="ce10" table:formula="of:=OFFSET([.$T$2];[.$C47];0)" office:value-type="float" office:value="700" calcext:value-type="float">
            <text:p>700</text:p>
          </table:table-cell>
          <table:table-cell table:style-name="ce10" table:formula="of:=OFFSET([.$U$2];[.$C47];0)" office:value-type="float" office:value="110" calcext:value-type="float">
            <text:p>110</text:p>
          </table:table-cell>
          <table:table-cell table:style-name="ce10" table:formula="of:=OFFSET([.$V$2];[.$C47];0)" office:value-type="float" office:value="999" calcext:value-type="float">
            <text:p>999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értigo</text:p>
          </table:table-cell>
          <table:table-cell table:number-columns-repeated="50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4"/>
          <table:table-cell table:formula="of:=OFFSET([.$Q$2];[.$C48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48];0)" office:value-type="string" office:string-value="5 – 20" calcext:value-type="string">
            <text:p>5 – 20</text:p>
          </table:table-cell>
          <table:table-cell table:style-name="ce10" table:formula="of:=OFFSET([.$S$2];[.$C48];0)" office:value-type="float" office:value="30" calcext:value-type="float">
            <text:p>30</text:p>
          </table:table-cell>
          <table:table-cell table:style-name="ce10" table:formula="of:=OFFSET([.$T$2];[.$C48];0)" office:value-type="float" office:value="60" calcext:value-type="float">
            <text:p>60</text:p>
          </table:table-cell>
          <table:table-cell table:style-name="ce10" table:formula="of:=OFFSET([.$U$2];[.$C48];0)" office:value-type="float" office:value="5" calcext:value-type="float">
            <text:p>5</text:p>
          </table:table-cell>
          <table:table-cell table:style-name="ce10" table:formula="of:=OFFSET([.$V$2];[.$C48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acha de man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6" calcext:value-type="float">
            <text:p>96</text:p>
          </table:table-cell>
          <table:table-cell table:formula="of:=OFFSET([.$Q$2];[.$C49];0)" office:value-type="string" office:string-value="80 – 120" calcext:value-type="string">
            <text:p>80 – 120</text:p>
          </table:table-cell>
          <table:table-cell table:style-name="ce7" office:value-type="float" office:value="28" calcext:value-type="float">
            <text:p>28</text:p>
          </table:table-cell>
          <table:table-cell table:style-name="ce6" table:formula="of:=OFFSET([.$R$2];[.$C49];0)" office:value-type="string" office:string-value="25 – 40" calcext:value-type="string">
            <text:p>25 – 40</text:p>
          </table:table-cell>
          <table:table-cell table:style-name="ce10" table:formula="of:=OFFSET([.$S$2];[.$C49];0)" office:value-type="float" office:value="80" calcext:value-type="float">
            <text:p>80</text:p>
          </table:table-cell>
          <table:table-cell table:style-name="ce10" table:formula="of:=OFFSET([.$T$2];[.$C49];0)" office:value-type="float" office:value="120" calcext:value-type="float">
            <text:p>120</text:p>
          </table:table-cell>
          <table:table-cell table:style-name="ce10" table:formula="of:=OFFSET([.$U$2];[.$C49];0)" office:value-type="float" office:value="25" calcext:value-type="float">
            <text:p>25</text:p>
          </table:table-cell>
          <table:table-cell table:style-name="ce10" table:formula="of:=OFFSET([.$V$2];[.$C49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5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acha de acero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6" calcext:value-type="float">
            <text:p>196</text:p>
          </table:table-cell>
          <table:table-cell table:formula="of:=OFFSET([.$Q$2];[.$C50];0)" office:value-type="string" office:string-value="150 – 200" calcext:value-type="string">
            <text:p>150 – 200</text:p>
          </table:table-cell>
          <table:table-cell table:style-name="ce7" office:value-type="float" office:value="44" calcext:value-type="float">
            <text:p>44</text:p>
          </table:table-cell>
          <table:table-cell table:style-name="ce6" table:formula="of:=OFFSET([.$R$2];[.$C50];0)" office:value-type="string" office:string-value="45 – 70" calcext:value-type="string">
            <text:p>45 – 70</text:p>
          </table:table-cell>
          <table:table-cell table:style-name="ce10" table:formula="of:=OFFSET([.$S$2];[.$C50];0)" office:value-type="float" office:value="150" calcext:value-type="float">
            <text:p>150</text:p>
          </table:table-cell>
          <table:table-cell table:style-name="ce10" table:formula="of:=OFFSET([.$T$2];[.$C50];0)" office:value-type="float" office:value="200" calcext:value-type="float">
            <text:p>200</text:p>
          </table:table-cell>
          <table:table-cell table:style-name="ce10" table:formula="of:=OFFSET([.$U$2];[.$C50];0)" office:value-type="float" office:value="45" calcext:value-type="float">
            <text:p>45</text:p>
          </table:table-cell>
          <table:table-cell table:style-name="ce10" table:formula="of:=OFFSET([.$V$2];[.$C50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5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orseti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0" calcext:value-type="float">
            <text:p>220</text:p>
          </table:table-cell>
          <table:table-cell table:formula="of:=OFFSET([.$Q$2];[.$C51];0)" office:value-type="string" office:string-value="150 – 200" calcext:value-type="string">
            <text:p>150 – 200</text:p>
          </table:table-cell>
          <table:table-cell table:style-name="ce7"/>
          <table:table-cell table:style-name="ce6" table:formula="of:=OFFSET([.$R$2];[.$C51];0)" office:value-type="string" office:string-value="45 – 70" calcext:value-type="string">
            <text:p>45 – 70</text:p>
          </table:table-cell>
          <table:table-cell table:style-name="ce10" table:formula="of:=OFFSET([.$S$2];[.$C51];0)" office:value-type="float" office:value="150" calcext:value-type="float">
            <text:p>150</text:p>
          </table:table-cell>
          <table:table-cell table:style-name="ce10" table:formula="of:=OFFSET([.$T$2];[.$C51];0)" office:value-type="float" office:value="200" calcext:value-type="float">
            <text:p>200</text:p>
          </table:table-cell>
          <table:table-cell table:style-name="ce10" table:formula="of:=OFFSET([.$U$2];[.$C51];0)" office:value-type="float" office:value="45" calcext:value-type="float">
            <text:p>45</text:p>
          </table:table-cell>
          <table:table-cell table:style-name="ce10" table:formula="of:=OFFSET([.$V$2];[.$C51];0)" office:value-type="float" office:value="70" calcext:value-type="float">
            <text:p>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Cut/Hit</text:p>
          </table:table-cell>
          <table:table-cell table:number-columns-repeated="5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acha dragón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16" calcext:value-type="float">
            <text:p>416</text:p>
          </table:table-cell>
          <table:table-cell table:formula="of:=OFFSET([.$Q$2];[.$C52];0)" office:value-type="string" office:string-value="350 – 420" calcext:value-type="string">
            <text:p>350 – 420</text:p>
          </table:table-cell>
          <table:table-cell table:style-name="ce7" office:value-type="float" office:value="91" calcext:value-type="float">
            <text:p>91</text:p>
          </table:table-cell>
          <table:table-cell table:style-name="ce6" table:formula="of:=OFFSET([.$R$2];[.$C52];0)" office:value-type="string" office:string-value="75 – 90" calcext:value-type="string">
            <text:p>75 – 90</text:p>
          </table:table-cell>
          <table:table-cell table:style-name="ce10" table:formula="of:=OFFSET([.$S$2];[.$C52];0)" office:value-type="float" office:value="350" calcext:value-type="float">
            <text:p>350</text:p>
          </table:table-cell>
          <table:table-cell table:style-name="ce10" table:formula="of:=OFFSET([.$T$2];[.$C52];0)" office:value-type="float" office:value="420" calcext:value-type="float">
            <text:p>420</text:p>
          </table:table-cell>
          <table:table-cell table:style-name="ce10" table:formula="of:=OFFSET([.$U$2];[.$C52];0)" office:value-type="float" office:value="75" calcext:value-type="float">
            <text:p>75</text:p>
          </table:table-cell>
          <table:table-cell table:style-name="ce10" table:formula="of:=OFFSET([.$V$2];[.$C52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5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acha Viktoryn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40" calcext:value-type="float">
            <text:p>440</text:p>
          </table:table-cell>
          <table:table-cell table:formula="of:=OFFSET([.$Q$2];[.$C53];0)" office:value-type="string" office:string-value="350 – 420" calcext:value-type="string">
            <text:p>350 – 420</text:p>
          </table:table-cell>
          <table:table-cell table:style-name="ce7" office:value-type="float" office:value="96" calcext:value-type="float">
            <text:p>96</text:p>
          </table:table-cell>
          <table:table-cell table:style-name="ce6" table:formula="of:=OFFSET([.$R$2];[.$C53];0)" office:value-type="string" office:string-value="75 – 90" calcext:value-type="string">
            <text:p>75 – 90</text:p>
          </table:table-cell>
          <table:table-cell table:style-name="ce10" table:formula="of:=OFFSET([.$S$2];[.$C53];0)" office:value-type="float" office:value="350" calcext:value-type="float">
            <text:p>350</text:p>
          </table:table-cell>
          <table:table-cell table:style-name="ce10" table:formula="of:=OFFSET([.$T$2];[.$C53];0)" office:value-type="float" office:value="420" calcext:value-type="float">
            <text:p>420</text:p>
          </table:table-cell>
          <table:table-cell table:style-name="ce10" table:formula="of:=OFFSET([.$U$2];[.$C53];0)" office:value-type="float" office:value="75" calcext:value-type="float">
            <text:p>75</text:p>
          </table:table-cell>
          <table:table-cell table:style-name="ce10" table:formula="of:=OFFSET([.$V$2];[.$C53];0)" office:value-type="float" office:value="90" calcext:value-type="float">
            <text:p>90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ut/Hit</text:p>
          </table:table-cell>
          <table:table-cell office:value-type="string" calcext:value-type="string">
            <text:p>Doble crítico</text:p>
          </table:table-cell>
          <table:table-cell table:number-columns-repeated="5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hango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72" calcext:value-type="float">
            <text:p>572</text:p>
          </table:table-cell>
          <table:table-cell table:formula="of:=OFFSET([.$Q$2];[.$C54];0)" office:value-type="string" office:string-value="480 – 550" calcext:value-type="string">
            <text:p>480 – 550</text:p>
          </table:table-cell>
          <table:table-cell table:style-name="ce7"/>
          <table:table-cell table:style-name="ce6" table:formula="of:=OFFSET([.$R$2];[.$C54];0)" office:value-type="string" office:string-value="95 – 105" calcext:value-type="string">
            <text:p>95 – 105</text:p>
          </table:table-cell>
          <table:table-cell table:style-name="ce10" table:formula="of:=OFFSET([.$S$2];[.$C54];0)" office:value-type="float" office:value="480" calcext:value-type="float">
            <text:p>480</text:p>
          </table:table-cell>
          <table:table-cell table:style-name="ce10" table:formula="of:=OFFSET([.$T$2];[.$C54];0)" office:value-type="float" office:value="550" calcext:value-type="float">
            <text:p>550</text:p>
          </table:table-cell>
          <table:table-cell table:style-name="ce10" table:formula="of:=OFFSET([.$U$2];[.$C54];0)" office:value-type="float" office:value="95" calcext:value-type="float">
            <text:p>95</text:p>
          </table:table-cell>
          <table:table-cell table:style-name="ce10" table:formula="of:=OFFSET([.$V$2];[.$C54];0)" office:value-type="float" office:value="105" calcext:value-type="float">
            <text:p>10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ut/Hit</text:p>
          </table:table-cell>
          <table:table-cell office:value-type="string" calcext:value-type="string">
            <text:p>A veces lanza Trueno (?)</text:p>
          </table:table-cell>
          <table:table-cell table:number-columns-repeated="5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esgarracielo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formula="of:=OFFSET([.$Q$2];[.$C55];0)" office:value-type="string" office:string-value="620 – 700" calcext:value-type="string">
            <text:p>620 – 700</text:p>
          </table:table-cell>
          <table:table-cell table:style-name="ce7"/>
          <table:table-cell table:style-name="ce6" table:formula="of:=OFFSET([.$R$2];[.$C55];0)" office:value-type="string" office:string-value="110 ++" calcext:value-type="string">
            <text:p>110 ++</text:p>
          </table:table-cell>
          <table:table-cell table:style-name="ce10" table:formula="of:=OFFSET([.$S$2];[.$C55];0)" office:value-type="float" office:value="620" calcext:value-type="float">
            <text:p>620</text:p>
          </table:table-cell>
          <table:table-cell table:style-name="ce10" table:formula="of:=OFFSET([.$T$2];[.$C55];0)" office:value-type="float" office:value="700" calcext:value-type="float">
            <text:p>700</text:p>
          </table:table-cell>
          <table:table-cell table:style-name="ce10" table:formula="of:=OFFSET([.$U$2];[.$C55];0)" office:value-type="float" office:value="110" calcext:value-type="float">
            <text:p>110</text:p>
          </table:table-cell>
          <table:table-cell table:style-name="ce10" table:formula="of:=OFFSET([.$V$2];[.$C55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office:value-type="string" calcext:value-type="string">
            <text:p>Ignora defensa?</text:p>
          </table:table-cell>
          <table:table-cell table:number-columns-repeated="5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4"/>
          <table:table-cell table:formula="of:=OFFSET([.$Q$2];[.$C56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56];0)" office:value-type="string" office:string-value="5 – 20" calcext:value-type="string">
            <text:p>5 – 20</text:p>
          </table:table-cell>
          <table:table-cell table:style-name="ce10" table:formula="of:=OFFSET([.$S$2];[.$C56];0)" office:value-type="float" office:value="30" calcext:value-type="float">
            <text:p>30</text:p>
          </table:table-cell>
          <table:table-cell table:style-name="ce10" table:formula="of:=OFFSET([.$T$2];[.$C56];0)" office:value-type="float" office:value="60" calcext:value-type="float">
            <text:p>60</text:p>
          </table:table-cell>
          <table:table-cell table:style-name="ce10" table:formula="of:=OFFSET([.$U$2];[.$C56];0)" office:value-type="float" office:value="5" calcext:value-type="float">
            <text:p>5</text:p>
          </table:table-cell>
          <table:table-cell table:style-name="ce10" table:formula="of:=OFFSET([.$V$2];[.$C56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Javalin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formula="of:=OFFSET([.$Q$2];[.$C57];0)" office:value-type="string" office:string-value="30 – 60" calcext:value-type="string">
            <text:p>30 – 60</text:p>
          </table:table-cell>
          <table:table-cell table:style-name="ce7" office:value-type="float" office:value="17" calcext:value-type="float">
            <text:p>17</text:p>
          </table:table-cell>
          <table:table-cell table:style-name="ce6" table:formula="of:=OFFSET([.$R$2];[.$C57];0)" office:value-type="string" office:string-value="5 – 20" calcext:value-type="string">
            <text:p>5 – 20</text:p>
          </table:table-cell>
          <table:table-cell table:style-name="ce10" table:formula="of:=OFFSET([.$S$2];[.$C57];0)" office:value-type="float" office:value="30" calcext:value-type="float">
            <text:p>30</text:p>
          </table:table-cell>
          <table:table-cell table:style-name="ce10" table:formula="of:=OFFSET([.$T$2];[.$C57];0)" office:value-type="float" office:value="60" calcext:value-type="float">
            <text:p>60</text:p>
          </table:table-cell>
          <table:table-cell table:style-name="ce10" table:formula="of:=OFFSET([.$U$2];[.$C57];0)" office:value-type="float" office:value="5" calcext:value-type="float">
            <text:p>5</text:p>
          </table:table-cell>
          <table:table-cell table:style-name="ce10" table:formula="of:=OFFSET([.$V$2];[.$C57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anza de hierr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formula="of:=OFFSET([.$Q$2];[.$C58];0)" office:value-type="string" office:string-value="80 – 120" calcext:value-type="string">
            <text:p>80 – 120</text:p>
          </table:table-cell>
          <table:table-cell table:style-name="ce7" office:value-type="float" office:value="27" calcext:value-type="float">
            <text:p>27</text:p>
          </table:table-cell>
          <table:table-cell table:style-name="ce6" table:formula="of:=OFFSET([.$R$2];[.$C58];0)" office:value-type="string" office:string-value="25 – 40" calcext:value-type="string">
            <text:p>25 – 40</text:p>
          </table:table-cell>
          <table:table-cell table:style-name="ce10" table:formula="of:=OFFSET([.$S$2];[.$C58];0)" office:value-type="float" office:value="80" calcext:value-type="float">
            <text:p>80</text:p>
          </table:table-cell>
          <table:table-cell table:style-name="ce10" table:formula="of:=OFFSET([.$T$2];[.$C58];0)" office:value-type="float" office:value="120" calcext:value-type="float">
            <text:p>120</text:p>
          </table:table-cell>
          <table:table-cell table:style-name="ce10" table:formula="of:=OFFSET([.$U$2];[.$C58];0)" office:value-type="float" office:value="25" calcext:value-type="float">
            <text:p>25</text:p>
          </table:table-cell>
          <table:table-cell table:style-name="ce10" table:formula="of:=OFFSET([.$V$2];[.$C58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anza Lare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2" calcext:value-type="float">
            <text:p>112</text:p>
          </table:table-cell>
          <table:table-cell table:formula="of:=OFFSET([.$Q$2];[.$C59];0)" office:value-type="string" office:string-value="80 – 120" calcext:value-type="string">
            <text:p>80 – 120</text:p>
          </table:table-cell>
          <table:table-cell table:style-name="ce7" office:value-type="float" office:value="42" calcext:value-type="float">
            <text:p>42</text:p>
          </table:table-cell>
          <table:table-cell table:style-name="ce6" table:formula="of:=OFFSET([.$R$2];[.$C59];0)" office:value-type="string" office:string-value="25 – 40" calcext:value-type="string">
            <text:p>25 – 40</text:p>
          </table:table-cell>
          <table:table-cell table:style-name="ce10" table:formula="of:=OFFSET([.$S$2];[.$C59];0)" office:value-type="float" office:value="80" calcext:value-type="float">
            <text:p>80</text:p>
          </table:table-cell>
          <table:table-cell table:style-name="ce10" table:formula="of:=OFFSET([.$T$2];[.$C59];0)" office:value-type="float" office:value="120" calcext:value-type="float">
            <text:p>120</text:p>
          </table:table-cell>
          <table:table-cell table:style-name="ce10" table:formula="of:=OFFSET([.$U$2];[.$C59];0)" office:value-type="float" office:value="25" calcext:value-type="float">
            <text:p>25</text:p>
          </table:table-cell>
          <table:table-cell table:style-name="ce10" table:formula="of:=OFFSET([.$V$2];[.$C59];0)" office:value-type="float" office:value="40" calcext:value-type="float">
            <text:p>4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Lanza vací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formula="of:=OFFSET([.$Q$2];[.$C60];0)" office:value-type="string" office:string-value="80 – 120" calcext:value-type="string">
            <text:p>80 – 120</text:p>
          </table:table-cell>
          <table:table-cell table:style-name="ce7" office:value-type="float" office:value="55" calcext:value-type="float">
            <text:p>55</text:p>
          </table:table-cell>
          <table:table-cell table:style-name="ce6" table:formula="of:=OFFSET([.$R$2];[.$C60];0)" office:value-type="string" office:string-value="25 – 40" calcext:value-type="string">
            <text:p>25 – 40</text:p>
          </table:table-cell>
          <table:table-cell table:style-name="ce10" table:formula="of:=OFFSET([.$S$2];[.$C60];0)" office:value-type="float" office:value="80" calcext:value-type="float">
            <text:p>80</text:p>
          </table:table-cell>
          <table:table-cell table:style-name="ce10" table:formula="of:=OFFSET([.$T$2];[.$C60];0)" office:value-type="float" office:value="120" calcext:value-type="float">
            <text:p>120</text:p>
          </table:table-cell>
          <table:table-cell table:style-name="ce10" table:formula="of:=OFFSET([.$U$2];[.$C60];0)" office:value-type="float" office:value="25" calcext:value-type="float">
            <text:p>25</text:p>
          </table:table-cell>
          <table:table-cell table:style-name="ce10" table:formula="of:=OFFSET([.$V$2];[.$C60];0)" office:value-type="float" office:value="40" calcext:value-type="float">
            <text:p>40</text:p>
          </table:table-cell>
          <table:table-cell office:value-type="string" calcext:value-type="string">
            <text:p>LuPe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Niega cambios estado</text:p>
          </table:table-cell>
          <table:table-cell table:number-columns-repeated="5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Lanza de mitrilo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formula="of:=OFFSET([.$Q$2];[.$C61];0)" office:value-type="string" office:string-value="150 – 200" calcext:value-type="string">
            <text:p>150 – 200</text:p>
          </table:table-cell>
          <table:table-cell table:style-name="ce7" office:value-type="float" office:value="80" calcext:value-type="float">
            <text:p>80</text:p>
          </table:table-cell>
          <table:table-cell table:style-name="ce6" table:formula="of:=OFFSET([.$R$2];[.$C61];0)" office:value-type="string" office:string-value="45 – 70" calcext:value-type="string">
            <text:p>45 – 70</text:p>
          </table:table-cell>
          <table:table-cell table:style-name="ce10" table:formula="of:=OFFSET([.$S$2];[.$C61];0)" office:value-type="float" office:value="150" calcext:value-type="float">
            <text:p>150</text:p>
          </table:table-cell>
          <table:table-cell table:style-name="ce10" table:formula="of:=OFFSET([.$T$2];[.$C61];0)" office:value-type="float" office:value="200" calcext:value-type="float">
            <text:p>200</text:p>
          </table:table-cell>
          <table:table-cell table:style-name="ce10" table:formula="of:=OFFSET([.$U$2];[.$C61];0)" office:value-type="float" office:value="45" calcext:value-type="float">
            <text:p>45</text:p>
          </table:table-cell>
          <table:table-cell table:style-name="ce10" table:formula="of:=OFFSET([.$V$2];[.$C61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anza flameant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0" calcext:value-type="float">
            <text:p>210</text:p>
          </table:table-cell>
          <table:table-cell table:formula="of:=OFFSET([.$Q$2];[.$C62];0)" office:value-type="string" office:string-value="150 – 200" calcext:value-type="string">
            <text:p>150 – 200</text:p>
          </table:table-cell>
          <table:table-cell table:style-name="ce7" office:value-type="float" office:value="75" calcext:value-type="float">
            <text:p>75</text:p>
          </table:table-cell>
          <table:table-cell table:style-name="ce6" table:formula="of:=OFFSET([.$R$2];[.$C62];0)" office:value-type="string" office:string-value="45 – 70" calcext:value-type="string">
            <text:p>45 – 70</text:p>
          </table:table-cell>
          <table:table-cell table:style-name="ce10" table:formula="of:=OFFSET([.$S$2];[.$C62];0)" office:value-type="float" office:value="150" calcext:value-type="float">
            <text:p>150</text:p>
          </table:table-cell>
          <table:table-cell table:style-name="ce10" table:formula="of:=OFFSET([.$T$2];[.$C62];0)" office:value-type="float" office:value="200" calcext:value-type="float">
            <text:p>200</text:p>
          </table:table-cell>
          <table:table-cell table:style-name="ce10" table:formula="of:=OFFSET([.$U$2];[.$C62];0)" office:value-type="float" office:value="45" calcext:value-type="float">
            <text:p>45</text:p>
          </table:table-cell>
          <table:table-cell table:style-name="ce10" table:formula="of:=OFFSET([.$V$2];[.$C62];0)" office:value-type="float" office:value="70" calcext:value-type="float">
            <text:p>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Quema</text:p>
          </table:table-cell>
          <table:table-cell table:number-columns-repeated="5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labarda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90" calcext:value-type="float">
            <text:p>290</text:p>
          </table:table-cell>
          <table:table-cell table:formula="of:=OFFSET([.$Q$2];[.$C63];0)" office:value-type="string" office:string-value="240 – 300" calcext:value-type="string">
            <text:p>240 – 300</text:p>
          </table:table-cell>
          <table:table-cell table:style-name="ce7" office:value-type="float" office:value="81" calcext:value-type="float">
            <text:p>81</text:p>
          </table:table-cell>
          <table:table-cell table:style-name="ce6" table:formula="of:=OFFSET([.$R$2];[.$C63];0)" office:value-type="string" office:string-value="65 – 80" calcext:value-type="string">
            <text:p>65 – 80</text:p>
          </table:table-cell>
          <table:table-cell table:style-name="ce10" table:formula="of:=OFFSET([.$S$2];[.$C63];0)" office:value-type="float" office:value="240" calcext:value-type="float">
            <text:p>240</text:p>
          </table:table-cell>
          <table:table-cell table:style-name="ce10" table:formula="of:=OFFSET([.$T$2];[.$C63];0)" office:value-type="float" office:value="300" calcext:value-type="float">
            <text:p>300</text:p>
          </table:table-cell>
          <table:table-cell table:style-name="ce10" table:formula="of:=OFFSET([.$U$2];[.$C63];0)" office:value-type="float" office:value="65" calcext:value-type="float">
            <text:p>65</text:p>
          </table:table-cell>
          <table:table-cell table:style-name="ce10" table:formula="of:=OFFSET([.$V$2];[.$C63];0)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Lanza de titanio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80" calcext:value-type="float">
            <text:p>380</text:p>
          </table:table-cell>
          <table:table-cell table:formula="of:=OFFSET([.$Q$2];[.$C64];0)" office:value-type="string" office:string-value="350 – 420" calcext:value-type="string">
            <text:p>350 – 420</text:p>
          </table:table-cell>
          <table:table-cell table:style-name="ce7" office:value-type="float" office:value="93" calcext:value-type="float">
            <text:p>93</text:p>
          </table:table-cell>
          <table:table-cell table:style-name="ce6" table:formula="of:=OFFSET([.$R$2];[.$C64];0)" office:value-type="string" office:string-value="75 – 90" calcext:value-type="string">
            <text:p>75 – 90</text:p>
          </table:table-cell>
          <table:table-cell table:style-name="ce10" table:formula="of:=OFFSET([.$S$2];[.$C64];0)" office:value-type="float" office:value="350" calcext:value-type="float">
            <text:p>350</text:p>
          </table:table-cell>
          <table:table-cell table:style-name="ce10" table:formula="of:=OFFSET([.$T$2];[.$C64];0)" office:value-type="float" office:value="420" calcext:value-type="float">
            <text:p>420</text:p>
          </table:table-cell>
          <table:table-cell table:style-name="ce10" table:formula="of:=OFFSET([.$U$2];[.$C64];0)" office:value-type="float" office:value="75" calcext:value-type="float">
            <text:p>75</text:p>
          </table:table-cell>
          <table:table-cell table:style-name="ce10" table:formula="of:=OFFSET([.$V$2];[.$C64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405" calcext:value-type="float">
            <text:p>405</text:p>
          </table:table-cell>
          <table:table-cell table:formula="of:=OFFSET([.$Q$2];[.$C65];0)" office:value-type="string" office:string-value="350 – 420" calcext:value-type="string">
            <text:p>350 – 420</text:p>
          </table:table-cell>
          <table:table-cell table:style-name="ce7" office:value-type="float" office:value="97" calcext:value-type="float">
            <text:p>97</text:p>
          </table:table-cell>
          <table:table-cell table:style-name="ce6" table:formula="of:=OFFSET([.$R$2];[.$C65];0)" office:value-type="string" office:string-value="75 – 90" calcext:value-type="string">
            <text:p>75 – 90</text:p>
          </table:table-cell>
          <table:table-cell table:style-name="ce10" table:formula="of:=OFFSET([.$S$2];[.$C65];0)" office:value-type="float" office:value="350" calcext:value-type="float">
            <text:p>350</text:p>
          </table:table-cell>
          <table:table-cell table:style-name="ce10" table:formula="of:=OFFSET([.$T$2];[.$C65];0)" office:value-type="float" office:value="420" calcext:value-type="float">
            <text:p>420</text:p>
          </table:table-cell>
          <table:table-cell table:style-name="ce10" table:formula="of:=OFFSET([.$U$2];[.$C65];0)" office:value-type="float" office:value="75" calcext:value-type="float">
            <text:p>75</text:p>
          </table:table-cell>
          <table:table-cell table:style-name="ce10" table:formula="of:=OFFSET([.$V$2];[.$C65];0)" office:value-type="float" office:value="90" calcext:value-type="float">
            <text:p>9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anza dragón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10" calcext:value-type="float">
            <text:p>410</text:p>
          </table:table-cell>
          <table:table-cell table:formula="of:=OFFSET([.$Q$2];[.$C66];0)" office:value-type="string" office:string-value="350 – 420" calcext:value-type="string">
            <text:p>350 – 420</text:p>
          </table:table-cell>
          <table:table-cell table:style-name="ce7" office:value-type="float" office:value="112" calcext:value-type="float">
            <text:p>112</text:p>
          </table:table-cell>
          <table:table-cell table:style-name="ce6" table:formula="of:=OFFSET([.$R$2];[.$C66];0)" office:value-type="string" office:string-value="75 – 90" calcext:value-type="string">
            <text:p>75 – 90</text:p>
          </table:table-cell>
          <table:table-cell table:style-name="ce10" table:formula="of:=OFFSET([.$S$2];[.$C66];0)" office:value-type="float" office:value="350" calcext:value-type="float">
            <text:p>350</text:p>
          </table:table-cell>
          <table:table-cell table:style-name="ce10" table:formula="of:=OFFSET([.$T$2];[.$C66];0)" office:value-type="float" office:value="420" calcext:value-type="float">
            <text:p>420</text:p>
          </table:table-cell>
          <table:table-cell table:style-name="ce10" table:formula="of:=OFFSET([.$U$2];[.$C66];0)" office:value-type="float" office:value="75" calcext:value-type="float">
            <text:p>75</text:p>
          </table:table-cell>
          <table:table-cell table:style-name="ce10" table:formula="of:=OFFSET([.$V$2];[.$C66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432" calcext:value-type="float">
            <text:p>432</text:p>
          </table:table-cell>
          <table:table-cell table:formula="of:=OFFSET([.$Q$2];[.$C67];0)" office:value-type="string" office:string-value="350 – 420" calcext:value-type="string">
            <text:p>350 – 420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OFFSET([.$R$2];[.$C67];0)" office:value-type="string" office:string-value="75 – 90" calcext:value-type="string">
            <text:p>75 – 90</text:p>
          </table:table-cell>
          <table:table-cell table:style-name="ce10" table:formula="of:=OFFSET([.$S$2];[.$C67];0)" office:value-type="float" office:value="350" calcext:value-type="float">
            <text:p>350</text:p>
          </table:table-cell>
          <table:table-cell table:style-name="ce10" table:formula="of:=OFFSET([.$T$2];[.$C67];0)" office:value-type="float" office:value="420" calcext:value-type="float">
            <text:p>420</text:p>
          </table:table-cell>
          <table:table-cell table:style-name="ce10" table:formula="of:=OFFSET([.$U$2];[.$C67];0)" office:value-type="float" office:value="75" calcext:value-type="float">
            <text:p>75</text:p>
          </table:table-cell>
          <table:table-cell table:style-name="ce10" table:formula="of:=OFFSET([.$V$2];[.$C67];0)" office:value-type="float" office:value="90" calcext:value-type="float">
            <text:p>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anza de cristal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10" calcext:value-type="float">
            <text:p>510</text:p>
          </table:table-cell>
          <table:table-cell table:formula="of:=OFFSET([.$Q$2];[.$C68];0)" office:value-type="string" office:string-value="480 – 550" calcext:value-type="string">
            <text:p>480 – 550</text:p>
          </table:table-cell>
          <table:table-cell table:style-name="ce7" office:value-type="float" office:value="133" calcext:value-type="float">
            <text:p>133</text:p>
          </table:table-cell>
          <table:table-cell table:style-name="ce6" table:formula="of:=OFFSET([.$R$2];[.$C68];0)" office:value-type="string" office:string-value="95 – 105" calcext:value-type="string">
            <text:p>95 – 105</text:p>
          </table:table-cell>
          <table:table-cell table:style-name="ce10" table:formula="of:=OFFSET([.$S$2];[.$C68];0)" office:value-type="float" office:value="480" calcext:value-type="float">
            <text:p>480</text:p>
          </table:table-cell>
          <table:table-cell table:style-name="ce10" table:formula="of:=OFFSET([.$T$2];[.$C68];0)" office:value-type="float" office:value="550" calcext:value-type="float">
            <text:p>550</text:p>
          </table:table-cell>
          <table:table-cell table:style-name="ce10" table:formula="of:=OFFSET([.$U$2];[.$C68];0)" office:value-type="float" office:value="95" calcext:value-type="float">
            <text:p>95</text:p>
          </table:table-cell>
          <table:table-cell table:style-name="ce10" table:formula="of:=OFFSET([.$V$2];[.$C68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5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ungnir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20" calcext:value-type="float">
            <text:p>720</text:p>
          </table:table-cell>
          <table:table-cell table:formula="of:=OFFSET([.$Q$2];[.$C69];0)" office:value-type="string" office:string-value="620 – 700" calcext:value-type="string">
            <text:p>620 – 700</text:p>
          </table:table-cell>
          <table:table-cell table:style-name="ce7" office:value-type="float" office:value="145" calcext:value-type="float">
            <text:p>145</text:p>
          </table:table-cell>
          <table:table-cell table:style-name="ce6" table:formula="of:=OFFSET([.$R$2];[.$C69];0)" office:value-type="string" office:string-value="110 ++" calcext:value-type="string">
            <text:p>110 ++</text:p>
          </table:table-cell>
          <table:table-cell table:style-name="ce10" table:formula="of:=OFFSET([.$S$2];[.$C69];0)" office:value-type="float" office:value="620" calcext:value-type="float">
            <text:p>620</text:p>
          </table:table-cell>
          <table:table-cell table:style-name="ce10" table:formula="of:=OFFSET([.$T$2];[.$C69];0)" office:value-type="float" office:value="700" calcext:value-type="float">
            <text:p>700</text:p>
          </table:table-cell>
          <table:table-cell table:style-name="ce10" table:formula="of:=OFFSET([.$U$2];[.$C69];0)" office:value-type="float" office:value="110" calcext:value-type="float">
            <text:p>110</text:p>
          </table:table-cell>
          <table:table-cell table:style-name="ce10" table:formula="of:=OFFSET([.$V$2];[.$C69];0)" office:value-type="float" office:value="999" calcext:value-type="float">
            <text:p>999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Nunca falla</text:p>
          </table:table-cell>
          <table:table-cell table:number-columns-repeated="5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Lanza Longinus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50" calcext:value-type="float">
            <text:p>650</text:p>
          </table:table-cell>
          <table:table-cell table:formula="of:=OFFSET([.$Q$2];[.$C70];0)" office:value-type="string" office:string-value="620 – 700" calcext:value-type="string">
            <text:p>620 – 700</text:p>
          </table:table-cell>
          <table:table-cell table:style-name="ce7" office:value-type="float" office:value="132" calcext:value-type="float">
            <text:p>132</text:p>
          </table:table-cell>
          <table:table-cell table:style-name="ce6" table:formula="of:=OFFSET([.$R$2];[.$C70];0)" office:value-type="string" office:string-value="110 ++" calcext:value-type="string">
            <text:p>110 ++</text:p>
          </table:table-cell>
          <table:table-cell table:style-name="ce10" table:formula="of:=OFFSET([.$S$2];[.$C70];0)" office:value-type="float" office:value="620" calcext:value-type="float">
            <text:p>620</text:p>
          </table:table-cell>
          <table:table-cell table:style-name="ce10" table:formula="of:=OFFSET([.$T$2];[.$C70];0)" office:value-type="float" office:value="700" calcext:value-type="float">
            <text:p>700</text:p>
          </table:table-cell>
          <table:table-cell table:style-name="ce10" table:formula="of:=OFFSET([.$U$2];[.$C70];0)" office:value-type="float" office:value="110" calcext:value-type="float">
            <text:p>110</text:p>
          </table:table-cell>
          <table:table-cell table:style-name="ce10" table:formula="of:=OFFSET([.$V$2];[.$C70];0)" office:value-type="float" office:value="999" calcext:value-type="float">
            <text:p>99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Ignora defensa?</text:p>
          </table:table-cell>
          <table:table-cell table:number-columns-repeated="50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table:style-name="ce4"/>
          <table:table-cell table:formula="of:=OFFSET([.$Q$2];[.$C71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71];0)" office:value-type="string" office:string-value="5 – 20" calcext:value-type="string">
            <text:p>5 – 20</text:p>
          </table:table-cell>
          <table:table-cell table:style-name="ce10" table:formula="of:=OFFSET([.$S$2];[.$C71];0)" office:value-type="float" office:value="30" calcext:value-type="float">
            <text:p>30</text:p>
          </table:table-cell>
          <table:table-cell table:style-name="ce10" table:formula="of:=OFFSET([.$T$2];[.$C71];0)" office:value-type="float" office:value="60" calcext:value-type="float">
            <text:p>60</text:p>
          </table:table-cell>
          <table:table-cell table:style-name="ce10" table:formula="of:=OFFSET([.$U$2];[.$C71];0)" office:value-type="float" office:value="5" calcext:value-type="float">
            <text:p>5</text:p>
          </table:table-cell>
          <table:table-cell table:style-name="ce10" table:formula="of:=OFFSET([.$V$2];[.$C71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rco cort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OFFSET([.$Q$2];[.$C72];0)" office:value-type="string" office:string-value="30 – 60" calcext:value-type="string">
            <text:p>30 – 60</text:p>
          </table:table-cell>
          <table:table-cell table:style-name="ce7" office:value-type="float" office:value="16" calcext:value-type="float">
            <text:p>16</text:p>
          </table:table-cell>
          <table:table-cell table:style-name="ce6" table:formula="of:=OFFSET([.$R$2];[.$C72];0)" office:value-type="string" office:string-value="5 – 20" calcext:value-type="string">
            <text:p>5 – 20</text:p>
          </table:table-cell>
          <table:table-cell table:style-name="ce10" table:formula="of:=OFFSET([.$S$2];[.$C72];0)" office:value-type="float" office:value="30" calcext:value-type="float">
            <text:p>30</text:p>
          </table:table-cell>
          <table:table-cell table:style-name="ce10" table:formula="of:=OFFSET([.$T$2];[.$C72];0)" office:value-type="float" office:value="60" calcext:value-type="float">
            <text:p>60</text:p>
          </table:table-cell>
          <table:table-cell table:style-name="ce10" table:formula="of:=OFFSET([.$U$2];[.$C72];0)" office:value-type="float" office:value="5" calcext:value-type="float">
            <text:p>5</text:p>
          </table:table-cell>
          <table:table-cell table:style-name="ce10" table:formula="of:=OFFSET([.$V$2];[.$C72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allest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4" calcext:value-type="float">
            <text:p>64</text:p>
          </table:table-cell>
          <table:table-cell table:formula="of:=OFFSET([.$Q$2];[.$C73];0)" office:value-type="string" office:string-value="30 – 60" calcext:value-type="string">
            <text:p>30 – 60</text:p>
          </table:table-cell>
          <table:table-cell table:style-name="ce7" office:value-type="float" office:value="24" calcext:value-type="float">
            <text:p>24</text:p>
          </table:table-cell>
          <table:table-cell table:style-name="ce6" table:formula="of:=OFFSET([.$R$2];[.$C73];0)" office:value-type="string" office:string-value="5 – 20" calcext:value-type="string">
            <text:p>5 – 20</text:p>
          </table:table-cell>
          <table:table-cell table:style-name="ce10" table:formula="of:=OFFSET([.$S$2];[.$C73];0)" office:value-type="float" office:value="30" calcext:value-type="float">
            <text:p>30</text:p>
          </table:table-cell>
          <table:table-cell table:style-name="ce10" table:formula="of:=OFFSET([.$T$2];[.$C73];0)" office:value-type="float" office:value="60" calcext:value-type="float">
            <text:p>60</text:p>
          </table:table-cell>
          <table:table-cell table:style-name="ce10" table:formula="of:=OFFSET([.$U$2];[.$C73];0)" office:value-type="float" office:value="5" calcext:value-type="float">
            <text:p>5</text:p>
          </table:table-cell>
          <table:table-cell table:style-name="ce10" table:formula="of:=OFFSET([.$V$2];[.$C73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rco larg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2" calcext:value-type="float">
            <text:p>92</text:p>
          </table:table-cell>
          <table:table-cell table:formula="of:=OFFSET([.$Q$2];[.$C74];0)" office:value-type="string" office:string-value="80 – 120" calcext:value-type="string">
            <text:p>80 – 120</text:p>
          </table:table-cell>
          <table:table-cell table:style-name="ce7" office:value-type="float" office:value="38" calcext:value-type="float">
            <text:p>38</text:p>
          </table:table-cell>
          <table:table-cell table:style-name="ce6" table:formula="of:=OFFSET([.$R$2];[.$C74];0)" office:value-type="string" office:string-value="25 – 40" calcext:value-type="string">
            <text:p>25 – 40</text:p>
          </table:table-cell>
          <table:table-cell table:style-name="ce10" table:formula="of:=OFFSET([.$S$2];[.$C74];0)" office:value-type="float" office:value="80" calcext:value-type="float">
            <text:p>80</text:p>
          </table:table-cell>
          <table:table-cell table:style-name="ce10" table:formula="of:=OFFSET([.$T$2];[.$C74];0)" office:value-type="float" office:value="120" calcext:value-type="float">
            <text:p>120</text:p>
          </table:table-cell>
          <table:table-cell table:style-name="ce10" table:formula="of:=OFFSET([.$U$2];[.$C74];0)" office:value-type="float" office:value="25" calcext:value-type="float">
            <text:p>25</text:p>
          </table:table-cell>
          <table:table-cell table:style-name="ce10" table:formula="of:=OFFSET([.$V$2];[.$C74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rco Aeolu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0" calcext:value-type="float">
            <text:p>110</text:p>
          </table:table-cell>
          <table:table-cell table:formula="of:=OFFSET([.$Q$2];[.$C75];0)" office:value-type="string" office:string-value="80 – 120" calcext:value-type="string">
            <text:p>80 – 120</text:p>
          </table:table-cell>
          <table:table-cell table:style-name="ce7" office:value-type="float" office:value="47" calcext:value-type="float">
            <text:p>47</text:p>
          </table:table-cell>
          <table:table-cell table:style-name="ce6" table:formula="of:=OFFSET([.$R$2];[.$C75];0)" office:value-type="string" office:string-value="25 – 40" calcext:value-type="string">
            <text:p>25 – 40</text:p>
          </table:table-cell>
          <table:table-cell table:style-name="ce10" table:formula="of:=OFFSET([.$S$2];[.$C75];0)" office:value-type="float" office:value="80" calcext:value-type="float">
            <text:p>80</text:p>
          </table:table-cell>
          <table:table-cell table:style-name="ce10" table:formula="of:=OFFSET([.$T$2];[.$C75];0)" office:value-type="float" office:value="120" calcext:value-type="float">
            <text:p>120</text:p>
          </table:table-cell>
          <table:table-cell table:style-name="ce10" table:formula="of:=OFFSET([.$U$2];[.$C75];0)" office:value-type="float" office:value="25" calcext:value-type="float">
            <text:p>25</text:p>
          </table:table-cell>
          <table:table-cell table:style-name="ce10" table:formula="of:=OFFSET([.$V$2];[.$C75];0)" office:value-type="float" office:value="40" calcext:value-type="float">
            <text:p>4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rco guardian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formula="of:=OFFSET([.$Q$2];[.$C76];0)" office:value-type="string" office:string-value="150 – 200" calcext:value-type="string">
            <text:p>150 – 200</text:p>
          </table:table-cell>
          <table:table-cell table:style-name="ce7" office:value-type="float" office:value="55" calcext:value-type="float">
            <text:p>55</text:p>
          </table:table-cell>
          <table:table-cell table:style-name="ce6" table:formula="of:=OFFSET([.$R$2];[.$C76];0)" office:value-type="string" office:string-value="45 – 70" calcext:value-type="string">
            <text:p>45 – 70</text:p>
          </table:table-cell>
          <table:table-cell table:style-name="ce10" table:formula="of:=OFFSET([.$S$2];[.$C76];0)" office:value-type="float" office:value="150" calcext:value-type="float">
            <text:p>150</text:p>
          </table:table-cell>
          <table:table-cell table:style-name="ce10" table:formula="of:=OFFSET([.$T$2];[.$C76];0)" office:value-type="float" office:value="200" calcext:value-type="float">
            <text:p>200</text:p>
          </table:table-cell>
          <table:table-cell table:style-name="ce10" table:formula="of:=OFFSET([.$U$2];[.$C76];0)" office:value-type="float" office:value="45" calcext:value-type="float">
            <text:p>45</text:p>
          </table:table-cell>
          <table:table-cell table:style-name="ce10" table:formula="of:=OFFSET([.$V$2];[.$C76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rco Brillant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6" calcext:value-type="float">
            <text:p>196</text:p>
          </table:table-cell>
          <table:table-cell table:formula="of:=OFFSET([.$Q$2];[.$C77];0)" office:value-type="string" office:string-value="150 – 200" calcext:value-type="string">
            <text:p>150 – 200</text:p>
          </table:table-cell>
          <table:table-cell table:style-name="ce7" office:value-type="float" office:value="67" calcext:value-type="float">
            <text:p>67</text:p>
          </table:table-cell>
          <table:table-cell table:style-name="ce6" table:formula="of:=OFFSET([.$R$2];[.$C77];0)" office:value-type="string" office:string-value="45 – 70" calcext:value-type="string">
            <text:p>45 – 70</text:p>
          </table:table-cell>
          <table:table-cell table:style-name="ce10" table:formula="of:=OFFSET([.$S$2];[.$C77];0)" office:value-type="float" office:value="150" calcext:value-type="float">
            <text:p>150</text:p>
          </table:table-cell>
          <table:table-cell table:style-name="ce10" table:formula="of:=OFFSET([.$T$2];[.$C77];0)" office:value-type="float" office:value="200" calcext:value-type="float">
            <text:p>200</text:p>
          </table:table-cell>
          <table:table-cell table:style-name="ce10" table:formula="of:=OFFSET([.$U$2];[.$C77];0)" office:value-type="float" office:value="45" calcext:value-type="float">
            <text:p>45</text:p>
          </table:table-cell>
          <table:table-cell table:style-name="ce10" table:formula="of:=OFFSET([.$V$2];[.$C77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rco lince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70" calcext:value-type="float">
            <text:p>270</text:p>
          </table:table-cell>
          <table:table-cell table:formula="of:=OFFSET([.$Q$2];[.$C78];0)" office:value-type="string" office:string-value="240 – 300" calcext:value-type="string">
            <text:p>240 – 300</text:p>
          </table:table-cell>
          <table:table-cell table:style-name="ce7" office:value-type="float" office:value="71" calcext:value-type="float">
            <text:p>71</text:p>
          </table:table-cell>
          <table:table-cell table:style-name="ce6" table:formula="of:=OFFSET([.$R$2];[.$C78];0)" office:value-type="string" office:string-value="65 – 80" calcext:value-type="string">
            <text:p>65 – 80</text:p>
          </table:table-cell>
          <table:table-cell table:style-name="ce10" table:formula="of:=OFFSET([.$S$2];[.$C78];0)" office:value-type="float" office:value="240" calcext:value-type="float">
            <text:p>240</text:p>
          </table:table-cell>
          <table:table-cell table:style-name="ce10" table:formula="of:=OFFSET([.$T$2];[.$C78];0)" office:value-type="float" office:value="300" calcext:value-type="float">
            <text:p>300</text:p>
          </table:table-cell>
          <table:table-cell table:style-name="ce10" table:formula="of:=OFFSET([.$U$2];[.$C78];0)" office:value-type="float" office:value="65" calcext:value-type="float">
            <text:p>65</text:p>
          </table:table-cell>
          <table:table-cell table:style-name="ce10" table:formula="of:=OFFSET([.$V$2];[.$C78];0)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290" calcext:value-type="float">
            <text:p>290</text:p>
          </table:table-cell>
          <table:table-cell table:formula="of:=OFFSET([.$Q$2];[.$C79];0)" office:value-type="string" office:string-value="240 – 300" calcext:value-type="string">
            <text:p>240 – 300</text:p>
          </table:table-cell>
          <table:table-cell table:style-name="ce7"/>
          <table:table-cell table:style-name="ce6" table:formula="of:=OFFSET([.$R$2];[.$C79];0)" office:value-type="string" office:string-value="65 – 80" calcext:value-type="string">
            <text:p>65 – 80</text:p>
          </table:table-cell>
          <table:table-cell table:style-name="ce10" table:formula="of:=OFFSET([.$S$2];[.$C79];0)" office:value-type="float" office:value="240" calcext:value-type="float">
            <text:p>240</text:p>
          </table:table-cell>
          <table:table-cell table:style-name="ce10" table:formula="of:=OFFSET([.$T$2];[.$C79];0)" office:value-type="float" office:value="300" calcext:value-type="float">
            <text:p>300</text:p>
          </table:table-cell>
          <table:table-cell table:style-name="ce10" table:formula="of:=OFFSET([.$U$2];[.$C79];0)" office:value-type="float" office:value="65" calcext:value-type="float">
            <text:p>65</text:p>
          </table:table-cell>
          <table:table-cell table:style-name="ce10" table:formula="of:=OFFSET([.$V$2];[.$C79];0)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395" calcext:value-type="float">
            <text:p>395</text:p>
          </table:table-cell>
          <table:table-cell table:formula="of:=OFFSET([.$Q$2];[.$C80];0)" office:value-type="string" office:string-value="350 – 420" calcext:value-type="string">
            <text:p>350 – 420</text:p>
          </table:table-cell>
          <table:table-cell table:style-name="ce7"/>
          <table:table-cell table:style-name="ce6" table:formula="of:=OFFSET([.$R$2];[.$C80];0)" office:value-type="string" office:string-value="75 – 90" calcext:value-type="string">
            <text:p>75 – 90</text:p>
          </table:table-cell>
          <table:table-cell table:style-name="ce10" table:formula="of:=OFFSET([.$S$2];[.$C80];0)" office:value-type="float" office:value="350" calcext:value-type="float">
            <text:p>350</text:p>
          </table:table-cell>
          <table:table-cell table:style-name="ce10" table:formula="of:=OFFSET([.$T$2];[.$C80];0)" office:value-type="float" office:value="420" calcext:value-type="float">
            <text:p>420</text:p>
          </table:table-cell>
          <table:table-cell table:style-name="ce10" table:formula="of:=OFFSET([.$U$2];[.$C80];0)" office:value-type="float" office:value="75" calcext:value-type="float">
            <text:p>75</text:p>
          </table:table-cell>
          <table:table-cell table:style-name="ce10" table:formula="of:=OFFSET([.$V$2];[.$C80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rco de luz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10" calcext:value-type="float">
            <text:p>510</text:p>
          </table:table-cell>
          <table:table-cell table:formula="of:=OFFSET([.$Q$2];[.$C81];0)" office:value-type="string" office:string-value="480 – 550" calcext:value-type="string">
            <text:p>480 – 550</text:p>
          </table:table-cell>
          <table:table-cell table:style-name="ce7" office:value-type="float" office:value="110" calcext:value-type="float">
            <text:p>110</text:p>
          </table:table-cell>
          <table:table-cell table:style-name="ce6" table:formula="of:=OFFSET([.$R$2];[.$C81];0)" office:value-type="string" office:string-value="95 – 105" calcext:value-type="string">
            <text:p>95 – 105</text:p>
          </table:table-cell>
          <table:table-cell table:style-name="ce10" table:formula="of:=OFFSET([.$S$2];[.$C81];0)" office:value-type="float" office:value="480" calcext:value-type="float">
            <text:p>480</text:p>
          </table:table-cell>
          <table:table-cell table:style-name="ce10" table:formula="of:=OFFSET([.$T$2];[.$C81];0)" office:value-type="float" office:value="550" calcext:value-type="float">
            <text:p>550</text:p>
          </table:table-cell>
          <table:table-cell table:style-name="ce10" table:formula="of:=OFFSET([.$U$2];[.$C81];0)" office:value-type="float" office:value="95" calcext:value-type="float">
            <text:p>95</text:p>
          </table:table-cell>
          <table:table-cell table:style-name="ce10" table:formula="of:=OFFSET([.$V$2];[.$C81];0)" office:value-type="float" office:value="105" calcext:value-type="float">
            <text:p>10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Projectile</text:p>
          </table:table-cell>
          <table:table-cell table:number-columns-repeated="5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co de la Heroín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50" calcext:value-type="float">
            <text:p>650</text:p>
          </table:table-cell>
          <table:table-cell table:formula="of:=OFFSET([.$Q$2];[.$C82];0)" office:value-type="string" office:string-value="620 – 700" calcext:value-type="string">
            <text:p>620 – 700</text:p>
          </table:table-cell>
          <table:table-cell table:style-name="ce7" office:value-type="float" office:value="140" calcext:value-type="float">
            <text:p>140</text:p>
          </table:table-cell>
          <table:table-cell table:style-name="ce6" table:formula="of:=OFFSET([.$R$2];[.$C82];0)" office:value-type="string" office:string-value="110 ++" calcext:value-type="string">
            <text:p>110 ++</text:p>
          </table:table-cell>
          <table:table-cell table:style-name="ce10" table:formula="of:=OFFSET([.$S$2];[.$C82];0)" office:value-type="float" office:value="620" calcext:value-type="float">
            <text:p>620</text:p>
          </table:table-cell>
          <table:table-cell table:style-name="ce10" table:formula="of:=OFFSET([.$T$2];[.$C82];0)" office:value-type="float" office:value="700" calcext:value-type="float">
            <text:p>700</text:p>
          </table:table-cell>
          <table:table-cell table:style-name="ce10" table:formula="of:=OFFSET([.$U$2];[.$C82];0)" office:value-type="float" office:value="110" calcext:value-type="float">
            <text:p>110</text:p>
          </table:table-cell>
          <table:table-cell table:style-name="ce10" table:formula="of:=OFFSET([.$V$2];[.$C82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office:value-type="string" calcext:value-type="string">
            <text:p>Doble crítico</text:p>
          </table:table-cell>
          <table:table-cell table:number-columns-repeated="5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okheir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20" calcext:value-type="float">
            <text:p>620</text:p>
          </table:table-cell>
          <table:table-cell table:formula="of:=OFFSET([.$Q$2];[.$C83];0)" office:value-type="string" office:string-value="620 – 700" calcext:value-type="string">
            <text:p>620 – 700</text:p>
          </table:table-cell>
          <table:table-cell table:style-name="ce7" office:value-type="float" office:value="122" calcext:value-type="float">
            <text:p>122</text:p>
          </table:table-cell>
          <table:table-cell table:style-name="ce6" table:formula="of:=OFFSET([.$R$2];[.$C83];0)" office:value-type="string" office:string-value="110 ++" calcext:value-type="string">
            <text:p>110 ++</text:p>
          </table:table-cell>
          <table:table-cell table:style-name="ce10" table:formula="of:=OFFSET([.$S$2];[.$C83];0)" office:value-type="float" office:value="620" calcext:value-type="float">
            <text:p>620</text:p>
          </table:table-cell>
          <table:table-cell table:style-name="ce10" table:formula="of:=OFFSET([.$T$2];[.$C83];0)" office:value-type="float" office:value="700" calcext:value-type="float">
            <text:p>700</text:p>
          </table:table-cell>
          <table:table-cell table:style-name="ce10" table:formula="of:=OFFSET([.$U$2];[.$C83];0)" office:value-type="float" office:value="110" calcext:value-type="float">
            <text:p>110</text:p>
          </table:table-cell>
          <table:table-cell table:style-name="ce10" table:formula="of:=OFFSET([.$V$2];[.$C83];0)" office:value-type="float" office:value="999" calcext:value-type="float">
            <text:p>999</text:p>
          </table:table-cell>
          <table:table-cell office:value-type="string" calcext:value-type="string">
            <text:p>AgVi</text:p>
          </table:table-cell>
          <table:table-cell office:value-type="string" calcext:value-type="string">
            <text:p>Projectile</text:p>
          </table:table-cell>
          <table:table-cell office:value-type="string" calcext:value-type="string">
            <text:p>Ciega</text:p>
          </table:table-cell>
          <table:table-cell table:number-columns-repeated="50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  <table:table-cell table:style-name="ce4"/>
          <table:table-cell table:formula="of:=OFFSET([.$Q$2];[.$C84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84];0)" office:value-type="string" office:string-value="5 – 20" calcext:value-type="string">
            <text:p>5 – 20</text:p>
          </table:table-cell>
          <table:table-cell table:style-name="ce10" table:formula="of:=OFFSET([.$S$2];[.$C84];0)" office:value-type="float" office:value="30" calcext:value-type="float">
            <text:p>30</text:p>
          </table:table-cell>
          <table:table-cell table:style-name="ce10" table:formula="of:=OFFSET([.$T$2];[.$C84];0)" office:value-type="float" office:value="60" calcext:value-type="float">
            <text:p>60</text:p>
          </table:table-cell>
          <table:table-cell table:style-name="ce10" table:formula="of:=OFFSET([.$U$2];[.$C84];0)" office:value-type="float" office:value="5" calcext:value-type="float">
            <text:p>5</text:p>
          </table:table-cell>
          <table:table-cell table:style-name="ce10" table:formula="of:=OFFSET([.$V$2];[.$C84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Látigo de cuer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formula="of:=OFFSET([.$Q$2];[.$C85];0)" office:value-type="string" office:string-value="30 – 60" calcext:value-type="string">
            <text:p>30 – 60</text:p>
          </table:table-cell>
          <table:table-cell table:style-name="ce7" office:value-type="float" office:value="15" calcext:value-type="float">
            <text:p>15</text:p>
          </table:table-cell>
          <table:table-cell table:style-name="ce6" table:formula="of:=OFFSET([.$R$2];[.$C85];0)" office:value-type="string" office:string-value="5 – 20" calcext:value-type="string">
            <text:p>5 – 20</text:p>
          </table:table-cell>
          <table:table-cell table:style-name="ce10" table:formula="of:=OFFSET([.$S$2];[.$C85];0)" office:value-type="float" office:value="30" calcext:value-type="float">
            <text:p>30</text:p>
          </table:table-cell>
          <table:table-cell table:style-name="ce10" table:formula="of:=OFFSET([.$T$2];[.$C85];0)" office:value-type="float" office:value="60" calcext:value-type="float">
            <text:p>60</text:p>
          </table:table-cell>
          <table:table-cell table:style-name="ce10" table:formula="of:=OFFSET([.$U$2];[.$C85];0)" office:value-type="float" office:value="5" calcext:value-type="float">
            <text:p>5</text:p>
          </table:table-cell>
          <table:table-cell table:style-name="ce10" table:formula="of:=OFFSET([.$V$2];[.$C85];0)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formula="of:=OFFSET([.$Q$2];[.$C86];0)" office:value-type="string" office:string-value="30 – 60" calcext:value-type="string">
            <text:p>30 – 60</text:p>
          </table:table-cell>
          <table:table-cell table:style-name="ce7" office:value-type="float" office:value="32" calcext:value-type="float">
            <text:p>32</text:p>
          </table:table-cell>
          <table:table-cell table:style-name="ce6" table:formula="of:=OFFSET([.$R$2];[.$C86];0)" office:value-type="string" office:string-value="5 – 20" calcext:value-type="string">
            <text:p>5 – 20</text:p>
          </table:table-cell>
          <table:table-cell table:style-name="ce10" table:formula="of:=OFFSET([.$S$2];[.$C86];0)" office:value-type="float" office:value="30" calcext:value-type="float">
            <text:p>30</text:p>
          </table:table-cell>
          <table:table-cell table:style-name="ce10" table:formula="of:=OFFSET([.$T$2];[.$C86];0)" office:value-type="float" office:value="60" calcext:value-type="float">
            <text:p>60</text:p>
          </table:table-cell>
          <table:table-cell table:style-name="ce10" table:formula="of:=OFFSET([.$U$2];[.$C86];0)" office:value-type="float" office:value="5" calcext:value-type="float">
            <text:p>5</text:p>
          </table:table-cell>
          <table:table-cell table:style-name="ce10" table:formula="of:=OFFSET([.$V$2];[.$C86];0)" office:value-type="float" office:value="20" calcext:value-type="float">
            <text:p>20</text:p>
          </table:table-cell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Látigo de caden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6" calcext:value-type="float">
            <text:p>96</text:p>
          </table:table-cell>
          <table:table-cell table:formula="of:=OFFSET([.$Q$2];[.$C87];0)" office:value-type="string" office:string-value="80 – 120" calcext:value-type="string">
            <text:p>80 – 120</text:p>
          </table:table-cell>
          <table:table-cell table:style-name="ce7" office:value-type="float" office:value="55" calcext:value-type="float">
            <text:p>55</text:p>
          </table:table-cell>
          <table:table-cell table:style-name="ce6" table:formula="of:=OFFSET([.$R$2];[.$C87];0)" office:value-type="string" office:string-value="25 – 40" calcext:value-type="string">
            <text:p>25 – 40</text:p>
          </table:table-cell>
          <table:table-cell table:style-name="ce10" table:formula="of:=OFFSET([.$S$2];[.$C87];0)" office:value-type="float" office:value="80" calcext:value-type="float">
            <text:p>80</text:p>
          </table:table-cell>
          <table:table-cell table:style-name="ce10" table:formula="of:=OFFSET([.$T$2];[.$C87];0)" office:value-type="float" office:value="120" calcext:value-type="float">
            <text:p>120</text:p>
          </table:table-cell>
          <table:table-cell table:style-name="ce10" table:formula="of:=OFFSET([.$U$2];[.$C87];0)" office:value-type="float" office:value="25" calcext:value-type="float">
            <text:p>25</text:p>
          </table:table-cell>
          <table:table-cell table:style-name="ce10" table:formula="of:=OFFSET([.$V$2];[.$C87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formula="of:=OFFSET([.$Q$2];[.$C88];0)" office:value-type="string" office:string-value="80 – 120" calcext:value-type="string">
            <text:p>80 – 120</text:p>
          </table:table-cell>
          <table:table-cell table:style-name="ce7" office:value-type="float" office:value="60" calcext:value-type="float">
            <text:p>60</text:p>
          </table:table-cell>
          <table:table-cell table:style-name="ce6" table:formula="of:=OFFSET([.$R$2];[.$C88];0)" office:value-type="string" office:string-value="25 – 40" calcext:value-type="string">
            <text:p>25 – 40</text:p>
          </table:table-cell>
          <table:table-cell table:style-name="ce10" table:formula="of:=OFFSET([.$S$2];[.$C88];0)" office:value-type="float" office:value="80" calcext:value-type="float">
            <text:p>80</text:p>
          </table:table-cell>
          <table:table-cell table:style-name="ce10" table:formula="of:=OFFSET([.$T$2];[.$C88];0)" office:value-type="float" office:value="120" calcext:value-type="float">
            <text:p>120</text:p>
          </table:table-cell>
          <table:table-cell table:style-name="ce10" table:formula="of:=OFFSET([.$U$2];[.$C88];0)" office:value-type="float" office:value="25" calcext:value-type="float">
            <text:p>25</text:p>
          </table:table-cell>
          <table:table-cell table:style-name="ce10" table:formula="of:=OFFSET([.$V$2];[.$C88];0)" office:value-type="float" office:value="40" calcext:value-type="float">
            <text:p>40</text:p>
          </table:table-cell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átigo de cobra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formula="of:=OFFSET([.$Q$2];[.$C89];0)" office:value-type="string" office:string-value="150 – 200" calcext:value-type="string">
            <text:p>150 – 200</text:p>
          </table:table-cell>
          <table:table-cell table:style-name="ce7" office:value-type="float" office:value="77" calcext:value-type="float">
            <text:p>77</text:p>
          </table:table-cell>
          <table:table-cell table:style-name="ce6" table:formula="of:=OFFSET([.$R$2];[.$C89];0)" office:value-type="string" office:string-value="45 – 70" calcext:value-type="string">
            <text:p>45 – 70</text:p>
          </table:table-cell>
          <table:table-cell table:style-name="ce10" table:formula="of:=OFFSET([.$S$2];[.$C89];0)" office:value-type="float" office:value="150" calcext:value-type="float">
            <text:p>150</text:p>
          </table:table-cell>
          <table:table-cell table:style-name="ce10" table:formula="of:=OFFSET([.$T$2];[.$C89];0)" office:value-type="float" office:value="200" calcext:value-type="float">
            <text:p>200</text:p>
          </table:table-cell>
          <table:table-cell table:style-name="ce10" table:formula="of:=OFFSET([.$U$2];[.$C89];0)" office:value-type="float" office:value="45" calcext:value-type="float">
            <text:p>45</text:p>
          </table:table-cell>
          <table:table-cell table:style-name="ce10" table:formula="of:=OFFSET([.$V$2];[.$C89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Látigo Pytho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2" calcext:value-type="float">
            <text:p>212</text:p>
          </table:table-cell>
          <table:table-cell table:formula="of:=OFFSET([.$Q$2];[.$C90];0)" office:value-type="string" office:string-value="150 – 200" calcext:value-type="string">
            <text:p>150 – 200</text:p>
          </table:table-cell>
          <table:table-cell table:style-name="ce7" office:value-type="float" office:value="82" calcext:value-type="float">
            <text:p>82</text:p>
          </table:table-cell>
          <table:table-cell table:style-name="ce6" table:formula="of:=OFFSET([.$R$2];[.$C90];0)" office:value-type="string" office:string-value="45 – 70" calcext:value-type="string">
            <text:p>45 – 70</text:p>
          </table:table-cell>
          <table:table-cell table:style-name="ce10" table:formula="of:=OFFSET([.$S$2];[.$C90];0)" office:value-type="float" office:value="150" calcext:value-type="float">
            <text:p>150</text:p>
          </table:table-cell>
          <table:table-cell table:style-name="ce10" table:formula="of:=OFFSET([.$T$2];[.$C90];0)" office:value-type="float" office:value="200" calcext:value-type="float">
            <text:p>200</text:p>
          </table:table-cell>
          <table:table-cell table:style-name="ce10" table:formula="of:=OFFSET([.$U$2];[.$C90];0)" office:value-type="float" office:value="45" calcext:value-type="float">
            <text:p>45</text:p>
          </table:table-cell>
          <table:table-cell table:style-name="ce10" table:formula="of:=OFFSET([.$V$2];[.$C90];0)" office:value-type="float" office:value="70" calcext:value-type="float">
            <text:p>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Stun, -VIT</text:p>
          </table:table-cell>
          <table:table-cell table:number-columns-repeated="50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256" calcext:value-type="float">
            <text:p>256</text:p>
          </table:table-cell>
          <table:table-cell table:formula="of:=OFFSET([.$Q$2];[.$C91];0)" office:value-type="string" office:string-value="240 – 300" calcext:value-type="string">
            <text:p>240 – 300</text:p>
          </table:table-cell>
          <table:table-cell table:style-name="ce7"/>
          <table:table-cell table:style-name="ce6" table:formula="of:=OFFSET([.$R$2];[.$C91];0)" office:value-type="string" office:string-value="65 – 80" calcext:value-type="string">
            <text:p>65 – 80</text:p>
          </table:table-cell>
          <table:table-cell table:style-name="ce10" table:formula="of:=OFFSET([.$S$2];[.$C91];0)" office:value-type="float" office:value="240" calcext:value-type="float">
            <text:p>240</text:p>
          </table:table-cell>
          <table:table-cell table:style-name="ce10" table:formula="of:=OFFSET([.$T$2];[.$C91];0)" office:value-type="float" office:value="300" calcext:value-type="float">
            <text:p>300</text:p>
          </table:table-cell>
          <table:table-cell table:style-name="ce10" table:formula="of:=OFFSET([.$U$2];[.$C91];0)" office:value-type="float" office:value="65" calcext:value-type="float">
            <text:p>65</text:p>
          </table:table-cell>
          <table:table-cell table:style-name="ce10" table:formula="of:=OFFSET([.$V$2];[.$C91];0)" office:value-type="float" office:value="80" calcext:value-type="float">
            <text:p>80</text:p>
          </table:table-cell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table:style-name="ce4"/>
          <table:table-cell table:formula="of:=OFFSET([.$Q$2];[.$C92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92];0)" office:value-type="string" office:string-value="5 – 20" calcext:value-type="string">
            <text:p>5 – 20</text:p>
          </table:table-cell>
          <table:table-cell table:style-name="ce10" table:formula="of:=OFFSET([.$S$2];[.$C92];0)" office:value-type="float" office:value="30" calcext:value-type="float">
            <text:p>30</text:p>
          </table:table-cell>
          <table:table-cell table:style-name="ce10" table:formula="of:=OFFSET([.$T$2];[.$C92];0)" office:value-type="float" office:value="60" calcext:value-type="float">
            <text:p>60</text:p>
          </table:table-cell>
          <table:table-cell table:style-name="ce10" table:formula="of:=OFFSET([.$U$2];[.$C92];0)" office:value-type="float" office:value="5" calcext:value-type="float">
            <text:p>5</text:p>
          </table:table-cell>
          <table:table-cell table:style-name="ce10" table:formula="of:=OFFSET([.$V$2];[.$C92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Guantes de cuero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4" calcext:value-type="float">
            <text:p>64</text:p>
          </table:table-cell>
          <table:table-cell table:formula="of:=OFFSET([.$Q$2];[.$C93];0)" office:value-type="string" office:string-value="80 – 120" calcext:value-type="string">
            <text:p>80 – 120</text:p>
          </table:table-cell>
          <table:table-cell table:style-name="ce7" office:value-type="float" office:value="12" calcext:value-type="float">
            <text:p>12</text:p>
          </table:table-cell>
          <table:table-cell table:style-name="ce6" table:formula="of:=OFFSET([.$R$2];[.$C93];0)" office:value-type="string" office:string-value="25 – 40" calcext:value-type="string">
            <text:p>25 – 40</text:p>
          </table:table-cell>
          <table:table-cell table:style-name="ce10" table:formula="of:=OFFSET([.$S$2];[.$C93];0)" office:value-type="float" office:value="80" calcext:value-type="float">
            <text:p>80</text:p>
          </table:table-cell>
          <table:table-cell table:style-name="ce10" table:formula="of:=OFFSET([.$T$2];[.$C93];0)" office:value-type="float" office:value="120" calcext:value-type="float">
            <text:p>120</text:p>
          </table:table-cell>
          <table:table-cell table:style-name="ce10" table:formula="of:=OFFSET([.$U$2];[.$C93];0)" office:value-type="float" office:value="25" calcext:value-type="float">
            <text:p>25</text:p>
          </table:table-cell>
          <table:table-cell table:style-name="ce10" table:formula="of:=OFFSET([.$V$2];[.$C93];0)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3 golpes</text:p>
          </table:table-cell>
          <table:table-cell table:number-columns-repeated="5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arras de hierro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formula="of:=OFFSET([.$Q$2];[.$C94];0)" office:value-type="string" office:string-value="150 – 200" calcext:value-type="string">
            <text:p>150 – 200</text:p>
          </table:table-cell>
          <table:table-cell table:style-name="ce7" office:value-type="float" office:value="24" calcext:value-type="float">
            <text:p>24</text:p>
          </table:table-cell>
          <table:table-cell table:style-name="ce6" table:formula="of:=OFFSET([.$R$2];[.$C94];0)" office:value-type="string" office:string-value="45 – 70" calcext:value-type="string">
            <text:p>45 – 70</text:p>
          </table:table-cell>
          <table:table-cell table:style-name="ce10" table:formula="of:=OFFSET([.$S$2];[.$C94];0)" office:value-type="float" office:value="150" calcext:value-type="float">
            <text:p>150</text:p>
          </table:table-cell>
          <table:table-cell table:style-name="ce10" table:formula="of:=OFFSET([.$T$2];[.$C94];0)" office:value-type="float" office:value="200" calcext:value-type="float">
            <text:p>200</text:p>
          </table:table-cell>
          <table:table-cell table:style-name="ce10" table:formula="of:=OFFSET([.$U$2];[.$C94];0)" office:value-type="float" office:value="45" calcext:value-type="float">
            <text:p>45</text:p>
          </table:table-cell>
          <table:table-cell table:style-name="ce10" table:formula="of:=OFFSET([.$V$2];[.$C94];0)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3 golpes</text:p>
          </table:table-cell>
          <table:table-cell table:number-columns-repeated="50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200" calcext:value-type="float">
            <text:p>200</text:p>
          </table:table-cell>
          <table:table-cell table:formula="of:=OFFSET([.$Q$2];[.$C95];0)" office:value-type="string" office:string-value="240 – 300" calcext:value-type="string">
            <text:p>240 – 300</text:p>
          </table:table-cell>
          <table:table-cell table:style-name="ce7"/>
          <table:table-cell table:style-name="ce6" table:formula="of:=OFFSET([.$R$2];[.$C95];0)" office:value-type="string" office:string-value="65 – 80" calcext:value-type="string">
            <text:p>65 – 80</text:p>
          </table:table-cell>
          <table:table-cell table:style-name="ce10" table:formula="of:=OFFSET([.$S$2];[.$C95];0)" office:value-type="float" office:value="240" calcext:value-type="float">
            <text:p>240</text:p>
          </table:table-cell>
          <table:table-cell table:style-name="ce10" table:formula="of:=OFFSET([.$T$2];[.$C95];0)" office:value-type="float" office:value="300" calcext:value-type="float">
            <text:p>300</text:p>
          </table:table-cell>
          <table:table-cell table:style-name="ce10" table:formula="of:=OFFSET([.$U$2];[.$C95];0)" office:value-type="float" office:value="65" calcext:value-type="float">
            <text:p>65</text:p>
          </table:table-cell>
          <table:table-cell table:style-name="ce10" table:formula="of:=OFFSET([.$V$2];[.$C95];0)" office:value-type="float" office:value="80" calcext:value-type="float">
            <text:p>80</text:p>
          </table:table-cell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3 golpes</text:p>
          </table:table-cell>
          <table:table-cell table:number-columns-repeated="50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240" calcext:value-type="float">
            <text:p>240</text:p>
          </table:table-cell>
          <table:table-cell table:formula="of:=OFFSET([.$Q$2];[.$C96];0)" office:value-type="string" office:string-value="240 – 300" calcext:value-type="string">
            <text:p>240 – 300</text:p>
          </table:table-cell>
          <table:table-cell table:style-name="ce7"/>
          <table:table-cell table:style-name="ce6" table:formula="of:=OFFSET([.$R$2];[.$C96];0)" office:value-type="string" office:string-value="65 – 80" calcext:value-type="string">
            <text:p>65 – 80</text:p>
          </table:table-cell>
          <table:table-cell table:style-name="ce10" table:formula="of:=OFFSET([.$S$2];[.$C96];0)" office:value-type="float" office:value="240" calcext:value-type="float">
            <text:p>240</text:p>
          </table:table-cell>
          <table:table-cell table:style-name="ce10" table:formula="of:=OFFSET([.$T$2];[.$C96];0)" office:value-type="float" office:value="300" calcext:value-type="float">
            <text:p>300</text:p>
          </table:table-cell>
          <table:table-cell table:style-name="ce10" table:formula="of:=OFFSET([.$U$2];[.$C96];0)" office:value-type="float" office:value="65" calcext:value-type="float">
            <text:p>65</text:p>
          </table:table-cell>
          <table:table-cell table:style-name="ce10" table:formula="of:=OFFSET([.$V$2];[.$C96];0)" office:value-type="float" office:value="80" calcext:value-type="float">
            <text:p>80</text:p>
          </table:table-cell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3 golpes</text:p>
          </table:table-cell>
          <table:table-cell table:number-columns-repeated="5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Garras dragón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80" calcext:value-type="float">
            <text:p>280</text:p>
          </table:table-cell>
          <table:table-cell table:formula="of:=OFFSET([.$Q$2];[.$C97];0)" office:value-type="string" office:string-value="350 – 420" calcext:value-type="string">
            <text:p>350 – 420</text:p>
          </table:table-cell>
          <table:table-cell table:style-name="ce7" office:value-type="float" office:value="75" calcext:value-type="float">
            <text:p>75</text:p>
          </table:table-cell>
          <table:table-cell table:style-name="ce6" table:formula="of:=OFFSET([.$R$2];[.$C97];0)" office:value-type="string" office:string-value="75 – 90" calcext:value-type="string">
            <text:p>75 – 90</text:p>
          </table:table-cell>
          <table:table-cell table:style-name="ce10" table:formula="of:=OFFSET([.$S$2];[.$C97];0)" office:value-type="float" office:value="350" calcext:value-type="float">
            <text:p>350</text:p>
          </table:table-cell>
          <table:table-cell table:style-name="ce10" table:formula="of:=OFFSET([.$T$2];[.$C97];0)" office:value-type="float" office:value="420" calcext:value-type="float">
            <text:p>420</text:p>
          </table:table-cell>
          <table:table-cell table:style-name="ce10" table:formula="of:=OFFSET([.$U$2];[.$C97];0)" office:value-type="float" office:value="75" calcext:value-type="float">
            <text:p>75</text:p>
          </table:table-cell>
          <table:table-cell table:style-name="ce10" table:formula="of:=OFFSET([.$V$2];[.$C97];0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3 golpes</text:p>
          </table:table-cell>
          <table:table-cell table:number-columns-repeated="5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uño gai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00" calcext:value-type="float">
            <text:p>400</text:p>
          </table:table-cell>
          <table:table-cell table:formula="of:=OFFSET([.$Q$2];[.$C98];0)" office:value-type="string" office:string-value="480 – 550" calcext:value-type="string">
            <text:p>480 – 550</text:p>
          </table:table-cell>
          <table:table-cell table:style-name="ce7" office:value-type="float" office:value="101" calcext:value-type="float">
            <text:p>101</text:p>
          </table:table-cell>
          <table:table-cell table:style-name="ce6" table:formula="of:=OFFSET([.$R$2];[.$C98];0)" office:value-type="string" office:string-value="95 – 105" calcext:value-type="string">
            <text:p>95 – 105</text:p>
          </table:table-cell>
          <table:table-cell table:style-name="ce10" table:formula="of:=OFFSET([.$S$2];[.$C98];0)" office:value-type="float" office:value="480" calcext:value-type="float">
            <text:p>480</text:p>
          </table:table-cell>
          <table:table-cell table:style-name="ce10" table:formula="of:=OFFSET([.$T$2];[.$C98];0)" office:value-type="float" office:value="550" calcext:value-type="float">
            <text:p>550</text:p>
          </table:table-cell>
          <table:table-cell table:style-name="ce10" table:formula="of:=OFFSET([.$U$2];[.$C98];0)" office:value-type="float" office:value="95" calcext:value-type="float">
            <text:p>95</text:p>
          </table:table-cell>
          <table:table-cell table:style-name="ce10" table:formula="of:=OFFSET([.$V$2];[.$C98];0)" office:value-type="float" office:value="105" calcext:value-type="float">
            <text:p>10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3 golpes</text:p>
          </table:table-cell>
          <table:table-cell table:number-columns-repeated="50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table:style-name="ce4"/>
          <table:table-cell table:formula="of:=OFFSET([.$Q$2];[.$C99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99];0)" office:value-type="string" office:string-value="5 – 20" calcext:value-type="string">
            <text:p>5 – 20</text:p>
          </table:table-cell>
          <table:table-cell table:style-name="ce10" table:formula="of:=OFFSET([.$S$2];[.$C99];0)" office:value-type="float" office:value="30" calcext:value-type="float">
            <text:p>30</text:p>
          </table:table-cell>
          <table:table-cell table:style-name="ce10" table:formula="of:=OFFSET([.$T$2];[.$C99];0)" office:value-type="float" office:value="60" calcext:value-type="float">
            <text:p>60</text:p>
          </table:table-cell>
          <table:table-cell table:style-name="ce10" table:formula="of:=OFFSET([.$U$2];[.$C99];0)" office:value-type="float" office:value="5" calcext:value-type="float">
            <text:p>5</text:p>
          </table:table-cell>
          <table:table-cell table:style-name="ce10" table:formula="of:=OFFSET([.$V$2];[.$C99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str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50" calcext:value-type="float">
            <text:p>550</text:p>
          </table:table-cell>
          <table:table-cell table:formula="of:=OFFSET([.$Q$2];[.$C100];0)" office:value-type="string" office:string-value="480 – 550" calcext:value-type="string">
            <text:p>480 – 550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OFFSET([.$R$2];[.$C100];0)" office:value-type="string" office:string-value="95 – 105" calcext:value-type="string">
            <text:p>95 – 105</text:p>
          </table:table-cell>
          <table:table-cell table:style-name="ce10" table:formula="of:=OFFSET([.$S$2];[.$C100];0)" office:value-type="float" office:value="480" calcext:value-type="float">
            <text:p>480</text:p>
          </table:table-cell>
          <table:table-cell table:style-name="ce10" table:formula="of:=OFFSET([.$T$2];[.$C100];0)" office:value-type="float" office:value="550" calcext:value-type="float">
            <text:p>550</text:p>
          </table:table-cell>
          <table:table-cell table:style-name="ce10" table:formula="of:=OFFSET([.$U$2];[.$C100];0)" office:value-type="float" office:value="95" calcext:value-type="float">
            <text:p>95</text:p>
          </table:table-cell>
          <table:table-cell table:style-name="ce10" table:formula="of:=OFFSET([.$V$2];[.$C100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Réplica Astr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00" calcext:value-type="float">
            <text:p>500</text:p>
          </table:table-cell>
          <table:table-cell table:formula="of:=OFFSET([.$Q$2];[.$C101];0)" office:value-type="string" office:string-value="480 – 550" calcext:value-type="string">
            <text:p>480 – 550</text:p>
          </table:table-cell>
          <table:table-cell table:style-name="ce7" office:value-type="float" office:value="105" calcext:value-type="float">
            <text:p>105</text:p>
          </table:table-cell>
          <table:table-cell table:style-name="ce6" table:formula="of:=OFFSET([.$R$2];[.$C101];0)" office:value-type="string" office:string-value="95 – 105" calcext:value-type="string">
            <text:p>95 – 105</text:p>
          </table:table-cell>
          <table:table-cell table:style-name="ce10" table:formula="of:=OFFSET([.$S$2];[.$C101];0)" office:value-type="float" office:value="480" calcext:value-type="float">
            <text:p>480</text:p>
          </table:table-cell>
          <table:table-cell table:style-name="ce10" table:formula="of:=OFFSET([.$T$2];[.$C101];0)" office:value-type="float" office:value="550" calcext:value-type="float">
            <text:p>550</text:p>
          </table:table-cell>
          <table:table-cell table:style-name="ce10" table:formula="of:=OFFSET([.$U$2];[.$C101];0)" office:value-type="float" office:value="95" calcext:value-type="float">
            <text:p>95</text:p>
          </table:table-cell>
          <table:table-cell table:style-name="ce10" table:formula="of:=OFFSET([.$V$2];[.$C101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éplica Astra+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20" calcext:value-type="float">
            <text:p>520</text:p>
          </table:table-cell>
          <table:table-cell table:formula="of:=OFFSET([.$Q$2];[.$C102];0)" office:value-type="string" office:string-value="480 – 550" calcext:value-type="string">
            <text:p>480 – 550</text:p>
          </table:table-cell>
          <table:table-cell table:style-name="ce7" office:value-type="float" office:value="110" calcext:value-type="float">
            <text:p>110</text:p>
          </table:table-cell>
          <table:table-cell table:style-name="ce6" table:formula="of:=OFFSET([.$R$2];[.$C102];0)" office:value-type="string" office:string-value="95 – 105" calcext:value-type="string">
            <text:p>95 – 105</text:p>
          </table:table-cell>
          <table:table-cell table:style-name="ce10" table:formula="of:=OFFSET([.$S$2];[.$C102];0)" office:value-type="float" office:value="480" calcext:value-type="float">
            <text:p>480</text:p>
          </table:table-cell>
          <table:table-cell table:style-name="ce10" table:formula="of:=OFFSET([.$T$2];[.$C102];0)" office:value-type="float" office:value="550" calcext:value-type="float">
            <text:p>550</text:p>
          </table:table-cell>
          <table:table-cell table:style-name="ce10" table:formula="of:=OFFSET([.$U$2];[.$C102];0)" office:value-type="float" office:value="95" calcext:value-type="float">
            <text:p>95</text:p>
          </table:table-cell>
          <table:table-cell table:style-name="ce10" table:formula="of:=OFFSET([.$V$2];[.$C102];0)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5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S-Astra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formula="of:=OFFSET([.$Q$2];[.$C103];0)" office:value-type="string" office:string-value="620 – 700" calcext:value-type="string">
            <text:p>620 – 700</text:p>
          </table:table-cell>
          <table:table-cell table:style-name="ce7" office:value-type="float" office:value="160" calcext:value-type="float">
            <text:p>160</text:p>
          </table:table-cell>
          <table:table-cell table:style-name="ce6" table:formula="of:=OFFSET([.$R$2];[.$C103];0)" office:value-type="string" office:string-value="110 ++" calcext:value-type="string">
            <text:p>110 ++</text:p>
          </table:table-cell>
          <table:table-cell table:style-name="ce10" table:formula="of:=OFFSET([.$S$2];[.$C103];0)" office:value-type="float" office:value="620" calcext:value-type="float">
            <text:p>620</text:p>
          </table:table-cell>
          <table:table-cell table:style-name="ce10" table:formula="of:=OFFSET([.$T$2];[.$C103];0)" office:value-type="float" office:value="700" calcext:value-type="float">
            <text:p>700</text:p>
          </table:table-cell>
          <table:table-cell table:style-name="ce10" table:formula="of:=OFFSET([.$U$2];[.$C103];0)" office:value-type="float" office:value="110" calcext:value-type="float">
            <text:p>110</text:p>
          </table:table-cell>
          <table:table-cell table:style-name="ce10" table:formula="of:=OFFSET([.$V$2];[.$C103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-crystal bullshit</text:p>
          </table:table-cell>
          <table:table-cell table:number-columns-repeated="5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-Astra+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formula="of:=OFFSET([.$Q$2];[.$C104];0)" office:value-type="string" office:string-value="620 – 700" calcext:value-type="string">
            <text:p>620 – 700</text:p>
          </table:table-cell>
          <table:table-cell table:style-name="ce7" office:value-type="float" office:value="240" calcext:value-type="float">
            <text:p>240</text:p>
          </table:table-cell>
          <table:table-cell table:style-name="ce6" table:formula="of:=OFFSET([.$R$2];[.$C104];0)" office:value-type="string" office:string-value="110 ++" calcext:value-type="string">
            <text:p>110 ++</text:p>
          </table:table-cell>
          <table:table-cell table:style-name="ce10" table:formula="of:=OFFSET([.$S$2];[.$C104];0)" office:value-type="float" office:value="620" calcext:value-type="float">
            <text:p>620</text:p>
          </table:table-cell>
          <table:table-cell table:style-name="ce10" table:formula="of:=OFFSET([.$T$2];[.$C104];0)" office:value-type="float" office:value="700" calcext:value-type="float">
            <text:p>700</text:p>
          </table:table-cell>
          <table:table-cell table:style-name="ce10" table:formula="of:=OFFSET([.$U$2];[.$C104];0)" office:value-type="float" office:value="110" calcext:value-type="float">
            <text:p>110</text:p>
          </table:table-cell>
          <table:table-cell table:style-name="ce10" table:formula="of:=OFFSET([.$V$2];[.$C104];0)"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-crystal bullshit</text:p>
          </table:table-cell>
          <table:table-cell table:number-columns-repeated="5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Lightgun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800" calcext:value-type="float">
            <text:p>800</text:p>
          </table:table-cell>
          <table:table-cell table:formula="of:=OFFSET([.$Q$2];[.$C105];0)" office:value-type="string" office:string-value="620 – 700" calcext:value-type="string">
            <text:p>620 – 700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OFFSET([.$R$2];[.$C105];0)" office:value-type="string" office:string-value="110 ++" calcext:value-type="string">
            <text:p>110 ++</text:p>
          </table:table-cell>
          <table:table-cell table:style-name="ce10" table:formula="of:=OFFSET([.$S$2];[.$C105];0)" office:value-type="float" office:value="620" calcext:value-type="float">
            <text:p>620</text:p>
          </table:table-cell>
          <table:table-cell table:style-name="ce10" table:formula="of:=OFFSET([.$T$2];[.$C105];0)" office:value-type="float" office:value="700" calcext:value-type="float">
            <text:p>700</text:p>
          </table:table-cell>
          <table:table-cell table:style-name="ce10" table:formula="of:=OFFSET([.$U$2];[.$C105];0)" office:value-type="float" office:value="110" calcext:value-type="float">
            <text:p>110</text:p>
          </table:table-cell>
          <table:table-cell table:style-name="ce10" table:formula="of:=OFFSET([.$V$2];[.$C105];0)" office:value-type="float" office:value="999" calcext:value-type="float">
            <text:p>999</text:p>
          </table:table-cell>
          <table:table-cell/>
          <table:table-cell office:value-type="string" calcext:value-type="string">
            <text:p>Projectile</text:p>
          </table:table-cell>
          <table:table-cell office:value-type="string" calcext:value-type="string">
            <text:p>Magical damage</text:p>
          </table:table-cell>
          <table:table-cell table:number-columns-repeated="50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  <table:table-cell table:style-name="ce4"/>
          <table:table-cell table:formula="of:=OFFSET([.$Q$2];[.$C106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06];0)" office:value-type="string" office:string-value="5 – 20" calcext:value-type="string">
            <text:p>5 – 20</text:p>
          </table:table-cell>
          <table:table-cell table:style-name="ce10" table:formula="of:=OFFSET([.$S$2];[.$C106];0)" office:value-type="float" office:value="30" calcext:value-type="float">
            <text:p>30</text:p>
          </table:table-cell>
          <table:table-cell table:style-name="ce10" table:formula="of:=OFFSET([.$T$2];[.$C106];0)" office:value-type="float" office:value="60" calcext:value-type="float">
            <text:p>60</text:p>
          </table:table-cell>
          <table:table-cell table:style-name="ce10" table:formula="of:=OFFSET([.$U$2];[.$C106];0)" office:value-type="float" office:value="5" calcext:value-type="float">
            <text:p>5</text:p>
          </table:table-cell>
          <table:table-cell table:style-name="ce10" table:formula="of:=OFFSET([.$V$2];[.$C106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2"/>
          <table:table-cell table:style-name="ce4"/>
          <table:table-cell table:formula="of:=OFFSET([.$Q$2];[.$C107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07];0)" office:value-type="string" office:string-value="5 – 20" calcext:value-type="string">
            <text:p>5 – 20</text:p>
          </table:table-cell>
          <table:table-cell table:style-name="ce10" table:formula="of:=OFFSET([.$S$2];[.$C107];0)" office:value-type="float" office:value="30" calcext:value-type="float">
            <text:p>30</text:p>
          </table:table-cell>
          <table:table-cell table:style-name="ce10" table:formula="of:=OFFSET([.$T$2];[.$C107];0)" office:value-type="float" office:value="60" calcext:value-type="float">
            <text:p>60</text:p>
          </table:table-cell>
          <table:table-cell table:style-name="ce10" table:formula="of:=OFFSET([.$U$2];[.$C107];0)" office:value-type="float" office:value="5" calcext:value-type="float">
            <text:p>5</text:p>
          </table:table-cell>
          <table:table-cell table:style-name="ce10" table:formula="of:=OFFSET([.$V$2];[.$C107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oomerang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formula="of:=OFFSET([.$Q$2];[.$C108];0)" office:value-type="string" office:string-value="30 – 60" calcext:value-type="string">
            <text:p>30 – 6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08];0)" office:value-type="string" office:string-value="5 – 20" calcext:value-type="string">
            <text:p>5 – 20</text:p>
          </table:table-cell>
          <table:table-cell table:style-name="ce10" table:formula="of:=OFFSET([.$S$2];[.$C108];0)" office:value-type="float" office:value="30" calcext:value-type="float">
            <text:p>30</text:p>
          </table:table-cell>
          <table:table-cell table:style-name="ce10" table:formula="of:=OFFSET([.$T$2];[.$C108];0)" office:value-type="float" office:value="60" calcext:value-type="float">
            <text:p>60</text:p>
          </table:table-cell>
          <table:table-cell table:style-name="ce10" table:formula="of:=OFFSET([.$U$2];[.$C108];0)" office:value-type="float" office:value="5" calcext:value-type="float">
            <text:p>5</text:p>
          </table:table-cell>
          <table:table-cell table:style-name="ce10" table:formula="of:=OFFSET([.$V$2];[.$C108];0)" office:value-type="float" office:value="20" calcext:value-type="float">
            <text:p>20</text:p>
          </table:table-cell>
          <table:table-cell/>
          <table:table-cell office:value-type="string" calcext:value-type="string">
            <text:p>Projectile</text:p>
          </table:table-cell>
          <table:table-cell office:value-type="string" calcext:value-type="string">
            <text:p>Stun</text:p>
          </table:table-cell>
          <table:table-cell table:number-columns-repeated="5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ardos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formula="of:=OFFSET([.$Q$2];[.$C109];0)" office:value-type="string" office:string-value="30 – 60" calcext:value-type="string">
            <text:p>30 – 6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09];0)" office:value-type="string" office:string-value="5 – 20" calcext:value-type="string">
            <text:p>5 – 20</text:p>
          </table:table-cell>
          <table:table-cell table:style-name="ce10" table:formula="of:=OFFSET([.$S$2];[.$C109];0)" office:value-type="float" office:value="30" calcext:value-type="float">
            <text:p>30</text:p>
          </table:table-cell>
          <table:table-cell table:style-name="ce10" table:formula="of:=OFFSET([.$T$2];[.$C109];0)" office:value-type="float" office:value="60" calcext:value-type="float">
            <text:p>60</text:p>
          </table:table-cell>
          <table:table-cell table:style-name="ce10" table:formula="of:=OFFSET([.$U$2];[.$C109];0)" office:value-type="float" office:value="5" calcext:value-type="float">
            <text:p>5</text:p>
          </table:table-cell>
          <table:table-cell table:style-name="ce10" table:formula="of:=OFFSET([.$V$2];[.$C109];0)" office:value-type="float" office:value="20" calcext:value-type="float">
            <text:p>20</text:p>
          </table:table-cell>
          <table:table-cell/>
          <table:table-cell office:value-type="string" calcext:value-type="string">
            <text:p>Projectile</text:p>
          </table:table-cell>
          <table:table-cell office:value-type="string" calcext:value-type="string">
            <text:p>Sueño</text:p>
          </table:table-cell>
          <table:table-cell table:number-columns-repeated="5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Anillo arrojadizo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formula="of:=OFFSET([.$Q$2];[.$C110];0)" office:value-type="string" office:string-value="150 – 200" calcext:value-type="string">
            <text:p>150 – 20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10];0)" office:value-type="string" office:string-value="45 – 70" calcext:value-type="string">
            <text:p>45 – 70</text:p>
          </table:table-cell>
          <table:table-cell table:style-name="ce10" table:formula="of:=OFFSET([.$S$2];[.$C110];0)" office:value-type="float" office:value="150" calcext:value-type="float">
            <text:p>150</text:p>
          </table:table-cell>
          <table:table-cell table:style-name="ce10" table:formula="of:=OFFSET([.$T$2];[.$C110];0)" office:value-type="float" office:value="200" calcext:value-type="float">
            <text:p>200</text:p>
          </table:table-cell>
          <table:table-cell table:style-name="ce10" table:formula="of:=OFFSET([.$U$2];[.$C110];0)" office:value-type="float" office:value="45" calcext:value-type="float">
            <text:p>45</text:p>
          </table:table-cell>
          <table:table-cell table:style-name="ce10" table:formula="of:=OFFSET([.$V$2];[.$C110];0)" office:value-type="float" office:value="70" calcext:value-type="float">
            <text:p>70</text:p>
          </table:table-cell>
          <table:table-cell/>
          <table:table-cell office:value-type="string" calcext:value-type="string">
            <text:p>Cut/Projectile</text:p>
          </table:table-cell>
          <table:table-cell office:value-type="string" calcext:value-type="string">
            <text:p>Herida</text:p>
          </table:table-cell>
          <table:table-cell table:number-columns-repeated="5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Kunai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0" calcext:value-type="float">
            <text:p>150</text:p>
          </table:table-cell>
          <table:table-cell table:formula="of:=OFFSET([.$Q$2];[.$C111];0)" office:value-type="string" office:string-value="80 – 120" calcext:value-type="string">
            <text:p>80 – 12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11];0)" office:value-type="string" office:string-value="25 – 40" calcext:value-type="string">
            <text:p>25 – 40</text:p>
          </table:table-cell>
          <table:table-cell table:style-name="ce10" table:formula="of:=OFFSET([.$S$2];[.$C111];0)" office:value-type="float" office:value="80" calcext:value-type="float">
            <text:p>80</text:p>
          </table:table-cell>
          <table:table-cell table:style-name="ce10" table:formula="of:=OFFSET([.$T$2];[.$C111];0)" office:value-type="float" office:value="120" calcext:value-type="float">
            <text:p>120</text:p>
          </table:table-cell>
          <table:table-cell table:style-name="ce10" table:formula="of:=OFFSET([.$U$2];[.$C111];0)" office:value-type="float" office:value="25" calcext:value-type="float">
            <text:p>25</text:p>
          </table:table-cell>
          <table:table-cell table:style-name="ce10" table:formula="of:=OFFSET([.$V$2];[.$C111];0)" office:value-type="float" office:value="40" calcext:value-type="float">
            <text:p>40</text:p>
          </table:table-cell>
          <table:table-cell/>
          <table:table-cell office:value-type="string" calcext:value-type="string">
            <text:p>Cut/Projectile</text:p>
          </table:table-cell>
          <table:table-cell table:number-columns-repeated="5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Shurike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0" calcext:value-type="float">
            <text:p>250</text:p>
          </table:table-cell>
          <table:table-cell table:formula="of:=OFFSET([.$Q$2];[.$C112];0)" office:value-type="string" office:string-value="80 – 120" calcext:value-type="string">
            <text:p>80 – 12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12];0)" office:value-type="string" office:string-value="25 – 40" calcext:value-type="string">
            <text:p>25 – 40</text:p>
          </table:table-cell>
          <table:table-cell table:style-name="ce10" table:formula="of:=OFFSET([.$S$2];[.$C112];0)" office:value-type="float" office:value="80" calcext:value-type="float">
            <text:p>80</text:p>
          </table:table-cell>
          <table:table-cell table:style-name="ce10" table:formula="of:=OFFSET([.$T$2];[.$C112];0)" office:value-type="float" office:value="120" calcext:value-type="float">
            <text:p>120</text:p>
          </table:table-cell>
          <table:table-cell table:style-name="ce10" table:formula="of:=OFFSET([.$U$2];[.$C112];0)" office:value-type="float" office:value="25" calcext:value-type="float">
            <text:p>25</text:p>
          </table:table-cell>
          <table:table-cell table:style-name="ce10" table:formula="of:=OFFSET([.$V$2];[.$C112];0)" office:value-type="float" office:value="40" calcext:value-type="float">
            <text:p>40</text:p>
          </table:table-cell>
          <table:table-cell/>
          <table:table-cell office:value-type="string" calcext:value-type="string">
            <text:p>Cut/Projectile</text:p>
          </table:table-cell>
          <table:table-cell table:number-columns-repeated="5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oleadoras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formula="of:=OFFSET([.$Q$2];[.$C113];0)" office:value-type="string" office:string-value="30 – 60" calcext:value-type="string">
            <text:p>30 – 6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13];0)" office:value-type="string" office:string-value="5 – 20" calcext:value-type="string">
            <text:p>5 – 20</text:p>
          </table:table-cell>
          <table:table-cell table:style-name="ce10" table:formula="of:=OFFSET([.$S$2];[.$C113];0)" office:value-type="float" office:value="30" calcext:value-type="float">
            <text:p>30</text:p>
          </table:table-cell>
          <table:table-cell table:style-name="ce10" table:formula="of:=OFFSET([.$T$2];[.$C113];0)" office:value-type="float" office:value="60" calcext:value-type="float">
            <text:p>60</text:p>
          </table:table-cell>
          <table:table-cell table:style-name="ce10" table:formula="of:=OFFSET([.$U$2];[.$C113];0)" office:value-type="float" office:value="5" calcext:value-type="float">
            <text:p>5</text:p>
          </table:table-cell>
          <table:table-cell table:style-name="ce10" table:formula="of:=OFFSET([.$V$2];[.$C113];0)" office:value-type="float" office:value="20" calcext:value-type="float">
            <text:p>20</text:p>
          </table:table-cell>
          <table:table-cell/>
          <table:table-cell office:value-type="string" calcext:value-type="string">
            <text:p>Hit/Projectile</text:p>
          </table:table-cell>
          <table:table-cell office:value-type="string" calcext:value-type="string">
            <text:p>Paralisis</text:p>
          </table:table-cell>
          <table:table-cell table:number-columns-repeated="5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olotov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00" calcext:value-type="float">
            <text:p>400</text:p>
          </table:table-cell>
          <table:table-cell table:formula="of:=OFFSET([.$Q$2];[.$C114];0)" office:value-type="string" office:string-value="150 – 200" calcext:value-type="string">
            <text:p>150 – 20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14];0)" office:value-type="string" office:string-value="45 – 70" calcext:value-type="string">
            <text:p>45 – 70</text:p>
          </table:table-cell>
          <table:table-cell table:style-name="ce10" table:formula="of:=OFFSET([.$S$2];[.$C114];0)" office:value-type="float" office:value="150" calcext:value-type="float">
            <text:p>150</text:p>
          </table:table-cell>
          <table:table-cell table:style-name="ce10" table:formula="of:=OFFSET([.$T$2];[.$C114];0)" office:value-type="float" office:value="200" calcext:value-type="float">
            <text:p>200</text:p>
          </table:table-cell>
          <table:table-cell table:style-name="ce10" table:formula="of:=OFFSET([.$U$2];[.$C114];0)" office:value-type="float" office:value="45" calcext:value-type="float">
            <text:p>45</text:p>
          </table:table-cell>
          <table:table-cell table:style-name="ce10" table:formula="of:=OFFSET([.$V$2];[.$C114];0)" office:value-type="float" office:value="70" calcext:value-type="float">
            <text:p>70</text:p>
          </table:table-cell>
          <table:table-cell office:value-type="string" calcext:value-type="string">
            <text:p>TiFu</text:p>
          </table:table-cell>
          <table:table-cell office:value-type="string" calcext:value-type="string">
            <text:p>Projectile</text:p>
          </table:table-cell>
          <table:table-cell office:value-type="string" calcext:value-type="string">
            <text:p>Quema</text:p>
          </table:table-cell>
          <table:table-cell table:number-columns-repeated="50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table:style-name="ce4"/>
          <table:table-cell table:formula="of:=OFFSET([.$Q$2];[.$C115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15];0)" office:value-type="string" office:string-value="5 – 20" calcext:value-type="string">
            <text:p>5 – 20</text:p>
          </table:table-cell>
          <table:table-cell table:style-name="ce10" table:formula="of:=OFFSET([.$S$2];[.$C115];0)" office:value-type="float" office:value="30" calcext:value-type="float">
            <text:p>30</text:p>
          </table:table-cell>
          <table:table-cell table:style-name="ce10" table:formula="of:=OFFSET([.$T$2];[.$C115];0)" office:value-type="float" office:value="60" calcext:value-type="float">
            <text:p>60</text:p>
          </table:table-cell>
          <table:table-cell table:style-name="ce10" table:formula="of:=OFFSET([.$U$2];[.$C115];0)" office:value-type="float" office:value="5" calcext:value-type="float">
            <text:p>5</text:p>
          </table:table-cell>
          <table:table-cell table:style-name="ce10" table:formula="of:=OFFSET([.$V$2];[.$C115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/>
          <table:table-cell table:style-name="ce4"/>
          <table:table-cell table:formula="of:=OFFSET([.$Q$2];[.$C116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16];0)" office:value-type="string" office:string-value="5 – 20" calcext:value-type="string">
            <text:p>5 – 20</text:p>
          </table:table-cell>
          <table:table-cell table:style-name="ce10" table:formula="of:=OFFSET([.$S$2];[.$C116];0)" office:value-type="float" office:value="30" calcext:value-type="float">
            <text:p>30</text:p>
          </table:table-cell>
          <table:table-cell table:style-name="ce10" table:formula="of:=OFFSET([.$T$2];[.$C116];0)" office:value-type="float" office:value="60" calcext:value-type="float">
            <text:p>60</text:p>
          </table:table-cell>
          <table:table-cell table:style-name="ce10" table:formula="of:=OFFSET([.$U$2];[.$C116];0)" office:value-type="float" office:value="5" calcext:value-type="float">
            <text:p>5</text:p>
          </table:table-cell>
          <table:table-cell table:style-name="ce10" table:formula="of:=OFFSET([.$V$2];[.$C116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4"/>
          <table:table-cell table:formula="of:=OFFSET([.$Q$2];[.$C117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17];0)" office:value-type="string" office:string-value="5 – 20" calcext:value-type="string">
            <text:p>5 – 20</text:p>
          </table:table-cell>
          <table:table-cell table:style-name="ce10" table:formula="of:=OFFSET([.$S$2];[.$C117];0)" office:value-type="float" office:value="30" calcext:value-type="float">
            <text:p>30</text:p>
          </table:table-cell>
          <table:table-cell table:style-name="ce10" table:formula="of:=OFFSET([.$T$2];[.$C117];0)" office:value-type="float" office:value="60" calcext:value-type="float">
            <text:p>60</text:p>
          </table:table-cell>
          <table:table-cell table:style-name="ce10" table:formula="of:=OFFSET([.$U$2];[.$C117];0)" office:value-type="float" office:value="5" calcext:value-type="float">
            <text:p>5</text:p>
          </table:table-cell>
          <table:table-cell table:style-name="ce10" table:formula="of:=OFFSET([.$V$2];[.$C117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table:style-name="ce4"/>
          <table:table-cell table:formula="of:=OFFSET([.$Q$2];[.$C118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18];0)" office:value-type="string" office:string-value="5 – 20" calcext:value-type="string">
            <text:p>5 – 20</text:p>
          </table:table-cell>
          <table:table-cell table:style-name="ce10" table:formula="of:=OFFSET([.$S$2];[.$C118];0)" office:value-type="float" office:value="30" calcext:value-type="float">
            <text:p>30</text:p>
          </table:table-cell>
          <table:table-cell table:style-name="ce10" table:formula="of:=OFFSET([.$T$2];[.$C118];0)" office:value-type="float" office:value="60" calcext:value-type="float">
            <text:p>60</text:p>
          </table:table-cell>
          <table:table-cell table:style-name="ce10" table:formula="of:=OFFSET([.$U$2];[.$C118];0)" office:value-type="float" office:value="5" calcext:value-type="float">
            <text:p>5</text:p>
          </table:table-cell>
          <table:table-cell table:style-name="ce10" table:formula="of:=OFFSET([.$V$2];[.$C118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/>
          <table:table-cell table:style-name="ce4"/>
          <table:table-cell table:formula="of:=OFFSET([.$Q$2];[.$C119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19];0)" office:value-type="string" office:string-value="5 – 20" calcext:value-type="string">
            <text:p>5 – 20</text:p>
          </table:table-cell>
          <table:table-cell table:style-name="ce10" table:formula="of:=OFFSET([.$S$2];[.$C119];0)" office:value-type="float" office:value="30" calcext:value-type="float">
            <text:p>30</text:p>
          </table:table-cell>
          <table:table-cell table:style-name="ce10" table:formula="of:=OFFSET([.$T$2];[.$C119];0)" office:value-type="float" office:value="60" calcext:value-type="float">
            <text:p>60</text:p>
          </table:table-cell>
          <table:table-cell table:style-name="ce10" table:formula="of:=OFFSET([.$U$2];[.$C119];0)" office:value-type="float" office:value="5" calcext:value-type="float">
            <text:p>5</text:p>
          </table:table-cell>
          <table:table-cell table:style-name="ce10" table:formula="of:=OFFSET([.$V$2];[.$C119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/>
          <table:table-cell table:style-name="ce4"/>
          <table:table-cell table:formula="of:=OFFSET([.$Q$2];[.$C120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20];0)" office:value-type="string" office:string-value="5 – 20" calcext:value-type="string">
            <text:p>5 – 20</text:p>
          </table:table-cell>
          <table:table-cell table:style-name="ce10" table:formula="of:=OFFSET([.$S$2];[.$C120];0)" office:value-type="float" office:value="30" calcext:value-type="float">
            <text:p>30</text:p>
          </table:table-cell>
          <table:table-cell table:style-name="ce10" table:formula="of:=OFFSET([.$T$2];[.$C120];0)" office:value-type="float" office:value="60" calcext:value-type="float">
            <text:p>60</text:p>
          </table:table-cell>
          <table:table-cell table:style-name="ce10" table:formula="of:=OFFSET([.$U$2];[.$C120];0)" office:value-type="float" office:value="5" calcext:value-type="float">
            <text:p>5</text:p>
          </table:table-cell>
          <table:table-cell table:style-name="ce10" table:formula="of:=OFFSET([.$V$2];[.$C120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  <table:table-cell table:style-name="ce4"/>
          <table:table-cell table:formula="of:=OFFSET([.$Q$2];[.$C121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21];0)" office:value-type="string" office:string-value="5 – 20" calcext:value-type="string">
            <text:p>5 – 20</text:p>
          </table:table-cell>
          <table:table-cell table:style-name="ce10" table:formula="of:=OFFSET([.$S$2];[.$C121];0)" office:value-type="float" office:value="30" calcext:value-type="float">
            <text:p>30</text:p>
          </table:table-cell>
          <table:table-cell table:style-name="ce10" table:formula="of:=OFFSET([.$T$2];[.$C121];0)" office:value-type="float" office:value="60" calcext:value-type="float">
            <text:p>60</text:p>
          </table:table-cell>
          <table:table-cell table:style-name="ce10" table:formula="of:=OFFSET([.$U$2];[.$C121];0)" office:value-type="float" office:value="5" calcext:value-type="float">
            <text:p>5</text:p>
          </table:table-cell>
          <table:table-cell table:style-name="ce10" table:formula="of:=OFFSET([.$V$2];[.$C121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Gran Espad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0" calcext:value-type="float">
            <text:p>150</text:p>
          </table:table-cell>
          <table:table-cell table:formula="of:=OFFSET([.$Q$2];[.$C122];0)" office:value-type="string" office:string-value="80 – 120" calcext:value-type="string">
            <text:p>80 – 120</text:p>
          </table:table-cell>
          <table:table-cell table:style-name="ce7" office:value-type="float" office:value="42" calcext:value-type="float">
            <text:p>42</text:p>
          </table:table-cell>
          <table:table-cell table:style-name="ce6" table:formula="of:=OFFSET([.$R$2];[.$C122];0)" office:value-type="string" office:string-value="25 – 40" calcext:value-type="string">
            <text:p>25 – 40</text:p>
          </table:table-cell>
          <table:table-cell table:style-name="ce10" table:formula="of:=OFFSET([.$S$2];[.$C122];0)" office:value-type="float" office:value="80" calcext:value-type="float">
            <text:p>80</text:p>
          </table:table-cell>
          <table:table-cell table:style-name="ce10" table:formula="of:=OFFSET([.$T$2];[.$C122];0)" office:value-type="float" office:value="120" calcext:value-type="float">
            <text:p>120</text:p>
          </table:table-cell>
          <table:table-cell table:style-name="ce10" table:formula="of:=OFFSET([.$U$2];[.$C122];0)" office:value-type="float" office:value="25" calcext:value-type="float">
            <text:p>25</text:p>
          </table:table-cell>
          <table:table-cell table:style-name="ce10" table:formula="of:=OFFSET([.$V$2];[.$C122];0)" office:value-type="float" office:value="40" calcext:value-type="float">
            <text:p>40</text:p>
          </table:table-cell>
          <table:table-cell/>
          <table:table-cell office:value-type="string" calcext:value-type="string">
            <text:p>Cut/Drill</text:p>
          </table:table-cell>
          <table:table-cell table:number-columns-repeated="5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Claymor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0" calcext:value-type="float">
            <text:p>220</text:p>
          </table:table-cell>
          <table:table-cell table:formula="of:=OFFSET([.$Q$2];[.$C123];0)" office:value-type="string" office:string-value="150 – 200" calcext:value-type="string">
            <text:p>150 – 200</text:p>
          </table:table-cell>
          <table:table-cell table:style-name="ce7" office:value-type="float" office:value="71" calcext:value-type="float">
            <text:p>71</text:p>
          </table:table-cell>
          <table:table-cell table:style-name="ce6" table:formula="of:=OFFSET([.$R$2];[.$C123];0)" office:value-type="string" office:string-value="45 – 70" calcext:value-type="string">
            <text:p>45 – 70</text:p>
          </table:table-cell>
          <table:table-cell table:style-name="ce10" table:formula="of:=OFFSET([.$S$2];[.$C123];0)" office:value-type="float" office:value="150" calcext:value-type="float">
            <text:p>150</text:p>
          </table:table-cell>
          <table:table-cell table:style-name="ce10" table:formula="of:=OFFSET([.$T$2];[.$C123];0)" office:value-type="float" office:value="200" calcext:value-type="float">
            <text:p>200</text:p>
          </table:table-cell>
          <table:table-cell table:style-name="ce10" table:formula="of:=OFFSET([.$U$2];[.$C123];0)" office:value-type="float" office:value="45" calcext:value-type="float">
            <text:p>45</text:p>
          </table:table-cell>
          <table:table-cell table:style-name="ce10" table:formula="of:=OFFSET([.$V$2];[.$C123];0)" office:value-type="float" office:value="70" calcext:value-type="float">
            <text:p>70</text:p>
          </table:table-cell>
          <table:table-cell/>
          <table:table-cell office:value-type="string" calcext:value-type="string">
            <text:p>Cut/Drill</text:p>
          </table:table-cell>
          <table:table-cell table:number-columns-repeated="5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Claymore mitrilo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20" calcext:value-type="float">
            <text:p>320</text:p>
          </table:table-cell>
          <table:table-cell table:formula="of:=OFFSET([.$Q$2];[.$C124];0)" office:value-type="string" office:string-value="240 – 300" calcext:value-type="string">
            <text:p>240 – 300</text:p>
          </table:table-cell>
          <table:table-cell table:style-name="ce7" office:value-type="float" office:value="85" calcext:value-type="float">
            <text:p>85</text:p>
          </table:table-cell>
          <table:table-cell table:style-name="ce6" table:formula="of:=OFFSET([.$R$2];[.$C124];0)" office:value-type="string" office:string-value="65 – 80" calcext:value-type="string">
            <text:p>65 – 80</text:p>
          </table:table-cell>
          <table:table-cell table:style-name="ce10" table:formula="of:=OFFSET([.$S$2];[.$C124];0)" office:value-type="float" office:value="240" calcext:value-type="float">
            <text:p>240</text:p>
          </table:table-cell>
          <table:table-cell table:style-name="ce10" table:formula="of:=OFFSET([.$T$2];[.$C124];0)" office:value-type="float" office:value="300" calcext:value-type="float">
            <text:p>300</text:p>
          </table:table-cell>
          <table:table-cell table:style-name="ce10" table:formula="of:=OFFSET([.$U$2];[.$C124];0)" office:value-type="float" office:value="65" calcext:value-type="float">
            <text:p>65</text:p>
          </table:table-cell>
          <table:table-cell table:style-name="ce10" table:formula="of:=OFFSET([.$V$2];[.$C124];0)" office:value-type="float" office:value="80" calcext:value-type="float">
            <text:p>80</text:p>
          </table:table-cell>
          <table:table-cell/>
          <table:table-cell office:value-type="string" calcext:value-type="string">
            <text:p>Cut/Drill</text:p>
          </table:table-cell>
          <table:table-cell table:number-columns-repeated="5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a Negra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00" calcext:value-type="float">
            <text:p>600</text:p>
          </table:table-cell>
          <table:table-cell table:formula="of:=OFFSET([.$Q$2];[.$C125];0)" office:value-type="string" office:string-value="480 – 550" calcext:value-type="string">
            <text:p>480 – 550</text:p>
          </table:table-cell>
          <table:table-cell table:style-name="ce7" office:value-type="float" office:value="121" calcext:value-type="float">
            <text:p>121</text:p>
          </table:table-cell>
          <table:table-cell table:style-name="ce6" table:formula="of:=OFFSET([.$R$2];[.$C125];0)" office:value-type="string" office:string-value="95 – 105" calcext:value-type="string">
            <text:p>95 – 105</text:p>
          </table:table-cell>
          <table:table-cell table:style-name="ce10" table:formula="of:=OFFSET([.$S$2];[.$C125];0)" office:value-type="float" office:value="480" calcext:value-type="float">
            <text:p>480</text:p>
          </table:table-cell>
          <table:table-cell table:style-name="ce10" table:formula="of:=OFFSET([.$T$2];[.$C125];0)" office:value-type="float" office:value="550" calcext:value-type="float">
            <text:p>550</text:p>
          </table:table-cell>
          <table:table-cell table:style-name="ce10" table:formula="of:=OFFSET([.$U$2];[.$C125];0)" office:value-type="float" office:value="95" calcext:value-type="float">
            <text:p>95</text:p>
          </table:table-cell>
          <table:table-cell table:style-name="ce10" table:formula="of:=OFFSET([.$V$2];[.$C125];0)" office:value-type="float" office:value="105" calcext:value-type="float">
            <text:p>10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ut/Drill</text:p>
          </table:table-cell>
          <table:table-cell table:number-columns-repeated="5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Matadragones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800" calcext:value-type="float">
            <text:p>800</text:p>
          </table:table-cell>
          <table:table-cell table:formula="of:=OFFSET([.$Q$2];[.$C126];0)" office:value-type="string" office:string-value="620 – 700" calcext:value-type="string">
            <text:p>620 – 700</text:p>
          </table:table-cell>
          <table:table-cell table:style-name="ce7" office:value-type="float" office:value="150" calcext:value-type="float">
            <text:p>150</text:p>
          </table:table-cell>
          <table:table-cell table:style-name="ce6" table:formula="of:=OFFSET([.$R$2];[.$C126];0)" office:value-type="string" office:string-value="110 ++" calcext:value-type="string">
            <text:p>110 ++</text:p>
          </table:table-cell>
          <table:table-cell table:style-name="ce10" table:formula="of:=OFFSET([.$S$2];[.$C126];0)" office:value-type="float" office:value="620" calcext:value-type="float">
            <text:p>620</text:p>
          </table:table-cell>
          <table:table-cell table:style-name="ce10" table:formula="of:=OFFSET([.$T$2];[.$C126];0)" office:value-type="float" office:value="700" calcext:value-type="float">
            <text:p>700</text:p>
          </table:table-cell>
          <table:table-cell table:style-name="ce10" table:formula="of:=OFFSET([.$U$2];[.$C126];0)" office:value-type="float" office:value="110" calcext:value-type="float">
            <text:p>110</text:p>
          </table:table-cell>
          <table:table-cell table:style-name="ce10" table:formula="of:=OFFSET([.$V$2];[.$C126];0)" office:value-type="float" office:value="999" calcext:value-type="float">
            <text:p>999</text:p>
          </table:table-cell>
          <table:table-cell/>
          <table:table-cell office:value-type="string" calcext:value-type="string">
            <text:p>Cut/Drill</text:p>
          </table:table-cell>
          <table:table-cell office:value-type="string" calcext:value-type="string">
            <text:p>Insta-kill en dragones?</text:p>
          </table:table-cell>
          <table:table-cell table:number-columns-repeated="50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2"/>
          <table:table-cell table:style-name="ce4"/>
          <table:table-cell table:formula="of:=OFFSET([.$Q$2];[.$C127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27];0)" office:value-type="string" office:string-value="5 – 20" calcext:value-type="string">
            <text:p>5 – 20</text:p>
          </table:table-cell>
          <table:table-cell table:style-name="ce10" table:formula="of:=OFFSET([.$S$2];[.$C127];0)" office:value-type="float" office:value="30" calcext:value-type="float">
            <text:p>30</text:p>
          </table:table-cell>
          <table:table-cell table:style-name="ce10" table:formula="of:=OFFSET([.$T$2];[.$C127];0)" office:value-type="float" office:value="60" calcext:value-type="float">
            <text:p>60</text:p>
          </table:table-cell>
          <table:table-cell table:style-name="ce10" table:formula="of:=OFFSET([.$U$2];[.$C127];0)" office:value-type="float" office:value="5" calcext:value-type="float">
            <text:p>5</text:p>
          </table:table-cell>
          <table:table-cell table:style-name="ce10" table:formula="of:=OFFSET([.$V$2];[.$C127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Puño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formula="of:=OFFSET([.$Q$2];[.$C128];0)" office:value-type="string" office:string-value="30 – 60" calcext:value-type="string">
            <text:p>30 – 6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28];0)" office:value-type="string" office:string-value="5 – 20" calcext:value-type="string">
            <text:p>5 – 20</text:p>
          </table:table-cell>
          <table:table-cell table:style-name="ce10" table:formula="of:=OFFSET([.$S$2];[.$C128];0)" office:value-type="float" office:value="30" calcext:value-type="float">
            <text:p>30</text:p>
          </table:table-cell>
          <table:table-cell table:style-name="ce10" table:formula="of:=OFFSET([.$T$2];[.$C128];0)" office:value-type="float" office:value="60" calcext:value-type="float">
            <text:p>60</text:p>
          </table:table-cell>
          <table:table-cell table:style-name="ce10" table:formula="of:=OFFSET([.$U$2];[.$C128];0)" office:value-type="float" office:value="5" calcext:value-type="float">
            <text:p>5</text:p>
          </table:table-cell>
          <table:table-cell table:style-name="ce10" table:formula="of:=OFFSET([.$V$2];[.$C128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Garra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OFFSET([.$Q$2];[.$C129];0)" office:value-type="string" office:string-value="30 – 60" calcext:value-type="string">
            <text:p>30 – 60</text:p>
          </table:table-cell>
          <table:table-cell table:style-name="ce7" office:value-type="float" office:value="0" calcext:value-type="float">
            <text:p>0</text:p>
          </table:table-cell>
          <table:table-cell table:style-name="ce6" table:formula="of:=OFFSET([.$R$2];[.$C129];0)" office:value-type="string" office:string-value="5 – 20" calcext:value-type="string">
            <text:p>5 – 20</text:p>
          </table:table-cell>
          <table:table-cell table:style-name="ce10" table:formula="of:=OFFSET([.$S$2];[.$C129];0)" office:value-type="float" office:value="30" calcext:value-type="float">
            <text:p>30</text:p>
          </table:table-cell>
          <table:table-cell table:style-name="ce10" table:formula="of:=OFFSET([.$T$2];[.$C129];0)" office:value-type="float" office:value="60" calcext:value-type="float">
            <text:p>60</text:p>
          </table:table-cell>
          <table:table-cell table:style-name="ce10" table:formula="of:=OFFSET([.$U$2];[.$C129];0)" office:value-type="float" office:value="5" calcext:value-type="float">
            <text:p>5</text:p>
          </table:table-cell>
          <table:table-cell table:style-name="ce10" table:formula="of:=OFFSET([.$V$2];[.$C129];0)" office:value-type="float" office:value="20" calcext:value-type="float">
            <text:p>20</text:p>
          </table:table-cell>
          <table:table-cell table:number-columns-repeated="5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2"/>
          <table:table-cell table:style-name="ce4"/>
          <table:table-cell table:formula="of:=OFFSET([.$Q$2];[.$C130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0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/>
          <table:table-cell table:style-name="ce4"/>
          <table:table-cell table:formula="of:=OFFSET([.$Q$2];[.$C131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1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2"/>
          <table:table-cell table:style-name="ce4"/>
          <table:table-cell table:formula="of:=OFFSET([.$Q$2];[.$C132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2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"/>
          <table:table-cell table:style-name="ce4"/>
          <table:table-cell table:formula="of:=OFFSET([.$Q$2];[.$C133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3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4"/>
          <table:table-cell table:formula="of:=OFFSET([.$Q$2];[.$C134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4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2"/>
          <table:table-cell table:style-name="ce4"/>
          <table:table-cell table:formula="of:=OFFSET([.$Q$2];[.$C135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5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2"/>
          <table:table-cell table:style-name="ce4"/>
          <table:table-cell table:formula="of:=OFFSET([.$Q$2];[.$C136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6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2"/>
          <table:table-cell table:style-name="ce4"/>
          <table:table-cell table:formula="of:=OFFSET([.$Q$2];[.$C137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7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2"/>
          <table:table-cell table:style-name="ce4"/>
          <table:table-cell table:formula="of:=OFFSET([.$Q$2];[.$C138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8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2"/>
          <table:table-cell table:style-name="ce4"/>
          <table:table-cell table:formula="of:=OFFSET([.$Q$2];[.$C139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39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2"/>
          <table:table-cell table:style-name="ce4"/>
          <table:table-cell table:formula="of:=OFFSET([.$Q$2];[.$C140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0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/>
          <table:table-cell table:style-name="ce4"/>
          <table:table-cell table:formula="of:=OFFSET([.$Q$2];[.$C141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1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2"/>
          <table:table-cell table:style-name="ce4"/>
          <table:table-cell table:formula="of:=OFFSET([.$Q$2];[.$C142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2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2"/>
          <table:table-cell table:style-name="ce4"/>
          <table:table-cell table:formula="of:=OFFSET([.$Q$2];[.$C143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3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2"/>
          <table:table-cell table:style-name="ce4"/>
          <table:table-cell table:formula="of:=OFFSET([.$Q$2];[.$C144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4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2"/>
          <table:table-cell table:style-name="ce4"/>
          <table:table-cell table:formula="of:=OFFSET([.$Q$2];[.$C145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5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/>
          <table:table-cell table:style-name="ce4"/>
          <table:table-cell table:formula="of:=OFFSET([.$Q$2];[.$C146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6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"/>
          <table:table-cell table:style-name="ce4"/>
          <table:table-cell table:formula="of:=OFFSET([.$Q$2];[.$C147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7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2"/>
          <table:table-cell table:style-name="ce4"/>
          <table:table-cell table:formula="of:=OFFSET([.$Q$2];[.$C148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8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2"/>
          <table:table-cell table:style-name="ce4"/>
          <table:table-cell table:formula="of:=OFFSET([.$Q$2];[.$C149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49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2"/>
          <table:table-cell table:style-name="ce4"/>
          <table:table-cell table:formula="of:=OFFSET([.$Q$2];[.$C150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50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oble ataque</text:p>
          </table:table-cell>
          <table:table-cell/>
          <table:table-cell table:style-name="ce4"/>
          <table:table-cell table:formula="of:=OFFSET([.$Q$2];[.$C151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51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Patada</text:p>
          </table:table-cell>
          <table:table-cell/>
          <table:table-cell table:style-name="ce4"/>
          <table:table-cell table:formula="of:=OFFSET([.$Q$2];[.$C152];0)" office:value-type="string" office:string-value="30 – 60" calcext:value-type="string">
            <text:p>30 – 60</text:p>
          </table:table-cell>
          <table:table-cell table:style-name="ce7"/>
          <table:table-cell table:style-name="ce6" table:formula="of:=OFFSET([.$R$2];[.$C152];0)" office:value-type="string" office:string-value="5 – 20" calcext:value-type="string">
            <text:p>5 – 20</text:p>
          </table:table-cell>
          <table:table-cell table:number-columns-repeated="57"/>
        </table:table-row>
        <table:table-row table:style-name="ro2" table:number-rows-repeated="15">
          <table:table-cell table:number-columns-repeated="3"/>
          <table:table-cell table:style-name="ce4"/>
          <table:table-cell/>
          <table:table-cell table:style-name="ce7"/>
          <table:table-cell table:style-name="ce6"/>
          <table:table-cell table:number-columns-repeated="57"/>
        </table:table-row>
        <table:table-row table:style-name="ro2" table:number-rows-repeated="104840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Weapons.D2:Weapons.D167">
            <calcext:condition calcext:apply-style-name="Bad" calcext:value="&lt;INDIRECT(ADDRESS(ROW();COLUMN()+4))" calcext:base-cell-address="Weapons.D2"/>
            <calcext:condition calcext:apply-style-name="Good" calcext:value="&gt;INDIRECT(ADDRESS(ROW();COLUMN()+5))" calcext:base-cell-address="Weapons.D2"/>
          </calcext:conditional-format>
          <calcext:conditional-format calcext:target-range-address="Weapons.F2:Weapons.F167">
            <calcext:condition calcext:apply-style-name="Bad" calcext:value="&lt;INDIRECT(ADDRESS(ROW();COLUMN()+4))" calcext:base-cell-address="Weapons.F2"/>
            <calcext:condition calcext:apply-style-name="Good" calcext:value="&gt;INDIRECT(ADDRESS(ROW();COLUMN()+5))" calcext:base-cell-address="Weapons.F2"/>
          </calcext:conditional-format>
        </calcext:conditional-formats>
      </table:table>
      <table:table table:name="WeaponLocs" table:style-name="ta1">
        <table:table-column table:style-name="co1" table:default-cell-style-name="ce36"/>
        <table:table-column table:style-name="co12" table:default-cell-style-name="ce36"/>
        <table:table-column table:style-name="co13" table:default-cell-style-name="ce39"/>
        <table:table-column table:style-name="co1" table:number-columns-repeated="2" table:default-cell-style-name="ce43"/>
        <table:table-column table:style-name="co14" table:default-cell-style-name="ce43"/>
        <table:table-column table:style-name="co1" table:default-cell-style-name="ce43"/>
        <table:table-column table:style-name="co15" table:default-cell-style-name="ce43"/>
        <table:table-column table:style-name="co1" table:default-cell-style-name="ce36"/>
        <table:table-column table:style-name="co16" table:default-cell-style-name="ce39"/>
        <table:table-column table:style-name="co1" table:number-columns-repeated="1014" table:default-cell-style-name="ce3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42" office:value-type="string" calcext:value-type="string">
            <text:p>Shops</text:p>
          </table:table-cell>
          <table:table-cell table:style-name="ce42" office:value-type="string" calcext:value-type="string">
            <text:p>Spoils</text:p>
          </table:table-cell>
          <table:table-cell table:style-name="ce42" office:value-type="string" calcext:value-type="string">
            <text:p>Locations</text:p>
          </table:table-cell>
          <table:table-cell table:style-name="ce42" office:value-type="string" calcext:value-type="string">
            <text:p>Recipe</text:p>
          </table:table-cell>
          <table:table-cell table:style-name="ce42" office:value-type="string" calcext:value-type="string">
            <text:p>On break from</text:p>
          </table:table-cell>
          <table:table-cell table:style-name="ce1" office:value-type="string" calcext:value-type="string">
            <text:p>Synth Price</text:p>
          </table:table-cell>
          <table:table-cell table:style-name="ce1" office:value-type="string" calcext:value-type="string">
            <text:p>Synth Ingredients</text:p>
          </table:table-cell>
          <table:table-cell table:style-name="ce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spada corta</text:p>
          </table:table-cell>
          <table:table-cell/>
          <table:table-cell office:value-type="string" calcext:value-type="string">
            <text:p>Fierro</text:p>
          </table:table-cell>
          <table:table-cell/>
          <table:table-cell office:value-type="string" calcext:value-type="string">
            <text:p>Training Cav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opper 2, Leather 1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spada</text:p>
          </table:table-cell>
          <table:table-cell/>
          <table:table-cell office:value-type="string" calcext:value-type="string">
            <text:p>Fierro, Havoc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opper 3, Leather 1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spada de hierro</text:p>
          </table:table-cell>
          <table:table-cell/>
          <table:table-cell table:style-name="ce44" office:value-type="string" calcext:value-type="string">
            <text:p>Aleko, Abasantis, Cyr</text:p>
          </table:table-cell>
          <table:table-cell/>
          <table:table-cell office:value-type="string" calcext:value-type="string">
            <text:p>Haleko 1F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Iron 2, Leather 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spada Pephredo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Short Sword 1, Iron 1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spada Manvil</text:p>
          </table:table-cell>
          <table:table-cell/>
          <table:table-cell table:style-name="ce44" office:value-type="string" calcext:value-type="string">
            <text:p>Aleko, Abasantis, Syrinx, Cy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Iron 4, Leather 1</text:p>
          </table:table-cell>
          <table:table-cell table:number-columns-repeated="101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able de Hierro</text:p>
          </table:table-cell>
          <table:table-cell/>
          <table:table-cell office:value-type="string" calcext:value-type="string">
            <text:p>N.Parnassus, Syrin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Iron 3, Copper 1, Tin 1, Leather 1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able Seriozha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Iron Saber 1, Mythril 1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Espada de mitrilo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Mythril 3, Leather 1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spada Viator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Mythril Sword 1, Mythril 1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Filo Runa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Mythril Sword 1, Tin 1, Silver 1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Espada chirriant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Rune Edge 1, Gold 1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Espada de dragón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Mythril 5, Leather 2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spada Nybras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string" calcext:value-type="string">
            <text:p>Dragon Sword 1, Phoenix Feather 1, Rotten Leather 2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Espada de crista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Crystal A 2, Crystal B 3, Crystal C 1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Flor de Lys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wilight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Regis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Ragn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string" calcext:value-type="string">
            <text:p>Regis 1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Espada Rasper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Shark Skin 1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izona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Colada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atana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string" calcext:value-type="string">
            <text:p>Iron 3, Leather 1, Oil 1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Hoja de hierro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Iron 3, Copper 1, Leather 1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Colmillo rojo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Iron Edge 1, Tin 1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Murasame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Iron Edge 1, Red Fang 1, Mythril 1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Yasha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urasame 1, Tin 1, Copper 1, Iron 1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sura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Yasha 1, Mythril 1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Hoja plata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Silver 6, Iron 1, Leather 1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Colmillo de sombra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Silver Edge 1, Green lime 1, Serpent skin 1, Tin 1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olmillo marino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Silver Edge 1, Scale 4, Pincer 2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Colmillo trueno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Silver Edge 1, Feather 5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Hoja vampírica</text:p>
          </table:table-cell>
          <table:table-cell table:number-columns-repeated="6"/>
          <table:table-cell office:value-type="float" office:value="1500" calcext:value-type="float">
            <text:p>1500</text:p>
          </table:table-cell>
          <table:table-cell office:value-type="string" calcext:value-type="string">
            <text:p>Silver Edge 1, Serpent skin 4, Lion Tooth 3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Hoja mud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string" calcext:value-type="string">
            <text:p>Silver Edge 1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Hoja Oscura</text:p>
          </table:table-cell>
          <table:table-cell table:number-columns-repeated="6"/>
          <table:table-cell office:value-type="float" office:value="2100" calcext:value-type="float">
            <text:p>2100</text:p>
          </table:table-cell>
          <table:table-cell office:value-type="string" calcext:value-type="string">
            <text:p>Mute Edge 1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Hoja Arcoiris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Silver Edge 1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/>
          <table:table-cell table:number-columns-repeated="1022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Daga</text:p>
          </table:table-cell>
          <table:table-cell/>
          <table:table-cell table:style-name="ce44" office:value-type="string" calcext:value-type="string">
            <text:p>Aleko, N.Parnassus, Abasantis, Syrinx, Cyr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opper 1, Tin 1, Leather 1</text:p>
          </table:table-cell>
          <table:table-cell table:number-columns-repeated="1014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ain Gauche</text:p>
          </table:table-cell>
          <table:table-cell/>
          <table:table-cell office:value-type="string" calcext:value-type="string">
            <text:p>N.Parnassus, Syrinx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Iron 2, Leather 1, Tin 2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Daga hiriente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string" calcext:value-type="string">
            <text:p>Copper 3, Tin 3, Rotten Leather 1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Daga helada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Wounding Dagger 1, Silver 1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Khukuri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string" calcext:value-type="string">
            <text:p>Mythril 3, Silver 1, Yew 1, Leather 1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Daga de Kamui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Silver 3, Gold 1, Crystal B 1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Kamui purificada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Dagger of Kamui 1, Crystal A 1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/>
          <table:table-cell table:number-columns-repeated="1022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Hacha de mano</text:p>
          </table:table-cell>
          <table:table-cell/>
          <table:table-cell table:style-name="ce44" office:value-type="string" calcext:value-type="string">
            <text:p>Aleko, N.Parnassus, Abasantis, Syrinx, Cy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Copper 4, Tin 4, Leather 2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Hacha de acero</text:p>
          </table:table-cell>
          <table:table-cell/>
          <table:table-cell office:value-type="string" calcext:value-type="string">
            <text:p>Syrinx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Iron 5, Leather 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Forseti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Iron Axe 1, Copper 4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Hacha dragón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ythril 5, Tin 2, Leather 1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Hacha Viktoryn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Dragon Axe 1, Silver 1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Shango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Desgarracielo</text:p>
          </table:table-cell>
          <table:table-cell table:number-columns-repeated="6"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/>
          <table:table-cell table:number-columns-repeated="1022"/>
        </table:table-row>
        <table:table-row table:style-name="ro5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Javalina</text:p>
          </table:table-cell>
          <table:table-cell/>
          <table:table-cell table:style-name="ce44" office:value-type="string" calcext:value-type="string">
            <text:p>Aleko, N.Parnassus, Abasantis, Syrinx, Cyr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Copper 1, Tin 1, Yew 1</text:p>
          </table:table-cell>
          <table:table-cell table:number-columns-repeated="1014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Lanza de hierro</text:p>
          </table:table-cell>
          <table:table-cell/>
          <table:table-cell office:value-type="string" calcext:value-type="string">
            <text:p>N.Parnassus, Syrinx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Iron 6, Leather 2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Lanza Lares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Iron Spear 1, Rotten Leather 1, Green lime 1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Lanza vacío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Iron 6, Copper 2, Tin 2, Leather 3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Lanza de mitrilo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ythril 5, Iron 1, Leather 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Lanza flameante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Mythril Spear 1, Flame amulet 1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Alabarda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string" calcext:value-type="string">
            <text:p>Mythril 3, Iron 2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Lanza de titanio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string" calcext:value-type="string">
            <text:p>Silver 4, Mythril 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Wind Lance*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string" calcext:value-type="string">
            <text:p>Titanium Lance 1, Tin 1, Feather 2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Lanza dragón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Mythril 8, Silver 1, Gold 1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Thunder Lanc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Dragon Lance 1, Thunder Amulet 1, Tin 1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Lanza de cristal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string" calcext:value-type="string">
            <text:p>Crystal A 1, Crystal B 2, Crystal C 5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Gungnir</text:p>
          </table:table-cell>
          <table:table-cell table:number-columns-repeated="1022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Lanza Longinus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Longinus Stone 1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Arco corto</text:p>
          </table:table-cell>
          <table:table-cell/>
          <table:table-cell office:value-type="string" calcext:value-type="string">
            <text:p>Fierro, Havoc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Yew 3, Leather 1</text:p>
          </table:table-cell>
          <table:table-cell table:number-columns-repeated="1014"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Ballesta</text:p>
          </table:table-cell>
          <table:table-cell/>
          <table:table-cell table:style-name="ce44" office:value-type="string" calcext:value-type="string">
            <text:p>Aleko, N.Parnassus, Abasantis, Syrinx, Cyr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Yew 4, Copper 2, Tin 2</text:p>
          </table:table-cell>
          <table:table-cell table:number-columns-repeated="1014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Arco largo</text:p>
          </table:table-cell>
          <table:table-cell/>
          <table:table-cell table:style-name="ce44" office:value-type="string" calcext:value-type="string">
            <text:p>Aleko, Abasantis, Syrinx, Cyr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Yew 6, Iron 1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Arco Aeolus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Long Bow 1, Feather 3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Arco guardian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string" calcext:value-type="string">
            <text:p>Rosewood 3, Copper 4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Arco Brillante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Guardian Bow 1, Mythril 2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Arco lince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string" calcext:value-type="string">
            <text:p>Rosewood 5, Leather 3, Yew 2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/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Lynx Bow 1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/>
          <table:table-cell table:number-columns-repeated="6"/>
          <table:table-cell office:value-type="float" office:value="750" calcext:value-type="float">
            <text:p>750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Arco de luz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Arco de la Heroín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string" calcext:value-type="string">
            <text:p>Holy Bow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Iokheira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/>
          <table:table-cell table:number-columns-repeated="1022"/>
        </table:table-row>
        <table:table-row table:style-name="ro6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Látigo de cuero</text:p>
          </table:table-cell>
          <table:table-cell/>
          <table:table-cell office:value-type="string" calcext:value-type="string">
            <text:p>Havoc, Aleko, N.Parnassus, Abasantis, Syrinx, Cyr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Leather 6, Iron 1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/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Leather Whip 1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Látigo de cadena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Iron 4, Leather 2, Copper 1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/>
          <table:table-cell table:number-columns-repeated="6"/>
          <table:table-cell office:value-type="float" office:value="600" calcext:value-type="float">
            <text:p>600</text:p>
          </table:table-cell>
          <table:table-cell office:value-type="string" calcext:value-type="string">
            <text:p>Chain Whip 1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Látigo de cobra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Snake Skin 5, Leather 2, Mythril 1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Látigo Pytho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Cobra Whip 1, Silver 1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/>
          <table:table-cell table:number-columns-repeated="6"/>
          <table:table-cell office:value-type="float" office:value="1500" calcext:value-type="float">
            <text:p>1500</text:p>
          </table:table-cell>
          <table:table-cell office:value-type="string" calcext:value-type="string">
            <text:p>Snake Skin 8, Silver 2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/>
          <table:table-cell table:number-columns-repeated="1022"/>
        </table:table-row>
        <table:table-row table:style-name="ro5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Guantes de cuero</text:p>
          </table:table-cell>
          <table:table-cell/>
          <table:table-cell table:style-name="ce44" office:value-type="string" calcext:value-type="string">
            <text:p>Havoc, Aleko, Abasantis, Syrinx, Cyr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Leather 5, Copper 3</text:p>
          </table:table-cell>
          <table:table-cell table:number-columns-repeated="1014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Garras de hierro</text:p>
          </table:table-cell>
          <table:table-cell/>
          <table:table-cell office:value-type="string" calcext:value-type="string">
            <text:p>N.Parnassus, Syrinx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Iron 5, Leather 2, Yew 1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/>
          <table:table-cell table:number-columns-repeated="6"/>
          <table:table-cell office:value-type="float" office:value="250" calcext:value-type="float">
            <text:p>250</text:p>
          </table:table-cell>
          <table:table-cell office:value-type="string" calcext:value-type="string">
            <text:p>Iron Claws 1, Leather Gloves 1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Garras dragón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Mythril 4, Silver 3, Leather 4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Garras dragón (r)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Dragon Claws 1, Silver 1, Gold 1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Puño gaia</text:p>
          </table:table-cell>
          <table:table-cell table:number-columns-repeated="6"/>
          <table:table-cell office:value-type="float" office:value="3000" calcext:value-type="float">
            <text:p>3000</text:p>
          </table:table-cell>
          <table:table-cell office:value-type="string" calcext:value-type="string">
            <text:p>Adamantoid 4, Leather 3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Astra</text:p>
          </table:table-cell>
          <table:table-cell table:number-columns-repeated="1022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Réplica Astra</text:p>
          </table:table-cell>
          <table:table-cell table:number-columns-repeated="1022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Réplica Astra+</text:p>
          </table:table-cell>
          <table:table-cell table:number-columns-repeated="1022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S-Astra</text:p>
          </table:table-cell>
          <table:table-cell table:number-columns-repeated="6"/>
          <table:table-cell office:value-type="float" office:value="5000" calcext:value-type="float">
            <text:p>5000</text:p>
          </table:table-cell>
          <table:table-cell office:value-type="string" calcext:value-type="string">
            <text:p>Crystal A+ 2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S-Astra+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string" calcext:value-type="string">
            <text:p>Crystal A+ 1, Crystal S 1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Lightgun</text:p>
          </table:table-cell>
          <table:table-cell table:number-columns-repeated="6"/>
          <table:table-cell office:value-type="float" office:value="25000" calcext:value-type="float">
            <text:p>25000</text:p>
          </table:table-cell>
          <table:table-cell office:value-type="string" calcext:value-type="string">
            <text:p>Crystal A+ 2, Crystal S 2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Boomerang</text:p>
          </table:table-cell>
          <table:table-cell/>
          <table:table-cell office:value-type="string" calcext:value-type="string">
            <text:p>N.Parnassu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Rosewood 1, Leather 2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Dardos</text:p>
          </table:table-cell>
          <table:table-cell/>
          <table:table-cell office:value-type="string" calcext:value-type="string">
            <text:p>Syrinx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Leather 1, Rosewood 1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Anillo arrojadizo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Iron 4, Yew 5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Kunai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string" calcext:value-type="string">
            <text:p>Iron 3, Mythril 4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Shuriken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string" calcext:value-type="string">
            <text:p>Mythril 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Boleadoras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Iron 8, Leather 2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Molotov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string" calcext:value-type="string">
            <text:p>Oil 2, Green line 2, Rotten Leather 1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Gran Espada</text:p>
          </table:table-cell>
          <table:table-cell table:number-columns-repeated="1022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office:value-type="string" calcext:value-type="string">
            <text:p>Claymore</text:p>
          </table:table-cell>
          <table:table-cell table:number-columns-repeated="1022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Claymore mitrilo</text:p>
          </table:table-cell>
          <table:table-cell table:number-columns-repeated="1022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Ala Negra</text:p>
          </table:table-cell>
          <table:table-cell table:number-columns-repeated="1022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Matadragones</text:p>
          </table:table-cell>
          <table:table-cell table:number-columns-repeated="1022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Puño</text:p>
          </table:table-cell>
          <table:table-cell table:number-columns-repeated="1022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Garra</text:p>
          </table:table-cell>
          <table:table-cell table:number-columns-repeated="1022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Doble ataque</text:p>
          </table:table-cell>
          <table:table-cell table:number-columns-repeated="1022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Patada</text:p>
          </table:table-cell>
          <table:table-cell table:number-columns-repeated="1022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olls" table:style-name="ta1">
        <table:table-column table:style-name="co17" table:default-cell-style-name="ce3"/>
        <table:table-column table:style-name="co18" table:default-cell-style-name="ce3"/>
        <table:table-column table:style-name="co19" table:default-cell-style-name="ce48"/>
        <table:table-column table:style-name="co20" table:default-cell-style-name="ce49"/>
        <table:table-column table:style-name="co21" table:default-cell-style-name="ce51"/>
        <table:table-column table:style-name="co22" table:default-cell-style-name="ce60"/>
        <table:table-column table:style-name="co1" table:default-cell-style-name="ce20"/>
        <table:table-column table:style-name="co1" table:number-columns-repeated="6" table:default-cell-style-name="ce3"/>
        <table:table-column table:style-name="co1" table:default-cell-style-name="ce11"/>
        <table:table-column table:style-name="co1" table:default-cell-style-name="ce3"/>
        <table:table-column table:style-name="co1" table:default-cell-style-name="ce13"/>
        <table:table-column table:style-name="co10" table:default-cell-style-name="ce15"/>
        <table:table-column table:style-name="co11" table:default-cell-style-name="ce17"/>
        <table:table-column table:style-name="co1" table:number-columns-repeated="4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Location</text:p>
          </table:table-cell>
          <table:table-cell table:style-name="ce50" office:value-type="string" calcext:value-type="string">
            <text:p>Effect</text:p>
          </table:table-cell>
          <table:table-cell table:style-name="ce52" office:value-type="string" calcext:value-type="string">
            <text:p>Grade</text:p>
          </table:table-cell>
          <table:table-cell table:style-name="ce1" table:number-columns-repeated="9"/>
          <table:table-cell table:style-name="ce12"/>
          <table:table-cell table:style-name="ce14"/>
          <table:table-cell table:style-name="ce16"/>
          <table:table-cell table:style-name="ce1" table:number-columns-repeated="4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ife Rain</text:p>
          </table:table-cell>
          <table:table-cell office:value-type="string" calcext:value-type="string">
            <text:p>Church, Havoc</text:p>
          </table:table-cell>
          <table:table-cell office:value-type="string" calcext:value-type="string">
            <text:p>Causes Regen to allies. Changes weather to rain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elfburning</text:p>
          </table:table-cell>
          <table:table-cell/>
          <table:table-cell office:value-type="string" calcext:value-type="string">
            <text:p>Counters with magical damage physical moves. Ups fire resistance.</text:p>
          </table:table-cell>
          <table:table-cell table:style-name="ce38" office:value-type="float" office:value="4" calcext:value-type="float">
            <text:p>4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unterattack</text:p>
          </table:table-cell>
          <table:table-cell/>
          <table:table-cell office:value-type="string" calcext:value-type="string">
            <text:p>Counters all physical damage with a basic physical attack.</text:p>
          </table:table-cell>
          <table:table-cell table:style-name="ce38" office:value-type="float" office:value="3" calcext:value-type="float">
            <text:p>3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akes you able to perform two consecutive actions, once.</text:p>
          </table:table-cell>
          <table:table-cell table:style-name="ce38" office:value-type="float" office:value="5" calcext:value-type="float">
            <text:p>5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piny Skin</text:p>
          </table:table-cell>
          <table:table-cell office:value-type="string" calcext:value-type="string">
            <text:p>Phamas Forest, Fierro</text:p>
          </table:table-cell>
          <table:table-cell office:value-type="string" calcext:value-type="string">
            <text:p>Highend physical defense. Hurts on contact.</text:p>
          </table:table-cell>
          <table:table-cell table:style-name="ce38" office:value-type="float" office:value="3" calcext:value-type="float">
            <text:p>3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 Circle</text:p>
          </table:table-cell>
          <table:table-cell/>
          <table:table-cell office:value-type="string" calcext:value-type="string">
            <text:p>A heat wave, and it burns burns burns, the ring of fire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esistance</text:p>
          </table:table-cell>
          <table:table-cell/>
          <table:table-cell office:value-type="string" calcext:value-type="string">
            <text:p>Raises resistance to magical elements.</text:p>
          </table:table-cell>
          <table:table-cell table:style-name="ce38" office:value-type="float" office:value="4" calcext:value-type="float">
            <text:p>4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Training Cave, Fierro</text:p>
          </table:table-cell>
          <table:table-cell office:value-type="string" calcext:value-type="string">
            <text:p>Deals 1.2x normal damage. If the target dies, attacks the next foe.</text:p>
          </table:table-cell>
          <table:table-cell table:style-name="ce38" office:value-type="float" office:value="3" calcext:value-type="float">
            <text:p>3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Hurricane</text:p>
          </table:table-cell>
          <table:table-cell/>
          <table:table-cell office:value-type="string" calcext:value-type="string">
            <text:p>Changes weather to hurricane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style-name="ce57"/>
          <table:table-cell table:number-columns-repeated="48"/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eopardy</text:p>
          </table:table-cell>
          <table:table-cell/>
          <table:table-cell office:value-type="string" calcext:value-type="string">
            <text:p>Massive physical damage. Lowers user defenses.</text:p>
          </table:table-cell>
          <table:table-cell table:style-name="ce38" office:value-type="float" office:value="10" calcext:value-type="float">
            <text:p>10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rain</text:p>
          </table:table-cell>
          <table:table-cell/>
          <table:table-cell office:value-type="string" calcext:value-type="string">
            <text:p>Steals a small amount of life to the target.</text:p>
          </table:table-cell>
          <table:table-cell table:style-name="ce38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ght Pillar</text:p>
          </table:table-cell>
          <table:table-cell/>
          <table:table-cell office:value-type="string" calcext:value-type="string">
            <text:p>Massive light damage, ignores magical defenses. Only usable when user’s LP is below 20%.</text:p>
          </table:table-cell>
          <table:table-cell table:style-name="ce38" office:value-type="float" office:value="8" calcext:value-type="float">
            <text:p>8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untermagic</text:p>
          </table:table-cell>
          <table:table-cell/>
          <table:table-cell office:value-type="string" calcext:value-type="string">
            <text:p>Counters magic attacks with one simple magic attack.</text:p>
          </table:table-cell>
          <table:table-cell table:style-name="ce38" office:value-type="float" office:value="3" calcext:value-type="float">
            <text:p>3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llmagic</text:p>
          </table:table-cell>
          <table:table-cell/>
          <table:table-cell office:value-type="string" calcext:value-type="string">
            <text:p>Raises magic defense. Chance to nullify magical effects on self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idal Wave</text:p>
          </table:table-cell>
          <table:table-cell/>
          <table:table-cell office:value-type="string" calcext:value-type="string">
            <text:p>Massive water damage. Can paralyze. Low hit rate against flying targets.</text:p>
          </table:table-cell>
          <table:table-cell table:style-name="ce38" office:value-type="float" office:value="6" calcext:value-type="float">
            <text:p>6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irror Skin</text:p>
          </table:table-cell>
          <table:table-cell/>
          <table:table-cell office:value-type="string" calcext:value-type="string">
            <text:p>Inverts absorption effects.</text:p>
          </table:table-cell>
          <table:table-cell table:style-name="ce38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Quarter</text:p>
          </table:table-cell>
          <table:table-cell/>
          <table:table-cell office:value-type="string" calcext:value-type="string">
            <text:p>Reduces target’s current LP by one quarter.</text:p>
          </table:table-cell>
          <table:table-cell table:style-name="ce38" office:value-type="float" office:value="4" calcext:value-type="float">
            <text:p>4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flect</text:p>
          </table:table-cell>
          <table:table-cell/>
          <table:table-cell office:value-type="string" calcext:value-type="string">
            <text:p>Raises a shield that reflects magic.</text:p>
          </table:table-cell>
          <table:table-cell table:style-name="ce38" office:value-type="float" office:value="6" calcext:value-type="float">
            <text:p>6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andstorm</text:p>
          </table:table-cell>
          <table:table-cell/>
          <table:table-cell office:value-type="string" calcext:value-type="string">
            <text:p>Earth damage to the foes. Changes weather to sandstorm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understorm</text:p>
          </table:table-cell>
          <table:table-cell/>
          <table:table-cell office:value-type="string" calcext:value-type="string">
            <text:p>Magical thunder damage. Changes weather to thunderstorm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Lightingrod</text:p>
          </table:table-cell>
          <table:table-cell/>
          <table:table-cell office:value-type="string" calcext:value-type="string">
            <text:p>Inflicted receives all thunder magic, ignoring the original target(s).</text:p>
          </table:table-cell>
          <table:table-cell table:style-name="ce38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evivification</text:p>
          </table:table-cell>
          <table:table-cell/>
          <table:table-cell office:value-type="string" calcext:value-type="string">
            <text:p>Revives a fallen ally instantaneously.</text:p>
          </table:table-cell>
          <table:table-cell table:style-name="ce38" office:value-type="float" office:value="7" calcext:value-type="float">
            <text:p>7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Ice magical damage. Changes weather to snowfall.</text:p>
          </table:table-cell>
          <table:table-cell table:style-name="ce38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Cut</text:p>
          </table:table-cell>
          <table:table-cell/>
          <table:table-cell office:value-type="string" calcext:value-type="string">
            <text:p>Deals two cuts to one enemy. Raise user’s agility.</text:p>
          </table:table-cell>
          <table:table-cell table:style-name="ce38" office:value-type="float" office:value="4" calcext:value-type="float">
            <text:p>4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White Wind</text:p>
          </table:table-cell>
          <table:table-cell/>
          <table:table-cell office:value-type="string" calcext:value-type="string">
            <text:p>Restores user’s actual LP to allies.</text:p>
          </table:table-cell>
          <table:table-cell table:style-name="ce38" office:value-type="float" office:value="7" calcext:value-type="float">
            <text:p>7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Umblockable</text:p>
          </table:table-cell>
          <table:table-cell/>
          <table:table-cell office:value-type="string" calcext:value-type="string">
            <text:p>Attacks never fail and can’t be blocked.</text:p>
          </table:table-cell>
          <table:table-cell table:style-name="ce38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5-hit physical damage. Lowers target attack and defense.</text:p>
          </table:table-cell>
          <table:table-cell table:style-name="ce38" office:value-type="float" office:value="5" calcext:value-type="float">
            <text:p>5</text:p>
          </table:table-cell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 table:number-columns-repeated="5"/>
          <table:table-cell table:style-name="ce38"/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>
          <table:table-cell table:number-columns-repeated="2"/>
          <table:table-cell office:value-type="string" calcext:value-type="string">
            <text:p>Encyclopaedia</text:p>
          </table:table-cell>
          <table:table-cell office:value-type="string" calcext:value-type="string">
            <text:p>Training Cave, Fierro</text:p>
          </table:table-cell>
          <table:table-cell/>
          <table:table-cell table:style-name="ce38"/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 table:number-rows-repeated="531">
          <table:table-cell table:number-columns-repeated="5"/>
          <table:table-cell table:style-name="ce38"/>
          <table:table-cell table:style-name="ce37" table:number-columns-repeated="5"/>
          <table:table-cell table:number-columns-repeated="3"/>
          <table:table-cell table:style-name="ce10"/>
          <table:table-cell table:number-columns-repeated="49"/>
        </table:table-row>
        <table:table-row table:style-name="ro2" table:number-rows-repeated="104801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crolls.F1:Scrolls.F1048576">
            <calcext:condition calcext:apply-style-name="Good" calcext:value="&gt;=7" calcext:base-cell-address="Scrolls.F1"/>
            <calcext:condition calcext:apply-style-name="Bad" calcext:value="&lt;=3" calcext:base-cell-address="Scrolls.F1"/>
          </calcext:conditional-format>
        </calcext:conditional-formats>
      </table:table>
      <table:table table:name="Protections" table:style-name="ta1">
        <table:table-column table:style-name="co1" table:default-cell-style-name="ce36"/>
        <table:table-column table:style-name="co12" table:default-cell-style-name="ce36"/>
        <table:table-column table:style-name="co23" table:default-cell-style-name="ce39"/>
        <table:table-column table:style-name="co1" table:number-columns-repeated="3" table:default-cell-style-name="ce39"/>
        <table:table-column table:style-name="co1" table:default-cell-style-name="ce36"/>
        <table:table-column table:style-name="co24" table:default-cell-style-name="ce39"/>
        <table:table-column table:style-name="co1" table:number-columns-repeated="1016" table:default-cell-style-name="ce3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hops</text:p>
          </table:table-cell>
          <table:table-cell table:style-name="ce1" office:value-type="string" calcext:value-type="string">
            <text:p>Spoils</text:p>
          </table:table-cell>
          <table:table-cell table:style-name="ce1" office:value-type="string" calcext:value-type="string">
            <text:p>Locations</text:p>
          </table:table-cell>
          <table:table-cell table:style-name="ce1" office:value-type="string" calcext:value-type="string">
            <text:p>Synth Price</text:p>
          </table:table-cell>
          <table:table-cell table:style-name="ce1" office:value-type="string" calcext:value-type="string">
            <text:p>Synth Ingredients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cudo pequeño</text:p>
          </table:table-cell>
          <table:table-cell office:value-type="string" calcext:value-type="string">
            <text:p>Arma defensiva usada para cubrir el cuerpo.</text:p>
          </table:table-cell>
          <table:table-cell table:style-name="ce43" office:value-type="string" calcext:value-type="string">
            <text:p>Fierro, Havo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eather 1, Rosewood 2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odela de metal</text:p>
          </table:table-cell>
          <table:table-cell office:value-type="string" calcext:value-type="string">
            <text:p>Un escudo redondo hecho de metal que cubre el antebrazo.</text:p>
          </table:table-cell>
          <table:table-cell table:style-name="ce44" office:value-type="string" calcext:value-type="string">
            <text:p>Aleko, N.Parnassus, Abasantis, Cy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osewood 2, Copper 1, Tin 1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Gran escudo</text:p>
          </table:table-cell>
          <table:table-cell office:value-type="string" calcext:value-type="string">
            <text:p>Escudo metálico de gran tamaño con forma de lágrima.</text:p>
          </table:table-cell>
          <table:table-cell table:style-name="ce43" office:value-type="string" calcext:value-type="string">
            <text:p>N.Parnassus, Syrinx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Rosewood 2, Iron 4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scudo mitrilo</text:p>
          </table:table-cell>
          <table:table-cell office:value-type="string" calcext:value-type="string">
            <text:p>Redondo similar al de gladiadores, hecho totalmente de mitrilo.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ythril 4, Yew 2, Leather 1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scudo torre de acero</text:p>
          </table:table-cell>
          <table:table-cell office:value-type="string" calcext:value-type="string">
            <text:p>Escudo grande cuadrado que cubre del cuerpo a las rodillas.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Iron 8, Mythril 1, Leather 2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scudo de escama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Leather 1, Iron 2, Scale 7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scudo de dragón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Mythril 5, Hard Scale 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scudo de titani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Mythril 5, Silver 5, Ebony 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cudo adamanti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Adamantoid 5, Ebony 2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valinn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uantelete</text:p>
          </table:table-cell>
          <table:table-cell office:value-type="string" calcext:value-type="string">
            <text:p>Protección para el antebrazo.</text:p>
          </table:table-cell>
          <table:table-cell table:style-name="ce43" office:value-type="string" calcext:value-type="string">
            <text:p>Fierro, Havo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ther 4, Yew 2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Guantelete tenso</text:p>
          </table:table-cell>
          <table:table-cell office:value-type="string" calcext:value-type="string">
            <text:p>Reforzado con placas de metal.</text:p>
          </table:table-cell>
          <table:table-cell table:style-name="ce44" office:value-type="string" calcext:value-type="string">
            <text:p>Aleko, N.Parnassus, Abasantis, Cy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Gauntlet 1, Leather 2</text:p>
          </table:table-cell>
          <table:table-cell table:number-columns-repeated="1016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Guantelete de cobre</text:p>
          </table:table-cell>
          <table:table-cell office:value-type="string" calcext:value-type="string">
            <text:p>Guantelete liviano de cobre. Resguarda contra electricidad.</text:p>
          </table:table-cell>
          <table:table-cell table:style-name="ce43" office:value-type="string" calcext:value-type="string">
            <text:p>N.Parnassus, Syrinx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Leather 6, Copper 4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uantelete imperfect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Leather 3, Iron 2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uantelete de diamante</text:p>
          </table:table-cell>
          <table:table-cell office:value-type="string" calcext:value-type="string">
            <text:p>This is a VERY long line just for testing purposes. That's all... Everything's fine. Just, wait...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string" calcext:value-type="string">
            <text:p>Imperfect Gauntlet 1, Diamond 1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uantelete plata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Silver 5, Leather 3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uantelete Magi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opas</text:p>
          </table:table-cell>
          <table:table-cell office:value-type="string" calcext:value-type="string">
            <text:p>Ropajes de tejidos comunes.</text:p>
          </table:table-cell>
          <table:table-cell table:style-name="ce43" office:value-type="string" calcext:value-type="string">
            <text:p>Fierro, Havo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eather 3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ambesón</text:p>
          </table:table-cell>
          <table:table-cell office:value-type="string" calcext:value-type="string">
            <text:p>Armadura acolchada, ofrece protección a golpes.</text:p>
          </table:table-cell>
          <table:table-cell table:style-name="ce43" office:value-type="string" calcext:value-type="string">
            <text:p>Fierro, Havoc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Clothes 1, Leather 4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otección de madera</text:p>
          </table:table-cell>
          <table:table-cell office:value-type="string" calcext:value-type="string">
            <text:p>Coraza hecha a partir de corteza de madera endurecida.</text:p>
          </table:table-cell>
          <table:table-cell office:value-type="string" calcext:value-type="string">
            <text:p>Havoc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Leather 2, Rosewood 3</text:p>
          </table:table-cell>
          <table:table-cell table:number-columns-repeated="1016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rotección férrea</text:p>
          </table:table-cell>
          <table:table-cell office:value-type="string" calcext:value-type="string">
            <text:p>Peto y espaldar de hierro unidas con correas de cuero.</text:p>
          </table:table-cell>
          <table:table-cell table:style-name="ce44" office:value-type="string" calcext:value-type="string">
            <text:p>Aleko, N.Parnassus, Abasantis, Cyr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Iron 6, Leather 2</text:p>
          </table:table-cell>
          <table:table-cell table:number-columns-repeated="1016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Túnica</text:p>
          </table:table-cell>
          <table:table-cell office:value-type="string" calcext:value-type="string">
            <text:p>Tejidos gruesos y durables, mejor movilidad que una armadura.</text:p>
          </table:table-cell>
          <table:table-cell table:style-name="ce44" office:value-type="string" calcext:value-type="string">
            <text:p>Aleko, N.Parnassus, Abasantis, Syrinx, Cy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Leather 6, Copper 1, Tin 1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anoplia de Dendra</text:p>
          </table:table-cell>
          <table:table-cell office:value-type="string" calcext:value-type="string">
            <text:p>Equipamiento militar basado en un raro ejemplar antiguo.</text:p>
          </table:table-cell>
          <table:table-cell office:value-type="string" calcext:value-type="string">
            <text:p>Syrinx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in 11, Iron 1, Leather 2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rmadura de acer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Iron 6, Mythril 1, Copper 1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raje de Marcely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Gold 2, Clothes 1, Yew 2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pa de lin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Green Lime 2, Leather 5, Mythril 1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laca de mitril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Mythril 7, Rosewood 2, Leather 3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laca Kerstan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string" calcext:value-type="string">
            <text:p>Mythril Plate 1, Silver 1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rmadura de plata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Silver 8, Leather 5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Silver Armor 1, Gold 2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única de hada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Gold 3, Leather 5, Ebony 1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rmadura dragón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Mythril 6, Silver 7, Gold 2, Leather 3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office:value-type="string" calcext:value-type="string">
            <text:p>Dragon Armor 1, Ebony 1, Copper 2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laca de titani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string" calcext:value-type="string">
            <text:p>Gold 5, Mythril 5, Silver 3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raje de hada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office:value-type="string" calcext:value-type="string">
            <text:p>Fairy Tunic 1, Gold 1, Crystal A 1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laca adamanti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office:value-type="string" calcext:value-type="string">
            <text:p>Adamantoid 6, Cebil 1, Leather 4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aje Rexanne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string" calcext:value-type="string">
            <text:p>Leather 6, Cebil 1, Gold 1, Crystal A 1, Crystal C 6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madura Magi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string" calcext:value-type="string">
            <text:p>Adamantoid 4, Crystal B 2, Cebil 2, Leather 4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pa Solar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Capota de tela suave sin ala.</text:p>
          </table:table-cell>
          <table:table-cell table:style-name="ce43" office:value-type="string" calcext:value-type="string">
            <text:p>Fierr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ather 2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andana</text:p>
          </table:table-cell>
          <table:table-cell office:value-type="string" calcext:value-type="string">
            <text:p>Pieza de tela común usada como protección para la cabeza.</text:p>
          </table:table-cell>
          <table:table-cell table:style-name="ce43" office:value-type="string" calcext:value-type="string">
            <text:p>Fierr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eather 3</text:p>
          </table:table-cell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Casco de cuero</text:p>
          </table:table-cell>
          <table:table-cell office:value-type="string" calcext:value-type="string">
            <text:p>Protección ligera para la cabeza.</text:p>
          </table:table-cell>
          <table:table-cell table:style-name="ce44" office:value-type="string" calcext:value-type="string">
            <text:p>Aleko, N.Parnassus, Abasanti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ather 4, Copper 1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ofia</text:p>
          </table:table-cell>
          <table:table-cell office:value-type="string" calcext:value-type="string">
            <text:p>Protección completa para el cráneo con textiles gruesos.</text:p>
          </table:table-cell>
          <table:table-cell office:value-type="string" calcext:value-type="string">
            <text:p>Syrinx, Cy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Leather 3, Copper 1, Tin 1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asco de hierro</text:p>
          </table:table-cell>
          <table:table-cell office:value-type="string" calcext:value-type="string">
            <text:p>Protección para el cráneo y los laterales de la cabeza, hecho de hierro.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Iron 3, Leather 2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asco de hierro (r)</text:p>
          </table:table-cell>
          <table:table-cell office:value-type="string" calcext:value-type="string">
            <text:p>Refuerzo con capas extra de hierro.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Iron Helmet 1, Iron 1, Copper 1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mbrero ingenios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string" calcext:value-type="string">
            <text:p>Leather 3, Rosewood 1, Crystal E 1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Cinta de lana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eather 2, Yew 1, Rosewood 1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inta de lana (r)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Wool Band 1, Leather 1, Copper 1, Tin 1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asco de acer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Iron 3, Copper 1, Leather 2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inta de lin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Green Lime 2, Leather 4, Copper 1, Tin 1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inta de lino (r)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Linen Band 1, Mythril 1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sco dragón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Mythril 3, Silver 3, Leather 3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asco dragón (r)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Dragon Helm 1, Ebony 1, Tin 1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sco de titani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Gold 4, Mythril 3, Silver 3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apucha de mitril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Mythril 2, Cebil 1, Leather 4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apucha de mitrilo (r)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Mythril Hood 1, Gold 1, Crystal D 1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Yelmo dorado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string" calcext:value-type="string">
            <text:p>Gold 8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iara adamantoide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Adamantoid 3, Cebil 1, Crystal C 1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ofia adamantoide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Adamantoid 2, Cebil 1, Leather 1, Crystal C 2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orona shamánica</text:p>
          </table:table-cell>
          <table:table-cell office:value-type="string" calcext:value-type="string">
            <text:p>Disminuye el daño mágico a la mitad.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Golden Helm 1, Crystal B 1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iara Magi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string" calcext:value-type="string">
            <text:p>Adamantoid 2, Crystal B 2, Cebil 1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iara de la verdad</text:p>
          </table:table-cell>
          <table:table-cell office:value-type="string" calcext:value-type="string">
            <text:p>--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ata de conejo</text:p>
          </table:table-cell>
          <table:table-cell office:value-type="string" calcext:value-type="string">
            <text:p>Aumenta la evasión.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rbe mágica</text:p>
          </table:table-cell>
          <table:table-cell office:value-type="string" calcext:value-type="string">
            <text:p>Aumenta la proficiencia mágica.</text:p>
          </table:table-cell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ega orbe</text:p>
          </table:table-cell>
          <table:table-cell office:value-type="string" calcext:value-type="string">
            <text:p>Provoca estado de Purga.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nillo ágil</text:p>
          </table:table-cell>
          <table:table-cell office:value-type="string" calcext:value-type="string">
            <text:p>Aumenta agilidad.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nillo furia</text:p>
          </table:table-cell>
          <table:table-cell office:value-type="string" calcext:value-type="string">
            <text:p>Aumenta fuerza.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nillo solar</text:p>
          </table:table-cell>
          <table:table-cell office:value-type="string" calcext:value-type="string">
            <text:p>Aumenta defensa.</text:p>
          </table:table-cell>
          <table:table-cell office:value-type="string" calcext:value-type="string">
            <text:p>Syrinx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otas de pegaso</text:p>
          </table:table-cell>
          <table:table-cell office:value-type="string" calcext:value-type="string">
            <text:p>Aumenta mucho la agilidad. Provoca levitación.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alisman</text:p>
          </table:table-cell>
          <table:table-cell office:value-type="string" calcext:value-type="string">
            <text:p>Protege de estados de daño progresivo.</text:p>
          </table:table-cell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afas oscuras</text:p>
          </table:table-cell>
          <table:table-cell office:value-type="string" calcext:value-type="string">
            <text:p>Protege contra ceguera.</text:p>
          </table:table-cell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otas de Aldebarán</text:p>
          </table:table-cell>
          <table:table-cell office:value-type="string" calcext:value-type="string">
            <text:p>Prohibe reducción de estados.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Pendiente centella</text:p>
          </table:table-cell>
          <table:table-cell office:value-type="string" calcext:value-type="string">
            <text:p>Aumenta las defensas ante daños físicos y mágicos.</text:p>
          </table:table-cell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nillo ruidoso</text:p>
          </table:table-cell>
          <table:table-cell office:value-type="string" calcext:value-type="string">
            <text:p>Protege contra Berserkr y Cáos.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ello de insomnio</text:p>
          </table:table-cell>
          <table:table-cell office:value-type="string" calcext:value-type="string">
            <text:p>Protege contra Sueño.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án</text:p>
          </table:table-cell>
          <table:table-cell office:value-type="string" calcext:value-type="string">
            <text:p>Protege contra Parálisis y Shock.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ótem</text:p>
          </table:table-cell>
          <table:table-cell office:value-type="string" calcext:value-type="string">
            <text:p>Protege contra Silencio y Banning.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nillo doble</text:p>
          </table:table-cell>
          <table:table-cell office:value-type="string" calcext:value-type="string">
            <text:p>Provoca el estado Rápido.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Anillo coraza</text:p>
          </table:table-cell>
          <table:table-cell office:value-type="string" calcext:value-type="string">
            <text:p>Provoca el estado Coraza.</text:p>
          </table:table-cell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apa de lluvia</text:p>
          </table:table-cell>
          <table:table-cell office:value-type="string" calcext:value-type="string">
            <text:p>Protege de efectos de clima.</text:p>
          </table:table-cell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Te hace ver misterioso (?).</text:p>
          </table:table-cell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iel de magma</text:p>
          </table:table-cell>
          <table:table-cell office:value-type="string" calcext:value-type="string">
            <text:p>Protege contra fuego.</text:p>
          </table:table-cell>
          <table:table-cell table:number-columns-repeated="102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iel de hielo</text:p>
          </table:table-cell>
          <table:table-cell office:value-type="string" calcext:value-type="string">
            <text:p>Protege contra hielo.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iel de roca</text:p>
          </table:table-cell>
          <table:table-cell office:value-type="string" calcext:value-type="string">
            <text:p>Ropaje especial que previene heridas.</text:p>
          </table:table-cell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iel de iguana</text:p>
          </table:table-cell>
          <table:table-cell office:value-type="string" calcext:value-type="string">
            <text:p>Ropaje talismán, previene el cáos y la furia.</text:p>
          </table:table-cell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iel de tierra</text:p>
          </table:table-cell>
          <table:table-cell office:value-type="string" calcext:value-type="string">
            <text:p>Protege contra tierra, y da inmunidad a venenos.</text:p>
          </table:table-cell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apa de rey</text:p>
          </table:table-cell>
          <table:table-cell office:value-type="string" calcext:value-type="string">
            <text:p>Hace al portador arrogante.</text:p>
          </table:table-cell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Moneda Gaia</text:p>
          </table:table-cell>
          <table:table-cell office:value-type="string" calcext:value-type="string">
            <text:p>Protege de Tierra, Viento y Agua.</text:p>
          </table:table-cell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Moneda Neutral</text:p>
          </table:table-cell>
          <table:table-cell office:value-type="string" calcext:value-type="string">
            <text:p>Protege de Trueno, Hielo y Fuego.</text:p>
          </table:table-cell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sfera Azul</text:p>
          </table:table-cell>
          <table:table-cell office:value-type="string" calcext:value-type="string">
            <text:p>Una esfera con el poder contenido de la marea y la erupción.</text:p>
          </table:table-cell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Collar del cielo</text:p>
          </table:table-cell>
          <table:table-cell office:value-type="string" calcext:value-type="string">
            <text:p>Collar de runas que desciende del cielo hacia un portador único.</text:p>
          </table:table-cell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ágrima del alma</text:p>
          </table:table-cell>
          <table:table-cell office:value-type="string" calcext:value-type="string">
            <text:p>Una joya mística.</text:p>
          </table:table-cell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Amuleto de flama</text:p>
          </table:table-cell>
          <table:table-cell office:value-type="string" calcext:value-type="string">
            <text:p>Protección contra fuego.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muleto de hielo</text:p>
          </table:table-cell>
          <table:table-cell office:value-type="string" calcext:value-type="string">
            <text:p>Protección contra hielo.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muleto de trueno</text:p>
          </table:table-cell>
          <table:table-cell office:value-type="string" calcext:value-type="string">
            <text:p>Protección contra trueno.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Amuleto arcoiris</text:p>
          </table:table-cell>
          <table:table-cell office:value-type="string" calcext:value-type="string">
            <text:p>Protección contra luz y oscuridad.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Piel de serpiente</text:p>
          </table:table-cell>
          <table:table-cell office:value-type="string" calcext:value-type="string">
            <text:p>Disminuye daños ligeramente, y aumenta Agilidad.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inza</text:p>
          </table:table-cell>
          <table:table-cell office:value-type="string" calcext:value-type="string">
            <text:p>Aumenta la Fuerza.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Cornamenta</text:p>
          </table:table-cell>
          <table:table-cell office:value-type="string" calcext:value-type="string">
            <text:p>Aumenta Vitalidad y Fuerza.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iente de león</text:p>
          </table:table-cell>
          <table:table-cell office:value-type="string" calcext:value-type="string">
            <text:p>Aumenta la Fuerza.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Escama</text:p>
          </table:table-cell>
          <table:table-cell office:value-type="string" calcext:value-type="string">
            <text:p>Aumenta Vitalidad. Reduce daños ligeramente.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Aumenta Evasión y Agilidad.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Escama dura</text:p>
          </table:table-cell>
          <table:table-cell office:value-type="string" calcext:value-type="string">
            <text:p>Reduce daños.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Exoesqueleto</text:p>
          </table:table-cell>
          <table:table-cell office:value-type="string" calcext:value-type="string">
            <text:p>Reducción ligera de daño físico y mágico.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Colmillo</text:p>
          </table:table-cell>
          <table:table-cell office:value-type="string" calcext:value-type="string">
            <text:p>Un colmillo afilado de una bestia feroz.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Bald seal</text:p>
          </table:table-cell>
          <table:table-cell office:value-type="string" calcext:value-type="string">
            <text:p>Don't buy this -Girly Man.</text:p>
          </table:table-cell>
          <table:table-cell table:number-columns-repeated="102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Núcleo Espiritual</text:p>
          </table:table-cell>
          <table:table-cell office:value-type="string" calcext:value-type="string">
            <text:p>Al equiparse, el grupo inicia con el límite al máximo.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Roca de croq</text:p>
          </table:table-cell>
          <table:table-cell office:value-type="string" calcext:value-type="string">
            <text:p>Malo para la salud.</text:p>
          </table:table-cell>
          <table:table-cell table:number-columns-repeated="1021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" table:style-name="ta1">
        <office:forms form:automatic-focus="false" form:apply-design-mode="false"/>
        <table:table-column table:style-name="co1" table:default-cell-style-name="ce3"/>
        <table:table-column table:style-name="co25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7"/>
        <table:table-column table:style-name="co22" table:default-cell-style-name="ce3"/>
        <table:table-column table:style-name="co26" table:default-cell-style-name="ce20"/>
        <table:table-column table:style-name="co1" table:visibility="collapse" table:number-columns-repeated="2" table:default-cell-style-name="ce3"/>
        <table:table-column table:style-name="co26" table:default-cell-style-name="ce3"/>
        <table:table-column table:style-name="co27" table:default-cell-style-name="ce3"/>
        <table:table-column table:style-name="co1" table:visibility="collapse" table:default-cell-style-name="ce3"/>
        <table:table-column table:style-name="co8" table:visibility="collapse" table:default-cell-style-name="ce3"/>
        <table:table-column table:style-name="co28" table:default-cell-style-name="ce3"/>
        <table:table-column table:style-name="co29" table:default-cell-style-name="ce11"/>
        <table:table-column table:style-name="co1" table:default-cell-style-name="ce3"/>
        <table:table-column table:style-name="co1" table:default-cell-style-name="ce13"/>
        <table:table-column table:style-name="co30" table:default-cell-style-name="ce15"/>
        <table:table-column table:style-name="co11" table:default-cell-style-name="ce17"/>
        <table:table-column table:style-name="co1" table:number-columns-repeated="46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DMG</text:p>
          </table:table-cell>
          <table:table-cell table:style-name="ce5" office:value-type="string" calcext:value-type="string">
            <text:p>Recommend</text:p>
          </table:table-cell>
          <table:table-cell table:style-name="ce8" office:value-type="string" calcext:value-type="string">
            <text:p>STR_F</text:p>
          </table:table-cell>
          <table:table-cell table:style-name="ce1" office:value-type="string" calcext:value-type="string">
            <text:p>VIT_F</text:p>
          </table:table-cell>
          <table:table-cell table:style-name="ce1" table:number-columns-repeated="2"/>
          <table:table-cell table:style-name="ce1" office:value-type="string" calcext:value-type="string">
            <text:p>INT_F</text:p>
          </table:table-cell>
          <table:table-cell table:style-name="ce1" office:value-type="string" calcext:value-type="string">
            <text:p>AGI_F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HITS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DMG</text:p>
          </table:table-cell>
          <table:table-cell table:style-name="ce12" office:value-type="string" calcext:value-type="string">
            <text:p>RANKS</text:p>
          </table:table-cell>
          <table:table-cell table:style-name="ce14" office:value-type="string" calcext:value-type="string">
            <text:p>DMG</text:p>
          </table:table-cell>
          <table:table-cell table:style-name="ce16"/>
          <table:table-cell table:style-name="ce1" table:number-columns-repeated="46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orte Shouten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30" calcext:value-type="float">
            <text:p>30</text:p>
          </table:table-cell>
          <table:table-cell table:formula="of:=OFFSET([.$R$2];[.$C2];0)" office:value-type="string" office:string-value="10 - 30" calcext:value-type="string">
            <text:p>10 - 3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2];0)" office:value-type="float" office:value="10" calcext:value-type="float">
            <text:p>10</text:p>
          </table:table-cell>
          <table:table-cell table:style-name="ce37" table:formula="of:=OFFSET([.$U$2];[.$C2];0)" office:value-type="float" office:value="30" calcext:value-type="float">
            <text:p>3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]/100)+([.$X$4]*[.G2]/100)+([.$X$5]*[.J2]/100)+([.$X$6]*[.K2]/100))*2)+[.$D2])*IF([.$N2]&lt;=0;1;[.$N2])"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COM.MICROSOFT.CONCAT([.T2];&quot; - &quot;;[.U2])" office:value-type="string" office:string-value="10 - 30" calcext:value-type="string">
            <text:p>10 - 30</text:p>
          </table:table-cell>
          <table:table-cell/>
          <table:table-cell table:formula="of:=10+[.U1]+([.Q2]*[.Q2]*10)" office:value-type="float" office:value="10" calcext:value-type="float">
            <text:p>10</text:p>
          </table:table-cell>
          <table:table-cell table:formula="of:=[.T2]+([.Q2]*[.Q2]*([.Q2]/2)*20+20)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STATE</text:p>
          </table:table-cell>
          <table:table-cell table:style-name="ce14" office:value-type="string" calcext:value-type="string">
            <text:p>VALUE</text:p>
          </table:table-cell>
          <table:table-cell table:number-columns-repeated="4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Golpe hierro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formula="of:=OFFSET([.$R$2];[.$C3];0)" office:value-type="string" office:string-value="50 - 80" calcext:value-type="string">
            <text:p>50 - 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3];0)" office:value-type="float" office:value="50" calcext:value-type="float">
            <text:p>50</text:p>
          </table:table-cell>
          <table:table-cell table:style-name="ce37" table:formula="of:=OFFSET([.$U$2];[.$C3];0)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]/100)+([.$X$4]*[.G3]/100)+([.$X$5]*[.J3]/100)+([.$X$6]*[.K3]/100))*2)+[.$D3])*IF([.$N3]&lt;=0;1;[.$N3])"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formula="of:=COM.MICROSOFT.CONCAT([.T3];&quot; - &quot;;[.U3])" office:value-type="string" office:string-value="50 - 80" calcext:value-type="string">
            <text:p>50 - 80</text:p>
          </table:table-cell>
          <table:table-cell/>
          <table:table-cell table:formula="of:=10+[.U2]+([.Q3]*[.Q3]*10)" office:value-type="float" office:value="50" calcext:value-type="float">
            <text:p>50</text:p>
          </table:table-cell>
          <table:table-cell table:formula="of:=[.T3]+([.Q3]*[.Q3]*([.Q3]/2)*20+20)" office:value-type="float" office:value="80" calcext:value-type="float">
            <text:p>80</text:p>
          </table:table-cell>
          <table:table-cell/>
          <table:table-cell table:style-name="ce13" office:value-type="string" calcext:value-type="string">
            <text:p>STR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4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ega golpe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00" calcext:value-type="float">
            <text:p>200</text:p>
          </table:table-cell>
          <table:table-cell table:formula="of:=OFFSET([.$R$2];[.$C4];0)" office:value-type="string" office:string-value="130 - 230" calcext:value-type="string">
            <text:p>130 - 23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4];0)" office:value-type="float" office:value="130" calcext:value-type="float">
            <text:p>130</text:p>
          </table:table-cell>
          <table:table-cell table:style-name="ce37" table:formula="of:=OFFSET([.$U$2];[.$C4];0)" office:value-type="float" office:value="230" calcext:value-type="float">
            <text:p>23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]/100)+([.$X$4]*[.G4]/100)+([.$X$5]*[.J4]/100)+([.$X$6]*[.K4]/100))*2)+[.$D4])*IF([.$N4]&lt;=0;1;[.$N4])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COM.MICROSOFT.CONCAT([.T4];&quot; - &quot;;[.U4])" office:value-type="string" office:string-value="130 - 230" calcext:value-type="string">
            <text:p>130 - 230</text:p>
          </table:table-cell>
          <table:table-cell/>
          <table:table-cell table:formula="of:=10+[.U3]+([.Q4]*[.Q4]*10)" office:value-type="float" office:value="130" calcext:value-type="float">
            <text:p>130</text:p>
          </table:table-cell>
          <table:table-cell table:formula="of:=[.T4]+([.Q4]*[.Q4]*([.Q4]/2)*20+20)" office:value-type="float" office:value="230" calcext:value-type="float">
            <text:p>230</text:p>
          </table:table-cell>
          <table:table-cell/>
          <table:table-cell table:style-name="ce13" office:value-type="string" calcext:value-type="string">
            <text:p>VIT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4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Golp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60" calcext:value-type="float">
            <text:p>60</text:p>
          </table:table-cell>
          <table:table-cell table:formula="of:=OFFSET([.$R$2];[.$C5];0)" office:value-type="string" office:string-value="50 - 80" calcext:value-type="string">
            <text:p>50 - 8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5];0)" office:value-type="float" office:value="50" calcext:value-type="float">
            <text:p>50</text:p>
          </table:table-cell>
          <table:table-cell table:style-name="ce37" table:formula="of:=OFFSET([.$U$2];[.$C5];0)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5]/100)+([.$X$4]*[.G5]/100)+([.$X$5]*[.J5]/100)+([.$X$6]*[.K5]/100))*2)+[.$D5])*IF([.$N5]&lt;=0;1;[.$N5])"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table:formula="of:=COM.MICROSOFT.CONCAT([.T5];&quot; - &quot;;[.U5])" office:value-type="string" office:string-value="330 - 620" calcext:value-type="string">
            <text:p>330 - 620</text:p>
          </table:table-cell>
          <table:table-cell/>
          <table:table-cell table:formula="of:=10+[.U4]+([.Q5]*[.Q5]*10)" office:value-type="float" office:value="330" calcext:value-type="float">
            <text:p>330</text:p>
          </table:table-cell>
          <table:table-cell table:formula="of:=[.T5]+([.Q5]*[.Q5]*([.Q5]/2)*20+20)" office:value-type="float" office:value="620" calcext:value-type="float">
            <text:p>620</text:p>
          </table:table-cell>
          <table:table-cell/>
          <table:table-cell table:style-name="ce13" office:value-type="string" calcext:value-type="string">
            <text:p>INT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4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Herid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40" calcext:value-type="float">
            <text:p>40</text:p>
          </table:table-cell>
          <table:table-cell table:formula="of:=OFFSET([.$R$2];[.$C6];0)" office:value-type="string" office:string-value="50 - 80" calcext:value-type="string">
            <text:p>50 - 8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6];0)" office:value-type="float" office:value="50" calcext:value-type="float">
            <text:p>50</text:p>
          </table:table-cell>
          <table:table-cell table:style-name="ce37" table:formula="of:=OFFSET([.$U$2];[.$C6];0)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6]/100)+([.$X$4]*[.G6]/100)+([.$X$5]*[.J6]/100)+([.$X$6]*[.K6]/100))*2)+[.$D6])*IF([.$N6]&lt;=0;1;[.$N6])"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formula="of:=COM.MICROSOFT.CONCAT([.T6];&quot; - &quot;;[.U6])" office:value-type="string" office:string-value="790 - 1450" calcext:value-type="string">
            <text:p>790 - 1450</text:p>
          </table:table-cell>
          <table:table-cell/>
          <table:table-cell table:formula="of:=10+[.U5]+([.Q6]*[.Q6]*10)" office:value-type="float" office:value="790" calcext:value-type="float">
            <text:p>790</text:p>
          </table:table-cell>
          <table:table-cell table:formula="of:=[.T6]+([.Q6]*[.Q6]*([.Q6]/2)*20+20)" office:value-type="float" office:value="1450" calcext:value-type="float">
            <text:p>1450</text:p>
          </table:table-cell>
          <table:table-cell/>
          <table:table-cell table:style-name="ce13" office:value-type="string" calcext:value-type="string">
            <text:p>AGI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4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onzoñ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40" calcext:value-type="float">
            <text:p>40</text:p>
          </table:table-cell>
          <table:table-cell table:formula="of:=OFFSET([.$R$2];[.$C7];0)" office:value-type="string" office:string-value="50 - 80" calcext:value-type="string">
            <text:p>50 - 8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7];0)" office:value-type="float" office:value="50" calcext:value-type="float">
            <text:p>50</text:p>
          </table:table-cell>
          <table:table-cell table:style-name="ce37" table:formula="of:=OFFSET([.$U$2];[.$C7];0)" office:value-type="float" office:value="80" calcext:value-type="float">
            <text:p>8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7]/100)+([.$X$4]*[.G7]/100)+([.$X$5]*[.J7]/100)+([.$X$6]*[.K7]/100))*2)+[.$D7])*IF([.$N7]&lt;=0;1;[.$N7])"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formula="of:=COM.MICROSOFT.CONCAT([.T7];&quot; - &quot;;[.U7])" office:value-type="string" office:string-value="1710 - 2980" calcext:value-type="string">
            <text:p>1710 - 2980</text:p>
          </table:table-cell>
          <table:table-cell/>
          <table:table-cell table:formula="of:=10+[.U6]+([.Q7]*[.Q7]*10)" office:value-type="float" office:value="1710" calcext:value-type="float">
            <text:p>1710</text:p>
          </table:table-cell>
          <table:table-cell table:formula="of:=[.T7]+([.Q7]*[.Q7]*([.Q7]/2)*20+20)" office:value-type="float" office:value="2980" calcext:value-type="float">
            <text:p>2980</text:p>
          </table:table-cell>
          <table:table-cell table:number-columns-repeated="4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Golpe roc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50" calcext:value-type="float">
            <text:p>150</text:p>
          </table:table-cell>
          <table:table-cell table:formula="of:=OFFSET([.$R$2];[.$C8];0)" office:value-type="string" office:string-value="130 - 230" calcext:value-type="string">
            <text:p>130 - 23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8];0)" office:value-type="float" office:value="130" calcext:value-type="float">
            <text:p>130</text:p>
          </table:table-cell>
          <table:table-cell table:style-name="ce37" table:formula="of:=OFFSET([.$U$2];[.$C8];0)" office:value-type="float" office:value="230" calcext:value-type="float">
            <text:p>23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8]/100)+([.$X$4]*[.G8]/100)+([.$X$5]*[.J8]/100)+([.$X$6]*[.K8]/100))*2)+[.$D8])*IF([.$N8]&lt;=0;1;[.$N8])"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table:formula="of:=COM.MICROSOFT.CONCAT([.T8];&quot; - &quot;;[.U8])" office:value-type="string" office:string-value="3350 - 5530" calcext:value-type="string">
            <text:p>3350 - 5530</text:p>
          </table:table-cell>
          <table:table-cell/>
          <table:table-cell table:formula="of:=10+[.U7]+([.Q8]*[.Q8]*10)" office:value-type="float" office:value="3350" calcext:value-type="float">
            <text:p>3350</text:p>
          </table:table-cell>
          <table:table-cell table:formula="of:=[.T8]+([.Q8]*[.Q8]*([.Q8]/2)*20+20)" office:value-type="float" office:value="5530" calcext:value-type="float">
            <text:p>5530</text:p>
          </table:table-cell>
          <table:table-cell table:number-columns-repeated="4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orte frenético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00" calcext:value-type="float">
            <text:p>600</text:p>
          </table:table-cell>
          <table:table-cell table:formula="of:=OFFSET([.$R$2];[.$C9];0)" office:value-type="string" office:string-value="330 - 620" calcext:value-type="string">
            <text:p>330 - 62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9];0)" office:value-type="float" office:value="330" calcext:value-type="float">
            <text:p>330</text:p>
          </table:table-cell>
          <table:table-cell table:style-name="ce37" table:formula="of:=OFFSET([.$U$2];[.$C9];0)" office:value-type="float" office:value="620" calcext:value-type="float">
            <text:p>62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table:formula="of:=(((([.$X$3]*[.F9]/100)+([.$X$4]*[.G9]/100)+([.$X$5]*[.J9]/100)+([.$X$6]*[.K9]/100))*2)+[.$D9])*IF([.$N9]&lt;=0;1;[.$N9])"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formula="of:=COM.MICROSOFT.CONCAT([.T9];&quot; - &quot;;[.U9])" office:value-type="string" office:string-value="6030 - 9480" calcext:value-type="string">
            <text:p>6030 - 9480</text:p>
          </table:table-cell>
          <table:table-cell/>
          <table:table-cell table:formula="of:=10+[.U8]+([.Q9]*[.Q9]*10)" office:value-type="float" office:value="6030" calcext:value-type="float">
            <text:p>6030</text:p>
          </table:table-cell>
          <table:table-cell table:formula="of:=[.T9]+([.Q9]*[.Q9]*([.Q9]/2)*20+20)" office:value-type="float" office:value="9480" calcext:value-type="float">
            <text:p>9480</text:p>
          </table:table-cell>
          <table:table-cell table:number-columns-repeated="44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2"/>
          <table:table-cell table:style-name="ce66"/>
          <table:table-cell table:formula="of:=OFFSET([.$R$2];[.$C10];0)" office:value-type="string" office:string-value="10 - 30" calcext:value-type="string">
            <text:p>10 - 30</text:p>
          </table:table-cell>
          <table:table-cell table:style-name="ce67"/>
          <table:table-cell table:style-name="ce37"/>
          <table:table-cell table:style-name="ce37" table:formula="of:=OFFSET([.$T$2];[.$C10];0)" office:value-type="float" office:value="10" calcext:value-type="float">
            <text:p>10</text:p>
          </table:table-cell>
          <table:table-cell table:style-name="ce37" table:formula="of:=OFFSET([.$U$2];[.$C10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0]/100)+([.$X$4]*[.G10]/100)+([.$X$5]*[.J10]/100)+([.$X$6]*[.K10]/100))*2)+[.$D10])*IF([.$N10]&lt;=0;1;[.$N10])" office:value-type="float" office:value="0" calcext:value-type="float">
            <text:p>0</text:p>
          </table:table-cell>
          <table:table-cell table:style-name="ce70" office:value-type="float" office:value="8" calcext:value-type="float">
            <text:p>8</text:p>
          </table:table-cell>
          <table:table-cell table:formula="of:=COM.MICROSOFT.CONCAT([.T10];&quot; - &quot;;[.U10])" office:value-type="string" office:string-value="10130 - 15270" calcext:value-type="string">
            <text:p>10130 - 15270</text:p>
          </table:table-cell>
          <table:table-cell/>
          <table:table-cell table:formula="of:=10+[.U9]+([.Q10]*[.Q10]*10)" office:value-type="float" office:value="10130" calcext:value-type="float">
            <text:p>10130</text:p>
          </table:table-cell>
          <table:table-cell table:formula="of:=[.T10]+([.Q10]*[.Q10]*([.Q10]/2)*20+20)" office:value-type="float" office:value="15270" calcext:value-type="float">
            <text:p>15270</text:p>
          </table:table-cell>
          <table:table-cell table:number-columns-repeated="4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ifón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80" calcext:value-type="float">
            <text:p>80</text:p>
          </table:table-cell>
          <table:table-cell table:formula="of:=OFFSET([.$R$2];[.$C11];0)" office:value-type="string" office:string-value="50 - 80" calcext:value-type="string">
            <text:p>50 - 80</text:p>
          </table:table-cell>
          <table:table-cell table:style-name="ce67" office:value-type="float" office:value="40" calcext:value-type="float">
            <text:p>40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OFFSET([.$T$2];[.$C11];0)" office:value-type="float" office:value="50" calcext:value-type="float">
            <text:p>50</text:p>
          </table:table-cell>
          <table:table-cell table:style-name="ce37" table:formula="of:=OFFSET([.$U$2];[.$C11];0)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1]/100)+([.$X$4]*[.G11]/100)+([.$X$5]*[.J11]/100)+([.$X$6]*[.K11]/100))*2)+[.$D11])*IF([.$N11]&lt;=0;1;[.$N11])" office:value-type="float" office:value="500" calcext:value-type="float">
            <text:p>500</text:p>
          </table:table-cell>
          <table:table-cell table:style-name="ce70" office:value-type="float" office:value="9" calcext:value-type="float">
            <text:p>9</text:p>
          </table:table-cell>
          <table:table-cell table:formula="of:=COM.MICROSOFT.CONCAT([.T11];&quot; - &quot;;[.U11])" office:value-type="string" office:string-value="16090 - 23400" calcext:value-type="string">
            <text:p>16090 - 23400</text:p>
          </table:table-cell>
          <table:table-cell/>
          <table:table-cell table:formula="of:=10+[.U10]+([.Q11]*[.Q11]*10)" office:value-type="float" office:value="16090" calcext:value-type="float">
            <text:p>16090</text:p>
          </table:table-cell>
          <table:table-cell table:formula="of:=[.T11]+([.Q11]*[.Q11]*([.Q11]/2)*20+20)" office:value-type="float" office:value="23400" calcext:value-type="float">
            <text:p>23400</text:p>
          </table:table-cell>
          <table:table-cell table:number-columns-repeated="4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Pirotecni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20" calcext:value-type="float">
            <text:p>620</text:p>
          </table:table-cell>
          <table:table-cell table:formula="of:=OFFSET([.$R$2];[.$C12];0)" office:value-type="string" office:string-value="330 - 620" calcext:value-type="string">
            <text:p>330 - 62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OFFSET([.$T$2];[.$C12];0)" office:value-type="float" office:value="330" calcext:value-type="float">
            <text:p>330</text:p>
          </table:table-cell>
          <table:table-cell table:style-name="ce37" table:formula="of:=OFFSET([.$U$2];[.$C12];0)" office:value-type="float" office:value="620" calcext:value-type="float">
            <text:p>62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2]/100)+([.$X$4]*[.G12]/100)+([.$X$5]*[.J12]/100)+([.$X$6]*[.K12]/100))*2)+[.$D12])*IF([.$N12]&lt;=0;1;[.$N12])" office:value-type="float" office:value="1380" calcext:value-type="float">
            <text:p>1380</text:p>
          </table:table-cell>
          <table:table-cell table:style-name="ce70" office:value-type="float" office:value="10" calcext:value-type="float">
            <text:p>10</text:p>
          </table:table-cell>
          <table:table-cell table:formula="of:=COM.MICROSOFT.CONCAT([.T12];&quot; - &quot;;[.U12])" office:value-type="string" office:string-value="24410 - 34430" calcext:value-type="string">
            <text:p>24410 - 34430</text:p>
          </table:table-cell>
          <table:table-cell/>
          <table:table-cell table:formula="of:=10+[.U11]+([.Q12]*[.Q12]*10)" office:value-type="float" office:value="24410" calcext:value-type="float">
            <text:p>24410</text:p>
          </table:table-cell>
          <table:table-cell table:formula="of:=[.T12]+([.Q12]*[.Q12]*([.Q12]/2)*20+20)" office:value-type="float" office:value="34430" calcext:value-type="float">
            <text:p>34430</text:p>
          </table:table-cell>
          <table:table-cell table:number-columns-repeated="4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Cola lanz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formula="of:=OFFSET([.$R$2];[.$C13];0)" office:value-type="string" office:string-value="50 - 80" calcext:value-type="string">
            <text:p>50 - 8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OFFSET([.$T$2];[.$C13];0)" office:value-type="float" office:value="50" calcext:value-type="float">
            <text:p>50</text:p>
          </table:table-cell>
          <table:table-cell table:style-name="ce37" table:formula="of:=OFFSET([.$U$2];[.$C13];0)" office:value-type="float" office:value="80" calcext:value-type="float">
            <text:p>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3]/100)+([.$X$4]*[.G13]/100)+([.$X$5]*[.J13]/100)+([.$X$6]*[.K13]/100))*2)+[.$D13])*IF([.$N13]&lt;=0;1;[.$N13])" office:value-type="float" office:value="505" calcext:value-type="float">
            <text:p>505</text:p>
          </table:table-cell>
          <table:table-cell table:style-name="ce70" office:value-type="float" office:value="11" calcext:value-type="float">
            <text:p>11</text:p>
          </table:table-cell>
          <table:table-cell table:formula="of:=COM.MICROSOFT.CONCAT([.T13];&quot; - &quot;;[.U13])" office:value-type="string" office:string-value="35650 - 48980" calcext:value-type="string">
            <text:p>35650 - 48980</text:p>
          </table:table-cell>
          <table:table-cell/>
          <table:table-cell table:formula="of:=10+[.U12]+([.Q13]*[.Q13]*10)" office:value-type="float" office:value="35650" calcext:value-type="float">
            <text:p>35650</text:p>
          </table:table-cell>
          <table:table-cell table:formula="of:=[.T13]+([.Q13]*[.Q13]*([.Q13]/2)*20+20)" office:value-type="float" office:value="48980" calcext:value-type="float">
            <text:p>48980</text:p>
          </table:table-cell>
          <table:table-cell table:number-columns-repeated="4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Campo Rebote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OFFSET([.$R$2];[.$C14];0)" office:value-type="string" office:string-value="10 - 30" calcext:value-type="string">
            <text:p>10 - 30</text:p>
          </table:table-cell>
          <table:table-cell table:style-name="ce67"/>
          <table:table-cell table:style-name="ce37"/>
          <table:table-cell table:style-name="ce37" table:formula="of:=OFFSET([.$T$2];[.$C14];0)" office:value-type="float" office:value="10" calcext:value-type="float">
            <text:p>10</text:p>
          </table:table-cell>
          <table:table-cell table:style-name="ce37" table:formula="of:=OFFSET([.$U$2];[.$C14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4]/100)+([.$X$4]*[.G14]/100)+([.$X$5]*[.J14]/100)+([.$X$6]*[.K14]/100))*2)+[.$D14])*IF([.$N14]&lt;=0;1;[.$N14])" office:value-type="float" office:value="0" calcext:value-type="float">
            <text:p>0</text:p>
          </table:table-cell>
          <table:table-cell table:style-name="ce70" office:value-type="float" office:value="12" calcext:value-type="float">
            <text:p>12</text:p>
          </table:table-cell>
          <table:table-cell table:formula="of:=COM.MICROSOFT.CONCAT([.T14];&quot; - &quot;;[.U14])" office:value-type="string" office:string-value="50430 - 67730" calcext:value-type="string">
            <text:p>50430 - 67730</text:p>
          </table:table-cell>
          <table:table-cell/>
          <table:table-cell table:formula="of:=10+[.U13]+([.Q14]*[.Q14]*10)" office:value-type="float" office:value="50430" calcext:value-type="float">
            <text:p>50430</text:p>
          </table:table-cell>
          <table:table-cell table:formula="of:=[.T14]+([.Q14]*[.Q14]*([.Q14]/2)*20+20)" office:value-type="float" office:value="67730" calcext:value-type="float">
            <text:p>67730</text:p>
          </table:table-cell>
          <table:table-cell table:number-columns-repeated="4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Campo estrellas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OFFSET([.$R$2];[.$C15];0)" office:value-type="string" office:string-value="10 - 30" calcext:value-type="string">
            <text:p>10 - 30</text:p>
          </table:table-cell>
          <table:table-cell table:style-name="ce67"/>
          <table:table-cell table:style-name="ce37"/>
          <table:table-cell table:style-name="ce37" table:formula="of:=OFFSET([.$T$2];[.$C15];0)" office:value-type="float" office:value="10" calcext:value-type="float">
            <text:p>10</text:p>
          </table:table-cell>
          <table:table-cell table:style-name="ce37" table:formula="of:=OFFSET([.$U$2];[.$C15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5]/100)+([.$X$4]*[.G15]/100)+([.$X$5]*[.J15]/100)+([.$X$6]*[.K15]/100))*2)+[.$D15])*IF([.$N15]&lt;=0;1;[.$N15])" office:value-type="float" office:value="0" calcext:value-type="float">
            <text:p>0</text:p>
          </table:table-cell>
          <table:table-cell table:style-name="ce70" office:value-type="float" office:value="13" calcext:value-type="float">
            <text:p>13</text:p>
          </table:table-cell>
          <table:table-cell table:formula="of:=COM.MICROSOFT.CONCAT([.T15];&quot; - &quot;;[.U15])" office:value-type="string" office:string-value="69430 - 91420" calcext:value-type="string">
            <text:p>69430 - 91420</text:p>
          </table:table-cell>
          <table:table-cell/>
          <table:table-cell table:formula="of:=10+[.U14]+([.Q15]*[.Q15]*10)" office:value-type="float" office:value="69430" calcext:value-type="float">
            <text:p>69430</text:p>
          </table:table-cell>
          <table:table-cell table:formula="of:=[.T15]+([.Q15]*[.Q15]*([.Q15]/2)*20+20)" office:value-type="float" office:value="91420" calcext:value-type="float">
            <text:p>91420</text:p>
          </table:table-cell>
          <table:table-cell table:number-columns-repeated="4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Lázaro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3500" calcext:value-type="float">
            <text:p>3500</text:p>
          </table:table-cell>
          <table:table-cell table:formula="of:=OFFSET([.$R$2];[.$C16];0)" office:value-type="string" office:string-value="3350 - 5530" calcext:value-type="string">
            <text:p>3350 - 553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OFFSET([.$T$2];[.$C16];0)" office:value-type="float" office:value="3350" calcext:value-type="float">
            <text:p>3350</text:p>
          </table:table-cell>
          <table:table-cell table:style-name="ce37" table:formula="of:=OFFSET([.$U$2];[.$C16];0)" office:value-type="float" office:value="5530" calcext:value-type="float">
            <text:p>55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6]/100)+([.$X$4]*[.G16]/100)+([.$X$5]*[.J16]/100)+([.$X$6]*[.K16]/100))*2)+[.$D16])*IF([.$N16]&lt;=0;1;[.$N16])" office:value-type="float" office:value="3930" calcext:value-type="float">
            <text:p>3930</text:p>
          </table:table-cell>
          <table:table-cell table:style-name="ce70" office:value-type="float" office:value="14" calcext:value-type="float">
            <text:p>14</text:p>
          </table:table-cell>
          <table:table-cell table:formula="of:=COM.MICROSOFT.CONCAT([.T16];&quot; - &quot;;[.U16])" office:value-type="string" office:string-value="93390 - 120850" calcext:value-type="string">
            <text:p>93390 - 120850</text:p>
          </table:table-cell>
          <table:table-cell/>
          <table:table-cell table:formula="of:=10+[.U15]+([.Q16]*[.Q16]*10)" office:value-type="float" office:value="93390" calcext:value-type="float">
            <text:p>93390</text:p>
          </table:table-cell>
          <table:table-cell table:formula="of:=[.T16]+([.Q16]*[.Q16]*([.Q16]/2)*20+20)" office:value-type="float" office:value="120850" calcext:value-type="float">
            <text:p>120850</text:p>
          </table:table-cell>
          <table:table-cell table:number-columns-repeated="4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Golpe aéreo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30" calcext:value-type="float">
            <text:p>30</text:p>
          </table:table-cell>
          <table:table-cell table:formula="of:=OFFSET([.$R$2];[.$C17];0)" office:value-type="string" office:string-value="10 - 30" calcext:value-type="string">
            <text:p>10 - 30</text:p>
          </table:table-cell>
          <table:table-cell table:style-name="ce6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17];0)" office:value-type="float" office:value="10" calcext:value-type="float">
            <text:p>10</text:p>
          </table:table-cell>
          <table:table-cell table:style-name="ce37" table:formula="of:=OFFSET([.$U$2];[.$C17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7]/100)+([.$X$4]*[.G17]/100)+([.$X$5]*[.J17]/100)+([.$X$6]*[.K17]/100))*2)+[.$D17])*IF([.$N17]&lt;=0;1;[.$N17])" office:value-type="float" office:value="430" calcext:value-type="float">
            <text:p>430</text:p>
          </table:table-cell>
          <table:table-cell table:style-name="ce70" office:value-type="float" office:value="15" calcext:value-type="float">
            <text:p>15</text:p>
          </table:table-cell>
          <table:table-cell table:formula="of:=COM.MICROSOFT.CONCAT([.T17];&quot; - &quot;;[.U17])" office:value-type="string" office:string-value="123110 - 156880" calcext:value-type="string">
            <text:p>123110 - 156880</text:p>
          </table:table-cell>
          <table:table-cell/>
          <table:table-cell table:formula="of:=10+[.U16]+([.Q17]*[.Q17]*10)" office:value-type="float" office:value="123110" calcext:value-type="float">
            <text:p>123110</text:p>
          </table:table-cell>
          <table:table-cell table:formula="of:=[.T17]+([.Q17]*[.Q17]*([.Q17]/2)*20+20)" office:value-type="float" office:value="156880" calcext:value-type="float">
            <text:p>156880</text:p>
          </table:table-cell>
          <table:table-cell table:number-columns-repeated="44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Ráfaga Artema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80" calcext:value-type="float">
            <text:p>80</text:p>
          </table:table-cell>
          <table:table-cell table:formula="of:=OFFSET([.$R$2];[.$C18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18];0)" office:value-type="float" office:value="3350" calcext:value-type="float">
            <text:p>3350</text:p>
          </table:table-cell>
          <table:table-cell table:style-name="ce37" table:formula="of:=OFFSET([.$U$2];[.$C18];0)" office:value-type="float" office:value="5530" calcext:value-type="float">
            <text:p>55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8]/100)+([.$X$4]*[.G18]/100)+([.$X$5]*[.J18]/100)+([.$X$6]*[.K18]/100))*2)+[.$D18])*IF([.$N18]&lt;=0;1;[.$N18])" office:value-type="float" office:value="80" calcext:value-type="float">
            <text:p>80</text:p>
          </table:table-cell>
          <table:table-cell table:style-name="ce70" office:value-type="float" office:value="16" calcext:value-type="float">
            <text:p>16</text:p>
          </table:table-cell>
          <table:table-cell table:formula="of:=COM.MICROSOFT.CONCAT([.T18];&quot; - &quot;;[.U18])" office:value-type="string" office:string-value="159450 - 200430" calcext:value-type="string">
            <text:p>159450 - 200430</text:p>
          </table:table-cell>
          <table:table-cell/>
          <table:table-cell table:formula="of:=10+[.U17]+([.Q18]*[.Q18]*10)" office:value-type="float" office:value="159450" calcext:value-type="float">
            <text:p>159450</text:p>
          </table:table-cell>
          <table:table-cell table:formula="of:=[.T18]+([.Q18]*[.Q18]*([.Q18]/2)*20+20)" office:value-type="float" office:value="200430" calcext:value-type="float">
            <text:p>200430</text:p>
          </table:table-cell>
          <table:table-cell table:number-columns-repeated="4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Mordisco gigante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25" calcext:value-type="float">
            <text:p>25</text:p>
          </table:table-cell>
          <table:table-cell table:formula="of:=OFFSET([.$R$2];[.$C19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9];0)" office:value-type="float" office:value="790" calcext:value-type="float">
            <text:p>790</text:p>
          </table:table-cell>
          <table:table-cell table:style-name="ce37" table:formula="of:=OFFSET([.$U$2];[.$C19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19]/100)+([.$X$4]*[.G19]/100)+([.$X$5]*[.J19]/100)+([.$X$6]*[.K19]/100))*2)+[.$D19])*IF([.$N19]&lt;=0;1;[.$N19])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riturar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25" calcext:value-type="float">
            <text:p>25</text:p>
          </table:table-cell>
          <table:table-cell table:formula="of:=OFFSET([.$R$2];[.$C20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20];0)" office:value-type="float" office:value="790" calcext:value-type="float">
            <text:p>790</text:p>
          </table:table-cell>
          <table:table-cell table:style-name="ce37" table:formula="of:=OFFSET([.$U$2];[.$C20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0]/100)+([.$X$4]*[.G20]/100)+([.$X$5]*[.J20]/100)+([.$X$6]*[.K20]/100))*2)+[.$D20])*IF([.$N20]&lt;=0;1;[.$N20])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Mordisco ponzoñ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formula="of:=OFFSET([.$R$2];[.$C21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21];0)" office:value-type="float" office:value="50" calcext:value-type="float">
            <text:p>50</text:p>
          </table:table-cell>
          <table:table-cell table:style-name="ce37" table:formula="of:=OFFSET([.$U$2];[.$C21];0)" office:value-type="float" office:value="80" calcext:value-type="float">
            <text:p>80</text:p>
          </table:table-cell>
          <table:table-cell table:style-name="ce37"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1]/100)+([.$X$4]*[.G21]/100)+([.$X$5]*[.J21]/100)+([.$X$6]*[.K21]/100))*2)+[.$D21])*IF([.$N21]&lt;=0;1;[.$N21])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istema de reparación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-1" calcext:value-type="float">
            <text:p>-1</text:p>
          </table:table-cell>
          <table:table-cell table:formula="of:=OFFSET([.$R$2];[.$C22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22];0)" office:value-type="float" office:value="3350" calcext:value-type="float">
            <text:p>3350</text:p>
          </table:table-cell>
          <table:table-cell table:style-name="ce37" table:formula="of:=OFFSET([.$U$2];[.$C22];0)" office:value-type="float" office:value="5530" calcext:value-type="float">
            <text:p>5530</text:p>
          </table:table-cell>
          <table:table-cell table:style-name="ce37"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2]/100)+([.$X$4]*[.G22]/100)+([.$X$5]*[.J22]/100)+([.$X$6]*[.K22]/100))*2)+[.$D22])*IF([.$N22]&lt;=0;1;[.$N22])" office:value-type="float" office:value="-1" calcext:value-type="float">
            <text:p>-1</text:p>
          </table:table-cell>
          <table:table-cell table:number-columns-repeated="4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Meteoro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500" calcext:value-type="float">
            <text:p>1500</text:p>
          </table:table-cell>
          <table:table-cell table:formula="of:=OFFSET([.$R$2];[.$C23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23];0)" office:value-type="float" office:value="790" calcext:value-type="float">
            <text:p>790</text:p>
          </table:table-cell>
          <table:table-cell table:style-name="ce37" table:formula="of:=OFFSET([.$U$2];[.$C23];0)" office:value-type="float" office:value="1450" calcext:value-type="float">
            <text:p>145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]/100)+([.$X$4]*[.G23]/100)+([.$X$5]*[.J23]/100)+([.$X$6]*[.K23]/100))*2)+[.$D23])*IF([.$N23]&lt;=0;1;[.$N23])" office:value-type="float" office:value="1500" calcext:value-type="float">
            <text:p>1500</text:p>
          </table:table-cell>
          <table:table-cell table:number-columns-repeated="4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Lluvia de proyectiles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50" calcext:value-type="float">
            <text:p>350</text:p>
          </table:table-cell>
          <table:table-cell table:formula="of:=OFFSET([.$R$2];[.$C24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4];0)" office:value-type="float" office:value="330" calcext:value-type="float">
            <text:p>330</text:p>
          </table:table-cell>
          <table:table-cell table:style-name="ce37" table:formula="of:=OFFSET([.$U$2];[.$C24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]/100)+([.$X$4]*[.G24]/100)+([.$X$5]*[.J24]/100)+([.$X$6]*[.K24]/100))*2)+[.$D24])*IF([.$N24]&lt;=0;1;[.$N24])" office:value-type="float" office:value="350" calcext:value-type="float">
            <text:p>350</text:p>
          </table:table-cell>
          <table:table-cell table:number-columns-repeated="4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Hender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20" calcext:value-type="float">
            <text:p>20</text:p>
          </table:table-cell>
          <table:table-cell table:formula="of:=OFFSET([.$R$2];[.$C2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5];0)" office:value-type="float" office:value="10" calcext:value-type="float">
            <text:p>10</text:p>
          </table:table-cell>
          <table:table-cell table:style-name="ce37" table:formula="of:=OFFSET([.$U$2];[.$C2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5]/100)+([.$X$4]*[.G25]/100)+([.$X$5]*[.J25]/100)+([.$X$6]*[.K25]/100))*2)+[.$D25])*IF([.$N25]&lt;=0;1;[.$N25])" office:value-type="float" office:value="20" calcext:value-type="float">
            <text:p>20</text:p>
          </table:table-cell>
          <table:table-cell table:number-columns-repeated="4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Corte X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00" calcext:value-type="float">
            <text:p>600</text:p>
          </table:table-cell>
          <table:table-cell table:formula="of:=OFFSET([.$R$2];[.$C26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6];0)" office:value-type="float" office:value="330" calcext:value-type="float">
            <text:p>330</text:p>
          </table:table-cell>
          <table:table-cell table:style-name="ce37" table:formula="of:=OFFSET([.$U$2];[.$C26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6]/100)+([.$X$4]*[.G26]/100)+([.$X$5]*[.J26]/100)+([.$X$6]*[.K26]/100))*2)+[.$D26])*IF([.$N26]&lt;=0;1;[.$N26])" office:value-type="float" office:value="600" calcext:value-type="float">
            <text:p>600</text:p>
          </table:table-cell>
          <table:table-cell table:number-columns-repeated="4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rriesgar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7000" calcext:value-type="float">
            <text:p>7000</text:p>
          </table:table-cell>
          <table:table-cell table:formula="of:=OFFSET([.$R$2];[.$C27];0)" office:value-type="string" office:string-value="3350 - 5530" calcext:value-type="string">
            <text:p>3350 - 553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7];0)" office:value-type="float" office:value="3350" calcext:value-type="float">
            <text:p>3350</text:p>
          </table:table-cell>
          <table:table-cell table:style-name="ce37" table:formula="of:=OFFSET([.$U$2];[.$C27];0)" office:value-type="float" office:value="5530" calcext:value-type="float">
            <text:p>5530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7]/100)+([.$X$4]*[.G27]/100)+([.$X$5]*[.J27]/100)+([.$X$6]*[.K27]/100))*2)+[.$D27])*IF([.$N27]&lt;=0;1;[.$N27])" office:value-type="float" office:value="7600" calcext:value-type="float">
            <text:p>7600</text:p>
          </table:table-cell>
          <table:table-cell table:number-columns-repeated="4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utilar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800" calcext:value-type="float">
            <text:p>800</text:p>
          </table:table-cell>
          <table:table-cell table:formula="of:=OFFSET([.$R$2];[.$C28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28];0)" office:value-type="float" office:value="790" calcext:value-type="float">
            <text:p>790</text:p>
          </table:table-cell>
          <table:table-cell table:style-name="ce37" table:formula="of:=OFFSET([.$U$2];[.$C28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Fu</text:p>
          </table:table-cell>
          <table:table-cell office:value-type="string" calcext:value-type="string">
            <text:p>Cut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formula="of:=(((([.$X$3]*[.F28]/100)+([.$X$4]*[.G28]/100)+([.$X$5]*[.J28]/100)+([.$X$6]*[.K28]/100))*2)+[.$D28])*IF([.$N28]&lt;=0;1;[.$N28])" office:value-type="float" office:value="4000" calcext:value-type="float">
            <text:p>4000</text:p>
          </table:table-cell>
          <table:table-cell table:number-columns-repeated="4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Hoja Pura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1800" calcext:value-type="float">
            <text:p>1800</text:p>
          </table:table-cell>
          <table:table-cell table:formula="of:=OFFSET([.$R$2];[.$C29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29];0)" office:value-type="float" office:value="1710" calcext:value-type="float">
            <text:p>1710</text:p>
          </table:table-cell>
          <table:table-cell table:style-name="ce37" table:formula="of:=OFFSET([.$U$2];[.$C29];0)" office:value-type="float" office:value="2980" calcext:value-type="float">
            <text:p>298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29]/100)+([.$X$4]*[.G29]/100)+([.$X$5]*[.J29]/100)+([.$X$6]*[.K29]/100))*2)+[.$D29])*IF([.$N29]&lt;=0;1;[.$N29])" office:value-type="float" office:value="1800" calcext:value-type="float">
            <text:p>1800</text:p>
          </table:table-cell>
          <table:table-cell table:number-columns-repeated="4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Carg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30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30];0)" office:value-type="float" office:value="50" calcext:value-type="float">
            <text:p>50</text:p>
          </table:table-cell>
          <table:table-cell table:style-name="ce37" table:formula="of:=OFFSET([.$U$2];[.$C30];0)" office:value-type="float" office:value="80" calcext:value-type="float">
            <text:p>8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0]/100)+([.$X$4]*[.G30]/100)+([.$X$5]*[.J30]/100)+([.$X$6]*[.K30]/100))*2)+[.$D30])*IF([.$N30]&lt;=0;1;[.$N3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Super Carg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31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31];0)" office:value-type="float" office:value="130" calcext:value-type="float">
            <text:p>130</text:p>
          </table:table-cell>
          <table:table-cell table:style-name="ce37" table:formula="of:=OFFSET([.$U$2];[.$C31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1]/100)+([.$X$4]*[.G31]/100)+([.$X$5]*[.J31]/100)+([.$X$6]*[.K31]/100))*2)+[.$D31])*IF([.$N31]&lt;=0;1;[.$N3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riple Carg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32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32];0)" office:value-type="float" office:value="330" calcext:value-type="float">
            <text:p>330</text:p>
          </table:table-cell>
          <table:table-cell table:style-name="ce37" table:formula="of:=OFFSET([.$U$2];[.$C32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2]/100)+([.$X$4]*[.G32]/100)+([.$X$5]*[.J32]/100)+([.$X$6]*[.K32]/100))*2)+[.$D32])*IF([.$N32]&lt;=0;1;[.$N3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Mantr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33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33];0)" office:value-type="float" office:value="130" calcext:value-type="float">
            <text:p>130</text:p>
          </table:table-cell>
          <table:table-cell table:style-name="ce37" table:formula="of:=OFFSET([.$U$2];[.$C33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3]/100)+([.$X$4]*[.G33]/100)+([.$X$5]*[.J33]/100)+([.$X$6]*[.K33]/100))*2)+[.$D33])*IF([.$N33]&lt;=0;1;[.$N3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Hoja vací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450" calcext:value-type="float">
            <text:p>450</text:p>
          </table:table-cell>
          <table:table-cell table:formula="of:=OFFSET([.$R$2];[.$C34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34];0)" office:value-type="float" office:value="330" calcext:value-type="float">
            <text:p>330</text:p>
          </table:table-cell>
          <table:table-cell table:style-name="ce37" table:formula="of:=OFFSET([.$U$2];[.$C34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Ag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4]/100)+([.$X$4]*[.G34]/100)+([.$X$5]*[.J34]/100)+([.$X$6]*[.K34]/100))*2)+[.$D34])*IF([.$N34]&lt;=0;1;[.$N34])" office:value-type="float" office:value="450" calcext:value-type="float">
            <text:p>450</text:p>
          </table:table-cell>
          <table:table-cell table:number-columns-repeated="4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Corte Aire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00" calcext:value-type="float">
            <text:p>200</text:p>
          </table:table-cell>
          <table:table-cell table:formula="of:=OFFSET([.$R$2];[.$C35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35];0)" office:value-type="float" office:value="130" calcext:value-type="float">
            <text:p>130</text:p>
          </table:table-cell>
          <table:table-cell table:style-name="ce37" table:formula="of:=OFFSET([.$U$2];[.$C35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Tr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5]/100)+([.$X$4]*[.G35]/100)+([.$X$5]*[.J35]/100)+([.$X$6]*[.K35]/100))*2)+[.$D35])*IF([.$N35]&lt;=0;1;[.$N35])" office:value-type="float" office:value="200" calcext:value-type="float">
            <text:p>200</text:p>
          </table:table-cell>
          <table:table-cell table:number-columns-repeated="49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/>
          <table:table-cell table:style-name="ce66"/>
          <table:table-cell table:formula="of:=OFFSET([.$R$2];[.$C3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];0)" office:value-type="float" office:value="10" calcext:value-type="float">
            <text:p>10</text:p>
          </table:table-cell>
          <table:table-cell table:style-name="ce37" table:formula="of:=OFFSET([.$U$2];[.$C36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6]/100)+([.$X$4]*[.G36]/100)+([.$X$5]*[.J36]/100)+([.$X$6]*[.K36]/100))*2)+[.$D36])*IF([.$N36]&lt;=0;1;[.$N3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/>
          <table:table-cell table:style-name="ce66"/>
          <table:table-cell table:formula="of:=OFFSET([.$R$2];[.$C3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];0)" office:value-type="float" office:value="10" calcext:value-type="float">
            <text:p>10</text:p>
          </table:table-cell>
          <table:table-cell table:style-name="ce37" table:formula="of:=OFFSET([.$U$2];[.$C37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7]/100)+([.$X$4]*[.G37]/100)+([.$X$5]*[.J37]/100)+([.$X$6]*[.K37]/100))*2)+[.$D37])*IF([.$N37]&lt;=0;1;[.$N3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2"/>
          <table:table-cell table:style-name="ce66"/>
          <table:table-cell table:formula="of:=OFFSET([.$R$2];[.$C3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];0)" office:value-type="float" office:value="10" calcext:value-type="float">
            <text:p>10</text:p>
          </table:table-cell>
          <table:table-cell table:style-name="ce37" table:formula="of:=OFFSET([.$U$2];[.$C38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8]/100)+([.$X$4]*[.G38]/100)+([.$X$5]*[.J38]/100)+([.$X$6]*[.K38]/100))*2)+[.$D38])*IF([.$N38]&lt;=0;1;[.$N3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/>
          <table:table-cell table:style-name="ce66"/>
          <table:table-cell table:formula="of:=OFFSET([.$R$2];[.$C3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];0)" office:value-type="float" office:value="10" calcext:value-type="float">
            <text:p>10</text:p>
          </table:table-cell>
          <table:table-cell table:style-name="ce37" table:formula="of:=OFFSET([.$U$2];[.$C39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FuHiTr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39]/100)+([.$X$4]*[.G39]/100)+([.$X$5]*[.J39]/100)+([.$X$6]*[.K39]/100))*2)+[.$D39])*IF([.$N39]&lt;=0;1;[.$N3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2"/>
          <table:table-cell table:style-name="ce66"/>
          <table:table-cell table:formula="of:=OFFSET([.$R$2];[.$C4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];0)" office:value-type="float" office:value="10" calcext:value-type="float">
            <text:p>10</text:p>
          </table:table-cell>
          <table:table-cell table:style-name="ce37" table:formula="of:=OFFSET([.$U$2];[.$C4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]/100)+([.$X$4]*[.G40]/100)+([.$X$5]*[.J40]/100)+([.$X$6]*[.K40]/100))*2)+[.$D40])*IF([.$N40]&lt;=0;1;[.$N4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2"/>
          <table:table-cell table:style-name="ce66"/>
          <table:table-cell table:formula="of:=OFFSET([.$R$2];[.$C4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];0)" office:value-type="float" office:value="10" calcext:value-type="float">
            <text:p>10</text:p>
          </table:table-cell>
          <table:table-cell table:style-name="ce37" table:formula="of:=OFFSET([.$U$2];[.$C41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1]/100)+([.$X$4]*[.G41]/100)+([.$X$5]*[.J41]/100)+([.$X$6]*[.K41]/100))*2)+[.$D41])*IF([.$N41]&lt;=0;1;[.$N4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"/>
          <table:table-cell table:style-name="ce66"/>
          <table:table-cell table:formula="of:=OFFSET([.$R$2];[.$C4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];0)" office:value-type="float" office:value="10" calcext:value-type="float">
            <text:p>10</text:p>
          </table:table-cell>
          <table:table-cell table:style-name="ce37" table:formula="of:=OFFSET([.$U$2];[.$C42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2]/100)+([.$X$4]*[.G42]/100)+([.$X$5]*[.J42]/100)+([.$X$6]*[.K42]/100))*2)+[.$D42])*IF([.$N42]&lt;=0;1;[.$N4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2"/>
          <table:table-cell table:style-name="ce66"/>
          <table:table-cell table:formula="of:=OFFSET([.$R$2];[.$C4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];0)" office:value-type="float" office:value="10" calcext:value-type="float">
            <text:p>10</text:p>
          </table:table-cell>
          <table:table-cell table:style-name="ce37" table:formula="of:=OFFSET([.$U$2];[.$C43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3]/100)+([.$X$4]*[.G43]/100)+([.$X$5]*[.J43]/100)+([.$X$6]*[.K43]/100))*2)+[.$D43])*IF([.$N43]&lt;=0;1;[.$N4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2"/>
          <table:table-cell table:style-name="ce66"/>
          <table:table-cell table:formula="of:=OFFSET([.$R$2];[.$C4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];0)" office:value-type="float" office:value="10" calcext:value-type="float">
            <text:p>10</text:p>
          </table:table-cell>
          <table:table-cell table:style-name="ce37" table:formula="of:=OFFSET([.$U$2];[.$C44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4]/100)+([.$X$4]*[.G44]/100)+([.$X$5]*[.J44]/100)+([.$X$6]*[.K44]/100))*2)+[.$D44])*IF([.$N44]&lt;=0;1;[.$N4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2"/>
          <table:table-cell table:style-name="ce66"/>
          <table:table-cell table:formula="of:=OFFSET([.$R$2];[.$C4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];0)" office:value-type="float" office:value="10" calcext:value-type="float">
            <text:p>10</text:p>
          </table:table-cell>
          <table:table-cell table:style-name="ce37" table:formula="of:=OFFSET([.$U$2];[.$C45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5]/100)+([.$X$4]*[.G45]/100)+([.$X$5]*[.J45]/100)+([.$X$6]*[.K45]/100))*2)+[.$D45])*IF([.$N45]&lt;=0;1;[.$N4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2"/>
          <table:table-cell table:style-name="ce66"/>
          <table:table-cell table:formula="of:=OFFSET([.$R$2];[.$C4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];0)" office:value-type="float" office:value="10" calcext:value-type="float">
            <text:p>10</text:p>
          </table:table-cell>
          <table:table-cell table:style-name="ce37" table:formula="of:=OFFSET([.$U$2];[.$C46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6]/100)+([.$X$4]*[.G46]/100)+([.$X$5]*[.J46]/100)+([.$X$6]*[.K46]/100))*2)+[.$D46])*IF([.$N46]&lt;=0;1;[.$N4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2"/>
          <table:table-cell table:style-name="ce66"/>
          <table:table-cell table:formula="of:=OFFSET([.$R$2];[.$C4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];0)" office:value-type="float" office:value="10" calcext:value-type="float">
            <text:p>10</text:p>
          </table:table-cell>
          <table:table-cell table:style-name="ce37" table:formula="of:=OFFSET([.$U$2];[.$C47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10" table:formula="of:=(((([.$X$3]*[.F47]/100)+([.$X$4]*[.G47]/100)+([.$X$5]*[.J47]/100)+([.$X$6]*[.K47]/100))*2)+[.$D47])*IF([.$N47]&lt;=0;1;[.$N4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2"/>
          <table:table-cell table:style-name="ce66"/>
          <table:table-cell table:formula="of:=OFFSET([.$R$2];[.$C4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];0)" office:value-type="float" office:value="10" calcext:value-type="float">
            <text:p>10</text:p>
          </table:table-cell>
          <table:table-cell table:style-name="ce37" table:formula="of:=OFFSET([.$U$2];[.$C4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]/100)+([.$X$4]*[.G48]/100)+([.$X$5]*[.J48]/100)+([.$X$6]*[.K48]/100))*2)+[.$D48])*IF([.$N48]&lt;=0;1;[.$N4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Patada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48" calcext:value-type="float">
            <text:p>48</text:p>
          </table:table-cell>
          <table:table-cell table:formula="of:=OFFSET([.$R$2];[.$C4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];0)" office:value-type="float" office:value="10" calcext:value-type="float">
            <text:p>10</text:p>
          </table:table-cell>
          <table:table-cell table:style-name="ce37" table:formula="of:=OFFSET([.$U$2];[.$C49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49]/100)+([.$X$4]*[.G49]/100)+([.$X$5]*[.J49]/100)+([.$X$6]*[.K49]/100))*2)+[.$D49])*IF([.$N49]&lt;=0;1;[.$N49])" office:value-type="float" office:value="48" calcext:value-type="float">
            <text:p>48</text:p>
          </table:table-cell>
          <table:table-cell table:number-columns-repeated="49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2"/>
          <table:table-cell table:style-name="ce66"/>
          <table:table-cell table:formula="of:=OFFSET([.$R$2];[.$C5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];0)" office:value-type="float" office:value="10" calcext:value-type="float">
            <text:p>10</text:p>
          </table:table-cell>
          <table:table-cell table:style-name="ce37" table:formula="of:=OFFSET([.$U$2];[.$C50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50]/100)+([.$X$4]*[.G50]/100)+([.$X$5]*[.J50]/100)+([.$X$6]*[.K50]/100))*2)+[.$D50])*IF([.$N50]&lt;=0;1;[.$N5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emedio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00" calcext:value-type="float">
            <text:p>200</text:p>
          </table:table-cell>
          <table:table-cell table:formula="of:=OFFSET([.$R$2];[.$C51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51];0)" office:value-type="float" office:value="130" calcext:value-type="float">
            <text:p>130</text:p>
          </table:table-cell>
          <table:table-cell table:style-name="ce37" table:formula="of:=OFFSET([.$U$2];[.$C51];0)" office:value-type="float" office:value="230" calcext:value-type="float">
            <text:p>23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office:value-type="string" calcext:value-type="string">
            <text:p>Fu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51]/100)+([.$X$4]*[.G51]/100)+([.$X$5]*[.J51]/100)+([.$X$6]*[.K51]/100))*2)+[.$D51])*IF([.$N51]&lt;=0;1;[.$N51])" office:value-type="float" office:value="600" calcext:value-type="float">
            <text:p>600</text:p>
          </table:table-cell>
          <table:table-cell table:number-columns-repeated="4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Remedio+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000" calcext:value-type="float">
            <text:p>1000</text:p>
          </table:table-cell>
          <table:table-cell table:formula="of:=OFFSET([.$R$2];[.$C52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52];0)" office:value-type="float" office:value="790" calcext:value-type="float">
            <text:p>790</text:p>
          </table:table-cell>
          <table:table-cell table:style-name="ce37" table:formula="of:=OFFSET([.$U$2];[.$C52];0)" office:value-type="float" office:value="1450" calcext:value-type="float">
            <text:p>145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52]/100)+([.$X$4]*[.G52]/100)+([.$X$5]*[.J52]/100)+([.$X$6]*[.K52]/100))*2)+[.$D52])*IF([.$N52]&lt;=0;1;[.$N52])" office:value-type="float" office:value="1400" calcext:value-type="float">
            <text:p>1400</text:p>
          </table:table-cell>
          <table:table-cell table:number-columns-repeated="4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Remedio++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3000" calcext:value-type="float">
            <text:p>3000</text:p>
          </table:table-cell>
          <table:table-cell table:formula="of:=OFFSET([.$R$2];[.$C53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53];0)" office:value-type="float" office:value="1710" calcext:value-type="float">
            <text:p>1710</text:p>
          </table:table-cell>
          <table:table-cell table:style-name="ce37" table:formula="of:=OFFSET([.$U$2];[.$C53];0)" office:value-type="float" office:value="2980" calcext:value-type="float">
            <text:p>29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office:value-type="string" calcext:value-type="string">
            <text:p>Lu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53]/100)+([.$X$4]*[.G53]/100)+([.$X$5]*[.J53]/100)+([.$X$6]*[.K53]/100))*2)+[.$D53])*IF([.$N53]&lt;=0;1;[.$N53])" office:value-type="float" office:value="3400" calcext:value-type="float">
            <text:p>3400</text:p>
          </table:table-cell>
          <table:table-cell table:number-columns-repeated="4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Anti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5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];0)" office:value-type="float" office:value="10" calcext:value-type="float">
            <text:p>10</text:p>
          </table:table-cell>
          <table:table-cell table:style-name="ce37" table:formula="of:=OFFSET([.$U$2];[.$C54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54]/100)+([.$X$4]*[.G54]/100)+([.$X$5]*[.J54]/100)+([.$X$6]*[.K54]/100))*2)+[.$D54])*IF([.$N54]&lt;=0;1;[.$N5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Esn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55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55];0)" office:value-type="float" office:value="50" calcext:value-type="float">
            <text:p>50</text:p>
          </table:table-cell>
          <table:table-cell table:style-name="ce37" table:formula="of:=OFFSET([.$U$2];[.$C55];0)" office:value-type="float" office:value="80" calcext:value-type="float">
            <text:p>8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ut/Hit</text:p>
          </table:table-cell>
          <table:table-cell table:number-columns-repeated="2"/>
          <table:table-cell table:style-name="ce10" table:formula="of:=(((([.$X$3]*[.F55]/100)+([.$X$4]*[.G55]/100)+([.$X$5]*[.J55]/100)+([.$X$6]*[.K55]/100))*2)+[.$D55])*IF([.$N55]&lt;=0;1;[.$N5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Salvación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800" calcext:value-type="float">
            <text:p>800</text:p>
          </table:table-cell>
          <table:table-cell table:formula="of:=OFFSET([.$R$2];[.$C56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56];0)" office:value-type="float" office:value="330" calcext:value-type="float">
            <text:p>330</text:p>
          </table:table-cell>
          <table:table-cell table:style-name="ce37" table:formula="of:=OFFSET([.$U$2];[.$C56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6]/100)+([.$X$4]*[.G56]/100)+([.$X$5]*[.J56]/100)+([.$X$6]*[.K56]/100))*2)+[.$D56])*IF([.$N56]&lt;=0;1;[.$N56])" office:value-type="float" office:value="800" calcext:value-type="float">
            <text:p>800</text:p>
          </table:table-cell>
          <table:table-cell table:number-columns-repeated="4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Vuelo supremo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600" calcext:value-type="float">
            <text:p>1600</text:p>
          </table:table-cell>
          <table:table-cell table:formula="of:=OFFSET([.$R$2];[.$C57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57];0)" office:value-type="float" office:value="790" calcext:value-type="float">
            <text:p>790</text:p>
          </table:table-cell>
          <table:table-cell table:style-name="ce37" table:formula="of:=OFFSET([.$U$2];[.$C57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57]/100)+([.$X$4]*[.G57]/100)+([.$X$5]*[.J57]/100)+([.$X$6]*[.K57]/100))*2)+[.$D57])*IF([.$N57]&lt;=0;1;[.$N57])" office:value-type="float" office:value="1600" calcext:value-type="float">
            <text:p>1600</text:p>
          </table:table-cell>
          <table:table-cell table:number-columns-repeated="4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ivificar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58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58];0)" office:value-type="float" office:value="1710" calcext:value-type="float">
            <text:p>1710</text:p>
          </table:table-cell>
          <table:table-cell table:style-name="ce37" table:formula="of:=OFFSET([.$U$2];[.$C58];0)" office:value-type="float" office:value="2980" calcext:value-type="float">
            <text:p>298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58]/100)+([.$X$4]*[.G58]/100)+([.$X$5]*[.J58]/100)+([.$X$6]*[.K58]/100))*2)+[.$D58])*IF([.$N58]&lt;=0;1;[.$N5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Esfuerzo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59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59];0)" office:value-type="float" office:value="130" calcext:value-type="float">
            <text:p>130</text:p>
          </table:table-cell>
          <table:table-cell table:style-name="ce37" table:formula="of:=OFFSET([.$U$2];[.$C59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Ti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59]/100)+([.$X$4]*[.G59]/100)+([.$X$5]*[.J59]/100)+([.$X$6]*[.K59]/100))*2)+[.$D59])*IF([.$N59]&lt;=0;1;[.$N5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Protección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0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60];0)" office:value-type="float" office:value="130" calcext:value-type="float">
            <text:p>130</text:p>
          </table:table-cell>
          <table:table-cell table:style-name="ce37" table:formula="of:=OFFSET([.$U$2];[.$C60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LuPe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0]/100)+([.$X$4]*[.G60]/100)+([.$X$5]*[.J60]/100)+([.$X$6]*[.K60]/100))*2)+[.$D60])*IF([.$N60]&lt;=0;1;[.$N6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Sabidurí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1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61];0)" office:value-type="float" office:value="130" calcext:value-type="float">
            <text:p>130</text:p>
          </table:table-cell>
          <table:table-cell table:style-name="ce37" table:formula="of:=OFFSET([.$U$2];[.$C61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1]/100)+([.$X$4]*[.G61]/100)+([.$X$5]*[.J61]/100)+([.$X$6]*[.K61]/100))*2)+[.$D61])*IF([.$N61]&lt;=0;1;[.$N6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Destrez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2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62];0)" office:value-type="float" office:value="130" calcext:value-type="float">
            <text:p>130</text:p>
          </table:table-cell>
          <table:table-cell table:style-name="ce37" table:formula="of:=OFFSET([.$U$2];[.$C62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Fu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2]/100)+([.$X$4]*[.G62]/100)+([.$X$5]*[.J62]/100)+([.$X$6]*[.K62]/100))*2)+[.$D62])*IF([.$N62]&lt;=0;1;[.$N6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Centell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3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63];0)" office:value-type="float" office:value="330" calcext:value-type="float">
            <text:p>330</text:p>
          </table:table-cell>
          <table:table-cell table:style-name="ce37" table:formula="of:=OFFSET([.$U$2];[.$C63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3]/100)+([.$X$4]*[.G63]/100)+([.$X$5]*[.J63]/100)+([.$X$6]*[.K63]/100))*2)+[.$D63])*IF([.$N63]&lt;=0;1;[.$N6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Centelleo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4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64];0)" office:value-type="float" office:value="790" calcext:value-type="float">
            <text:p>790</text:p>
          </table:table-cell>
          <table:table-cell table:style-name="ce37" table:formula="of:=OFFSET([.$U$2];[.$C64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4]/100)+([.$X$4]*[.G64]/100)+([.$X$5]*[.J64]/100)+([.$X$6]*[.K64]/100))*2)+[.$D64])*IF([.$N64]&lt;=0;1;[.$N6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Resistenci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5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65];0)" office:value-type="float" office:value="330" calcext:value-type="float">
            <text:p>330</text:p>
          </table:table-cell>
          <table:table-cell table:style-name="ce37" table:formula="of:=OFFSET([.$U$2];[.$C65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5]/100)+([.$X$4]*[.G65]/100)+([.$X$5]*[.J65]/100)+([.$X$6]*[.K65]/100))*2)+[.$D65])*IF([.$N65]&lt;=0;1;[.$N6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Barrer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6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66];0)" office:value-type="float" office:value="330" calcext:value-type="float">
            <text:p>330</text:p>
          </table:table-cell>
          <table:table-cell table:style-name="ce37" table:formula="of:=OFFSET([.$U$2];[.$C66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6]/100)+([.$X$4]*[.G66]/100)+([.$X$5]*[.J66]/100)+([.$X$6]*[.K66]/100))*2)+[.$D66])*IF([.$N66]&lt;=0;1;[.$N6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Coraz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7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67];0)" office:value-type="float" office:value="330" calcext:value-type="float">
            <text:p>330</text:p>
          </table:table-cell>
          <table:table-cell table:style-name="ce37" table:formula="of:=OFFSET([.$U$2];[.$C67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Tr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7]/100)+([.$X$4]*[.G67]/100)+([.$X$5]*[.J67]/100)+([.$X$6]*[.K67]/100))*2)+[.$D67])*IF([.$N67]&lt;=0;1;[.$N6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Regen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8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68];0)" office:value-type="float" office:value="130" calcext:value-type="float">
            <text:p>130</text:p>
          </table:table-cell>
          <table:table-cell table:style-name="ce37" table:formula="of:=OFFSET([.$U$2];[.$C68];0)" office:value-type="float" office:value="230" calcext:value-type="float">
            <text:p>2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8]/100)+([.$X$4]*[.G68]/100)+([.$X$5]*[.J68]/100)+([.$X$6]*[.K68]/100))*2)+[.$D68])*IF([.$N68]&lt;=0;1;[.$N6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Imbloqueable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69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69];0)" office:value-type="float" office:value="790" calcext:value-type="float">
            <text:p>790</text:p>
          </table:table-cell>
          <table:table-cell table:style-name="ce37" table:formula="of:=OFFSET([.$U$2];[.$C69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69]/100)+([.$X$4]*[.G69]/100)+([.$X$5]*[.J69]/100)+([.$X$6]*[.K69]/100))*2)+[.$D69])*IF([.$N69]&lt;=0;1;[.$N6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Contraataque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70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70];0)" office:value-type="float" office:value="330" calcext:value-type="float">
            <text:p>330</text:p>
          </table:table-cell>
          <table:table-cell table:style-name="ce37" table:formula="of:=OFFSET([.$U$2];[.$C70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10" table:formula="of:=(((([.$X$3]*[.F70]/100)+([.$X$4]*[.G70]/100)+([.$X$5]*[.J70]/100)+([.$X$6]*[.K70]/100))*2)+[.$D70])*IF([.$N70]&lt;=0;1;[.$N7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Doble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71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71];0)" office:value-type="float" office:value="1710" calcext:value-type="float">
            <text:p>1710</text:p>
          </table:table-cell>
          <table:table-cell table:style-name="ce37" table:formula="of:=OFFSET([.$U$2];[.$C71];0)" office:value-type="float" office:value="2980" calcext:value-type="float">
            <text:p>29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71]/100)+([.$X$4]*[.G71]/100)+([.$X$5]*[.J71]/100)+([.$X$6]*[.K71]/100))*2)+[.$D71])*IF([.$N71]&lt;=0;1;[.$N7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Contramagias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72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72];0)" office:value-type="float" office:value="330" calcext:value-type="float">
            <text:p>330</text:p>
          </table:table-cell>
          <table:table-cell table:style-name="ce37" table:formula="of:=OFFSET([.$U$2];[.$C72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2]/100)+([.$X$4]*[.G72]/100)+([.$X$5]*[.J72]/100)+([.$X$6]*[.K72]/100))*2)+[.$D72])*IF([.$N72]&lt;=0;1;[.$N7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Niegamagias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73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73];0)" office:value-type="float" office:value="790" calcext:value-type="float">
            <text:p>790</text:p>
          </table:table-cell>
          <table:table-cell table:style-name="ce37" table:formula="of:=OFFSET([.$U$2];[.$C73];0)" office:value-type="float" office:value="1450" calcext:value-type="float">
            <text:p>145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3]/100)+([.$X$4]*[.G73]/100)+([.$X$5]*[.J73]/100)+([.$X$6]*[.K73]/100))*2)+[.$D73])*IF([.$N73]&lt;=0;1;[.$N7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uarto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25" calcext:value-type="float">
            <text:p>25</text:p>
          </table:table-cell>
          <table:table-cell table:formula="of:=OFFSET([.$R$2];[.$C74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74];0)" office:value-type="float" office:value="330" calcext:value-type="float">
            <text:p>330</text:p>
          </table:table-cell>
          <table:table-cell table:style-name="ce37" table:formula="of:=OFFSET([.$U$2];[.$C74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4]/100)+([.$X$4]*[.G74]/100)+([.$X$5]*[.J74]/100)+([.$X$6]*[.K74]/100))*2)+[.$D74])*IF([.$N74]&lt;=0;1;[.$N74])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Reflejo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75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75];0)" office:value-type="float" office:value="1710" calcext:value-type="float">
            <text:p>1710</text:p>
          </table:table-cell>
          <table:table-cell table:style-name="ce37" table:formula="of:=OFFSET([.$U$2];[.$C75];0)" office:value-type="float" office:value="2980" calcext:value-type="float">
            <text:p>2980</text:p>
          </table:table-cell>
          <table:table-cell table:style-name="ce37"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5]/100)+([.$X$4]*[.G75]/100)+([.$X$5]*[.J75]/100)+([.$X$6]*[.K75]/100))*2)+[.$D75])*IF([.$N75]&lt;=0;1;[.$N7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Refrescar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76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76];0)" office:value-type="float" office:value="330" calcext:value-type="float">
            <text:p>330</text:p>
          </table:table-cell>
          <table:table-cell table:style-name="ce37" table:formula="of:=OFFSET([.$U$2];[.$C76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6]/100)+([.$X$4]*[.G76]/100)+([.$X$5]*[.J76]/100)+([.$X$6]*[.K76]/100))*2)+[.$D76])*IF([.$N76]&lt;=0;1;[.$N7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2"/>
          <table:table-cell table:style-name="ce66"/>
          <table:table-cell table:formula="of:=OFFSET([.$R$2];[.$C7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77];0)" office:value-type="float" office:value="10" calcext:value-type="float">
            <text:p>10</text:p>
          </table:table-cell>
          <table:table-cell table:style-name="ce37" table:formula="of:=OFFSET([.$U$2];[.$C77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7]/100)+([.$X$4]*[.G77]/100)+([.$X$5]*[.J77]/100)+([.$X$6]*[.K77]/100))*2)+[.$D77])*IF([.$N77]&lt;=0;1;[.$N7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2"/>
          <table:table-cell table:style-name="ce66"/>
          <table:table-cell table:formula="of:=OFFSET([.$R$2];[.$C7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78];0)" office:value-type="float" office:value="10" calcext:value-type="float">
            <text:p>10</text:p>
          </table:table-cell>
          <table:table-cell table:style-name="ce37" table:formula="of:=OFFSET([.$U$2];[.$C78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8]/100)+([.$X$4]*[.G78]/100)+([.$X$5]*[.J78]/100)+([.$X$6]*[.K78]/100))*2)+[.$D78])*IF([.$N78]&lt;=0;1;[.$N7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/>
          <table:table-cell table:style-name="ce66"/>
          <table:table-cell table:formula="of:=OFFSET([.$R$2];[.$C7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79];0)" office:value-type="float" office:value="10" calcext:value-type="float">
            <text:p>10</text:p>
          </table:table-cell>
          <table:table-cell table:style-name="ce37" table:formula="of:=OFFSET([.$U$2];[.$C79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79]/100)+([.$X$4]*[.G79]/100)+([.$X$5]*[.J79]/100)+([.$X$6]*[.K79]/100))*2)+[.$D79])*IF([.$N79]&lt;=0;1;[.$N7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/>
          <table:table-cell table:style-name="ce66"/>
          <table:table-cell table:formula="of:=OFFSET([.$R$2];[.$C8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80];0)" office:value-type="float" office:value="10" calcext:value-type="float">
            <text:p>10</text:p>
          </table:table-cell>
          <table:table-cell table:style-name="ce37" table:formula="of:=OFFSET([.$U$2];[.$C80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80]/100)+([.$X$4]*[.G80]/100)+([.$X$5]*[.J80]/100)+([.$X$6]*[.K80]/100))*2)+[.$D80])*IF([.$N80]&lt;=0;1;[.$N8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2"/>
          <table:table-cell table:style-name="ce66"/>
          <table:table-cell table:formula="of:=OFFSET([.$R$2];[.$C8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81];0)" office:value-type="float" office:value="10" calcext:value-type="float">
            <text:p>10</text:p>
          </table:table-cell>
          <table:table-cell table:style-name="ce37" table:formula="of:=OFFSET([.$U$2];[.$C81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81]/100)+([.$X$4]*[.G81]/100)+([.$X$5]*[.J81]/100)+([.$X$6]*[.K81]/100))*2)+[.$D81])*IF([.$N81]&lt;=0;1;[.$N8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ire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formula="of:=OFFSET([.$R$2];[.$C8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82];0)" office:value-type="float" office:value="10" calcext:value-type="float">
            <text:p>10</text:p>
          </table:table-cell>
          <table:table-cell table:style-name="ce37" table:formula="of:=OFFSET([.$U$2];[.$C82];0)" office:value-type="float" office:value="30" calcext:value-type="float">
            <text:p>30</text:p>
          </table:table-cell>
          <table:table-cell table:style-name="ce37" table:formula="of:=100+([.C82]*[.C82]*10)" office:value-type="float" office:value="100" calcext:value-type="float">
            <text:p>10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Projectile</text:p>
          </table:table-cell>
          <table:table-cell/>
          <table:table-cell office:value-type="string" calcext:value-type="string">
            <text:p>Primitive fire magic.</text:p>
          </table:table-cell>
          <table:table-cell table:style-name="ce10" table:formula="of:=(((([.$X$3]*[.F82]/100)+([.$X$4]*[.G82]/100)+([.$X$5]*[.J82]/100)+([.$X$6]*[.K82]/100))*2)+[.$D82])*IF([.$N82]&lt;=0;1;[.$N82])" office:value-type="float" office:value="410" calcext:value-type="float">
            <text:p>410</text:p>
          </table:table-cell>
          <table:table-cell table:number-columns-repeated="4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Lava Worm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50" calcext:value-type="float">
            <text:p>150</text:p>
          </table:table-cell>
          <table:table-cell table:formula="of:=OFFSET([.$R$2];[.$C83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83];0)" office:value-type="float" office:value="130" calcext:value-type="float">
            <text:p>130</text:p>
          </table:table-cell>
          <table:table-cell table:style-name="ce37" table:formula="of:=OFFSET([.$U$2];[.$C83];0)" office:value-type="float" office:value="230" calcext:value-type="float">
            <text:p>230</text:p>
          </table:table-cell>
          <table:table-cell table:style-name="ce37" table:formula="of:=100+([.C83]*[.C83]*10)" office:value-type="float" office:value="140" calcext:value-type="float">
            <text:p>140</text:p>
          </table:table-cell>
          <table:table-cell table:style-name="ce37"/>
          <table:table-cell office:value-type="string" calcext:value-type="string">
            <text:p>AgVi</text:p>
          </table:table-cell>
          <table:table-cell office:value-type="string" calcext:value-type="string">
            <text:p>Projectile</text:p>
          </table:table-cell>
          <table:table-cell/>
          <table:table-cell office:value-type="string" calcext:value-type="string">
            <text:p>Basic fire-earth damage.</text:p>
          </table:table-cell>
          <table:table-cell table:style-name="ce10" table:formula="of:=(((([.$X$3]*[.F83]/100)+([.$X$4]*[.G83]/100)+([.$X$5]*[.J83]/100)+([.$X$6]*[.K83]/100))*2)+[.$D83])*IF([.$N83]&lt;=0;1;[.$N83])" office:value-type="float" office:value="710" calcext:value-type="float">
            <text:p>710</text:p>
          </table:table-cell>
          <table:table-cell table:number-columns-repeated="4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60" calcext:value-type="float">
            <text:p>60</text:p>
          </table:table-cell>
          <table:table-cell table:formula="of:=OFFSET([.$R$2];[.$C84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84];0)" office:value-type="float" office:value="50" calcext:value-type="float">
            <text:p>50</text:p>
          </table:table-cell>
          <table:table-cell table:style-name="ce37" table:formula="of:=OFFSET([.$U$2];[.$C84];0)" office:value-type="float" office:value="80" calcext:value-type="float">
            <text:p>80</text:p>
          </table:table-cell>
          <table:table-cell table:style-name="ce37" table:formula="of:=100+([.C84]*[.C84]*10)" office:value-type="float" office:value="110" calcext:value-type="float">
            <text:p>110</text:p>
          </table:table-cell>
          <table:table-cell table:style-name="ce37"/>
          <table:table-cell table:number-columns-repeated="3"/>
          <table:table-cell office:value-type="string" calcext:value-type="string">
            <text:p>Basic magical fire damage. Can inflict burns.</text:p>
          </table:table-cell>
          <table:table-cell table:style-name="ce10" table:formula="of:=(((([.$X$3]*[.F84]/100)+([.$X$4]*[.G84]/100)+([.$X$5]*[.J84]/100)+([.$X$6]*[.K84]/100))*2)+[.$D84])*IF([.$N84]&lt;=0;1;[.$N84])" office:value-type="float" office:value="500" calcext:value-type="float">
            <text:p>500</text:p>
          </table:table-cell>
          <table:table-cell table:number-columns-repeated="4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Fire Devil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50" calcext:value-type="float">
            <text:p>150</text:p>
          </table:table-cell>
          <table:table-cell table:formula="of:=OFFSET([.$R$2];[.$C85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85];0)" office:value-type="float" office:value="130" calcext:value-type="float">
            <text:p>130</text:p>
          </table:table-cell>
          <table:table-cell table:style-name="ce37" table:formula="of:=OFFSET([.$U$2];[.$C85];0)" office:value-type="float" office:value="230" calcext:value-type="float">
            <text:p>230</text:p>
          </table:table-cell>
          <table:table-cell table:style-name="ce37" table:formula="of:=100+([.C85]*[.C85]*10)" office:value-type="float" office:value="140" calcext:value-type="float">
            <text:p>14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Basic magical fire damage. Induces vertigo.</text:p>
          </table:table-cell>
          <table:table-cell table:style-name="ce10" table:formula="of:=(((([.$X$3]*[.F85]/100)+([.$X$4]*[.G85]/100)+([.$X$5]*[.J85]/100)+([.$X$6]*[.K85]/100))*2)+[.$D85])*IF([.$N85]&lt;=0;1;[.$N85])" office:value-type="float" office:value="710" calcext:value-type="float">
            <text:p>710</text:p>
          </table:table-cell>
          <table:table-cell table:number-columns-repeated="4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Ring of Fire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5000" calcext:value-type="float">
            <text:p>5000</text:p>
          </table:table-cell>
          <table:table-cell table:formula="of:=OFFSET([.$R$2];[.$C86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86];0)" office:value-type="float" office:value="3350" calcext:value-type="float">
            <text:p>3350</text:p>
          </table:table-cell>
          <table:table-cell table:style-name="ce37" table:formula="of:=OFFSET([.$U$2];[.$C86];0)" office:value-type="float" office:value="5530" calcext:value-type="float">
            <text:p>5530</text:p>
          </table:table-cell>
          <table:table-cell table:style-name="ce37" table:formula="of:=100+([.C86]*[.C86]*10)" office:value-type="float" office:value="460" calcext:value-type="float">
            <text:p>460</text:p>
          </table:table-cell>
          <table:table-cell table:style-name="ce37"/>
          <table:table-cell/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A heat wave, and it burns burns burns, the ring of fire.</text:p>
          </table:table-cell>
          <table:table-cell table:style-name="ce10" table:formula="of:=(((([.$X$3]*[.F86]/100)+([.$X$4]*[.G86]/100)+([.$X$5]*[.J86]/100)+([.$X$6]*[.K86]/100))*2)+[.$D86])*IF([.$N86]&lt;=0;1;[.$N86])" office:value-type="float" office:value="6840" calcext:value-type="float">
            <text:p>6840</text:p>
          </table:table-cell>
          <table:table-cell table:number-columns-repeated="4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lame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00" calcext:value-type="float">
            <text:p>600</text:p>
          </table:table-cell>
          <table:table-cell table:formula="of:=OFFSET([.$R$2];[.$C87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87];0)" office:value-type="float" office:value="330" calcext:value-type="float">
            <text:p>330</text:p>
          </table:table-cell>
          <table:table-cell table:style-name="ce37" table:formula="of:=OFFSET([.$U$2];[.$C87];0)" office:value-type="float" office:value="620" calcext:value-type="float">
            <text:p>620</text:p>
          </table:table-cell>
          <table:table-cell table:style-name="ce37" table:formula="of:=100+([.C87]*[.C87]*10)" office:value-type="float" office:value="190" calcext:value-type="float">
            <text:p>19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Fire magical damage.</text:p>
          </table:table-cell>
          <table:table-cell table:style-name="ce10" table:formula="of:=(((([.$X$3]*[.F87]/100)+([.$X$4]*[.G87]/100)+([.$X$5]*[.J87]/100)+([.$X$6]*[.K87]/100))*2)+[.$D87])*IF([.$N87]&lt;=0;1;[.$N87])" office:value-type="float" office:value="1360" calcext:value-type="float">
            <text:p>1360</text:p>
          </table:table-cell>
          <table:table-cell table:number-columns-repeated="4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Fire Tornado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800" calcext:value-type="float">
            <text:p>800</text:p>
          </table:table-cell>
          <table:table-cell table:formula="of:=OFFSET([.$R$2];[.$C88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88];0)" office:value-type="float" office:value="790" calcext:value-type="float">
            <text:p>790</text:p>
          </table:table-cell>
          <table:table-cell table:style-name="ce37" table:formula="of:=OFFSET([.$U$2];[.$C88];0)" office:value-type="float" office:value="1450" calcext:value-type="float">
            <text:p>1450</text:p>
          </table:table-cell>
          <table:table-cell table:style-name="ce37" table:formula="of:=100+([.C88]*[.C88]*10)" office:value-type="float" office:value="260" calcext:value-type="float">
            <text:p>260</text:p>
          </table:table-cell>
          <table:table-cell table:style-name="ce37"/>
          <table:table-cell/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Fire magic damage. Induces vertigo.</text:p>
          </table:table-cell>
          <table:table-cell table:style-name="ce10" table:formula="of:=(((([.$X$3]*[.F88]/100)+([.$X$4]*[.G88]/100)+([.$X$5]*[.J88]/100)+([.$X$6]*[.K88]/100))*2)+[.$D88])*IF([.$N88]&lt;=0;1;[.$N88])" office:value-type="float" office:value="1840" calcext:value-type="float">
            <text:p>1840</text:p>
          </table:table-cell>
          <table:table-cell table:number-columns-repeated="4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Gloom Flame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450" calcext:value-type="float">
            <text:p>1450</text:p>
          </table:table-cell>
          <table:table-cell table:formula="of:=OFFSET([.$R$2];[.$C89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89];0)" office:value-type="float" office:value="790" calcext:value-type="float">
            <text:p>790</text:p>
          </table:table-cell>
          <table:table-cell table:style-name="ce37" table:formula="of:=OFFSET([.$U$2];[.$C89];0)" office:value-type="float" office:value="1450" calcext:value-type="float">
            <text:p>1450</text:p>
          </table:table-cell>
          <table:table-cell table:style-name="ce37" table:formula="of:=100+([.C89]*[.C89]*10)" office:value-type="float" office:value="260" calcext:value-type="float">
            <text:p>26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Magical fire-gloom damage.</text:p>
          </table:table-cell>
          <table:table-cell table:style-name="ce10" table:formula="of:=(((([.$X$3]*[.F89]/100)+([.$X$4]*[.G89]/100)+([.$X$5]*[.J89]/100)+([.$X$6]*[.K89]/100))*2)+[.$D89])*IF([.$N89]&lt;=0;1;[.$N89])" office:value-type="float" office:value="2490" calcext:value-type="float">
            <text:p>2490</text:p>
          </table:table-cell>
          <table:table-cell table:number-columns-repeated="4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lare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5500" calcext:value-type="float">
            <text:p>5500</text:p>
          </table:table-cell>
          <table:table-cell table:formula="of:=OFFSET([.$R$2];[.$C90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90];0)" office:value-type="float" office:value="3350" calcext:value-type="float">
            <text:p>3350</text:p>
          </table:table-cell>
          <table:table-cell table:style-name="ce37" table:formula="of:=OFFSET([.$U$2];[.$C90];0)" office:value-type="float" office:value="5530" calcext:value-type="float">
            <text:p>5530</text:p>
          </table:table-cell>
          <table:table-cell table:style-name="ce37" table:formula="of:=100+([.C90]*[.C90]*10)" office:value-type="float" office:value="460" calcext:value-type="float">
            <text:p>460</text:p>
          </table:table-cell>
          <table:table-cell table:style-name="ce37"/>
          <table:table-cell office:value-type="string" calcext:value-type="string">
            <text:p>Fu</text:p>
          </table:table-cell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Massive fire magical damage.</text:p>
          </table:table-cell>
          <table:table-cell table:style-name="ce10" table:formula="of:=(((([.$X$3]*[.F90]/100)+([.$X$4]*[.G90]/100)+([.$X$5]*[.J90]/100)+([.$X$6]*[.K90]/100))*2)+[.$D90])*IF([.$N90]&lt;=0;1;[.$N90])" office:value-type="float" office:value="7340" calcext:value-type="float">
            <text:p>7340</text:p>
          </table:table-cell>
          <table:table-cell table:number-columns-repeated="4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Doom Flare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200" calcext:value-type="float">
            <text:p>2200</text:p>
          </table:table-cell>
          <table:table-cell table:formula="of:=OFFSET([.$R$2];[.$C91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91];0)" office:value-type="float" office:value="1710" calcext:value-type="float">
            <text:p>1710</text:p>
          </table:table-cell>
          <table:table-cell table:style-name="ce37" table:formula="of:=OFFSET([.$U$2];[.$C91];0)" office:value-type="float" office:value="2980" calcext:value-type="float">
            <text:p>2980</text:p>
          </table:table-cell>
          <table:table-cell table:style-name="ce37" table:formula="of:=100+([.C91]*[.C91]*10)" office:value-type="float" office:value="350" calcext:value-type="float">
            <text:p>350</text:p>
          </table:table-cell>
          <table:table-cell table:style-name="ce37"/>
          <table:table-cell/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Might kill the enemy in one shot.</text:p>
          </table:table-cell>
          <table:table-cell table:style-name="ce10" table:formula="of:=(((([.$X$3]*[.F91]/100)+([.$X$4]*[.G91]/100)+([.$X$5]*[.J91]/100)+([.$X$6]*[.K91]/100))*2)+[.$D91])*IF([.$N91]&lt;=0;1;[.$N91])" office:value-type="float" office:value="3600" calcext:value-type="float">
            <text:p>3600</text:p>
          </table:table-cell>
          <table:table-cell table:number-columns-repeated="4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Meltdown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3600" calcext:value-type="float">
            <text:p>3600</text:p>
          </table:table-cell>
          <table:table-cell table:formula="of:=OFFSET([.$R$2];[.$C92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92];0)" office:value-type="float" office:value="3350" calcext:value-type="float">
            <text:p>3350</text:p>
          </table:table-cell>
          <table:table-cell table:style-name="ce37" table:formula="of:=OFFSET([.$U$2];[.$C92];0)" office:value-type="float" office:value="5530" calcext:value-type="float">
            <text:p>5530</text:p>
          </table:table-cell>
          <table:table-cell table:style-name="ce37" table:formula="of:=100+([.C92]*[.C92]*10)" office:value-type="float" office:value="460" calcext:value-type="float">
            <text:p>460</text:p>
          </table:table-cell>
          <table:table-cell table:style-name="ce37"/>
          <table:table-cell table:number-columns-repeated="3"/>
          <table:table-cell office:value-type="string" calcext:value-type="string">
            <text:p>Massive fire damage, ignores defenses. Drops Physical Defense to zero.</text:p>
          </table:table-cell>
          <table:table-cell table:style-name="ce10" table:formula="of:=(((([.$X$3]*[.F92]/100)+([.$X$4]*[.G92]/100)+([.$X$5]*[.J92]/100)+([.$X$6]*[.K92]/100))*2)+[.$D92])*IF([.$N92]&lt;=0;1;[.$N92])" office:value-type="float" office:value="5440" calcext:value-type="float">
            <text:p>5440</text:p>
          </table:table-cell>
          <table:table-cell table:number-columns-repeated="4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Mega Flare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7200" calcext:value-type="float">
            <text:p>7200</text:p>
          </table:table-cell>
          <table:table-cell table:formula="of:=OFFSET([.$R$2];[.$C93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93];0)" office:value-type="float" office:value="6030" calcext:value-type="float">
            <text:p>6030</text:p>
          </table:table-cell>
          <table:table-cell table:style-name="ce37" table:formula="of:=OFFSET([.$U$2];[.$C93];0)" office:value-type="float" office:value="9480" calcext:value-type="float">
            <text:p>9480</text:p>
          </table:table-cell>
          <table:table-cell table:style-name="ce37" table:formula="of:=100+([.C93]*[.C93]*10)" office:value-type="float" office:value="590" calcext:value-type="float">
            <text:p>59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Massive fire magical damage to all foes.</text:p>
          </table:table-cell>
          <table:table-cell table:style-name="ce10" table:formula="of:=(((([.$X$3]*[.F93]/100)+([.$X$4]*[.G93]/100)+([.$X$5]*[.J93]/100)+([.$X$6]*[.K93]/100))*2)+[.$D93])*IF([.$N93]&lt;=0;1;[.$N93])" office:value-type="float" office:value="9560" calcext:value-type="float">
            <text:p>9560</text:p>
          </table:table-cell>
          <table:table-cell table:number-columns-repeated="4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Selfburning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94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94];0)" office:value-type="float" office:value="330" calcext:value-type="float">
            <text:p>330</text:p>
          </table:table-cell>
          <table:table-cell table:style-name="ce37" table:formula="of:=OFFSET([.$U$2];[.$C94];0)" office:value-type="float" office:value="620" calcext:value-type="float">
            <text:p>62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<text:span text:style-name="T1">Counters physical moves</text:span> with fire damage. Ups fire resistance.</text:p>
          </table:table-cell>
          <table:table-cell table:style-name="ce10" table:formula="of:=(((([.$X$3]*[.F94]/100)+([.$X$4]*[.G94]/100)+([.$X$5]*[.J94]/100)+([.$X$6]*[.K94]/100))*2)+[.$D94])*IF([.$N94]&lt;=0;1;[.$N9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Dissipate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95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95];0)" office:value-type="float" office:value="330" calcext:value-type="float">
            <text:p>330</text:p>
          </table:table-cell>
          <table:table-cell table:style-name="ce37" table:formula="of:=OFFSET([.$U$2];[.$C95];0)" office:value-type="float" office:value="620" calcext:value-type="float">
            <text:p>620</text:p>
          </table:table-cell>
          <table:table-cell table:style-name="ce37" table:number-columns-repeated="2"/>
          <table:table-cell/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Clear all climate effects.</text:p>
          </table:table-cell>
          <table:table-cell table:style-name="ce10" table:formula="of:=(((([.$X$3]*[.F95]/100)+([.$X$4]*[.G95]/100)+([.$X$5]*[.J95]/100)+([.$X$6]*[.K95]/100))*2)+[.$D95])*IF([.$N95]&lt;=0;1;[.$N9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2"/>
          <table:table-cell table:style-name="ce66"/>
          <table:table-cell table:formula="of:=OFFSET([.$R$2];[.$C9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96];0)" office:value-type="float" office:value="10" calcext:value-type="float">
            <text:p>10</text:p>
          </table:table-cell>
          <table:table-cell table:style-name="ce37" table:formula="of:=OFFSET([.$U$2];[.$C96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Hit</text:p>
          </table:table-cell>
          <table:table-cell table:number-columns-repeated="2"/>
          <table:table-cell table:style-name="ce10" table:formula="of:=(((([.$X$3]*[.F96]/100)+([.$X$4]*[.G96]/100)+([.$X$5]*[.J96]/100)+([.$X$6]*[.K96]/100))*2)+[.$D96])*IF([.$N96]&lt;=0;1;[.$N9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2"/>
          <table:table-cell table:style-name="ce66"/>
          <table:table-cell table:formula="of:=OFFSET([.$R$2];[.$C9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97];0)" office:value-type="float" office:value="10" calcext:value-type="float">
            <text:p>10</text:p>
          </table:table-cell>
          <table:table-cell table:style-name="ce37" table:formula="of:=OFFSET([.$U$2];[.$C97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it</text:p>
          </table:table-cell>
          <table:table-cell table:number-columns-repeated="2"/>
          <table:table-cell table:style-name="ce10" table:formula="of:=(((([.$X$3]*[.F97]/100)+([.$X$4]*[.G97]/100)+([.$X$5]*[.J97]/100)+([.$X$6]*[.K97]/100))*2)+[.$D97])*IF([.$N97]&lt;=0;1;[.$N9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/>
          <table:table-cell table:style-name="ce66"/>
          <table:table-cell table:formula="of:=OFFSET([.$R$2];[.$C9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98];0)" office:value-type="float" office:value="10" calcext:value-type="float">
            <text:p>10</text:p>
          </table:table-cell>
          <table:table-cell table:style-name="ce37" table:formula="of:=OFFSET([.$U$2];[.$C98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Ti</text:p>
          </table:table-cell>
          <table:table-cell office:value-type="string" calcext:value-type="string">
            <text:p>Hit</text:p>
          </table:table-cell>
          <table:table-cell table:number-columns-repeated="2"/>
          <table:table-cell table:style-name="ce10" table:formula="of:=(((([.$X$3]*[.F98]/100)+([.$X$4]*[.G98]/100)+([.$X$5]*[.J98]/100)+([.$X$6]*[.K98]/100))*2)+[.$D98])*IF([.$N98]&lt;=0;1;[.$N9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Snowball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50" calcext:value-type="float">
            <text:p>50</text:p>
          </table:table-cell>
          <table:table-cell table:formula="of:=OFFSET([.$R$2];[.$C99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99];0)" office:value-type="float" office:value="50" calcext:value-type="float">
            <text:p>50</text:p>
          </table:table-cell>
          <table:table-cell table:style-name="ce37" table:formula="of:=OFFSET([.$U$2];[.$C99];0)" office:value-type="float" office:value="80" calcext:value-type="float">
            <text:p>80</text:p>
          </table:table-cell>
          <table:table-cell table:style-name="ce37" table:formula="of:=100+([.C99]*[.C99]*10)" office:value-type="float" office:value="110" calcext:value-type="float">
            <text:p>110</text:p>
          </table:table-cell>
          <table:table-cell table:style-name="ce37"/>
          <table:table-cell table:number-columns-repeated="3"/>
          <table:table-cell office:value-type="string" calcext:value-type="string">
            <text:p>Ice magical damage. Might blind the foe.</text:p>
          </table:table-cell>
          <table:table-cell table:style-name="ce10" table:formula="of:=(((([.$X$3]*[.F99]/100)+([.$X$4]*[.G99]/100)+([.$X$5]*[.J99]/100)+([.$X$6]*[.K99]/100))*2)+[.$D99])*IF([.$N99]&lt;=0;1;[.$N99])" office:value-type="float" office:value="490" calcext:value-type="float">
            <text:p>490</text:p>
          </table:table-cell>
          <table:table-cell table:number-columns-repeated="4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Snowstorm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00" calcext:value-type="float">
            <text:p>600</text:p>
          </table:table-cell>
          <table:table-cell table:formula="of:=OFFSET([.$R$2];[.$C100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00];0)" office:value-type="float" office:value="330" calcext:value-type="float">
            <text:p>330</text:p>
          </table:table-cell>
          <table:table-cell table:style-name="ce37" table:formula="of:=OFFSET([.$U$2];[.$C100];0)" office:value-type="float" office:value="620" calcext:value-type="float">
            <text:p>620</text:p>
          </table:table-cell>
          <table:table-cell table:style-name="ce37" table:formula="of:=100+([.C100]*[.C100]*10)" office:value-type="float" office:value="190" calcext:value-type="float">
            <text:p>19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Ice magical damage to all foes. Might cause blindness.</text:p>
          </table:table-cell>
          <table:table-cell table:style-name="ce10" table:formula="of:=(((([.$X$3]*[.F100]/100)+([.$X$4]*[.G100]/100)+([.$X$5]*[.J100]/100)+([.$X$6]*[.K100]/100))*2)+[.$D100])*IF([.$N100]&lt;=0;1;[.$N100])" office:value-type="float" office:value="1360" calcext:value-type="float">
            <text:p>1360</text:p>
          </table:table-cell>
          <table:table-cell table:number-columns-repeated="4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North Wind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0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01];0)" office:value-type="float" office:value="10" calcext:value-type="float">
            <text:p>10</text:p>
          </table:table-cell>
          <table:table-cell table:style-name="ce37" table:formula="of:=OFFSET([.$U$2];[.$C101];0)" office:value-type="float" office:value="30" calcext:value-type="float">
            <text:p>30</text:p>
          </table:table-cell>
          <table:table-cell table:style-name="ce37" table:formula="of:=100+([.C101]*[.C101]*10)" office:value-type="float" office:value="100" calcext:value-type="float">
            <text:p>10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an cause hypothermia to all.</text:p>
          </table:table-cell>
          <table:table-cell table:style-name="ce10" table:formula="of:=(((([.$X$3]*[.F101]/100)+([.$X$4]*[.G101]/100)+([.$X$5]*[.J101]/100)+([.$X$6]*[.K101]/100))*2)+[.$D101])*IF([.$N101]&lt;=0;1;[.$N101])" office:value-type="float" office:value="400" calcext:value-type="float">
            <text:p>400</text:p>
          </table:table-cell>
          <table:table-cell table:number-columns-repeated="4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Winter Breeze</text:p>
          </table:table-cell>
          <table:table-cell table:style-name="ce64" office:value-type="float" office:value="3" calcext:value-type="float">
            <text:p>3</text:p>
          </table:table-cell>
          <table:table-cell table:style-name="ce66" office:value-type="float" office:value="400" calcext:value-type="float">
            <text:p>400</text:p>
          </table:table-cell>
          <table:table-cell table:formula="of:=OFFSET([.$R$2];[.$C102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02];0)" office:value-type="float" office:value="330" calcext:value-type="float">
            <text:p>330</text:p>
          </table:table-cell>
          <table:table-cell table:style-name="ce37" table:formula="of:=OFFSET([.$U$2];[.$C102];0)" office:value-type="float" office:value="620" calcext:value-type="float">
            <text:p>620</text:p>
          </table:table-cell>
          <table:table-cell table:style-name="ce37" table:formula="of:=100+([.C102]*[.C102]*10)" office:value-type="float" office:value="190" calcext:value-type="float">
            <text:p>19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Ice magical damage. Cause hypothermia.</text:p>
          </table:table-cell>
          <table:table-cell table:style-name="ce10" table:formula="of:=(((([.$X$3]*[.F102]/100)+([.$X$4]*[.G102]/100)+([.$X$5]*[.J102]/100)+([.$X$6]*[.K102]/100))*2)+[.$D102])*IF([.$N102]&lt;=0;1;[.$N102])" office:value-type="float" office:value="1160" calcext:value-type="float">
            <text:p>1160</text:p>
          </table:table-cell>
          <table:table-cell table:number-columns-repeated="4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Ice Star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000" calcext:value-type="float">
            <text:p>2000</text:p>
          </table:table-cell>
          <table:table-cell table:formula="of:=OFFSET([.$R$2];[.$C103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03];0)" office:value-type="float" office:value="1710" calcext:value-type="float">
            <text:p>1710</text:p>
          </table:table-cell>
          <table:table-cell table:style-name="ce37" table:formula="of:=OFFSET([.$U$2];[.$C103];0)" office:value-type="float" office:value="2980" calcext:value-type="float">
            <text:p>2980</text:p>
          </table:table-cell>
          <table:table-cell table:style-name="ce37" table:formula="of:=100+([.C103]*[.C103]*10)" office:value-type="float" office:value="350" calcext:value-type="float">
            <text:p>35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High ice magical damage. Might freeze the target.</text:p>
          </table:table-cell>
          <table:table-cell table:style-name="ce10" table:formula="of:=(((([.$X$3]*[.F103]/100)+([.$X$4]*[.G103]/100)+([.$X$5]*[.J103]/100)+([.$X$6]*[.K103]/100))*2)+[.$D103])*IF([.$N103]&lt;=0;1;[.$N103])" office:value-type="float" office:value="3400" calcext:value-type="float">
            <text:p>3400</text:p>
          </table:table-cell>
          <table:table-cell table:number-columns-repeated="4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Crystalize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5500" calcext:value-type="float">
            <text:p>5500</text:p>
          </table:table-cell>
          <table:table-cell table:formula="of:=OFFSET([.$R$2];[.$C104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104];0)" office:value-type="float" office:value="3350" calcext:value-type="float">
            <text:p>3350</text:p>
          </table:table-cell>
          <table:table-cell table:style-name="ce37" table:formula="of:=OFFSET([.$U$2];[.$C104];0)" office:value-type="float" office:value="5530" calcext:value-type="float">
            <text:p>5530</text:p>
          </table:table-cell>
          <table:table-cell table:style-name="ce37" table:formula="of:=100+([.C104]*[.C104]*10)" office:value-type="float" office:value="460" calcext:value-type="float">
            <text:p>460</text:p>
          </table:table-cell>
          <table:table-cell table:style-name="ce37"/>
          <table:table-cell office:value-type="string" calcext:value-type="string">
            <text:p>-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Massive ice magical damage. Might freeze the target.</text:p>
          </table:table-cell>
          <table:table-cell table:style-name="ce10" table:formula="of:=(((([.$X$3]*[.F104]/100)+([.$X$4]*[.G104]/100)+([.$X$5]*[.J104]/100)+([.$X$6]*[.K104]/100))*2)+[.$D104])*IF([.$N104]&lt;=0;1;[.$N104])" office:value-type="float" office:value="7340" calcext:value-type="float">
            <text:p>7340</text:p>
          </table:table-cell>
          <table:table-cell table:number-columns-repeated="4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irror Skin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05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05];0)" office:value-type="float" office:value="130" calcext:value-type="float">
            <text:p>130</text:p>
          </table:table-cell>
          <table:table-cell table:style-name="ce37" table:formula="of:=OFFSET([.$U$2];[.$C105];0)" office:value-type="float" office:value="230" calcext:value-type="float">
            <text:p>230</text:p>
          </table:table-cell>
          <table:table-cell table:style-name="ce37" table:formula="of:=100+([.C105]*[.C105]*10)" office:value-type="float" office:value="140" calcext:value-type="float">
            <text:p>140</text:p>
          </table:table-cell>
          <table:table-cell table:style-name="ce37"/>
          <table:table-cell/>
          <table:table-cell office:value-type="string" calcext:value-type="string">
            <text:p>Projectile</text:p>
          </table:table-cell>
          <table:table-cell/>
          <table:table-cell office:value-type="string" calcext:value-type="string">
            <text:p>Inverts absorption effects.</text:p>
          </table:table-cell>
          <table:table-cell table:style-name="ce10" table:formula="of:=(((([.$X$3]*[.F105]/100)+([.$X$4]*[.G105]/100)+([.$X$5]*[.J105]/100)+([.$X$6]*[.K105]/100))*2)+[.$D105])*IF([.$N105]&lt;=0;1;[.$N105])" office:value-type="float" office:value="560" calcext:value-type="float">
            <text:p>560</text:p>
          </table:table-cell>
          <table:table-cell table:number-columns-repeated="4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500" calcext:value-type="float">
            <text:p>2500</text:p>
          </table:table-cell>
          <table:table-cell table:formula="of:=OFFSET([.$R$2];[.$C106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06];0)" office:value-type="float" office:value="1710" calcext:value-type="float">
            <text:p>1710</text:p>
          </table:table-cell>
          <table:table-cell table:style-name="ce37" table:formula="of:=OFFSET([.$U$2];[.$C106];0)" office:value-type="float" office:value="2980" calcext:value-type="float">
            <text:p>2980</text:p>
          </table:table-cell>
          <table:table-cell table:style-name="ce37" table:formula="of:=100+([.C106]*[.C106]*10)" office:value-type="float" office:value="350" calcext:value-type="float">
            <text:p>350</text:p>
          </table:table-cell>
          <table:table-cell table:style-name="ce37"/>
          <table:table-cell table:number-columns-repeated="3"/>
          <table:table-cell office:value-type="string" calcext:value-type="string">
            <text:p>Ice magical damage. Changes weather to snowfall.</text:p>
          </table:table-cell>
          <table:table-cell table:style-name="ce10" table:formula="of:=(((([.$X$3]*[.F106]/100)+([.$X$4]*[.G106]/100)+([.$X$5]*[.J106]/100)+([.$X$6]*[.K106]/100))*2)+[.$D106])*IF([.$N106]&lt;=0;1;[.$N106])" office:value-type="float" office:value="3900" calcext:value-type="float">
            <text:p>3900</text:p>
          </table:table-cell>
          <table:table-cell table:number-columns-repeated="4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urora Borealis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6030" calcext:value-type="float">
            <text:p>6030</text:p>
          </table:table-cell>
          <table:table-cell table:formula="of:=OFFSET([.$R$2];[.$C107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107];0)" office:value-type="float" office:value="6030" calcext:value-type="float">
            <text:p>6030</text:p>
          </table:table-cell>
          <table:table-cell table:style-name="ce37" table:formula="of:=OFFSET([.$U$2];[.$C107];0)" office:value-type="float" office:value="9480" calcext:value-type="float">
            <text:p>9480</text:p>
          </table:table-cell>
          <table:table-cell table:style-name="ce37" office:value-type="float" office:value="590" calcext:value-type="float">
            <text:p>590</text:p>
          </table:table-cell>
          <table:table-cell table:style-name="ce37"/>
          <table:table-cell table:number-columns-repeated="3"/>
          <table:table-cell office:value-type="string" calcext:value-type="string">
            <text:p>At this time of the day, at this time of the year, in this part of the country, located entirely within your kitchen??</text:p>
          </table:table-cell>
          <table:table-cell table:style-name="ce10" table:formula="of:=(((([.$X$3]*[.F107]/100)+([.$X$4]*[.G107]/100)+([.$X$5]*[.J107]/100)+([.$X$6]*[.K107]/100))*2)+[.$D107])*IF([.$N107]&lt;=0;1;[.$N107])" office:value-type="float" office:value="8390" calcext:value-type="float">
            <text:p>8390</text:p>
          </table:table-cell>
          <table:table-cell table:number-columns-repeated="49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2"/>
          <table:table-cell table:style-name="ce66"/>
          <table:table-cell table:formula="of:=OFFSET([.$R$2];[.$C10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08];0)" office:value-type="float" office:value="10" calcext:value-type="float">
            <text:p>10</text:p>
          </table:table-cell>
          <table:table-cell table:style-name="ce37" table:formula="of:=OFFSET([.$U$2];[.$C108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108]/100)+([.$X$4]*[.G108]/100)+([.$X$5]*[.J108]/100)+([.$X$6]*[.K108]/100))*2)+[.$D108])*IF([.$N108]&lt;=0;1;[.$N10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2"/>
          <table:table-cell table:style-name="ce66"/>
          <table:table-cell table:formula="of:=OFFSET([.$R$2];[.$C10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09];0)" office:value-type="float" office:value="10" calcext:value-type="float">
            <text:p>10</text:p>
          </table:table-cell>
          <table:table-cell table:style-name="ce37" table:formula="of:=OFFSET([.$U$2];[.$C109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109]/100)+([.$X$4]*[.G109]/100)+([.$X$5]*[.J109]/100)+([.$X$6]*[.K109]/100))*2)+[.$D109])*IF([.$N109]&lt;=0;1;[.$N10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2"/>
          <table:table-cell table:style-name="ce66"/>
          <table:table-cell table:formula="of:=OFFSET([.$R$2];[.$C11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0];0)" office:value-type="float" office:value="10" calcext:value-type="float">
            <text:p>10</text:p>
          </table:table-cell>
          <table:table-cell table:style-name="ce37" table:formula="of:=OFFSET([.$U$2];[.$C110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Cut/Projectile</text:p>
          </table:table-cell>
          <table:table-cell table:number-columns-repeated="2"/>
          <table:table-cell table:style-name="ce10" table:formula="of:=(((([.$X$3]*[.F110]/100)+([.$X$4]*[.G110]/100)+([.$X$5]*[.J110]/100)+([.$X$6]*[.K110]/100))*2)+[.$D110])*IF([.$N110]&lt;=0;1;[.$N11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2"/>
          <table:table-cell table:style-name="ce66"/>
          <table:table-cell table:formula="of:=OFFSET([.$R$2];[.$C11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1];0)" office:value-type="float" office:value="10" calcext:value-type="float">
            <text:p>10</text:p>
          </table:table-cell>
          <table:table-cell table:style-name="ce37" table:formula="of:=OFFSET([.$U$2];[.$C111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Cut/Projectile</text:p>
          </table:table-cell>
          <table:table-cell table:number-columns-repeated="2"/>
          <table:table-cell table:style-name="ce10" table:formula="of:=(((([.$X$3]*[.F111]/100)+([.$X$4]*[.G111]/100)+([.$X$5]*[.J111]/100)+([.$X$6]*[.K111]/100))*2)+[.$D111])*IF([.$N111]&lt;=0;1;[.$N11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2"/>
          <table:table-cell table:style-name="ce66"/>
          <table:table-cell table:formula="of:=OFFSET([.$R$2];[.$C11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2];0)" office:value-type="float" office:value="10" calcext:value-type="float">
            <text:p>10</text:p>
          </table:table-cell>
          <table:table-cell table:style-name="ce37" table:formula="of:=OFFSET([.$U$2];[.$C112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Cut/Projectile</text:p>
          </table:table-cell>
          <table:table-cell table:number-columns-repeated="2"/>
          <table:table-cell table:style-name="ce10" table:formula="of:=(((([.$X$3]*[.F112]/100)+([.$X$4]*[.G112]/100)+([.$X$5]*[.J112]/100)+([.$X$6]*[.K112]/100))*2)+[.$D112])*IF([.$N112]&lt;=0;1;[.$N11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2"/>
          <table:table-cell table:style-name="ce66"/>
          <table:table-cell table:formula="of:=OFFSET([.$R$2];[.$C11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3];0)" office:value-type="float" office:value="10" calcext:value-type="float">
            <text:p>10</text:p>
          </table:table-cell>
          <table:table-cell table:style-name="ce37" table:formula="of:=OFFSET([.$U$2];[.$C113];0)" office:value-type="float" office:value="30" calcext:value-type="float">
            <text:p>30</text:p>
          </table:table-cell>
          <table:table-cell table:style-name="ce37" table:number-columns-repeated="2"/>
          <table:table-cell/>
          <table:table-cell office:value-type="string" calcext:value-type="string">
            <text:p>Hit/Projectile</text:p>
          </table:table-cell>
          <table:table-cell table:number-columns-repeated="2"/>
          <table:table-cell table:style-name="ce10" table:formula="of:=(((([.$X$3]*[.F113]/100)+([.$X$4]*[.G113]/100)+([.$X$5]*[.J113]/100)+([.$X$6]*[.K113]/100))*2)+[.$D113])*IF([.$N113]&lt;=0;1;[.$N11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2"/>
          <table:table-cell table:style-name="ce66"/>
          <table:table-cell table:formula="of:=OFFSET([.$R$2];[.$C11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4];0)" office:value-type="float" office:value="10" calcext:value-type="float">
            <text:p>10</text:p>
          </table:table-cell>
          <table:table-cell table:style-name="ce37" table:formula="of:=OFFSET([.$U$2];[.$C114];0)" office:value-type="float" office:value="30" calcext:value-type="float">
            <text:p>30</text:p>
          </table:table-cell>
          <table:table-cell table:style-name="ce37" table:number-columns-repeated="2"/>
          <table:table-cell office:value-type="string" calcext:value-type="string">
            <text:p>TiFu</text:p>
          </table:table-cell>
          <table:table-cell office:value-type="string" calcext:value-type="string">
            <text:p>Projectile</text:p>
          </table:table-cell>
          <table:table-cell table:number-columns-repeated="2"/>
          <table:table-cell table:style-name="ce10" table:formula="of:=(((([.$X$3]*[.F114]/100)+([.$X$4]*[.G114]/100)+([.$X$5]*[.J114]/100)+([.$X$6]*[.K114]/100))*2)+[.$D114])*IF([.$N114]&lt;=0;1;[.$N11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2"/>
          <table:table-cell table:style-name="ce66"/>
          <table:table-cell table:formula="of:=OFFSET([.$R$2];[.$C11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5];0)" office:value-type="float" office:value="10" calcext:value-type="float">
            <text:p>10</text:p>
          </table:table-cell>
          <table:table-cell table:style-name="ce37" table:formula="of:=OFFSET([.$U$2];[.$C11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15]/100)+([.$X$4]*[.G115]/100)+([.$X$5]*[.J115]/100)+([.$X$6]*[.K115]/100))*2)+[.$D115])*IF([.$N115]&lt;=0;1;[.$N11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2"/>
          <table:table-cell table:style-name="ce66"/>
          <table:table-cell table:formula="of:=OFFSET([.$R$2];[.$C11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6];0)" office:value-type="float" office:value="10" calcext:value-type="float">
            <text:p>10</text:p>
          </table:table-cell>
          <table:table-cell table:style-name="ce37" table:formula="of:=OFFSET([.$U$2];[.$C11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16]/100)+([.$X$4]*[.G116]/100)+([.$X$5]*[.J116]/100)+([.$X$6]*[.K116]/100))*2)+[.$D116])*IF([.$N116]&lt;=0;1;[.$N11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Jolt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30" calcext:value-type="float">
            <text:p>30</text:p>
          </table:table-cell>
          <table:table-cell table:formula="of:=OFFSET([.$R$2];[.$C11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17];0)" office:value-type="float" office:value="10" calcext:value-type="float">
            <text:p>10</text:p>
          </table:table-cell>
          <table:table-cell table:style-name="ce37" table:formula="of:=OFFSET([.$U$2];[.$C117];0)" office:value-type="float" office:value="30" calcext:value-type="float">
            <text:p>30</text:p>
          </table:table-cell>
          <table:table-cell table:style-name="ce37" table:formula="of:=100+([.C117]*[.C117]*10)" office:value-type="float" office:value="100" calcext:value-type="float">
            <text:p>100</text:p>
          </table:table-cell>
          <table:table-cell table:style-name="ce37"/>
          <table:table-cell table:number-columns-repeated="4"/>
          <table:table-cell table:style-name="ce10" table:formula="of:=(((([.$X$3]*[.F117]/100)+([.$X$4]*[.G117]/100)+([.$X$5]*[.J117]/100)+([.$X$6]*[.K117]/100))*2)+[.$D117])*IF([.$N117]&lt;=0;1;[.$N117])" office:value-type="float" office:value="430" calcext:value-type="float">
            <text:p>430</text:p>
          </table:table-cell>
          <table:table-cell table:number-columns-repeated="4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gnite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30" calcext:value-type="float">
            <text:p>130</text:p>
          </table:table-cell>
          <table:table-cell table:formula="of:=OFFSET([.$R$2];[.$C118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18];0)" office:value-type="float" office:value="130" calcext:value-type="float">
            <text:p>130</text:p>
          </table:table-cell>
          <table:table-cell table:style-name="ce37" table:formula="of:=OFFSET([.$U$2];[.$C118];0)" office:value-type="float" office:value="230" calcext:value-type="float">
            <text:p>230</text:p>
          </table:table-cell>
          <table:table-cell table:style-name="ce37" table:formula="of:=100+([.C118]*[.C118]*10)" office:value-type="float" office:value="140" calcext:value-type="float">
            <text:p>140</text:p>
          </table:table-cell>
          <table:table-cell table:style-name="ce37"/>
          <table:table-cell table:number-columns-repeated="4"/>
          <table:table-cell table:style-name="ce10" table:formula="of:=(((([.$X$3]*[.F118]/100)+([.$X$4]*[.G118]/100)+([.$X$5]*[.J118]/100)+([.$X$6]*[.K118]/100))*2)+[.$D118])*IF([.$N118]&lt;=0;1;[.$N118])" office:value-type="float" office:value="690" calcext:value-type="float">
            <text:p>690</text:p>
          </table:table-cell>
          <table:table-cell table:number-columns-repeated="4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Thunder Wav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19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19];0)" office:value-type="float" office:value="50" calcext:value-type="float">
            <text:p>50</text:p>
          </table:table-cell>
          <table:table-cell table:style-name="ce37" table:formula="of:=OFFSET([.$U$2];[.$C119];0)" office:value-type="float" office:value="80" calcext:value-type="float">
            <text:p>80</text:p>
          </table:table-cell>
          <table:table-cell table:style-name="ce37" table:formula="of:=100+([.C119]*[.C119]*10)" office:value-type="float" office:value="110" calcext:value-type="float">
            <text:p>110</text:p>
          </table:table-cell>
          <table:table-cell table:style-name="ce37"/>
          <table:table-cell table:number-columns-repeated="4"/>
          <table:table-cell table:style-name="ce10" table:formula="of:=(((([.$X$3]*[.F119]/100)+([.$X$4]*[.G119]/100)+([.$X$5]*[.J119]/100)+([.$X$6]*[.K119]/100))*2)+[.$D119])*IF([.$N119]&lt;=0;1;[.$N119])" office:value-type="float" office:value="440" calcext:value-type="float">
            <text:p>440</text:p>
          </table:table-cell>
          <table:table-cell table:number-columns-repeated="4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30" calcext:value-type="float">
            <text:p>330</text:p>
          </table:table-cell>
          <table:table-cell table:formula="of:=OFFSET([.$R$2];[.$C120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20];0)" office:value-type="float" office:value="330" calcext:value-type="float">
            <text:p>330</text:p>
          </table:table-cell>
          <table:table-cell table:style-name="ce37" table:formula="of:=OFFSET([.$U$2];[.$C120];0)" office:value-type="float" office:value="620" calcext:value-type="float">
            <text:p>620</text:p>
          </table:table-cell>
          <table:table-cell table:style-name="ce37" table:formula="of:=100+([.C120]*[.C120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20]/100)+([.$X$4]*[.G120]/100)+([.$X$5]*[.J120]/100)+([.$X$6]*[.K120]/100))*2)+[.$D120])*IF([.$N120]&lt;=0;1;[.$N120])" office:value-type="float" office:value="1090" calcext:value-type="float">
            <text:p>1090</text:p>
          </table:table-cell>
          <table:table-cell table:number-columns-repeated="4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Ra Thunder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790" calcext:value-type="float">
            <text:p>790</text:p>
          </table:table-cell>
          <table:table-cell table:formula="of:=OFFSET([.$R$2];[.$C121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21];0)" office:value-type="float" office:value="790" calcext:value-type="float">
            <text:p>790</text:p>
          </table:table-cell>
          <table:table-cell table:style-name="ce37" table:formula="of:=OFFSET([.$U$2];[.$C121];0)" office:value-type="float" office:value="1450" calcext:value-type="float">
            <text:p>1450</text:p>
          </table:table-cell>
          <table:table-cell table:style-name="ce37" table:formula="of:=100+([.C121]*[.C121]*10)" office:value-type="float" office:value="260" calcext:value-type="float">
            <text:p>260</text:p>
          </table:table-cell>
          <table:table-cell table:style-name="ce37"/>
          <table:table-cell table:number-columns-repeated="4"/>
          <table:table-cell table:style-name="ce10" table:formula="of:=(((([.$X$3]*[.F121]/100)+([.$X$4]*[.G121]/100)+([.$X$5]*[.J121]/100)+([.$X$6]*[.K121]/100))*2)+[.$D121])*IF([.$N121]&lt;=0;1;[.$N121])" office:value-type="float" office:value="1830" calcext:value-type="float">
            <text:p>1830</text:p>
          </table:table-cell>
          <table:table-cell table:number-columns-repeated="4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Thunder Lance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1000" calcext:value-type="float">
            <text:p>1000</text:p>
          </table:table-cell>
          <table:table-cell table:formula="of:=OFFSET([.$R$2];[.$C122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22];0)" office:value-type="float" office:value="1710" calcext:value-type="float">
            <text:p>1710</text:p>
          </table:table-cell>
          <table:table-cell table:style-name="ce37" table:formula="of:=OFFSET([.$U$2];[.$C122];0)" office:value-type="float" office:value="2980" calcext:value-type="float">
            <text:p>2980</text:p>
          </table:table-cell>
          <table:table-cell table:style-name="ce37" table:formula="of:=100+([.C122]*[.C122]*10)" office:value-type="float" office:value="350" calcext:value-type="float">
            <text:p>350</text:p>
          </table:table-cell>
          <table:table-cell table:style-name="ce37"/>
          <table:table-cell/>
          <table:table-cell office:value-type="string" calcext:value-type="string">
            <text:p>Cut/Drill</text:p>
          </table:table-cell>
          <table:table-cell table:number-columns-repeated="2"/>
          <table:table-cell table:style-name="ce10" table:formula="of:=(((([.$X$3]*[.F122]/100)+([.$X$4]*[.G122]/100)+([.$X$5]*[.J122]/100)+([.$X$6]*[.K122]/100))*2)+[.$D122])*IF([.$N122]&lt;=0;1;[.$N122])" office:value-type="float" office:value="2400" calcext:value-type="float">
            <text:p>2400</text:p>
          </table:table-cell>
          <table:table-cell table:number-columns-repeated="4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Lightning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6000" calcext:value-type="float">
            <text:p>6000</text:p>
          </table:table-cell>
          <table:table-cell table:formula="of:=OFFSET([.$R$2];[.$C123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123];0)" office:value-type="float" office:value="3350" calcext:value-type="float">
            <text:p>3350</text:p>
          </table:table-cell>
          <table:table-cell table:style-name="ce37" table:formula="of:=OFFSET([.$U$2];[.$C123];0)" office:value-type="float" office:value="5530" calcext:value-type="float">
            <text:p>5530</text:p>
          </table:table-cell>
          <table:table-cell table:style-name="ce37" table:formula="of:=100+([.C123]*[.C123]*10)" office:value-type="float" office:value="460" calcext:value-type="float">
            <text:p>460</text:p>
          </table:table-cell>
          <table:table-cell table:style-name="ce37"/>
          <table:table-cell/>
          <table:table-cell office:value-type="string" calcext:value-type="string">
            <text:p>Cut/Drill</text:p>
          </table:table-cell>
          <table:table-cell table:number-columns-repeated="2"/>
          <table:table-cell table:style-name="ce10" table:formula="of:=(((([.$X$3]*[.F123]/100)+([.$X$4]*[.G123]/100)+([.$X$5]*[.J123]/100)+([.$X$6]*[.K123]/100))*2)+[.$D123])*IF([.$N123]&lt;=0;1;[.$N123])" office:value-type="float" office:value="7840" calcext:value-type="float">
            <text:p>7840</text:p>
          </table:table-cell>
          <table:table-cell table:number-columns-repeated="4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Twin Lightning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6100" calcext:value-type="float">
            <text:p>6100</text:p>
          </table:table-cell>
          <table:table-cell table:formula="of:=OFFSET([.$R$2];[.$C124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124];0)" office:value-type="float" office:value="6030" calcext:value-type="float">
            <text:p>6030</text:p>
          </table:table-cell>
          <table:table-cell table:style-name="ce37" table:formula="of:=OFFSET([.$U$2];[.$C124];0)" office:value-type="float" office:value="9480" calcext:value-type="float">
            <text:p>9480</text:p>
          </table:table-cell>
          <table:table-cell table:style-name="ce37" table:formula="of:=100+([.C124]*[.C124]*10)" office:value-type="float" office:value="590" calcext:value-type="float">
            <text:p>590</text:p>
          </table:table-cell>
          <table:table-cell table:style-name="ce37"/>
          <table:table-cell/>
          <table:table-cell office:value-type="string" calcext:value-type="string">
            <text:p>Cut/Drill</text:p>
          </table:table-cell>
          <table:table-cell table:number-columns-repeated="2"/>
          <table:table-cell table:style-name="ce10" table:formula="of:=(((([.$X$3]*[.F124]/100)+([.$X$4]*[.G124]/100)+([.$X$5]*[.J124]/100)+([.$X$6]*[.K124]/100))*2)+[.$D124])*IF([.$N124]&lt;=0;1;[.$N124])" office:value-type="float" office:value="8460" calcext:value-type="float">
            <text:p>8460</text:p>
          </table:table-cell>
          <table:table-cell table:number-columns-repeated="4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Mega Volt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000" calcext:value-type="float">
            <text:p>2000</text:p>
          </table:table-cell>
          <table:table-cell table:formula="of:=OFFSET([.$R$2];[.$C125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25];0)" office:value-type="float" office:value="1710" calcext:value-type="float">
            <text:p>1710</text:p>
          </table:table-cell>
          <table:table-cell table:style-name="ce37" table:formula="of:=OFFSET([.$U$2];[.$C125];0)" office:value-type="float" office:value="2980" calcext:value-type="float">
            <text:p>2980</text:p>
          </table:table-cell>
          <table:table-cell table:style-name="ce37" table:formula="of:=100+([.C125]*[.C125]*10)" office:value-type="float" office:value="350" calcext:value-type="float">
            <text:p>350</text:p>
          </table:table-cell>
          <table:table-cell table:style-name="ce37"/>
          <table:table-cell office:value-type="string" calcext:value-type="string">
            <text:p>Pe</text:p>
          </table:table-cell>
          <table:table-cell office:value-type="string" calcext:value-type="string">
            <text:p>Cut/Drill</text:p>
          </table:table-cell>
          <table:table-cell table:number-columns-repeated="2"/>
          <table:table-cell table:style-name="ce10" table:formula="of:=(((([.$X$3]*[.F125]/100)+([.$X$4]*[.G125]/100)+([.$X$5]*[.J125]/100)+([.$X$6]*[.K125]/100))*2)+[.$D125])*IF([.$N125]&lt;=0;1;[.$N125])" office:value-type="float" office:value="3400" calcext:value-type="float">
            <text:p>3400</text:p>
          </table:table-cell>
          <table:table-cell table:number-columns-repeated="4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Nova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1800" calcext:value-type="float">
            <text:p>1800</text:p>
          </table:table-cell>
          <table:table-cell table:formula="of:=OFFSET([.$R$2];[.$C126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26];0)" office:value-type="float" office:value="1710" calcext:value-type="float">
            <text:p>1710</text:p>
          </table:table-cell>
          <table:table-cell table:style-name="ce37" table:formula="of:=OFFSET([.$U$2];[.$C126];0)" office:value-type="float" office:value="2980" calcext:value-type="float">
            <text:p>2980</text:p>
          </table:table-cell>
          <table:table-cell table:style-name="ce37" table:formula="of:=100+([.C126]*[.C126]*10)" office:value-type="float" office:value="350" calcext:value-type="float">
            <text:p>350</text:p>
          </table:table-cell>
          <table:table-cell table:style-name="ce37"/>
          <table:table-cell/>
          <table:table-cell office:value-type="string" calcext:value-type="string">
            <text:p>Cut/Drill</text:p>
          </table:table-cell>
          <table:table-cell table:number-columns-repeated="2"/>
          <table:table-cell table:style-name="ce10" table:formula="of:=(((([.$X$3]*[.F126]/100)+([.$X$4]*[.G126]/100)+([.$X$5]*[.J126]/100)+([.$X$6]*[.K126]/100))*2)+[.$D126])*IF([.$N126]&lt;=0;1;[.$N126])" office:value-type="float" office:value="3200" calcext:value-type="float">
            <text:p>3200</text:p>
          </table:table-cell>
          <table:table-cell table:number-columns-repeated="4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Lightningrod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27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27];0)" office:value-type="float" office:value="130" calcext:value-type="float">
            <text:p>130</text:p>
          </table:table-cell>
          <table:table-cell table:style-name="ce37" table:formula="of:=OFFSET([.$U$2];[.$C127];0)" office:value-type="float" office:value="230" calcext:value-type="float">
            <text:p>230</text:p>
          </table:table-cell>
          <table:table-cell table:style-name="ce37" table:formula="of:=100+([.C127]*[.C127]*10)" office:value-type="float" office:value="140" calcext:value-type="float">
            <text:p>140</text:p>
          </table:table-cell>
          <table:table-cell table:style-name="ce37"/>
          <table:table-cell table:number-columns-repeated="4"/>
          <table:table-cell table:style-name="ce10" table:formula="of:=(((([.$X$3]*[.F127]/100)+([.$X$4]*[.G127]/100)+([.$X$5]*[.J127]/100)+([.$X$6]*[.K127]/100))*2)+[.$D127])*IF([.$N127]&lt;=0;1;[.$N127])" office:value-type="float" office:value="560" calcext:value-type="float">
            <text:p>560</text:p>
          </table:table-cell>
          <table:table-cell table:number-columns-repeated="4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Thunderstorm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3000" calcext:value-type="float">
            <text:p>3000</text:p>
          </table:table-cell>
          <table:table-cell table:formula="of:=OFFSET([.$R$2];[.$C128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28];0)" office:value-type="float" office:value="1710" calcext:value-type="float">
            <text:p>1710</text:p>
          </table:table-cell>
          <table:table-cell table:style-name="ce37" table:formula="of:=OFFSET([.$U$2];[.$C128];0)" office:value-type="float" office:value="2980" calcext:value-type="float">
            <text:p>2980</text:p>
          </table:table-cell>
          <table:table-cell table:style-name="ce37" table:formula="of:=100+([.C128]*[.C128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28]/100)+([.$X$4]*[.G128]/100)+([.$X$5]*[.J128]/100)+([.$X$6]*[.K128]/100))*2)+[.$D128])*IF([.$N128]&lt;=0;1;[.$N128])" office:value-type="float" office:value="4400" calcext:value-type="float">
            <text:p>4400</text:p>
          </table:table-cell>
          <table:table-cell table:number-columns-repeated="49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/>
          <table:table-cell table:style-name="ce66"/>
          <table:table-cell table:formula="of:=OFFSET([.$R$2];[.$C12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29];0)" office:value-type="float" office:value="10" calcext:value-type="float">
            <text:p>10</text:p>
          </table:table-cell>
          <table:table-cell table:style-name="ce37" table:formula="of:=OFFSET([.$U$2];[.$C12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29]/100)+([.$X$4]*[.G129]/100)+([.$X$5]*[.J129]/100)+([.$X$6]*[.K129]/100))*2)+[.$D129])*IF([.$N129]&lt;=0;1;[.$N12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2"/>
          <table:table-cell table:style-name="ce66"/>
          <table:table-cell table:formula="of:=OFFSET([.$R$2];[.$C13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30];0)" office:value-type="float" office:value="10" calcext:value-type="float">
            <text:p>10</text:p>
          </table:table-cell>
          <table:table-cell table:style-name="ce37" table:formula="of:=OFFSET([.$U$2];[.$C13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0]/100)+([.$X$4]*[.G130]/100)+([.$X$5]*[.J130]/100)+([.$X$6]*[.K130]/100))*2)+[.$D130])*IF([.$N130]&lt;=0;1;[.$N13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2"/>
          <table:table-cell table:style-name="ce66"/>
          <table:table-cell table:formula="of:=OFFSET([.$R$2];[.$C13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31];0)" office:value-type="float" office:value="10" calcext:value-type="float">
            <text:p>10</text:p>
          </table:table-cell>
          <table:table-cell table:style-name="ce37" table:formula="of:=OFFSET([.$U$2];[.$C13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1]/100)+([.$X$4]*[.G131]/100)+([.$X$5]*[.J131]/100)+([.$X$6]*[.K131]/100))*2)+[.$D131])*IF([.$N131]&lt;=0;1;[.$N13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2"/>
          <table:table-cell table:style-name="ce66"/>
          <table:table-cell table:formula="of:=OFFSET([.$R$2];[.$C13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32];0)" office:value-type="float" office:value="10" calcext:value-type="float">
            <text:p>10</text:p>
          </table:table-cell>
          <table:table-cell table:style-name="ce37" table:formula="of:=OFFSET([.$U$2];[.$C13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2]/100)+([.$X$4]*[.G132]/100)+([.$X$5]*[.J132]/100)+([.$X$6]*[.K132]/100))*2)+[.$D132])*IF([.$N132]&lt;=0;1;[.$N13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2"/>
          <table:table-cell table:style-name="ce66"/>
          <table:table-cell table:formula="of:=OFFSET([.$R$2];[.$C13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33];0)" office:value-type="float" office:value="10" calcext:value-type="float">
            <text:p>10</text:p>
          </table:table-cell>
          <table:table-cell table:style-name="ce37" table:formula="of:=OFFSET([.$U$2];[.$C13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3]/100)+([.$X$4]*[.G133]/100)+([.$X$5]*[.J133]/100)+([.$X$6]*[.K133]/100))*2)+[.$D133])*IF([.$N133]&lt;=0;1;[.$N13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2"/>
          <table:table-cell table:style-name="ce66"/>
          <table:table-cell table:formula="of:=OFFSET([.$R$2];[.$C13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34];0)" office:value-type="float" office:value="10" calcext:value-type="float">
            <text:p>10</text:p>
          </table:table-cell>
          <table:table-cell table:style-name="ce37" table:formula="of:=OFFSET([.$U$2];[.$C13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4]/100)+([.$X$4]*[.G134]/100)+([.$X$5]*[.J134]/100)+([.$X$6]*[.K134]/100))*2)+[.$D134])*IF([.$N134]&lt;=0;1;[.$N13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luvia vital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-1" calcext:value-type="float">
            <text:p>-1</text:p>
          </table:table-cell>
          <table:table-cell table:formula="of:=OFFSET([.$R$2];[.$C135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35];0)" office:value-type="float" office:value="330" calcext:value-type="float">
            <text:p>330</text:p>
          </table:table-cell>
          <table:table-cell table:style-name="ce37" table:formula="of:=OFFSET([.$U$2];[.$C135];0)" office:value-type="float" office:value="620" calcext:value-type="float">
            <text:p>620</text:p>
          </table:table-cell>
          <table:table-cell table:style-name="ce37" table:formula="of:=100+([.C135]*[.C135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35]/100)+([.$X$4]*[.G135]/100)+([.$X$5]*[.J135]/100)+([.$X$6]*[.K135]/100))*2)+[.$D135])*IF([.$N135]&lt;=0;1;[.$N135])" office:value-type="float" office:value="759" calcext:value-type="float">
            <text:p>759</text:p>
          </table:table-cell>
          <table:table-cell table:number-columns-repeated="4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Niebla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3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36];0)" office:value-type="float" office:value="10" calcext:value-type="float">
            <text:p>10</text:p>
          </table:table-cell>
          <table:table-cell table:style-name="ce37" table:formula="of:=OFFSET([.$U$2];[.$C13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6]/100)+([.$X$4]*[.G136]/100)+([.$X$5]*[.J136]/100)+([.$X$6]*[.K136]/100))*2)+[.$D136])*IF([.$N136]&lt;=0;1;[.$N13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Golpe de agu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0" calcext:value-type="float">
            <text:p>90</text:p>
          </table:table-cell>
          <table:table-cell table:formula="of:=OFFSET([.$R$2];[.$C137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37];0)" office:value-type="float" office:value="50" calcext:value-type="float">
            <text:p>50</text:p>
          </table:table-cell>
          <table:table-cell table:style-name="ce37" table:formula="of:=OFFSET([.$U$2];[.$C137];0)" office:value-type="float" office:value="80" calcext:value-type="float">
            <text:p>80</text:p>
          </table:table-cell>
          <table:table-cell table:style-name="ce37" table:formula="of:=100+([.C137]*[.C137]*10)" office:value-type="float" office:value="110" calcext:value-type="float">
            <text:p>110</text:p>
          </table:table-cell>
          <table:table-cell table:style-name="ce37"/>
          <table:table-cell table:number-columns-repeated="4"/>
          <table:table-cell table:style-name="ce10" table:formula="of:=(((([.$X$3]*[.F137]/100)+([.$X$4]*[.G137]/100)+([.$X$5]*[.J137]/100)+([.$X$6]*[.K137]/100))*2)+[.$D137])*IF([.$N137]&lt;=0;1;[.$N137])" office:value-type="float" office:value="530" calcext:value-type="float">
            <text:p>530</text:p>
          </table:table-cell>
          <table:table-cell table:number-columns-repeated="4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Niebla blanc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38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38];0)" office:value-type="float" office:value="130" calcext:value-type="float">
            <text:p>130</text:p>
          </table:table-cell>
          <table:table-cell table:style-name="ce37" table:formula="of:=OFFSET([.$U$2];[.$C138];0)" office:value-type="float" office:value="230" calcext:value-type="float">
            <text:p>2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38]/100)+([.$X$4]*[.G138]/100)+([.$X$5]*[.J138]/100)+([.$X$6]*[.K138]/100))*2)+[.$D138])*IF([.$N138]&lt;=0;1;[.$N13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Ráfag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50" calcext:value-type="float">
            <text:p>650</text:p>
          </table:table-cell>
          <table:table-cell table:formula="of:=OFFSET([.$R$2];[.$C139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39];0)" office:value-type="float" office:value="330" calcext:value-type="float">
            <text:p>330</text:p>
          </table:table-cell>
          <table:table-cell table:style-name="ce37" table:formula="of:=OFFSET([.$U$2];[.$C139];0)" office:value-type="float" office:value="620" calcext:value-type="float">
            <text:p>620</text:p>
          </table:table-cell>
          <table:table-cell table:style-name="ce37" table:formula="of:=100+([.C139]*[.C139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39]/100)+([.$X$4]*[.G139]/100)+([.$X$5]*[.J139]/100)+([.$X$6]*[.K139]/100))*2)+[.$D139])*IF([.$N139]&lt;=0;1;[.$N139])" office:value-type="float" office:value="1410" calcext:value-type="float">
            <text:p>1410</text:p>
          </table:table-cell>
          <table:table-cell table:number-columns-repeated="4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il agujas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000" calcext:value-type="float">
            <text:p>1000</text:p>
          </table:table-cell>
          <table:table-cell table:formula="of:=OFFSET([.$R$2];[.$C140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40];0)" office:value-type="float" office:value="790" calcext:value-type="float">
            <text:p>790</text:p>
          </table:table-cell>
          <table:table-cell table:style-name="ce37" table:formula="of:=OFFSET([.$U$2];[.$C140];0)" office:value-type="float" office:value="1450" calcext:value-type="float">
            <text:p>145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40]/100)+([.$X$4]*[.G140]/100)+([.$X$5]*[.J140]/100)+([.$X$6]*[.K140]/100))*2)+[.$D140])*IF([.$N140]&lt;=0;1;[.$N140])" office:value-type="float" office:value="1000" calcext:value-type="float">
            <text:p>1000</text:p>
          </table:table-cell>
          <table:table-cell table:number-columns-repeated="4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Ola gigante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4000" calcext:value-type="float">
            <text:p>4000</text:p>
          </table:table-cell>
          <table:table-cell table:formula="of:=OFFSET([.$R$2];[.$C141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141];0)" office:value-type="float" office:value="3350" calcext:value-type="float">
            <text:p>3350</text:p>
          </table:table-cell>
          <table:table-cell table:style-name="ce37" table:formula="of:=OFFSET([.$U$2];[.$C141];0)" office:value-type="float" office:value="5530" calcext:value-type="float">
            <text:p>5530</text:p>
          </table:table-cell>
          <table:table-cell table:style-name="ce37" table:formula="of:=100+([.C141]*[.C141]*10)" office:value-type="float" office:value="460" calcext:value-type="float">
            <text:p>460</text:p>
          </table:table-cell>
          <table:table-cell table:style-name="ce37"/>
          <table:table-cell table:number-columns-repeated="4"/>
          <table:table-cell table:style-name="ce10" table:formula="of:=(((([.$X$3]*[.F141]/100)+([.$X$4]*[.G141]/100)+([.$X$5]*[.J141]/100)+([.$X$6]*[.K141]/100))*2)+[.$D141])*IF([.$N141]&lt;=0;1;[.$N141])" office:value-type="float" office:value="5840" calcext:value-type="float">
            <text:p>5840</text:p>
          </table:table-cell>
          <table:table-cell table:number-columns-repeated="4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Humo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42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42];0)" office:value-type="float" office:value="50" calcext:value-type="float">
            <text:p>50</text:p>
          </table:table-cell>
          <table:table-cell table:style-name="ce37" table:formula="of:=OFFSET([.$U$2];[.$C142];0)" office:value-type="float" office:value="80" calcext:value-type="float">
            <text:p>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42]/100)+([.$X$4]*[.G142]/100)+([.$X$5]*[.J142]/100)+([.$X$6]*[.K142]/100))*2)+[.$D142])*IF([.$N142]&lt;=0;1;[.$N14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quaserpiente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9000" calcext:value-type="float">
            <text:p>9000</text:p>
          </table:table-cell>
          <table:table-cell table:formula="of:=OFFSET([.$R$2];[.$C143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143];0)" office:value-type="float" office:value="6030" calcext:value-type="float">
            <text:p>6030</text:p>
          </table:table-cell>
          <table:table-cell table:style-name="ce37" table:formula="of:=OFFSET([.$U$2];[.$C143];0)" office:value-type="float" office:value="9480" calcext:value-type="float">
            <text:p>9480</text:p>
          </table:table-cell>
          <table:table-cell table:style-name="ce37" table:formula="of:=100+([.C143]*[.C143]*10)" office:value-type="float" office:value="590" calcext:value-type="float">
            <text:p>590</text:p>
          </table:table-cell>
          <table:table-cell table:style-name="ce37"/>
          <table:table-cell table:number-columns-repeated="4"/>
          <table:table-cell table:style-name="ce10" table:formula="of:=(((([.$X$3]*[.F143]/100)+([.$X$4]*[.G143]/100)+([.$X$5]*[.J143]/100)+([.$X$6]*[.K143]/100))*2)+[.$D143])*IF([.$N143]&lt;=0;1;[.$N143])" office:value-type="float" office:value="11360" calcext:value-type="float">
            <text:p>11360</text:p>
          </table:table-cell>
          <table:table-cell table:number-columns-repeated="4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Lluvia ácida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1750" calcext:value-type="float">
            <text:p>1750</text:p>
          </table:table-cell>
          <table:table-cell table:formula="of:=OFFSET([.$R$2];[.$C144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44];0)" office:value-type="float" office:value="1710" calcext:value-type="float">
            <text:p>1710</text:p>
          </table:table-cell>
          <table:table-cell table:style-name="ce37" table:formula="of:=OFFSET([.$U$2];[.$C144];0)" office:value-type="float" office:value="2980" calcext:value-type="float">
            <text:p>2980</text:p>
          </table:table-cell>
          <table:table-cell table:style-name="ce37" table:formula="of:=100+([.C144]*[.C144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44]/100)+([.$X$4]*[.G144]/100)+([.$X$5]*[.J144]/100)+([.$X$6]*[.K144]/100))*2)+[.$D144])*IF([.$N144]&lt;=0;1;[.$N144])" office:value-type="float" office:value="3150" calcext:value-type="float">
            <text:p>3150</text:p>
          </table:table-cell>
          <table:table-cell table:number-columns-repeated="4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rrente Burbujas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20" calcext:value-type="float">
            <text:p>20</text:p>
          </table:table-cell>
          <table:table-cell table:formula="of:=OFFSET([.$R$2];[.$C14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45];0)" office:value-type="float" office:value="10" calcext:value-type="float">
            <text:p>10</text:p>
          </table:table-cell>
          <table:table-cell table:style-name="ce37" table:formula="of:=OFFSET([.$U$2];[.$C145];0)" office:value-type="float" office:value="30" calcext:value-type="float">
            <text:p>30</text:p>
          </table:table-cell>
          <table:table-cell table:style-name="ce37" table:formula="of:=100+([.C145]*[.C145]*10)" office:value-type="float" office:value="100" calcext:value-type="float">
            <text:p>100</text:p>
          </table:table-cell>
          <table:table-cell table:style-name="ce37"/>
          <table:table-cell table:number-columns-repeated="4"/>
          <table:table-cell table:style-name="ce10" table:formula="of:=(((([.$X$3]*[.F145]/100)+([.$X$4]*[.G145]/100)+([.$X$5]*[.J145]/100)+([.$X$6]*[.K145]/100))*2)+[.$D145])*IF([.$N145]&lt;=0;1;[.$N145])" office:value-type="float" office:value="420" calcext:value-type="float">
            <text:p>420</text:p>
          </table:table-cell>
          <table:table-cell table:number-columns-repeated="49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2"/>
          <table:table-cell table:style-name="ce66"/>
          <table:table-cell table:formula="of:=OFFSET([.$R$2];[.$C14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46];0)" office:value-type="float" office:value="10" calcext:value-type="float">
            <text:p>10</text:p>
          </table:table-cell>
          <table:table-cell table:style-name="ce37" table:formula="of:=OFFSET([.$U$2];[.$C14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46]/100)+([.$X$4]*[.G146]/100)+([.$X$5]*[.J146]/100)+([.$X$6]*[.K146]/100))*2)+[.$D146])*IF([.$N146]&lt;=0;1;[.$N14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2"/>
          <table:table-cell table:style-name="ce66"/>
          <table:table-cell table:formula="of:=OFFSET([.$R$2];[.$C14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47];0)" office:value-type="float" office:value="10" calcext:value-type="float">
            <text:p>10</text:p>
          </table:table-cell>
          <table:table-cell table:style-name="ce37" table:formula="of:=OFFSET([.$U$2];[.$C14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47]/100)+([.$X$4]*[.G147]/100)+([.$X$5]*[.J147]/100)+([.$X$6]*[.K147]/100))*2)+[.$D147])*IF([.$N147]&lt;=0;1;[.$N14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2"/>
          <table:table-cell table:style-name="ce66"/>
          <table:table-cell table:formula="of:=OFFSET([.$R$2];[.$C14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48];0)" office:value-type="float" office:value="10" calcext:value-type="float">
            <text:p>10</text:p>
          </table:table-cell>
          <table:table-cell table:style-name="ce37" table:formula="of:=OFFSET([.$U$2];[.$C14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48]/100)+([.$X$4]*[.G148]/100)+([.$X$5]*[.J148]/100)+([.$X$6]*[.K148]/100))*2)+[.$D148])*IF([.$N148]&lt;=0;1;[.$N14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/>
          <table:table-cell table:style-name="ce66"/>
          <table:table-cell table:formula="of:=OFFSET([.$R$2];[.$C14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49];0)" office:value-type="float" office:value="10" calcext:value-type="float">
            <text:p>10</text:p>
          </table:table-cell>
          <table:table-cell table:style-name="ce37" table:formula="of:=OFFSET([.$U$2];[.$C14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49]/100)+([.$X$4]*[.G149]/100)+([.$X$5]*[.J149]/100)+([.$X$6]*[.K149]/100))*2)+[.$D149])*IF([.$N149]&lt;=0;1;[.$N14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2"/>
          <table:table-cell table:style-name="ce66"/>
          <table:table-cell table:formula="of:=OFFSET([.$R$2];[.$C15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50];0)" office:value-type="float" office:value="10" calcext:value-type="float">
            <text:p>10</text:p>
          </table:table-cell>
          <table:table-cell table:style-name="ce37" table:formula="of:=OFFSET([.$U$2];[.$C15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50]/100)+([.$X$4]*[.G150]/100)+([.$X$5]*[.J150]/100)+([.$X$6]*[.K150]/100))*2)+[.$D150])*IF([.$N150]&lt;=0;1;[.$N15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2"/>
          <table:table-cell table:style-name="ce66"/>
          <table:table-cell table:formula="of:=OFFSET([.$R$2];[.$C15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51];0)" office:value-type="float" office:value="10" calcext:value-type="float">
            <text:p>10</text:p>
          </table:table-cell>
          <table:table-cell table:style-name="ce37" table:formula="of:=OFFSET([.$U$2];[.$C15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51]/100)+([.$X$4]*[.G151]/100)+([.$X$5]*[.J151]/100)+([.$X$6]*[.K151]/100))*2)+[.$D151])*IF([.$N151]&lt;=0;1;[.$N15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2"/>
          <table:table-cell table:style-name="ce66"/>
          <table:table-cell table:formula="of:=OFFSET([.$R$2];[.$C15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52];0)" office:value-type="float" office:value="10" calcext:value-type="float">
            <text:p>10</text:p>
          </table:table-cell>
          <table:table-cell table:style-name="ce37" table:formula="of:=OFFSET([.$U$2];[.$C15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52]/100)+([.$X$4]*[.G152]/100)+([.$X$5]*[.J152]/100)+([.$X$6]*[.K152]/100))*2)+[.$D152])*IF([.$N152]&lt;=0;1;[.$N15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Triturador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00" calcext:value-type="float">
            <text:p>100</text:p>
          </table:table-cell>
          <table:table-cell table:formula="of:=OFFSET([.$R$2];[.$C153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53];0)" office:value-type="float" office:value="50" calcext:value-type="float">
            <text:p>50</text:p>
          </table:table-cell>
          <table:table-cell table:style-name="ce37" table:formula="of:=OFFSET([.$U$2];[.$C153];0)" office:value-type="float" office:value="80" calcext:value-type="float">
            <text:p>80</text:p>
          </table:table-cell>
          <table:table-cell table:style-name="ce37" table:formula="of:=100+([.C153]*[.C153]*10)" office:value-type="float" office:value="110" calcext:value-type="float">
            <text:p>110</text:p>
          </table:table-cell>
          <table:table-cell table:style-name="ce37"/>
          <table:table-cell table:number-columns-repeated="4"/>
          <table:table-cell table:style-name="ce10" table:formula="of:=(((([.$X$3]*[.F153]/100)+([.$X$4]*[.G153]/100)+([.$X$5]*[.J153]/100)+([.$X$6]*[.K153]/100))*2)+[.$D153])*IF([.$N153]&lt;=0;1;[.$N153])" office:value-type="float" office:value="540" calcext:value-type="float">
            <text:p>540</text:p>
          </table:table-cell>
          <table:table-cell table:number-columns-repeated="4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Demoledora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50" calcext:value-type="float">
            <text:p>250</text:p>
          </table:table-cell>
          <table:table-cell table:formula="of:=OFFSET([.$R$2];[.$C154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54];0)" office:value-type="float" office:value="130" calcext:value-type="float">
            <text:p>130</text:p>
          </table:table-cell>
          <table:table-cell table:style-name="ce37" table:formula="of:=OFFSET([.$U$2];[.$C154];0)" office:value-type="float" office:value="230" calcext:value-type="float">
            <text:p>230</text:p>
          </table:table-cell>
          <table:table-cell table:style-name="ce37" table:formula="of:=100+([.C154]*[.C154]*10)" office:value-type="float" office:value="140" calcext:value-type="float">
            <text:p>140</text:p>
          </table:table-cell>
          <table:table-cell table:style-name="ce37"/>
          <table:table-cell table:number-columns-repeated="4"/>
          <table:table-cell table:style-name="ce10" table:formula="of:=(((([.$X$3]*[.F154]/100)+([.$X$4]*[.G154]/100)+([.$X$5]*[.J154]/100)+([.$X$6]*[.K154]/100))*2)+[.$D154])*IF([.$N154]&lt;=0;1;[.$N154])" office:value-type="float" office:value="810" calcext:value-type="float">
            <text:p>810</text:p>
          </table:table-cell>
          <table:table-cell table:number-columns-repeated="4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Estalagmit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50" calcext:value-type="float">
            <text:p>650</text:p>
          </table:table-cell>
          <table:table-cell table:formula="of:=OFFSET([.$R$2];[.$C155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55];0)" office:value-type="float" office:value="330" calcext:value-type="float">
            <text:p>330</text:p>
          </table:table-cell>
          <table:table-cell table:style-name="ce37" table:formula="of:=OFFSET([.$U$2];[.$C155];0)" office:value-type="float" office:value="620" calcext:value-type="float">
            <text:p>620</text:p>
          </table:table-cell>
          <table:table-cell table:style-name="ce37" table:formula="of:=100+([.C155]*[.C155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55]/100)+([.$X$4]*[.G155]/100)+([.$X$5]*[.J155]/100)+([.$X$6]*[.K155]/100))*2)+[.$D155])*IF([.$N155]&lt;=0;1;[.$N155])" office:value-type="float" office:value="1410" calcext:value-type="float">
            <text:p>1410</text:p>
          </table:table-cell>
          <table:table-cell table:number-columns-repeated="4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Seismo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00" calcext:value-type="float">
            <text:p>200</text:p>
          </table:table-cell>
          <table:table-cell table:formula="of:=OFFSET([.$R$2];[.$C156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56];0)" office:value-type="float" office:value="130" calcext:value-type="float">
            <text:p>130</text:p>
          </table:table-cell>
          <table:table-cell table:style-name="ce37" table:formula="of:=OFFSET([.$U$2];[.$C156];0)" office:value-type="float" office:value="230" calcext:value-type="float">
            <text:p>230</text:p>
          </table:table-cell>
          <table:table-cell table:style-name="ce37" table:formula="of:=100+([.C156]*[.C156]*10)" office:value-type="float" office:value="140" calcext:value-type="float">
            <text:p>140</text:p>
          </table:table-cell>
          <table:table-cell table:style-name="ce37"/>
          <table:table-cell table:number-columns-repeated="4"/>
          <table:table-cell table:style-name="ce10" table:formula="of:=(((([.$X$3]*[.F156]/100)+([.$X$4]*[.G156]/100)+([.$X$5]*[.J156]/100)+([.$X$6]*[.K156]/100))*2)+[.$D156])*IF([.$N156]&lt;=0;1;[.$N156])" office:value-type="float" office:value="760" calcext:value-type="float">
            <text:p>760</text:p>
          </table:table-cell>
          <table:table-cell table:number-columns-repeated="4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Cañón volcán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500" calcext:value-type="float">
            <text:p>1500</text:p>
          </table:table-cell>
          <table:table-cell table:formula="of:=OFFSET([.$R$2];[.$C157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57];0)" office:value-type="float" office:value="790" calcext:value-type="float">
            <text:p>790</text:p>
          </table:table-cell>
          <table:table-cell table:style-name="ce37" table:formula="of:=OFFSET([.$U$2];[.$C157];0)" office:value-type="float" office:value="1450" calcext:value-type="float">
            <text:p>1450</text:p>
          </table:table-cell>
          <table:table-cell table:style-name="ce37" table:formula="of:=100+([.C157]*[.C157]*10)" office:value-type="float" office:value="260" calcext:value-type="float">
            <text:p>260</text:p>
          </table:table-cell>
          <table:table-cell table:style-name="ce37"/>
          <table:table-cell table:number-columns-repeated="4"/>
          <table:table-cell table:style-name="ce10" table:formula="of:=(((([.$X$3]*[.F157]/100)+([.$X$4]*[.G157]/100)+([.$X$5]*[.J157]/100)+([.$X$6]*[.K157]/100))*2)+[.$D157])*IF([.$N157]&lt;=0;1;[.$N157])" office:value-type="float" office:value="2540" calcext:value-type="float">
            <text:p>2540</text:p>
          </table:table-cell>
          <table:table-cell table:number-columns-repeated="4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Filo Ragn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00" calcext:value-type="float">
            <text:p>600</text:p>
          </table:table-cell>
          <table:table-cell table:formula="of:=OFFSET([.$R$2];[.$C158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58];0)" office:value-type="float" office:value="330" calcext:value-type="float">
            <text:p>330</text:p>
          </table:table-cell>
          <table:table-cell table:style-name="ce37" table:formula="of:=OFFSET([.$U$2];[.$C158];0)" office:value-type="float" office:value="620" calcext:value-type="float">
            <text:p>620</text:p>
          </table:table-cell>
          <table:table-cell table:style-name="ce37" table:formula="of:=100+([.C158]*[.C158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58]/100)+([.$X$4]*[.G158]/100)+([.$X$5]*[.J158]/100)+([.$X$6]*[.K158]/100))*2)+[.$D158])*IF([.$N158]&lt;=0;1;[.$N158])" office:value-type="float" office:value="1360" calcext:value-type="float">
            <text:p>1360</text:p>
          </table:table-cell>
          <table:table-cell table:number-columns-repeated="4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Erupción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3200" calcext:value-type="float">
            <text:p>3200</text:p>
          </table:table-cell>
          <table:table-cell table:formula="of:=OFFSET([.$R$2];[.$C159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59];0)" office:value-type="float" office:value="1710" calcext:value-type="float">
            <text:p>1710</text:p>
          </table:table-cell>
          <table:table-cell table:style-name="ce37" table:formula="of:=OFFSET([.$U$2];[.$C159];0)" office:value-type="float" office:value="2980" calcext:value-type="float">
            <text:p>2980</text:p>
          </table:table-cell>
          <table:table-cell table:style-name="ce37" table:formula="of:=100+([.C159]*[.C159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59]/100)+([.$X$4]*[.G159]/100)+([.$X$5]*[.J159]/100)+([.$X$6]*[.K159]/100))*2)+[.$D159])*IF([.$N159]&lt;=0;1;[.$N159])" office:value-type="float" office:value="4600" calcext:value-type="float">
            <text:p>4600</text:p>
          </table:table-cell>
          <table:table-cell table:number-columns-repeated="4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Terremoto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6000" calcext:value-type="float">
            <text:p>6000</text:p>
          </table:table-cell>
          <table:table-cell table:formula="of:=OFFSET([.$R$2];[.$C160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160];0)" office:value-type="float" office:value="3350" calcext:value-type="float">
            <text:p>3350</text:p>
          </table:table-cell>
          <table:table-cell table:style-name="ce37" table:formula="of:=OFFSET([.$U$2];[.$C160];0)" office:value-type="float" office:value="5530" calcext:value-type="float">
            <text:p>5530</text:p>
          </table:table-cell>
          <table:table-cell table:style-name="ce37" table:formula="of:=100+([.C160]*[.C160]*10)" office:value-type="float" office:value="460" calcext:value-type="float">
            <text:p>460</text:p>
          </table:table-cell>
          <table:table-cell table:style-name="ce37"/>
          <table:table-cell table:number-columns-repeated="4"/>
          <table:table-cell table:style-name="ce10" table:formula="of:=(((([.$X$3]*[.F160]/100)+([.$X$4]*[.G160]/100)+([.$X$5]*[.J160]/100)+([.$X$6]*[.K160]/100))*2)+[.$D160])*IF([.$N160]&lt;=0;1;[.$N160])" office:value-type="float" office:value="7840" calcext:value-type="float">
            <text:p>7840</text:p>
          </table:table-cell>
          <table:table-cell table:number-columns-repeated="4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Ruptura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9999" calcext:value-type="float">
            <text:p>9999</text:p>
          </table:table-cell>
          <table:table-cell table:formula="of:=OFFSET([.$R$2];[.$C161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161];0)" office:value-type="float" office:value="6030" calcext:value-type="float">
            <text:p>6030</text:p>
          </table:table-cell>
          <table:table-cell table:style-name="ce37" table:formula="of:=OFFSET([.$U$2];[.$C161];0)" office:value-type="float" office:value="9480" calcext:value-type="float">
            <text:p>9480</text:p>
          </table:table-cell>
          <table:table-cell table:style-name="ce37" table:formula="of:=100+([.C161]*[.C161]*10)" office:value-type="float" office:value="590" calcext:value-type="float">
            <text:p>590</text:p>
          </table:table-cell>
          <table:table-cell table:style-name="ce37"/>
          <table:table-cell table:number-columns-repeated="4"/>
          <table:table-cell table:style-name="ce10" table:formula="of:=(((([.$X$3]*[.F161]/100)+([.$X$4]*[.G161]/100)+([.$X$5]*[.J161]/100)+([.$X$6]*[.K161]/100))*2)+[.$D161])*IF([.$N161]&lt;=0;1;[.$N161])" office:value-type="float" office:value="12359" calcext:value-type="float">
            <text:p>12359</text:p>
          </table:table-cell>
          <table:table-cell table:number-columns-repeated="4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Piel espinoz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0" calcext:value-type="float">
            <text:p>20</text:p>
          </table:table-cell>
          <table:table-cell table:formula="of:=OFFSET([.$R$2];[.$C162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62];0)" office:value-type="float" office:value="50" calcext:value-type="float">
            <text:p>50</text:p>
          </table:table-cell>
          <table:table-cell table:style-name="ce37" table:formula="of:=OFFSET([.$U$2];[.$C162];0)" office:value-type="float" office:value="80" calcext:value-type="float">
            <text:p>80</text:p>
          </table:table-cell>
          <table:table-cell table:style-name="ce68"/>
          <table:table-cell table:style-name="ce37"/>
          <table:table-cell table:number-columns-repeated="4"/>
          <table:table-cell table:style-name="ce10" table:formula="of:=(((([.$X$3]*[.F162]/100)+([.$X$4]*[.G162]/100)+([.$X$5]*[.J162]/100)+([.$X$6]*[.K162]/100))*2)+[.$D162])*IF([.$N162]&lt;=0;1;[.$N162])" office:value-type="float" office:value="20" calcext:value-type="float">
            <text:p>20</text:p>
          </table:table-cell>
          <table:table-cell table:number-columns-repeated="4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Tormenta de arena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500" calcext:value-type="float">
            <text:p>2500</text:p>
          </table:table-cell>
          <table:table-cell table:formula="of:=OFFSET([.$R$2];[.$C163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63];0)" office:value-type="float" office:value="1710" calcext:value-type="float">
            <text:p>1710</text:p>
          </table:table-cell>
          <table:table-cell table:style-name="ce37" table:formula="of:=OFFSET([.$U$2];[.$C163];0)" office:value-type="float" office:value="2980" calcext:value-type="float">
            <text:p>2980</text:p>
          </table:table-cell>
          <table:table-cell table:style-name="ce37" table:formula="of:=100+([.C163]*[.C163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63]/100)+([.$X$4]*[.G163]/100)+([.$X$5]*[.J163]/100)+([.$X$6]*[.K163]/100))*2)+[.$D163])*IF([.$N163]&lt;=0;1;[.$N163])" office:value-type="float" office:value="3900" calcext:value-type="float">
            <text:p>3900</text:p>
          </table:table-cell>
          <table:table-cell table:number-columns-repeated="49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2"/>
          <table:table-cell table:style-name="ce66"/>
          <table:table-cell table:formula="of:=OFFSET([.$R$2];[.$C16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64];0)" office:value-type="float" office:value="10" calcext:value-type="float">
            <text:p>10</text:p>
          </table:table-cell>
          <table:table-cell table:style-name="ce37" table:formula="of:=OFFSET([.$U$2];[.$C16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64]/100)+([.$X$4]*[.G164]/100)+([.$X$5]*[.J164]/100)+([.$X$6]*[.K164]/100))*2)+[.$D164])*IF([.$N164]&lt;=0;1;[.$N16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2"/>
          <table:table-cell table:style-name="ce66"/>
          <table:table-cell table:formula="of:=OFFSET([.$R$2];[.$C16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65];0)" office:value-type="float" office:value="10" calcext:value-type="float">
            <text:p>10</text:p>
          </table:table-cell>
          <table:table-cell table:style-name="ce37" table:formula="of:=OFFSET([.$U$2];[.$C16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65]/100)+([.$X$4]*[.G165]/100)+([.$X$5]*[.J165]/100)+([.$X$6]*[.K165]/100))*2)+[.$D165])*IF([.$N165]&lt;=0;1;[.$N16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2"/>
          <table:table-cell table:style-name="ce66"/>
          <table:table-cell table:formula="of:=OFFSET([.$R$2];[.$C16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66];0)" office:value-type="float" office:value="10" calcext:value-type="float">
            <text:p>10</text:p>
          </table:table-cell>
          <table:table-cell table:style-name="ce37" table:formula="of:=OFFSET([.$U$2];[.$C16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66]/100)+([.$X$4]*[.G166]/100)+([.$X$5]*[.J166]/100)+([.$X$6]*[.K166]/100))*2)+[.$D166])*IF([.$N166]&lt;=0;1;[.$N16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2"/>
          <table:table-cell table:style-name="ce66"/>
          <table:table-cell table:formula="of:=OFFSET([.$R$2];[.$C16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67];0)" office:value-type="float" office:value="10" calcext:value-type="float">
            <text:p>10</text:p>
          </table:table-cell>
          <table:table-cell table:style-name="ce37" table:formula="of:=OFFSET([.$U$2];[.$C16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67]/100)+([.$X$4]*[.G167]/100)+([.$X$5]*[.J167]/100)+([.$X$6]*[.K167]/100))*2)+[.$D167])*IF([.$N167]&lt;=0;1;[.$N16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2"/>
          <table:table-cell table:style-name="ce66"/>
          <table:table-cell table:formula="of:=OFFSET([.$R$2];[.$C16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68];0)" office:value-type="float" office:value="10" calcext:value-type="float">
            <text:p>10</text:p>
          </table:table-cell>
          <table:table-cell table:style-name="ce37" table:formula="of:=OFFSET([.$U$2];[.$C16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68]/100)+([.$X$4]*[.G168]/100)+([.$X$5]*[.J168]/100)+([.$X$6]*[.K168]/100))*2)+[.$D168])*IF([.$N168]&lt;=0;1;[.$N16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2"/>
          <table:table-cell table:style-name="ce66"/>
          <table:table-cell table:formula="of:=OFFSET([.$R$2];[.$C16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69];0)" office:value-type="float" office:value="10" calcext:value-type="float">
            <text:p>10</text:p>
          </table:table-cell>
          <table:table-cell table:style-name="ce37" table:formula="of:=OFFSET([.$U$2];[.$C16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69]/100)+([.$X$4]*[.G169]/100)+([.$X$5]*[.J169]/100)+([.$X$6]*[.K169]/100))*2)+[.$D169])*IF([.$N169]&lt;=0;1;[.$N16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2"/>
          <table:table-cell table:style-name="ce66"/>
          <table:table-cell table:formula="of:=OFFSET([.$R$2];[.$C17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70];0)" office:value-type="float" office:value="10" calcext:value-type="float">
            <text:p>10</text:p>
          </table:table-cell>
          <table:table-cell table:style-name="ce37" table:formula="of:=OFFSET([.$U$2];[.$C17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70]/100)+([.$X$4]*[.G170]/100)+([.$X$5]*[.J170]/100)+([.$X$6]*[.K170]/100))*2)+[.$D170])*IF([.$N170]&lt;=0;1;[.$N17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Viento cortant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5" calcext:value-type="float">
            <text:p>75</text:p>
          </table:table-cell>
          <table:table-cell table:formula="of:=OFFSET([.$R$2];[.$C171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71];0)" office:value-type="float" office:value="50" calcext:value-type="float">
            <text:p>50</text:p>
          </table:table-cell>
          <table:table-cell table:style-name="ce37" table:formula="of:=OFFSET([.$U$2];[.$C171];0)" office:value-type="float" office:value="80" calcext:value-type="float">
            <text:p>80</text:p>
          </table:table-cell>
          <table:table-cell table:style-name="ce37" table:formula="of:=100+([.C171]*[.C171]*10)" office:value-type="float" office:value="110" calcext:value-type="float">
            <text:p>110</text:p>
          </table:table-cell>
          <table:table-cell table:style-name="ce37"/>
          <table:table-cell table:number-columns-repeated="4"/>
          <table:table-cell table:style-name="ce10" table:formula="of:=(((([.$X$3]*[.F171]/100)+([.$X$4]*[.G171]/100)+([.$X$5]*[.J171]/100)+([.$X$6]*[.K171]/100))*2)+[.$D171])*IF([.$N171]&lt;=0;1;[.$N171])" office:value-type="float" office:value="515" calcext:value-type="float">
            <text:p>515</text:p>
          </table:table-cell>
          <table:table-cell table:number-columns-repeated="4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Remolino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50" calcext:value-type="float">
            <text:p>350</text:p>
          </table:table-cell>
          <table:table-cell table:formula="of:=OFFSET([.$R$2];[.$C172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72];0)" office:value-type="float" office:value="330" calcext:value-type="float">
            <text:p>330</text:p>
          </table:table-cell>
          <table:table-cell table:style-name="ce37" table:formula="of:=OFFSET([.$U$2];[.$C172];0)" office:value-type="float" office:value="620" calcext:value-type="float">
            <text:p>620</text:p>
          </table:table-cell>
          <table:table-cell table:style-name="ce37" table:formula="of:=100+([.C172]*[.C172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72]/100)+([.$X$4]*[.G172]/100)+([.$X$5]*[.J172]/100)+([.$X$6]*[.K172]/100))*2)+[.$D172])*IF([.$N172]&lt;=0;1;[.$N172])" office:value-type="float" office:value="1110" calcext:value-type="float">
            <text:p>1110</text:p>
          </table:table-cell>
          <table:table-cell table:number-columns-repeated="4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Bola de aire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formula="of:=OFFSET([.$R$2];[.$C173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73];0)" office:value-type="float" office:value="1710" calcext:value-type="float">
            <text:p>1710</text:p>
          </table:table-cell>
          <table:table-cell table:style-name="ce37" table:formula="of:=OFFSET([.$U$2];[.$C173];0)" office:value-type="float" office:value="2980" calcext:value-type="float">
            <text:p>29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73]/100)+([.$X$4]*[.G173]/100)+([.$X$5]*[.J173]/100)+([.$X$6]*[.K173]/100))*2)+[.$D173])*IF([.$N173]&lt;=0;1;[.$N173])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Mil dardos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1000" calcext:value-type="float">
            <text:p>1000</text:p>
          </table:table-cell>
          <table:table-cell table:formula="of:=OFFSET([.$R$2];[.$C174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174];0)" office:value-type="float" office:value="3350" calcext:value-type="float">
            <text:p>3350</text:p>
          </table:table-cell>
          <table:table-cell table:style-name="ce37" table:formula="of:=OFFSET([.$U$2];[.$C174];0)" office:value-type="float" office:value="5530" calcext:value-type="float">
            <text:p>5530</text:p>
          </table:table-cell>
          <table:table-cell table:style-name="ce37" table:formula="of:=100+([.C174]*[.C174]*10)" office:value-type="float" office:value="460" calcext:value-type="float">
            <text:p>460</text:p>
          </table:table-cell>
          <table:table-cell table:style-name="ce37"/>
          <table:table-cell table:number-columns-repeated="4"/>
          <table:table-cell table:style-name="ce10" table:formula="of:=(((([.$X$3]*[.F174]/100)+([.$X$4]*[.G174]/100)+([.$X$5]*[.J174]/100)+([.$X$6]*[.K174]/100))*2)+[.$D174])*IF([.$N174]&lt;=0;1;[.$N174])" office:value-type="float" office:value="2840" calcext:value-type="float">
            <text:p>2840</text:p>
          </table:table-cell>
          <table:table-cell table:number-columns-repeated="4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Tornado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8100" calcext:value-type="float">
            <text:p>8100</text:p>
          </table:table-cell>
          <table:table-cell table:formula="of:=OFFSET([.$R$2];[.$C175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175];0)" office:value-type="float" office:value="6030" calcext:value-type="float">
            <text:p>6030</text:p>
          </table:table-cell>
          <table:table-cell table:style-name="ce37" table:formula="of:=OFFSET([.$U$2];[.$C175];0)" office:value-type="float" office:value="9480" calcext:value-type="float">
            <text:p>9480</text:p>
          </table:table-cell>
          <table:table-cell table:style-name="ce37" table:formula="of:=100+([.C175]*[.C175]*10)" office:value-type="float" office:value="590" calcext:value-type="float">
            <text:p>590</text:p>
          </table:table-cell>
          <table:table-cell table:style-name="ce37"/>
          <table:table-cell table:number-columns-repeated="4"/>
          <table:table-cell table:style-name="ce10" table:formula="of:=(((([.$X$3]*[.F175]/100)+([.$X$4]*[.G175]/100)+([.$X$5]*[.J175]/100)+([.$X$6]*[.K175]/100))*2)+[.$D175])*IF([.$N175]&lt;=0;1;[.$N175])" office:value-type="float" office:value="10460" calcext:value-type="float">
            <text:p>10460</text:p>
          </table:table-cell>
          <table:table-cell table:number-columns-repeated="4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Viento blanco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-1" calcext:value-type="float">
            <text:p>-1</text:p>
          </table:table-cell>
          <table:table-cell table:formula="of:=OFFSET([.$R$2];[.$C176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76];0)" office:value-type="float" office:value="790" calcext:value-type="float">
            <text:p>790</text:p>
          </table:table-cell>
          <table:table-cell table:style-name="ce37" table:formula="of:=OFFSET([.$U$2];[.$C176];0)" office:value-type="float" office:value="1450" calcext:value-type="float">
            <text:p>145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76]/100)+([.$X$4]*[.G176]/100)+([.$X$5]*[.J176]/100)+([.$X$6]*[.K176]/100))*2)+[.$D176])*IF([.$N176]&lt;=0;1;[.$N176])" office:value-type="float" office:value="-1" calcext:value-type="float">
            <text:p>-1</text:p>
          </table:table-cell>
          <table:table-cell table:number-columns-repeated="4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Huracán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800" calcext:value-type="float">
            <text:p>2800</text:p>
          </table:table-cell>
          <table:table-cell table:formula="of:=OFFSET([.$R$2];[.$C177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77];0)" office:value-type="float" office:value="1710" calcext:value-type="float">
            <text:p>1710</text:p>
          </table:table-cell>
          <table:table-cell table:style-name="ce37" table:formula="of:=OFFSET([.$U$2];[.$C177];0)" office:value-type="float" office:value="2980" calcext:value-type="float">
            <text:p>2980</text:p>
          </table:table-cell>
          <table:table-cell table:style-name="ce37" table:formula="of:=100+([.C177]*[.C177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77]/100)+([.$X$4]*[.G177]/100)+([.$X$5]*[.J177]/100)+([.$X$6]*[.K177]/100))*2)+[.$D177])*IF([.$N177]&lt;=0;1;[.$N177])" office:value-type="float" office:value="4200" calcext:value-type="float">
            <text:p>4200</text:p>
          </table:table-cell>
          <table:table-cell table:number-columns-repeated="4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Levitación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78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78];0)" office:value-type="float" office:value="790" calcext:value-type="float">
            <text:p>790</text:p>
          </table:table-cell>
          <table:table-cell table:style-name="ce37" table:formula="of:=OFFSET([.$U$2];[.$C178];0)" office:value-type="float" office:value="1450" calcext:value-type="float">
            <text:p>145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78]/100)+([.$X$4]*[.G178]/100)+([.$X$5]*[.J178]/100)+([.$X$6]*[.K178]/100))*2)+[.$D178])*IF([.$N178]&lt;=0;1;[.$N17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arpadeo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79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79];0)" office:value-type="float" office:value="330" calcext:value-type="float">
            <text:p>330</text:p>
          </table:table-cell>
          <table:table-cell table:style-name="ce37" table:formula="of:=OFFSET([.$U$2];[.$C179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79]/100)+([.$X$4]*[.G179]/100)+([.$X$5]*[.J179]/100)+([.$X$6]*[.K179]/100))*2)+[.$D179])*IF([.$N179]&lt;=0;1;[.$N17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Tornado Twister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337" calcext:value-type="float">
            <text:p>1337</text:p>
          </table:table-cell>
          <table:table-cell table:formula="of:=OFFSET([.$R$2];[.$C180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80];0)" office:value-type="float" office:value="790" calcext:value-type="float">
            <text:p>790</text:p>
          </table:table-cell>
          <table:table-cell table:style-name="ce37" table:formula="of:=OFFSET([.$U$2];[.$C180];0)" office:value-type="float" office:value="1450" calcext:value-type="float">
            <text:p>1450</text:p>
          </table:table-cell>
          <table:table-cell table:style-name="ce37" table:formula="of:=100+([.C180]*[.C180]*10)" office:value-type="float" office:value="260" calcext:value-type="float">
            <text:p>260</text:p>
          </table:table-cell>
          <table:table-cell table:style-name="ce37"/>
          <table:table-cell table:number-columns-repeated="4"/>
          <table:table-cell table:style-name="ce10" table:formula="of:=(((([.$X$3]*[.F180]/100)+([.$X$4]*[.G180]/100)+([.$X$5]*[.J180]/100)+([.$X$6]*[.K180]/100))*2)+[.$D180])*IF([.$N180]&lt;=0;1;[.$N180])" office:value-type="float" office:value="2377" calcext:value-type="float">
            <text:p>2377</text:p>
          </table:table-cell>
          <table:table-cell table:number-columns-repeated="49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2"/>
          <table:table-cell table:style-name="ce66"/>
          <table:table-cell table:formula="of:=OFFSET([.$R$2];[.$C18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1];0)" office:value-type="float" office:value="10" calcext:value-type="float">
            <text:p>10</text:p>
          </table:table-cell>
          <table:table-cell table:style-name="ce37" table:formula="of:=OFFSET([.$U$2];[.$C18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1]/100)+([.$X$4]*[.G181]/100)+([.$X$5]*[.J181]/100)+([.$X$6]*[.K181]/100))*2)+[.$D181])*IF([.$N181]&lt;=0;1;[.$N18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2"/>
          <table:table-cell table:style-name="ce66"/>
          <table:table-cell table:formula="of:=OFFSET([.$R$2];[.$C18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2];0)" office:value-type="float" office:value="10" calcext:value-type="float">
            <text:p>10</text:p>
          </table:table-cell>
          <table:table-cell table:style-name="ce37" table:formula="of:=OFFSET([.$U$2];[.$C18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2]/100)+([.$X$4]*[.G182]/100)+([.$X$5]*[.J182]/100)+([.$X$6]*[.K182]/100))*2)+[.$D182])*IF([.$N182]&lt;=0;1;[.$N18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2"/>
          <table:table-cell table:style-name="ce66"/>
          <table:table-cell table:formula="of:=OFFSET([.$R$2];[.$C18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3];0)" office:value-type="float" office:value="10" calcext:value-type="float">
            <text:p>10</text:p>
          </table:table-cell>
          <table:table-cell table:style-name="ce37" table:formula="of:=OFFSET([.$U$2];[.$C18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3]/100)+([.$X$4]*[.G183]/100)+([.$X$5]*[.J183]/100)+([.$X$6]*[.K183]/100))*2)+[.$D183])*IF([.$N183]&lt;=0;1;[.$N18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2"/>
          <table:table-cell table:style-name="ce66"/>
          <table:table-cell table:formula="of:=OFFSET([.$R$2];[.$C18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4];0)" office:value-type="float" office:value="10" calcext:value-type="float">
            <text:p>10</text:p>
          </table:table-cell>
          <table:table-cell table:style-name="ce37" table:formula="of:=OFFSET([.$U$2];[.$C18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4]/100)+([.$X$4]*[.G184]/100)+([.$X$5]*[.J184]/100)+([.$X$6]*[.K184]/100))*2)+[.$D184])*IF([.$N184]&lt;=0;1;[.$N18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2"/>
          <table:table-cell table:style-name="ce66"/>
          <table:table-cell table:formula="of:=OFFSET([.$R$2];[.$C18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5];0)" office:value-type="float" office:value="10" calcext:value-type="float">
            <text:p>10</text:p>
          </table:table-cell>
          <table:table-cell table:style-name="ce37" table:formula="of:=OFFSET([.$U$2];[.$C18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5]/100)+([.$X$4]*[.G185]/100)+([.$X$5]*[.J185]/100)+([.$X$6]*[.K185]/100))*2)+[.$D185])*IF([.$N185]&lt;=0;1;[.$N18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2"/>
          <table:table-cell table:style-name="ce66"/>
          <table:table-cell table:formula="of:=OFFSET([.$R$2];[.$C18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6];0)" office:value-type="float" office:value="10" calcext:value-type="float">
            <text:p>10</text:p>
          </table:table-cell>
          <table:table-cell table:style-name="ce37" table:formula="of:=OFFSET([.$U$2];[.$C18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6]/100)+([.$X$4]*[.G186]/100)+([.$X$5]*[.J186]/100)+([.$X$6]*[.K186]/100))*2)+[.$D186])*IF([.$N186]&lt;=0;1;[.$N18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2"/>
          <table:table-cell table:style-name="ce66"/>
          <table:table-cell table:formula="of:=OFFSET([.$R$2];[.$C18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7];0)" office:value-type="float" office:value="10" calcext:value-type="float">
            <text:p>10</text:p>
          </table:table-cell>
          <table:table-cell table:style-name="ce37" table:formula="of:=OFFSET([.$U$2];[.$C18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7]/100)+([.$X$4]*[.G187]/100)+([.$X$5]*[.J187]/100)+([.$X$6]*[.K187]/100))*2)+[.$D187])*IF([.$N187]&lt;=0;1;[.$N18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2"/>
          <table:table-cell table:style-name="ce66"/>
          <table:table-cell table:formula="of:=OFFSET([.$R$2];[.$C18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88];0)" office:value-type="float" office:value="10" calcext:value-type="float">
            <text:p>10</text:p>
          </table:table-cell>
          <table:table-cell table:style-name="ce37" table:formula="of:=OFFSET([.$U$2];[.$C18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88]/100)+([.$X$4]*[.G188]/100)+([.$X$5]*[.J188]/100)+([.$X$6]*[.K188]/100))*2)+[.$D188])*IF([.$N188]&lt;=0;1;[.$N18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Bola Luz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600" calcext:value-type="float">
            <text:p>600</text:p>
          </table:table-cell>
          <table:table-cell table:formula="of:=OFFSET([.$R$2];[.$C189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189];0)" office:value-type="float" office:value="330" calcext:value-type="float">
            <text:p>330</text:p>
          </table:table-cell>
          <table:table-cell table:style-name="ce37" table:formula="of:=OFFSET([.$U$2];[.$C189];0)" office:value-type="float" office:value="620" calcext:value-type="float">
            <text:p>620</text:p>
          </table:table-cell>
          <table:table-cell table:style-name="ce37" table:formula="of:=100+([.C189]*[.C189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189]/100)+([.$X$4]*[.G189]/100)+([.$X$5]*[.J189]/100)+([.$X$6]*[.K189]/100))*2)+[.$D189])*IF([.$N189]&lt;=0;1;[.$N189])" office:value-type="float" office:value="1360" calcext:value-type="float">
            <text:p>1360</text:p>
          </table:table-cell>
          <table:table-cell table:number-columns-repeated="4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egis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800" calcext:value-type="float">
            <text:p>2800</text:p>
          </table:table-cell>
          <table:table-cell table:formula="of:=OFFSET([.$R$2];[.$C190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90];0)" office:value-type="float" office:value="1710" calcext:value-type="float">
            <text:p>1710</text:p>
          </table:table-cell>
          <table:table-cell table:style-name="ce37" table:formula="of:=OFFSET([.$U$2];[.$C190];0)" office:value-type="float" office:value="2980" calcext:value-type="float">
            <text:p>2980</text:p>
          </table:table-cell>
          <table:table-cell table:style-name="ce37" table:formula="of:=100+([.C190]*[.C190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90]/100)+([.$X$4]*[.G190]/100)+([.$X$5]*[.J190]/100)+([.$X$6]*[.K190]/100))*2)+[.$D190])*IF([.$N190]&lt;=0;1;[.$N190])" office:value-type="float" office:value="4200" calcext:value-type="float">
            <text:p>4200</text:p>
          </table:table-cell>
          <table:table-cell table:number-columns-repeated="4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Absorber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25" calcext:value-type="float">
            <text:p>25</text:p>
          </table:table-cell>
          <table:table-cell table:formula="of:=OFFSET([.$R$2];[.$C19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91];0)" office:value-type="float" office:value="10" calcext:value-type="float">
            <text:p>10</text:p>
          </table:table-cell>
          <table:table-cell table:style-name="ce37" table:formula="of:=OFFSET([.$U$2];[.$C19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1]/100)+([.$X$4]*[.G191]/100)+([.$X$5]*[.J191]/100)+([.$X$6]*[.K191]/100))*2)+[.$D191])*IF([.$N191]&lt;=0;1;[.$N191])" office:value-type="float" office:value="25" calcext:value-type="float">
            <text:p>25</text:p>
          </table:table-cell>
          <table:table-cell table:number-columns-repeated="4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Caos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92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192];0)" office:value-type="float" office:value="130" calcext:value-type="float">
            <text:p>130</text:p>
          </table:table-cell>
          <table:table-cell table:style-name="ce37" table:formula="of:=OFFSET([.$U$2];[.$C192];0)" office:value-type="float" office:value="230" calcext:value-type="float">
            <text:p>2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2]/100)+([.$X$4]*[.G192]/100)+([.$X$5]*[.J192]/100)+([.$X$6]*[.K192]/100))*2)+[.$D192])*IF([.$N192]&lt;=0;1;[.$N19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ilar de Luz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5000" calcext:value-type="float">
            <text:p>5000</text:p>
          </table:table-cell>
          <table:table-cell table:formula="of:=OFFSET([.$R$2];[.$C193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193];0)" office:value-type="float" office:value="6030" calcext:value-type="float">
            <text:p>6030</text:p>
          </table:table-cell>
          <table:table-cell table:style-name="ce37" table:formula="of:=OFFSET([.$U$2];[.$C193];0)" office:value-type="float" office:value="9480" calcext:value-type="float">
            <text:p>9480</text:p>
          </table:table-cell>
          <table:table-cell table:style-name="ce37" table:formula="of:=100+([.C193]*[.C193]*10)" office:value-type="float" office:value="590" calcext:value-type="float">
            <text:p>590</text:p>
          </table:table-cell>
          <table:table-cell table:style-name="ce37"/>
          <table:table-cell table:number-columns-repeated="4"/>
          <table:table-cell table:style-name="ce10" table:formula="of:=(((([.$X$3]*[.F193]/100)+([.$X$4]*[.G193]/100)+([.$X$5]*[.J193]/100)+([.$X$6]*[.K193]/100))*2)+[.$D193])*IF([.$N193]&lt;=0;1;[.$N193])" office:value-type="float" office:value="7360" calcext:value-type="float">
            <text:p>7360</text:p>
          </table:table-cell>
          <table:table-cell table:number-columns-repeated="4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Wisdom Shock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formula="of:=OFFSET([.$R$2];[.$C194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194];0)" office:value-type="float" office:value="790" calcext:value-type="float">
            <text:p>790</text:p>
          </table:table-cell>
          <table:table-cell table:style-name="ce37" table:formula="of:=OFFSET([.$U$2];[.$C194];0)" office:value-type="float" office:value="1450" calcext:value-type="float">
            <text:p>145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4]/100)+([.$X$4]*[.G194]/100)+([.$X$5]*[.J194]/100)+([.$X$6]*[.K194]/100))*2)+[.$D194])*IF([.$N194]&lt;=0;1;[.$N194])" office:value-type="float" office:value="1" calcext:value-type="float">
            <text:p>1</text:p>
          </table:table-cell>
          <table:table-cell table:number-columns-repeated="49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2"/>
          <table:table-cell table:style-name="ce66"/>
          <table:table-cell table:formula="of:=OFFSET([.$R$2];[.$C19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95];0)" office:value-type="float" office:value="10" calcext:value-type="float">
            <text:p>10</text:p>
          </table:table-cell>
          <table:table-cell table:style-name="ce37" table:formula="of:=OFFSET([.$U$2];[.$C19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5]/100)+([.$X$4]*[.G195]/100)+([.$X$5]*[.J195]/100)+([.$X$6]*[.K195]/100))*2)+[.$D195])*IF([.$N195]&lt;=0;1;[.$N19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2"/>
          <table:table-cell table:style-name="ce66"/>
          <table:table-cell table:formula="of:=OFFSET([.$R$2];[.$C19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96];0)" office:value-type="float" office:value="10" calcext:value-type="float">
            <text:p>10</text:p>
          </table:table-cell>
          <table:table-cell table:style-name="ce37" table:formula="of:=OFFSET([.$U$2];[.$C19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6]/100)+([.$X$4]*[.G196]/100)+([.$X$5]*[.J196]/100)+([.$X$6]*[.K196]/100))*2)+[.$D196])*IF([.$N196]&lt;=0;1;[.$N19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2"/>
          <table:table-cell table:style-name="ce66"/>
          <table:table-cell table:formula="of:=OFFSET([.$R$2];[.$C19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197];0)" office:value-type="float" office:value="10" calcext:value-type="float">
            <text:p>10</text:p>
          </table:table-cell>
          <table:table-cell table:style-name="ce37" table:formula="of:=OFFSET([.$U$2];[.$C19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7]/100)+([.$X$4]*[.G197]/100)+([.$X$5]*[.J197]/100)+([.$X$6]*[.K197]/100))*2)+[.$D197])*IF([.$N197]&lt;=0;1;[.$N19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Condena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98];0)" office:value-type="string" office:string-value="50 - 80" calcext:value-type="string">
            <text:p>50 - 80</text:p>
          </table:table-cell>
          <table:table-cell table:style-name="ce37" table:number-columns-repeated="2"/>
          <table:table-cell table:style-name="ce37" table:formula="of:=OFFSET([.$T$2];[.$C198];0)" office:value-type="float" office:value="50" calcext:value-type="float">
            <text:p>50</text:p>
          </table:table-cell>
          <table:table-cell table:style-name="ce37" table:formula="of:=OFFSET([.$U$2];[.$C198];0)" office:value-type="float" office:value="80" calcext:value-type="float">
            <text:p>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198]/100)+([.$X$4]*[.G198]/100)+([.$X$5]*[.J198]/100)+([.$X$6]*[.K198]/100))*2)+[.$D198])*IF([.$N198]&lt;=0;1;[.$N19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Muerte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formula="of:=OFFSET([.$R$2];[.$C199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199];0)" office:value-type="float" office:value="1710" calcext:value-type="float">
            <text:p>1710</text:p>
          </table:table-cell>
          <table:table-cell table:style-name="ce37" table:formula="of:=OFFSET([.$U$2];[.$C199];0)" office:value-type="float" office:value="2980" calcext:value-type="float">
            <text:p>2980</text:p>
          </table:table-cell>
          <table:table-cell table:style-name="ce37" table:formula="of:=100+([.C199]*[.C199]*10)" office:value-type="float" office:value="350" calcext:value-type="float">
            <text:p>350</text:p>
          </table:table-cell>
          <table:table-cell table:style-name="ce37"/>
          <table:table-cell table:number-columns-repeated="4"/>
          <table:table-cell table:style-name="ce10" table:formula="of:=(((([.$X$3]*[.F199]/100)+([.$X$4]*[.G199]/100)+([.$X$5]*[.J199]/100)+([.$X$6]*[.K199]/100))*2)+[.$D199])*IF([.$N199]&lt;=0;1;[.$N199])" office:value-type="float" office:value="1400" calcext:value-type="float">
            <text:p>1400</text:p>
          </table:table-cell>
          <table:table-cell table:number-columns-repeated="4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Otra dimensión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formula="of:=OFFSET([.$R$2];[.$C200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00];0)" office:value-type="float" office:value="330" calcext:value-type="float">
            <text:p>330</text:p>
          </table:table-cell>
          <table:table-cell table:style-name="ce37" table:formula="of:=OFFSET([.$U$2];[.$C200];0)" office:value-type="float" office:value="620" calcext:value-type="float">
            <text:p>620</text:p>
          </table:table-cell>
          <table:table-cell table:style-name="ce37" table:formula="of:=100+([.C200]*[.C200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200]/100)+([.$X$4]*[.G200]/100)+([.$X$5]*[.J200]/100)+([.$X$6]*[.K200]/100))*2)+[.$D200])*IF([.$N200]&lt;=0;1;[.$N200])" office:value-type="float" office:value="761" calcext:value-type="float">
            <text:p>761</text:p>
          </table:table-cell>
          <table:table-cell table:number-columns-repeated="4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Bola negra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30" calcext:value-type="float">
            <text:p>30</text:p>
          </table:table-cell>
          <table:table-cell table:formula="of:=OFFSET([.$R$2];[.$C201];0)" office:value-type="string" office:string-value="790 - 1450" calcext:value-type="string">
            <text:p>790 - 1450</text:p>
          </table:table-cell>
          <table:table-cell table:style-name="ce37" table:number-columns-repeated="2"/>
          <table:table-cell table:style-name="ce37" table:formula="of:=OFFSET([.$T$2];[.$C201];0)" office:value-type="float" office:value="790" calcext:value-type="float">
            <text:p>790</text:p>
          </table:table-cell>
          <table:table-cell table:style-name="ce37" table:formula="of:=OFFSET([.$U$2];[.$C201];0)" office:value-type="float" office:value="1450" calcext:value-type="float">
            <text:p>145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01]/100)+([.$X$4]*[.G201]/100)+([.$X$5]*[.J201]/100)+([.$X$6]*[.K201]/100))*2)+[.$D201])*IF([.$N201]&lt;=0;1;[.$N201])" office:value-type="float" office:value="30" calcext:value-type="float">
            <text:p>30</text:p>
          </table:table-cell>
          <table:table-cell table:number-columns-repeated="4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Drenar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0" calcext:value-type="float">
            <text:p>10</text:p>
          </table:table-cell>
          <table:table-cell table:formula="of:=OFFSET([.$R$2];[.$C202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202];0)" office:value-type="float" office:value="130" calcext:value-type="float">
            <text:p>130</text:p>
          </table:table-cell>
          <table:table-cell table:style-name="ce37" table:formula="of:=OFFSET([.$U$2];[.$C202];0)" office:value-type="float" office:value="230" calcext:value-type="float">
            <text:p>2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02]/100)+([.$X$4]*[.G202]/100)+([.$X$5]*[.J202]/100)+([.$X$6]*[.K202]/100))*2)+[.$D202])*IF([.$N202]&lt;=0;1;[.$N202])" office:value-type="float" office:value="10" calcext:value-type="float">
            <text:p>10</text:p>
          </table:table-cell>
          <table:table-cell table:number-columns-repeated="4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Ráfaga de Partículas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formula="of:=OFFSET([.$R$2];[.$C203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203];0)" office:value-type="float" office:value="6030" calcext:value-type="float">
            <text:p>6030</text:p>
          </table:table-cell>
          <table:table-cell table:style-name="ce37" table:formula="of:=OFFSET([.$U$2];[.$C203];0)" office:value-type="float" office:value="9480" calcext:value-type="float">
            <text:p>9480</text:p>
          </table:table-cell>
          <table:table-cell table:style-name="ce37" table:formula="of:=100+([.C203]*[.C203]*10)" office:value-type="float" office:value="590" calcext:value-type="float">
            <text:p>590</text:p>
          </table:table-cell>
          <table:table-cell table:style-name="ce37"/>
          <table:table-cell table:number-columns-repeated="4"/>
          <table:table-cell table:style-name="ce10" table:formula="of:=(((([.$X$3]*[.F203]/100)+([.$X$4]*[.G203]/100)+([.$X$5]*[.J203]/100)+([.$X$6]*[.K203]/100))*2)+[.$D203])*IF([.$N203]&lt;=0;1;[.$N203])" office:value-type="float" office:value="2361" calcext:value-type="float">
            <text:p>2361</text:p>
          </table:table-cell>
          <table:table-cell table:number-columns-repeated="4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Decearing Egg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250" calcext:value-type="float">
            <text:p>250</text:p>
          </table:table-cell>
          <table:table-cell table:formula="of:=OFFSET([.$R$2];[.$C204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04];0)" office:value-type="float" office:value="330" calcext:value-type="float">
            <text:p>330</text:p>
          </table:table-cell>
          <table:table-cell table:style-name="ce37" table:formula="of:=OFFSET([.$U$2];[.$C204];0)" office:value-type="float" office:value="620" calcext:value-type="float">
            <text:p>620</text:p>
          </table:table-cell>
          <table:table-cell table:style-name="ce37" table:formula="of:=100+([.C204]*[.C204]*10)" office:value-type="float" office:value="190" calcext:value-type="float">
            <text:p>190</text:p>
          </table:table-cell>
          <table:table-cell table:style-name="ce37"/>
          <table:table-cell table:number-columns-repeated="4"/>
          <table:table-cell table:style-name="ce10" table:formula="of:=(((([.$X$3]*[.F204]/100)+([.$X$4]*[.G204]/100)+([.$X$5]*[.J204]/100)+([.$X$6]*[.K204]/100))*2)+[.$D204])*IF([.$N204]&lt;=0;1;[.$N204])" office:value-type="float" office:value="1010" calcext:value-type="float">
            <text:p>1010</text:p>
          </table:table-cell>
          <table:table-cell table:number-columns-repeated="49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2"/>
          <table:table-cell table:style-name="ce66"/>
          <table:table-cell table:formula="of:=OFFSET([.$R$2];[.$C20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05];0)" office:value-type="float" office:value="10" calcext:value-type="float">
            <text:p>10</text:p>
          </table:table-cell>
          <table:table-cell table:style-name="ce37" table:formula="of:=OFFSET([.$U$2];[.$C20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05]/100)+([.$X$4]*[.G205]/100)+([.$X$5]*[.J205]/100)+([.$X$6]*[.K205]/100))*2)+[.$D205])*IF([.$N205]&lt;=0;1;[.$N20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2"/>
          <table:table-cell table:style-name="ce66"/>
          <table:table-cell table:formula="of:=OFFSET([.$R$2];[.$C20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06];0)" office:value-type="float" office:value="10" calcext:value-type="float">
            <text:p>10</text:p>
          </table:table-cell>
          <table:table-cell table:style-name="ce37" table:formula="of:=OFFSET([.$U$2];[.$C20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06]/100)+([.$X$4]*[.G206]/100)+([.$X$5]*[.J206]/100)+([.$X$6]*[.K206]/100))*2)+[.$D206])*IF([.$N206]&lt;=0;1;[.$N20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2"/>
          <table:table-cell table:style-name="ce66"/>
          <table:table-cell table:formula="of:=OFFSET([.$R$2];[.$C20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07];0)" office:value-type="float" office:value="10" calcext:value-type="float">
            <text:p>10</text:p>
          </table:table-cell>
          <table:table-cell table:style-name="ce37" table:formula="of:=OFFSET([.$U$2];[.$C20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07]/100)+([.$X$4]*[.G207]/100)+([.$X$5]*[.J207]/100)+([.$X$6]*[.K207]/100))*2)+[.$D207])*IF([.$N207]&lt;=0;1;[.$N20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Apocalipsis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formula="of:=OFFSET([.$R$2];[.$C208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208];0)" office:value-type="float" office:value="6030" calcext:value-type="float">
            <text:p>6030</text:p>
          </table:table-cell>
          <table:table-cell table:style-name="ce37" table:formula="of:=OFFSET([.$U$2];[.$C208];0)" office:value-type="float" office:value="9480" calcext:value-type="float">
            <text:p>9480</text:p>
          </table:table-cell>
          <table:table-cell table:style-name="ce37" table:formula="of:=100+([.C208]*[.C208]*10)" office:value-type="float" office:value="590" calcext:value-type="float">
            <text:p>590</text:p>
          </table:table-cell>
          <table:table-cell table:style-name="ce37"/>
          <table:table-cell table:number-columns-repeated="4"/>
          <table:table-cell table:style-name="ce10" table:formula="of:=(((([.$X$3]*[.F208]/100)+([.$X$4]*[.G208]/100)+([.$X$5]*[.J208]/100)+([.$X$6]*[.K208]/100))*2)+[.$D208])*IF([.$N208]&lt;=0;1;[.$N208])" office:value-type="float" office:value="2361" calcext:value-type="float">
            <text:p>2361</text:p>
          </table:table-cell>
          <table:table-cell table:number-columns-repeated="49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2"/>
          <table:table-cell table:style-name="ce66"/>
          <table:table-cell table:formula="of:=OFFSET([.$R$2];[.$C20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09];0)" office:value-type="float" office:value="10" calcext:value-type="float">
            <text:p>10</text:p>
          </table:table-cell>
          <table:table-cell table:style-name="ce37" table:formula="of:=OFFSET([.$U$2];[.$C20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09]/100)+([.$X$4]*[.G209]/100)+([.$X$5]*[.J209]/100)+([.$X$6]*[.K209]/100))*2)+[.$D209])*IF([.$N209]&lt;=0;1;[.$N20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2"/>
          <table:table-cell table:style-name="ce66"/>
          <table:table-cell table:formula="of:=OFFSET([.$R$2];[.$C21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0];0)" office:value-type="float" office:value="10" calcext:value-type="float">
            <text:p>10</text:p>
          </table:table-cell>
          <table:table-cell table:style-name="ce37" table:formula="of:=OFFSET([.$U$2];[.$C21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0]/100)+([.$X$4]*[.G210]/100)+([.$X$5]*[.J210]/100)+([.$X$6]*[.K210]/100))*2)+[.$D210])*IF([.$N210]&lt;=0;1;[.$N21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2"/>
          <table:table-cell table:style-name="ce66"/>
          <table:table-cell table:formula="of:=OFFSET([.$R$2];[.$C21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1];0)" office:value-type="float" office:value="10" calcext:value-type="float">
            <text:p>10</text:p>
          </table:table-cell>
          <table:table-cell table:style-name="ce37" table:formula="of:=OFFSET([.$U$2];[.$C21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1]/100)+([.$X$4]*[.G211]/100)+([.$X$5]*[.J211]/100)+([.$X$6]*[.K211]/100))*2)+[.$D211])*IF([.$N211]&lt;=0;1;[.$N21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Liberar Fylgja</text:p>
          </table:table-cell>
          <table:table-cell/>
          <table:table-cell table:style-name="ce66"/>
          <table:table-cell table:formula="of:=OFFSET([.$R$2];[.$C21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2];0)" office:value-type="float" office:value="10" calcext:value-type="float">
            <text:p>10</text:p>
          </table:table-cell>
          <table:table-cell table:style-name="ce37" table:formula="of:=OFFSET([.$U$2];[.$C21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2]/100)+([.$X$4]*[.G212]/100)+([.$X$5]*[.J212]/100)+([.$X$6]*[.K212]/100))*2)+[.$D212])*IF([.$N212]&lt;=0;1;[.$N21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2"/>
          <table:table-cell table:style-name="ce66"/>
          <table:table-cell table:formula="of:=OFFSET([.$R$2];[.$C21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3];0)" office:value-type="float" office:value="10" calcext:value-type="float">
            <text:p>10</text:p>
          </table:table-cell>
          <table:table-cell table:style-name="ce37" table:formula="of:=OFFSET([.$U$2];[.$C21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3]/100)+([.$X$4]*[.G213]/100)+([.$X$5]*[.J213]/100)+([.$X$6]*[.K213]/100))*2)+[.$D213])*IF([.$N213]&lt;=0;1;[.$N21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Cola Dragón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formula="of:=OFFSET([.$R$2];[.$C214];0)" office:value-type="string" office:string-value="10 - 30" calcext:value-type="string">
            <text:p>10 - 3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14];0)" office:value-type="float" office:value="10" calcext:value-type="float">
            <text:p>10</text:p>
          </table:table-cell>
          <table:table-cell table:style-name="ce37" table:formula="of:=OFFSET([.$U$2];[.$C21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4]/100)+([.$X$4]*[.G214]/100)+([.$X$5]*[.J214]/100)+([.$X$6]*[.K214]/100))*2)+[.$D214])*IF([.$N214]&lt;=0;1;[.$N214])" office:value-type="float" office:value="405" calcext:value-type="float">
            <text:p>405</text:p>
          </table:table-cell>
          <table:table-cell table:number-columns-repeated="49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2"/>
          <table:table-cell table:style-name="ce66"/>
          <table:table-cell table:formula="of:=OFFSET([.$R$2];[.$C21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5];0)" office:value-type="float" office:value="10" calcext:value-type="float">
            <text:p>10</text:p>
          </table:table-cell>
          <table:table-cell table:style-name="ce37" table:formula="of:=OFFSET([.$U$2];[.$C21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5]/100)+([.$X$4]*[.G215]/100)+([.$X$5]*[.J215]/100)+([.$X$6]*[.K215]/100))*2)+[.$D215])*IF([.$N215]&lt;=0;1;[.$N21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2"/>
          <table:table-cell table:style-name="ce66"/>
          <table:table-cell table:formula="of:=OFFSET([.$R$2];[.$C21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6];0)" office:value-type="float" office:value="10" calcext:value-type="float">
            <text:p>10</text:p>
          </table:table-cell>
          <table:table-cell table:style-name="ce37" table:formula="of:=OFFSET([.$U$2];[.$C21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6]/100)+([.$X$4]*[.G216]/100)+([.$X$5]*[.J216]/100)+([.$X$6]*[.K216]/100))*2)+[.$D216])*IF([.$N216]&lt;=0;1;[.$N21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2"/>
          <table:table-cell table:style-name="ce66"/>
          <table:table-cell table:formula="of:=OFFSET([.$R$2];[.$C21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7];0)" office:value-type="float" office:value="10" calcext:value-type="float">
            <text:p>10</text:p>
          </table:table-cell>
          <table:table-cell table:style-name="ce37" table:formula="of:=OFFSET([.$U$2];[.$C21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7]/100)+([.$X$4]*[.G217]/100)+([.$X$5]*[.J217]/100)+([.$X$6]*[.K217]/100))*2)+[.$D217])*IF([.$N217]&lt;=0;1;[.$N21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2"/>
          <table:table-cell table:style-name="ce66"/>
          <table:table-cell table:formula="of:=OFFSET([.$R$2];[.$C21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8];0)" office:value-type="float" office:value="10" calcext:value-type="float">
            <text:p>10</text:p>
          </table:table-cell>
          <table:table-cell table:style-name="ce37" table:formula="of:=OFFSET([.$U$2];[.$C21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8]/100)+([.$X$4]*[.G218]/100)+([.$X$5]*[.J218]/100)+([.$X$6]*[.K218]/100))*2)+[.$D218])*IF([.$N218]&lt;=0;1;[.$N21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2"/>
          <table:table-cell table:style-name="ce66"/>
          <table:table-cell table:formula="of:=OFFSET([.$R$2];[.$C21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19];0)" office:value-type="float" office:value="10" calcext:value-type="float">
            <text:p>10</text:p>
          </table:table-cell>
          <table:table-cell table:style-name="ce37" table:formula="of:=OFFSET([.$U$2];[.$C21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19]/100)+([.$X$4]*[.G219]/100)+([.$X$5]*[.J219]/100)+([.$X$6]*[.K219]/100))*2)+[.$D219])*IF([.$N219]&lt;=0;1;[.$N21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2"/>
          <table:table-cell table:style-name="ce66"/>
          <table:table-cell table:formula="of:=OFFSET([.$R$2];[.$C22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0];0)" office:value-type="float" office:value="10" calcext:value-type="float">
            <text:p>10</text:p>
          </table:table-cell>
          <table:table-cell table:style-name="ce37" table:formula="of:=OFFSET([.$U$2];[.$C22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0]/100)+([.$X$4]*[.G220]/100)+([.$X$5]*[.J220]/100)+([.$X$6]*[.K220]/100))*2)+[.$D220])*IF([.$N220]&lt;=0;1;[.$N22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2"/>
          <table:table-cell table:style-name="ce66"/>
          <table:table-cell table:formula="of:=OFFSET([.$R$2];[.$C22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1];0)" office:value-type="float" office:value="10" calcext:value-type="float">
            <text:p>10</text:p>
          </table:table-cell>
          <table:table-cell table:style-name="ce37" table:formula="of:=OFFSET([.$U$2];[.$C22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1]/100)+([.$X$4]*[.G221]/100)+([.$X$5]*[.J221]/100)+([.$X$6]*[.K221]/100))*2)+[.$D221])*IF([.$N221]&lt;=0;1;[.$N22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2"/>
          <table:table-cell table:style-name="ce66"/>
          <table:table-cell table:formula="of:=OFFSET([.$R$2];[.$C22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2];0)" office:value-type="float" office:value="10" calcext:value-type="float">
            <text:p>10</text:p>
          </table:table-cell>
          <table:table-cell table:style-name="ce37" table:formula="of:=OFFSET([.$U$2];[.$C22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2]/100)+([.$X$4]*[.G222]/100)+([.$X$5]*[.J222]/100)+([.$X$6]*[.K222]/100))*2)+[.$D222])*IF([.$N222]&lt;=0;1;[.$N22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2"/>
          <table:table-cell table:style-name="ce66"/>
          <table:table-cell table:formula="of:=OFFSET([.$R$2];[.$C22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3];0)" office:value-type="float" office:value="10" calcext:value-type="float">
            <text:p>10</text:p>
          </table:table-cell>
          <table:table-cell table:style-name="ce37" table:formula="of:=OFFSET([.$U$2];[.$C22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3]/100)+([.$X$4]*[.G223]/100)+([.$X$5]*[.J223]/100)+([.$X$6]*[.K223]/100))*2)+[.$D223])*IF([.$N223]&lt;=0;1;[.$N22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2"/>
          <table:table-cell table:style-name="ce66"/>
          <table:table-cell table:formula="of:=OFFSET([.$R$2];[.$C22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4];0)" office:value-type="float" office:value="10" calcext:value-type="float">
            <text:p>10</text:p>
          </table:table-cell>
          <table:table-cell table:style-name="ce37" table:formula="of:=OFFSET([.$U$2];[.$C22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4]/100)+([.$X$4]*[.G224]/100)+([.$X$5]*[.J224]/100)+([.$X$6]*[.K224]/100))*2)+[.$D224])*IF([.$N224]&lt;=0;1;[.$N22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2"/>
          <table:table-cell table:style-name="ce66"/>
          <table:table-cell table:formula="of:=OFFSET([.$R$2];[.$C22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5];0)" office:value-type="float" office:value="10" calcext:value-type="float">
            <text:p>10</text:p>
          </table:table-cell>
          <table:table-cell table:style-name="ce37" table:formula="of:=OFFSET([.$U$2];[.$C22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5]/100)+([.$X$4]*[.G225]/100)+([.$X$5]*[.J225]/100)+([.$X$6]*[.K225]/100))*2)+[.$D225])*IF([.$N225]&lt;=0;1;[.$N22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2"/>
          <table:table-cell table:style-name="ce66"/>
          <table:table-cell table:formula="of:=OFFSET([.$R$2];[.$C22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6];0)" office:value-type="float" office:value="10" calcext:value-type="float">
            <text:p>10</text:p>
          </table:table-cell>
          <table:table-cell table:style-name="ce37" table:formula="of:=OFFSET([.$U$2];[.$C22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6]/100)+([.$X$4]*[.G226]/100)+([.$X$5]*[.J226]/100)+([.$X$6]*[.K226]/100))*2)+[.$D226])*IF([.$N226]&lt;=0;1;[.$N22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2"/>
          <table:table-cell table:style-name="ce66"/>
          <table:table-cell table:formula="of:=OFFSET([.$R$2];[.$C22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7];0)" office:value-type="float" office:value="10" calcext:value-type="float">
            <text:p>10</text:p>
          </table:table-cell>
          <table:table-cell table:style-name="ce37" table:formula="of:=OFFSET([.$U$2];[.$C22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7]/100)+([.$X$4]*[.G227]/100)+([.$X$5]*[.J227]/100)+([.$X$6]*[.K227]/100))*2)+[.$D227])*IF([.$N227]&lt;=0;1;[.$N22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2"/>
          <table:table-cell table:style-name="ce66"/>
          <table:table-cell table:formula="of:=OFFSET([.$R$2];[.$C22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8];0)" office:value-type="float" office:value="10" calcext:value-type="float">
            <text:p>10</text:p>
          </table:table-cell>
          <table:table-cell table:style-name="ce37" table:formula="of:=OFFSET([.$U$2];[.$C22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8]/100)+([.$X$4]*[.G228]/100)+([.$X$5]*[.J228]/100)+([.$X$6]*[.K228]/100))*2)+[.$D228])*IF([.$N228]&lt;=0;1;[.$N22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2"/>
          <table:table-cell table:style-name="ce66"/>
          <table:table-cell table:formula="of:=OFFSET([.$R$2];[.$C22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29];0)" office:value-type="float" office:value="10" calcext:value-type="float">
            <text:p>10</text:p>
          </table:table-cell>
          <table:table-cell table:style-name="ce37" table:formula="of:=OFFSET([.$U$2];[.$C22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29]/100)+([.$X$4]*[.G229]/100)+([.$X$5]*[.J229]/100)+([.$X$6]*[.K229]/100))*2)+[.$D229])*IF([.$N229]&lt;=0;1;[.$N22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2"/>
          <table:table-cell table:style-name="ce66"/>
          <table:table-cell table:formula="of:=OFFSET([.$R$2];[.$C23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0];0)" office:value-type="float" office:value="10" calcext:value-type="float">
            <text:p>10</text:p>
          </table:table-cell>
          <table:table-cell table:style-name="ce37" table:formula="of:=OFFSET([.$U$2];[.$C23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0]/100)+([.$X$4]*[.G230]/100)+([.$X$5]*[.J230]/100)+([.$X$6]*[.K230]/100))*2)+[.$D230])*IF([.$N230]&lt;=0;1;[.$N23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2"/>
          <table:table-cell table:style-name="ce66"/>
          <table:table-cell table:formula="of:=OFFSET([.$R$2];[.$C23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1];0)" office:value-type="float" office:value="10" calcext:value-type="float">
            <text:p>10</text:p>
          </table:table-cell>
          <table:table-cell table:style-name="ce37" table:formula="of:=OFFSET([.$U$2];[.$C23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1]/100)+([.$X$4]*[.G231]/100)+([.$X$5]*[.J231]/100)+([.$X$6]*[.K231]/100))*2)+[.$D231])*IF([.$N231]&lt;=0;1;[.$N23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2"/>
          <table:table-cell table:style-name="ce66"/>
          <table:table-cell table:formula="of:=OFFSET([.$R$2];[.$C23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2];0)" office:value-type="float" office:value="10" calcext:value-type="float">
            <text:p>10</text:p>
          </table:table-cell>
          <table:table-cell table:style-name="ce37" table:formula="of:=OFFSET([.$U$2];[.$C23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2]/100)+([.$X$4]*[.G232]/100)+([.$X$5]*[.J232]/100)+([.$X$6]*[.K232]/100))*2)+[.$D232])*IF([.$N232]&lt;=0;1;[.$N23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Raspar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00" calcext:value-type="float">
            <text:p>200</text:p>
          </table:table-cell>
          <table:table-cell table:formula="of:=OFFSET([.$R$2];[.$C233];0)" office:value-type="string" office:string-value="130 - 230" calcext:value-type="string">
            <text:p>130 - 230</text:p>
          </table:table-cell>
          <table:table-cell table:style-name="ce37" table:number-columns-repeated="2"/>
          <table:table-cell table:style-name="ce37" table:formula="of:=OFFSET([.$T$2];[.$C233];0)" office:value-type="float" office:value="130" calcext:value-type="float">
            <text:p>130</text:p>
          </table:table-cell>
          <table:table-cell table:style-name="ce37" table:formula="of:=OFFSET([.$U$2];[.$C233];0)" office:value-type="float" office:value="230" calcext:value-type="float">
            <text:p>230</text:p>
          </table:table-cell>
          <table:table-cell table:style-name="ce37" table:formula="of:=100+([.C233]*[.C233]*10)" office:value-type="float" office:value="140" calcext:value-type="float">
            <text:p>140</text:p>
          </table:table-cell>
          <table:table-cell table:style-name="ce37"/>
          <table:table-cell table:number-columns-repeated="4"/>
          <table:table-cell table:style-name="ce10" table:formula="of:=(((([.$X$3]*[.F233]/100)+([.$X$4]*[.G233]/100)+([.$X$5]*[.J233]/100)+([.$X$6]*[.K233]/100))*2)+[.$D233])*IF([.$N233]&lt;=0;1;[.$N233])" office:value-type="float" office:value="760" calcext:value-type="float">
            <text:p>760</text:p>
          </table:table-cell>
          <table:table-cell table:number-columns-repeated="4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Línea lenta</text:p>
          </table:table-cell>
          <table:table-cell/>
          <table:table-cell table:style-name="ce66"/>
          <table:table-cell table:formula="of:=OFFSET([.$R$2];[.$C23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4];0)" office:value-type="float" office:value="10" calcext:value-type="float">
            <text:p>10</text:p>
          </table:table-cell>
          <table:table-cell table:style-name="ce37" table:formula="of:=OFFSET([.$U$2];[.$C23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4]/100)+([.$X$4]*[.G234]/100)+([.$X$5]*[.J234]/100)+([.$X$6]*[.K234]/100))*2)+[.$D234])*IF([.$N234]&lt;=0;1;[.$N23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Mente Maestra</text:p>
          </table:table-cell>
          <table:table-cell/>
          <table:table-cell table:style-name="ce66"/>
          <table:table-cell table:formula="of:=OFFSET([.$R$2];[.$C23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5];0)" office:value-type="float" office:value="10" calcext:value-type="float">
            <text:p>10</text:p>
          </table:table-cell>
          <table:table-cell table:style-name="ce37" table:formula="of:=OFFSET([.$U$2];[.$C23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5]/100)+([.$X$4]*[.G235]/100)+([.$X$5]*[.J235]/100)+([.$X$6]*[.K235]/100))*2)+[.$D235])*IF([.$N235]&lt;=0;1;[.$N23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Terravoltio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4000" calcext:value-type="float">
            <text:p>4000</text:p>
          </table:table-cell>
          <table:table-cell table:formula="of:=OFFSET([.$R$2];[.$C236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236];0)" office:value-type="float" office:value="3350" calcext:value-type="float">
            <text:p>3350</text:p>
          </table:table-cell>
          <table:table-cell table:style-name="ce37" table:formula="of:=OFFSET([.$U$2];[.$C236];0)" office:value-type="float" office:value="5530" calcext:value-type="float">
            <text:p>5530</text:p>
          </table:table-cell>
          <table:table-cell table:style-name="ce37" table:formula="of:=100+([.C236]*[.C236]*10)" office:value-type="float" office:value="460" calcext:value-type="float">
            <text:p>460</text:p>
          </table:table-cell>
          <table:table-cell table:style-name="ce37"/>
          <table:table-cell table:number-columns-repeated="4"/>
          <table:table-cell table:style-name="ce10" table:formula="of:=(((([.$X$3]*[.F236]/100)+([.$X$4]*[.G236]/100)+([.$X$5]*[.J236]/100)+([.$X$6]*[.K236]/100))*2)+[.$D236])*IF([.$N236]&lt;=0;1;[.$N236])" office:value-type="float" office:value="5840" calcext:value-type="float">
            <text:p>5840</text:p>
          </table:table-cell>
          <table:table-cell table:number-columns-repeated="4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Multi Nova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3000" calcext:value-type="float">
            <text:p>3000</text:p>
          </table:table-cell>
          <table:table-cell table:formula="of:=OFFSET([.$R$2];[.$C237];0)" office:value-type="string" office:string-value="3350 - 5530" calcext:value-type="string">
            <text:p>3350 - 5530</text:p>
          </table:table-cell>
          <table:table-cell table:style-name="ce37" table:number-columns-repeated="2"/>
          <table:table-cell table:style-name="ce37" table:formula="of:=OFFSET([.$T$2];[.$C237];0)" office:value-type="float" office:value="3350" calcext:value-type="float">
            <text:p>3350</text:p>
          </table:table-cell>
          <table:table-cell table:style-name="ce37" table:formula="of:=OFFSET([.$U$2];[.$C237];0)" office:value-type="float" office:value="5530" calcext:value-type="float">
            <text:p>5530</text:p>
          </table:table-cell>
          <table:table-cell table:style-name="ce37" table:formula="of:=100+([.C237]*[.C237]*10)" office:value-type="float" office:value="460" calcext:value-type="float">
            <text:p>460</text:p>
          </table:table-cell>
          <table:table-cell table:style-name="ce37"/>
          <table:table-cell table:number-columns-repeated="4"/>
          <table:table-cell table:style-name="ce10" table:formula="of:=(((([.$X$3]*[.F237]/100)+([.$X$4]*[.G237]/100)+([.$X$5]*[.J237]/100)+([.$X$6]*[.K237]/100))*2)+[.$D237])*IF([.$N237]&lt;=0;1;[.$N237])" office:value-type="float" office:value="4840" calcext:value-type="float">
            <text:p>4840</text:p>
          </table:table-cell>
          <table:table-cell table:number-columns-repeated="4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Escaneo</text:p>
          </table:table-cell>
          <table:table-cell office:value-type="float" office:value="0" calcext:value-type="float">
            <text:p>0</text:p>
          </table:table-cell>
          <table:table-cell table:style-name="ce66"/>
          <table:table-cell table:formula="of:=OFFSET([.$R$2];[.$C23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8];0)" office:value-type="float" office:value="10" calcext:value-type="float">
            <text:p>10</text:p>
          </table:table-cell>
          <table:table-cell table:style-name="ce37" table:formula="of:=OFFSET([.$U$2];[.$C23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8]/100)+([.$X$4]*[.G238]/100)+([.$X$5]*[.J238]/100)+([.$X$6]*[.K238]/100))*2)+[.$D238])*IF([.$N238]&lt;=0;1;[.$N23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liento Pestilente</text:p>
          </table:table-cell>
          <table:table-cell office:value-type="float" office:value="0" calcext:value-type="float">
            <text:p>0</text:p>
          </table:table-cell>
          <table:table-cell table:style-name="ce66"/>
          <table:table-cell table:formula="of:=OFFSET([.$R$2];[.$C23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39];0)" office:value-type="float" office:value="10" calcext:value-type="float">
            <text:p>10</text:p>
          </table:table-cell>
          <table:table-cell table:style-name="ce37" table:formula="of:=OFFSET([.$U$2];[.$C23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39]/100)+([.$X$4]*[.G239]/100)+([.$X$5]*[.J239]/100)+([.$X$6]*[.K239]/100))*2)+[.$D239])*IF([.$N239]&lt;=0;1;[.$N23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Absorción mental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formula="of:=OFFSET([.$R$2];[.$C24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0];0)" office:value-type="float" office:value="10" calcext:value-type="float">
            <text:p>10</text:p>
          </table:table-cell>
          <table:table-cell table:style-name="ce37" table:formula="of:=OFFSET([.$U$2];[.$C240];0)" office:value-type="float" office:value="30" calcext:value-type="float">
            <text:p>3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number-columns-repeated="4"/>
          <table:table-cell table:style-name="ce10" table:formula="of:=(((([.$X$3]*[.F240]/100)+([.$X$4]*[.G240]/100)+([.$X$5]*[.J240]/100)+([.$X$6]*[.K240]/100))*2)+[.$D240])*IF([.$N240]&lt;=0;1;[.$N240])" office:value-type="float" office:value="410" calcext:value-type="float">
            <text:p>410</text:p>
          </table:table-cell>
          <table:table-cell table:number-columns-repeated="49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2"/>
          <table:table-cell table:style-name="ce66"/>
          <table:table-cell table:formula="of:=OFFSET([.$R$2];[.$C24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1];0)" office:value-type="float" office:value="10" calcext:value-type="float">
            <text:p>10</text:p>
          </table:table-cell>
          <table:table-cell table:style-name="ce37" table:formula="of:=OFFSET([.$U$2];[.$C24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1]/100)+([.$X$4]*[.G241]/100)+([.$X$5]*[.J241]/100)+([.$X$6]*[.K241]/100))*2)+[.$D241])*IF([.$N241]&lt;=0;1;[.$N24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2"/>
          <table:table-cell table:style-name="ce66"/>
          <table:table-cell table:formula="of:=OFFSET([.$R$2];[.$C24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2];0)" office:value-type="float" office:value="10" calcext:value-type="float">
            <text:p>10</text:p>
          </table:table-cell>
          <table:table-cell table:style-name="ce37" table:formula="of:=OFFSET([.$U$2];[.$C24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2]/100)+([.$X$4]*[.G242]/100)+([.$X$5]*[.J242]/100)+([.$X$6]*[.K242]/100))*2)+[.$D242])*IF([.$N242]&lt;=0;1;[.$N24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2"/>
          <table:table-cell table:style-name="ce66"/>
          <table:table-cell table:formula="of:=OFFSET([.$R$2];[.$C24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3];0)" office:value-type="float" office:value="10" calcext:value-type="float">
            <text:p>10</text:p>
          </table:table-cell>
          <table:table-cell table:style-name="ce37" table:formula="of:=OFFSET([.$U$2];[.$C24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3]/100)+([.$X$4]*[.G243]/100)+([.$X$5]*[.J243]/100)+([.$X$6]*[.K243]/100))*2)+[.$D243])*IF([.$N243]&lt;=0;1;[.$N24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2"/>
          <table:table-cell table:style-name="ce66"/>
          <table:table-cell table:formula="of:=OFFSET([.$R$2];[.$C24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4];0)" office:value-type="float" office:value="10" calcext:value-type="float">
            <text:p>10</text:p>
          </table:table-cell>
          <table:table-cell table:style-name="ce37" table:formula="of:=OFFSET([.$U$2];[.$C24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4]/100)+([.$X$4]*[.G244]/100)+([.$X$5]*[.J244]/100)+([.$X$6]*[.K244]/100))*2)+[.$D244])*IF([.$N244]&lt;=0;1;[.$N24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2"/>
          <table:table-cell table:style-name="ce66"/>
          <table:table-cell table:formula="of:=OFFSET([.$R$2];[.$C24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5];0)" office:value-type="float" office:value="10" calcext:value-type="float">
            <text:p>10</text:p>
          </table:table-cell>
          <table:table-cell table:style-name="ce37" table:formula="of:=OFFSET([.$U$2];[.$C24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5]/100)+([.$X$4]*[.G245]/100)+([.$X$5]*[.J245]/100)+([.$X$6]*[.K245]/100))*2)+[.$D245])*IF([.$N245]&lt;=0;1;[.$N24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2"/>
          <table:table-cell table:style-name="ce66"/>
          <table:table-cell table:formula="of:=OFFSET([.$R$2];[.$C24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6];0)" office:value-type="float" office:value="10" calcext:value-type="float">
            <text:p>10</text:p>
          </table:table-cell>
          <table:table-cell table:style-name="ce37" table:formula="of:=OFFSET([.$U$2];[.$C24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6]/100)+([.$X$4]*[.G246]/100)+([.$X$5]*[.J246]/100)+([.$X$6]*[.K246]/100))*2)+[.$D246])*IF([.$N246]&lt;=0;1;[.$N24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2"/>
          <table:table-cell table:style-name="ce66"/>
          <table:table-cell table:formula="of:=OFFSET([.$R$2];[.$C24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7];0)" office:value-type="float" office:value="10" calcext:value-type="float">
            <text:p>10</text:p>
          </table:table-cell>
          <table:table-cell table:style-name="ce37" table:formula="of:=OFFSET([.$U$2];[.$C24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7]/100)+([.$X$4]*[.G247]/100)+([.$X$5]*[.J247]/100)+([.$X$6]*[.K247]/100))*2)+[.$D247])*IF([.$N247]&lt;=0;1;[.$N24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2"/>
          <table:table-cell table:style-name="ce66"/>
          <table:table-cell table:formula="of:=OFFSET([.$R$2];[.$C24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8];0)" office:value-type="float" office:value="10" calcext:value-type="float">
            <text:p>10</text:p>
          </table:table-cell>
          <table:table-cell table:style-name="ce37" table:formula="of:=OFFSET([.$U$2];[.$C24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8]/100)+([.$X$4]*[.G248]/100)+([.$X$5]*[.J248]/100)+([.$X$6]*[.K248]/100))*2)+[.$D248])*IF([.$N248]&lt;=0;1;[.$N24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2"/>
          <table:table-cell table:style-name="ce66"/>
          <table:table-cell table:formula="of:=OFFSET([.$R$2];[.$C24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49];0)" office:value-type="float" office:value="10" calcext:value-type="float">
            <text:p>10</text:p>
          </table:table-cell>
          <table:table-cell table:style-name="ce37" table:formula="of:=OFFSET([.$U$2];[.$C24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49]/100)+([.$X$4]*[.G249]/100)+([.$X$5]*[.J249]/100)+([.$X$6]*[.K249]/100))*2)+[.$D249])*IF([.$N249]&lt;=0;1;[.$N24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bsolute Zero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200" calcext:value-type="float">
            <text:p>200</text:p>
          </table:table-cell>
          <table:table-cell table:formula="of:=OFFSET([.$R$2];[.$C250];0)" office:value-type="string" office:string-value="6030 - 9480" calcext:value-type="string">
            <text:p>6030 - 948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table:formula="of:=OFFSET([.$T$2];[.$C250];0)" office:value-type="float" office:value="6030" calcext:value-type="float">
            <text:p>6030</text:p>
          </table:table-cell>
          <table:table-cell table:style-name="ce37" table:formula="of:=OFFSET([.$U$2];[.$C250];0)" office:value-type="float" office:value="9480" calcext:value-type="float">
            <text:p>94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50]/100)+([.$X$4]*[.G250]/100)+([.$X$5]*[.J250]/100)+([.$X$6]*[.K250]/100))*2)+[.$D250])*IF([.$N250]&lt;=0;1;[.$N250])"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table:formula="of:=[.Q250]*[.P250]" office:value-type="float" office:value="21600" calcext:value-type="float">
            <text:p>21600</text:p>
          </table:table-cell>
          <table:table-cell table:number-columns-repeated="47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uper Nova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9999" calcext:value-type="float">
            <text:p>9999</text:p>
          </table:table-cell>
          <table:table-cell table:formula="of:=OFFSET([.$R$2];[.$C251];0)" office:value-type="string" office:string-value="6030 - 9480" calcext:value-type="string">
            <text:p>6030 - 9480</text:p>
          </table:table-cell>
          <table:table-cell table:style-name="ce37" table:number-columns-repeated="2"/>
          <table:table-cell table:style-name="ce37" table:formula="of:=OFFSET([.$T$2];[.$C251];0)" office:value-type="float" office:value="6030" calcext:value-type="float">
            <text:p>6030</text:p>
          </table:table-cell>
          <table:table-cell table:style-name="ce37" table:formula="of:=OFFSET([.$U$2];[.$C251];0)" office:value-type="float" office:value="9480" calcext:value-type="float">
            <text:p>948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number-columns-repeated="4"/>
          <table:table-cell table:style-name="ce10" table:formula="of:=(((([.$X$3]*[.F251]/100)+([.$X$4]*[.G251]/100)+([.$X$5]*[.J251]/100)+([.$X$6]*[.K251]/100))*2)+[.$D251])*IF([.$N251]&lt;=0;1;[.$N251])" office:value-type="float" office:value="10699" calcext:value-type="float">
            <text:p>10699</text:p>
          </table:table-cell>
          <table:table-cell office:value-type="float" office:value="1" calcext:value-type="float">
            <text:p>1</text:p>
          </table:table-cell>
          <table:table-cell table:formula="of:=[.Q251]*[.P251]" office:value-type="float" office:value="10699" calcext:value-type="float">
            <text:p>10699</text:p>
          </table:table-cell>
          <table:table-cell table:number-columns-repeated="47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Apocalipsis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9999" calcext:value-type="float">
            <text:p>9999</text:p>
          </table:table-cell>
          <table:table-cell table:formula="of:=OFFSET([.$R$2];[.$C252];0)" office:value-type="string" office:string-value="6030 - 9480" calcext:value-type="string">
            <text:p>6030 - 94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52];0)" office:value-type="float" office:value="6030" calcext:value-type="float">
            <text:p>6030</text:p>
          </table:table-cell>
          <table:table-cell table:style-name="ce37" table:formula="of:=OFFSET([.$U$2];[.$C252];0)" office:value-type="float" office:value="9480" calcext:value-type="float">
            <text:p>94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number-columns-repeated="4"/>
          <table:table-cell table:style-name="ce10" table:formula="of:=(((([.$X$3]*[.F252]/100)+([.$X$4]*[.G252]/100)+([.$X$5]*[.J252]/100)+([.$X$6]*[.K252]/100))*2)+[.$D252])*IF([.$N252]&lt;=0;1;[.$N252])" office:value-type="float" office:value="10799" calcext:value-type="float">
            <text:p>10799</text:p>
          </table:table-cell>
          <table:table-cell office:value-type="float" office:value="2" calcext:value-type="float">
            <text:p>2</text:p>
          </table:table-cell>
          <table:table-cell table:formula="of:=[.Q252]*[.P252]" office:value-type="float" office:value="21598" calcext:value-type="float">
            <text:p>21598</text:p>
          </table:table-cell>
          <table:table-cell table:number-columns-repeated="47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Triple Stream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8000" calcext:value-type="float">
            <text:p>8000</text:p>
          </table:table-cell>
          <table:table-cell table:formula="of:=OFFSET([.$R$2];[.$C253];0)" office:value-type="string" office:string-value="6030 - 9480" calcext:value-type="string">
            <text:p>6030 - 948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table:formula="of:=OFFSET([.$T$2];[.$C253];0)" office:value-type="float" office:value="6030" calcext:value-type="float">
            <text:p>6030</text:p>
          </table:table-cell>
          <table:table-cell table:style-name="ce37" table:formula="of:=OFFSET([.$U$2];[.$C253];0)" office:value-type="float" office:value="9480" calcext:value-type="float">
            <text:p>94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53]/100)+([.$X$4]*[.G253]/100)+([.$X$5]*[.J253]/100)+([.$X$6]*[.K253]/100))*2)+[.$D253])*IF([.$N253]&lt;=0;1;[.$N253])" office:value-type="float" office:value="8700" calcext:value-type="float">
            <text:p>8700</text:p>
          </table:table-cell>
          <table:table-cell office:value-type="float" office:value="3" calcext:value-type="float">
            <text:p>3</text:p>
          </table:table-cell>
          <table:table-cell table:formula="of:=[.Q253]*[.P253]" office:value-type="float" office:value="26100" calcext:value-type="float">
            <text:p>26100</text:p>
          </table:table-cell>
          <table:table-cell table:number-columns-repeated="47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Stormy Wing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6000" calcext:value-type="float">
            <text:p>6000</text:p>
          </table:table-cell>
          <table:table-cell table:formula="of:=OFFSET([.$R$2];[.$C254];0)" office:value-type="string" office:string-value="6030 - 9480" calcext:value-type="string">
            <text:p>6030 - 94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54];0)" office:value-type="float" office:value="6030" calcext:value-type="float">
            <text:p>6030</text:p>
          </table:table-cell>
          <table:table-cell table:style-name="ce37" table:formula="of:=OFFSET([.$U$2];[.$C254];0)" office:value-type="float" office:value="9480" calcext:value-type="float">
            <text:p>9480</text:p>
          </table:table-cell>
          <table:table-cell table:style-name="ce37"/>
          <table:table-cell table:style-name="ce37" office:value-type="float" office:value="100" calcext:value-type="float">
            <text:p>100</text:p>
          </table:table-cell>
          <table:table-cell table:number-columns-repeated="4"/>
          <table:table-cell table:style-name="ce10" table:formula="of:=(((([.$X$3]*[.F254]/100)+([.$X$4]*[.G254]/100)+([.$X$5]*[.J254]/100)+([.$X$6]*[.K254]/100))*2)+[.$D254])*IF([.$N254]&lt;=0;1;[.$N254])" office:value-type="float" office:value="6700" calcext:value-type="float">
            <text:p>6700</text:p>
          </table:table-cell>
          <table:table-cell office:value-type="float" office:value="4" calcext:value-type="float">
            <text:p>4</text:p>
          </table:table-cell>
          <table:table-cell table:formula="of:=[.Q254]*[.P254]" office:value-type="float" office:value="26800" calcext:value-type="float">
            <text:p>26800</text:p>
          </table:table-cell>
          <table:table-cell table:number-columns-repeated="47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Graviton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50" calcext:value-type="float">
            <text:p>50</text:p>
          </table:table-cell>
          <table:table-cell table:formula="of:=OFFSET([.$R$2];[.$C255];0)" office:value-type="string" office:string-value="6030 - 9480" calcext:value-type="string">
            <text:p>6030 - 948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table:formula="of:=OFFSET([.$T$2];[.$C255];0)" office:value-type="float" office:value="6030" calcext:value-type="float">
            <text:p>6030</text:p>
          </table:table-cell>
          <table:table-cell table:style-name="ce37" table:formula="of:=OFFSET([.$U$2];[.$C255];0)" office:value-type="float" office:value="9480" calcext:value-type="float">
            <text:p>948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55]/100)+([.$X$4]*[.G255]/100)+([.$X$5]*[.J255]/100)+([.$X$6]*[.K255]/100))*2)+[.$D255])*IF([.$N255]&lt;=0;1;[.$N255])"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formula="of:=[.Q255]*[.P255]" office:value-type="float" office:value="750" calcext:value-type="float">
            <text:p>750</text:p>
          </table:table-cell>
          <table:table-cell table:number-columns-repeated="47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Sanctuary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2500" calcext:value-type="float">
            <text:p>2500</text:p>
          </table:table-cell>
          <table:table-cell table:formula="of:=OFFSET([.$R$2];[.$C256];0)" office:value-type="string" office:string-value="6030 - 9480" calcext:value-type="string">
            <text:p>6030 - 9480</text:p>
          </table:table-cell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table:formula="of:=OFFSET([.$T$2];[.$C256];0)" office:value-type="float" office:value="6030" calcext:value-type="float">
            <text:p>6030</text:p>
          </table:table-cell>
          <table:table-cell table:style-name="ce37" table:formula="of:=OFFSET([.$U$2];[.$C256];0)" office:value-type="float" office:value="9480" calcext:value-type="float">
            <text:p>94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number-columns-repeated="4"/>
          <table:table-cell table:style-name="ce10" table:formula="of:=(((([.$X$3]*[.F256]/100)+([.$X$4]*[.G256]/100)+([.$X$5]*[.J256]/100)+([.$X$6]*[.K256]/100))*2)+[.$D256])*IF([.$N256]&lt;=0;1;[.$N256])" office:value-type="float" office:value="3200" calcext:value-type="float">
            <text:p>3200</text:p>
          </table:table-cell>
          <table:table-cell office:value-type="float" office:value="5" calcext:value-type="float">
            <text:p>5</text:p>
          </table:table-cell>
          <table:table-cell table:formula="of:=[.Q256]*[.P256]" office:value-type="float" office:value="16000" calcext:value-type="float">
            <text:p>16000</text:p>
          </table:table-cell>
          <table:table-cell table:number-columns-repeated="47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Burning Abyss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1200" calcext:value-type="float">
            <text:p>1200</text:p>
          </table:table-cell>
          <table:table-cell table:formula="of:=OFFSET([.$R$2];[.$C257];0)" office:value-type="string" office:string-value="6030 - 9480" calcext:value-type="string">
            <text:p>6030 - 948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table:formula="of:=OFFSET([.$T$2];[.$C257];0)" office:value-type="float" office:value="6030" calcext:value-type="float">
            <text:p>6030</text:p>
          </table:table-cell>
          <table:table-cell table:style-name="ce37" table:formula="of:=OFFSET([.$U$2];[.$C257];0)" office:value-type="float" office:value="9480" calcext:value-type="float">
            <text:p>9480</text:p>
          </table:table-cell>
          <table:table-cell table:style-name="ce37" table:number-columns-repeated="2"/>
          <table:table-cell table:number-columns-repeated="3"/>
          <table:table-cell office:value-type="string" calcext:value-type="string">
            <text:p>Burn? Damage, explosions, idk</text:p>
          </table:table-cell>
          <table:table-cell table:style-name="ce10" table:formula="of:=(((([.$X$3]*[.F257]/100)+([.$X$4]*[.G257]/100)+([.$X$5]*[.J257]/100)+([.$X$6]*[.K257]/100))*2)+[.$D257])*IF([.$N257]&lt;=0;1;[.$N257])" office:value-type="float" office:value="1900" calcext:value-type="float">
            <text:p>1900</text:p>
          </table:table-cell>
          <table:table-cell office:value-type="float" office:value="13" calcext:value-type="float">
            <text:p>13</text:p>
          </table:table-cell>
          <table:table-cell table:formula="of:=[.Q257]*[.P257]" office:value-type="float" office:value="24700" calcext:value-type="float">
            <text:p>24700</text:p>
          </table:table-cell>
          <table:table-cell table:number-columns-repeated="4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???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9999" calcext:value-type="float">
            <text:p>9999</text:p>
          </table:table-cell>
          <table:table-cell table:formula="of:=OFFSET([.$R$2];[.$C258];0)" office:value-type="string" office:string-value="6030 - 9480" calcext:value-type="string">
            <text:p>6030 - 948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58];0)" office:value-type="float" office:value="6030" calcext:value-type="float">
            <text:p>6030</text:p>
          </table:table-cell>
          <table:table-cell table:style-name="ce37" table:formula="of:=OFFSET([.$U$2];[.$C258];0)" office:value-type="float" office:value="9480" calcext:value-type="float">
            <text:p>9480</text:p>
          </table:table-cell>
          <table:table-cell table:style-name="ce37"/>
          <table:table-cell table:style-name="ce37" office:value-type="float" office:value="100" calcext:value-type="float">
            <text:p>100</text:p>
          </table:table-cell>
          <table:table-cell table:number-columns-repeated="4"/>
          <table:table-cell table:style-name="ce10" table:formula="of:=(((([.$X$3]*[.F258]/100)+([.$X$4]*[.G258]/100)+([.$X$5]*[.J258]/100)+([.$X$6]*[.K258]/100))*2)+[.$D258])*IF([.$N258]&lt;=0;1;[.$N258])" office:value-type="float" office:value="10699" calcext:value-type="float">
            <text:p>10699</text:p>
          </table:table-cell>
          <table:table-cell office:value-type="float" office:value="2" calcext:value-type="float">
            <text:p>2</text:p>
          </table:table-cell>
          <table:table-cell table:formula="of:=[.Q258]*[.P258]" office:value-type="float" office:value="21398" calcext:value-type="float">
            <text:p>21398</text:p>
          </table:table-cell>
          <table:table-cell table:number-columns-repeated="47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2"/>
          <table:table-cell table:style-name="ce66"/>
          <table:table-cell table:formula="of:=OFFSET([.$R$2];[.$C25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59];0)" office:value-type="float" office:value="10" calcext:value-type="float">
            <text:p>10</text:p>
          </table:table-cell>
          <table:table-cell table:style-name="ce37" table:formula="of:=OFFSET([.$U$2];[.$C25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59]/100)+([.$X$4]*[.G259]/100)+([.$X$5]*[.J259]/100)+([.$X$6]*[.K259]/100))*2)+[.$D259])*IF([.$N259]&lt;=0;1;[.$N25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2"/>
          <table:table-cell table:style-name="ce66"/>
          <table:table-cell table:formula="of:=OFFSET([.$R$2];[.$C26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0];0)" office:value-type="float" office:value="10" calcext:value-type="float">
            <text:p>10</text:p>
          </table:table-cell>
          <table:table-cell table:style-name="ce37" table:formula="of:=OFFSET([.$U$2];[.$C26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0]/100)+([.$X$4]*[.G260]/100)+([.$X$5]*[.J260]/100)+([.$X$6]*[.K260]/100))*2)+[.$D260])*IF([.$N260]&lt;=0;1;[.$N26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2"/>
          <table:table-cell table:style-name="ce66"/>
          <table:table-cell table:formula="of:=OFFSET([.$R$2];[.$C26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1];0)" office:value-type="float" office:value="10" calcext:value-type="float">
            <text:p>10</text:p>
          </table:table-cell>
          <table:table-cell table:style-name="ce37" table:formula="of:=OFFSET([.$U$2];[.$C26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1]/100)+([.$X$4]*[.G261]/100)+([.$X$5]*[.J261]/100)+([.$X$6]*[.K261]/100))*2)+[.$D261])*IF([.$N261]&lt;=0;1;[.$N26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2"/>
          <table:table-cell table:style-name="ce66"/>
          <table:table-cell table:formula="of:=OFFSET([.$R$2];[.$C26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2];0)" office:value-type="float" office:value="10" calcext:value-type="float">
            <text:p>10</text:p>
          </table:table-cell>
          <table:table-cell table:style-name="ce37" table:formula="of:=OFFSET([.$U$2];[.$C26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2]/100)+([.$X$4]*[.G262]/100)+([.$X$5]*[.J262]/100)+([.$X$6]*[.K262]/100))*2)+[.$D262])*IF([.$N262]&lt;=0;1;[.$N26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2"/>
          <table:table-cell table:style-name="ce66"/>
          <table:table-cell table:formula="of:=OFFSET([.$R$2];[.$C26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3];0)" office:value-type="float" office:value="10" calcext:value-type="float">
            <text:p>10</text:p>
          </table:table-cell>
          <table:table-cell table:style-name="ce37" table:formula="of:=OFFSET([.$U$2];[.$C26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3]/100)+([.$X$4]*[.G263]/100)+([.$X$5]*[.J263]/100)+([.$X$6]*[.K263]/100))*2)+[.$D263])*IF([.$N263]&lt;=0;1;[.$N26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2"/>
          <table:table-cell table:style-name="ce66"/>
          <table:table-cell table:formula="of:=OFFSET([.$R$2];[.$C26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4];0)" office:value-type="float" office:value="10" calcext:value-type="float">
            <text:p>10</text:p>
          </table:table-cell>
          <table:table-cell table:style-name="ce37" table:formula="of:=OFFSET([.$U$2];[.$C26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4]/100)+([.$X$4]*[.G264]/100)+([.$X$5]*[.J264]/100)+([.$X$6]*[.K264]/100))*2)+[.$D264])*IF([.$N264]&lt;=0;1;[.$N26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2"/>
          <table:table-cell table:style-name="ce66"/>
          <table:table-cell table:formula="of:=OFFSET([.$R$2];[.$C26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5];0)" office:value-type="float" office:value="10" calcext:value-type="float">
            <text:p>10</text:p>
          </table:table-cell>
          <table:table-cell table:style-name="ce37" table:formula="of:=OFFSET([.$U$2];[.$C26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5]/100)+([.$X$4]*[.G265]/100)+([.$X$5]*[.J265]/100)+([.$X$6]*[.K265]/100))*2)+[.$D265])*IF([.$N265]&lt;=0;1;[.$N26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2"/>
          <table:table-cell table:style-name="ce66"/>
          <table:table-cell table:formula="of:=OFFSET([.$R$2];[.$C26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6];0)" office:value-type="float" office:value="10" calcext:value-type="float">
            <text:p>10</text:p>
          </table:table-cell>
          <table:table-cell table:style-name="ce37" table:formula="of:=OFFSET([.$U$2];[.$C26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6]/100)+([.$X$4]*[.G266]/100)+([.$X$5]*[.J266]/100)+([.$X$6]*[.K266]/100))*2)+[.$D266])*IF([.$N266]&lt;=0;1;[.$N26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Negar estados</text:p>
          </table:table-cell>
          <table:table-cell office:value-type="float" office:value="5" calcext:value-type="float">
            <text:p>5</text:p>
          </table:table-cell>
          <table:table-cell table:style-name="ce66"/>
          <table:table-cell table:formula="of:=OFFSET([.$R$2];[.$C267];0)" office:value-type="string" office:string-value="1710 - 2980" calcext:value-type="string">
            <text:p>1710 - 2980</text:p>
          </table:table-cell>
          <table:table-cell table:style-name="ce37" table:number-columns-repeated="2"/>
          <table:table-cell table:style-name="ce37" table:formula="of:=OFFSET([.$T$2];[.$C267];0)" office:value-type="float" office:value="1710" calcext:value-type="float">
            <text:p>1710</text:p>
          </table:table-cell>
          <table:table-cell table:style-name="ce37" table:formula="of:=OFFSET([.$U$2];[.$C267];0)" office:value-type="float" office:value="2980" calcext:value-type="float">
            <text:p>2980</text:p>
          </table:table-cell>
          <table:table-cell table:style-name="ce37" table:number-columns-repeated="2"/>
          <table:table-cell table:number-columns-repeated="3"/>
          <table:table-cell office:value-type="string" calcext:value-type="string">
            <text:p>Removes all states, resets stats</text:p>
          </table:table-cell>
          <table:table-cell table:style-name="ce10" table:formula="of:=(((([.$X$3]*[.F267]/100)+([.$X$4]*[.G267]/100)+([.$X$5]*[.J267]/100)+([.$X$6]*[.K267]/100))*2)+[.$D267])*IF([.$N267]&lt;=0;1;[.$N26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2"/>
          <table:table-cell table:style-name="ce66"/>
          <table:table-cell table:formula="of:=OFFSET([.$R$2];[.$C26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8];0)" office:value-type="float" office:value="10" calcext:value-type="float">
            <text:p>10</text:p>
          </table:table-cell>
          <table:table-cell table:style-name="ce37" table:formula="of:=OFFSET([.$U$2];[.$C26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8]/100)+([.$X$4]*[.G268]/100)+([.$X$5]*[.J268]/100)+([.$X$6]*[.K268]/100))*2)+[.$D268])*IF([.$N268]&lt;=0;1;[.$N26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2"/>
          <table:table-cell table:style-name="ce66"/>
          <table:table-cell table:formula="of:=OFFSET([.$R$2];[.$C26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69];0)" office:value-type="float" office:value="10" calcext:value-type="float">
            <text:p>10</text:p>
          </table:table-cell>
          <table:table-cell table:style-name="ce37" table:formula="of:=OFFSET([.$U$2];[.$C26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69]/100)+([.$X$4]*[.G269]/100)+([.$X$5]*[.J269]/100)+([.$X$6]*[.K269]/100))*2)+[.$D269])*IF([.$N269]&lt;=0;1;[.$N26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Golpe comet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formula="of:=OFFSET([.$R$2];[.$C270];0)" office:value-type="string" office:string-value="330 - 620" calcext:value-type="string">
            <text:p>330 - 62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OFFSET([.$T$2];[.$C270];0)" office:value-type="float" office:value="330" calcext:value-type="float">
            <text:p>330</text:p>
          </table:table-cell>
          <table:table-cell table:style-name="ce37" table:formula="of:=OFFSET([.$U$2];[.$C270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3"/>
          <table:table-cell office:value-type="string" calcext:value-type="string">
            <text:p>14-hit Ice dmg</text:p>
          </table:table-cell>
          <table:table-cell table:style-name="ce10" table:formula="of:=(((([.$X$3]*[.F270]/100)+([.$X$4]*[.G270]/100)+([.$X$5]*[.J270]/100)+([.$X$6]*[.K270]/100))*2)+[.$D270])*IF([.$N270]&lt;=0;1;[.$N270])"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table:formula="of:=[.P270]*[.Q270]" office:value-type="float" office:value="7770" calcext:value-type="float">
            <text:p>7770</text:p>
          </table:table-cell>
          <table:table-cell table:number-columns-repeated="47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Estrella fugaz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500" calcext:value-type="float">
            <text:p>500</text:p>
          </table:table-cell>
          <table:table-cell table:formula="of:=OFFSET([.$R$2];[.$C271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71];0)" office:value-type="float" office:value="330" calcext:value-type="float">
            <text:p>330</text:p>
          </table:table-cell>
          <table:table-cell table:style-name="ce37" table:formula="of:=OFFSET([.$U$2];[.$C271];0)" office:value-type="float" office:value="620" calcext:value-type="float">
            <text:p>62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Non-elemental magic dmg</text:p>
          </table:table-cell>
          <table:table-cell table:style-name="ce10" table:formula="of:=(((([.$X$3]*[.F271]/100)+([.$X$4]*[.G271]/100)+([.$X$5]*[.J271]/100)+([.$X$6]*[.K271]/100))*2)+[.$D271])*IF([.$N271]&lt;=0;1;[.$N271])"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formula="of:=[.P271]*[.Q271]" office:value-type="float" office:value="1050" calcext:value-type="float">
            <text:p>1050</text:p>
          </table:table-cell>
          <table:table-cell table:number-columns-repeated="47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Infierno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400" calcext:value-type="float">
            <text:p>400</text:p>
          </table:table-cell>
          <table:table-cell table:formula="of:=OFFSET([.$R$2];[.$C272];0)" office:value-type="string" office:string-value="330 - 620" calcext:value-type="string">
            <text:p>330 - 62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72];0)" office:value-type="float" office:value="330" calcext:value-type="float">
            <text:p>330</text:p>
          </table:table-cell>
          <table:table-cell table:style-name="ce37" table:formula="of:=OFFSET([.$U$2];[.$C272];0)" office:value-type="float" office:value="620" calcext:value-type="float">
            <text:p>620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table:number-columns-repeated="3"/>
          <table:table-cell office:value-type="string" calcext:value-type="string">
            <text:p>Heavy fire dmg, burn/vertigo</text:p>
          </table:table-cell>
          <table:table-cell table:style-name="ce10" table:formula="of:=(((([.$X$3]*[.F272]/100)+([.$X$4]*[.G272]/100)+([.$X$5]*[.J272]/100)+([.$X$6]*[.K272]/100))*2)+[.$D272])*IF([.$N272]&lt;=0;1;[.$N272])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P272]*[.Q272]" office:value-type="float" office:value="1000" calcext:value-type="float">
            <text:p>1000</text:p>
          </table:table-cell>
          <table:table-cell table:number-columns-repeated="47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???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100" calcext:value-type="float">
            <text:p>100</text:p>
          </table:table-cell>
          <table:table-cell table:formula="of:=OFFSET([.$R$2];[.$C273];0)" office:value-type="string" office:string-value="330 - 620" calcext:value-type="string">
            <text:p>330 - 62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formula="of:=OFFSET([.$T$2];[.$C273];0)" office:value-type="float" office:value="330" calcext:value-type="float">
            <text:p>330</text:p>
          </table:table-cell>
          <table:table-cell table:style-name="ce37" table:formula="of:=OFFSET([.$U$2];[.$C273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3"/>
          <table:table-cell office:value-type="string" calcext:value-type="string">
            <text:p>3-hit</text:p>
          </table:table-cell>
          <table:table-cell table:style-name="ce10" table:formula="of:=(((([.$X$3]*[.F273]/100)+([.$X$4]*[.G273]/100)+([.$X$5]*[.J273]/100)+([.$X$6]*[.K273]/100))*2)+[.$D273])*IF([.$N273]&lt;=0;1;[.$N273])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P273]*[.Q273]" office:value-type="float" office:value="1800" calcext:value-type="float">
            <text:p>1800</text:p>
          </table:table-cell>
          <table:table-cell table:number-columns-repeated="47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Tempest Wind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400" calcext:value-type="float">
            <text:p>400</text:p>
          </table:table-cell>
          <table:table-cell table:formula="of:=OFFSET([.$R$2];[.$C274];0)" office:value-type="string" office:string-value="330 - 620" calcext:value-type="string">
            <text:p>330 - 62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37" table:formula="of:=OFFSET([.$T$2];[.$C274];0)" office:value-type="float" office:value="330" calcext:value-type="float">
            <text:p>330</text:p>
          </table:table-cell>
          <table:table-cell table:style-name="ce37" table:formula="of:=OFFSET([.$U$2];[.$C274];0)" office:value-type="float" office:value="620" calcext:value-type="float">
            <text:p>620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Wind dmg to all foes, raises hurricane</text:p>
          </table:table-cell>
          <table:table-cell table:style-name="ce10" table:formula="of:=(((([.$X$3]*[.F274]/100)+([.$X$4]*[.G274]/100)+([.$X$5]*[.J274]/100)+([.$X$6]*[.K274]/100))*2)+[.$D274])*IF([.$N274]&lt;=0;1;[.$N274])"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formula="of:=[.P274]*[.Q274]" office:value-type="float" office:value="950" calcext:value-type="float">
            <text:p>950</text:p>
          </table:table-cell>
          <table:table-cell table:number-columns-repeated="47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Cobijo de la Tierra</text:p>
          </table:table-cell>
          <table:table-cell office:value-type="float" office:value="3" calcext:value-type="float">
            <text:p>3</text:p>
          </table:table-cell>
          <table:table-cell table:style-name="ce66"/>
          <table:table-cell table:formula="of:=OFFSET([.$R$2];[.$C275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75];0)" office:value-type="float" office:value="330" calcext:value-type="float">
            <text:p>330</text:p>
          </table:table-cell>
          <table:table-cell table:style-name="ce37" table:formula="of:=OFFSET([.$U$2];[.$C275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3"/>
          <table:table-cell office:value-type="string" calcext:value-type="string">
            <text:p>Defenses+3, heals everyone</text:p>
          </table:table-cell>
          <table:table-cell table:style-name="ce10" table:formula="of:=(((([.$X$3]*[.F275]/100)+([.$X$4]*[.G275]/100)+([.$X$5]*[.J275]/100)+([.$X$6]*[.K275]/100))*2)+[.$D275])*IF([.$N275]&lt;=0;1;[.$N275])" office:value-type="float" office:value="0" calcext:value-type="float">
            <text:p>0</text:p>
          </table:table-cell>
          <table:table-cell/>
          <table:table-cell table:formula="of:=[.P275]*[.Q275]" office:value-type="float" office:value="0" calcext:value-type="float">
            <text:p>0</text:p>
          </table:table-cell>
          <table:table-cell table:number-columns-repeated="47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Viento Perl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400" calcext:value-type="float">
            <text:p>400</text:p>
          </table:table-cell>
          <table:table-cell table:formula="of:=OFFSET([.$R$2];[.$C276];0)" office:value-type="string" office:string-value="330 - 620" calcext:value-type="string">
            <text:p>330 - 620</text:p>
          </table:table-cell>
          <table:table-cell table:style-name="ce37" table:number-columns-repeated="2"/>
          <table:table-cell table:style-name="ce37" table:formula="of:=OFFSET([.$T$2];[.$C276];0)" office:value-type="float" office:value="330" calcext:value-type="float">
            <text:p>330</text:p>
          </table:table-cell>
          <table:table-cell table:style-name="ce37" table:formula="of:=OFFSET([.$U$2];[.$C276];0)" office:value-type="float" office:value="620" calcext:value-type="float">
            <text:p>62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number-columns-repeated="3"/>
          <table:table-cell office:value-type="string" calcext:value-type="string">
            <text:p>Drain, distribute dmg</text:p>
          </table:table-cell>
          <table:table-cell table:style-name="ce10" table:formula="of:=(((([.$X$3]*[.F276]/100)+([.$X$4]*[.G276]/100)+([.$X$5]*[.J276]/100)+([.$X$6]*[.K276]/100))*2)+[.$D276])*IF([.$N276]&lt;=0;1;[.$N276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P276]*[.Q276]" office:value-type="float" office:value="800" calcext:value-type="float">
            <text:p>800</text:p>
          </table:table-cell>
          <table:table-cell table:number-columns-repeated="4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Ráfaga Meteoros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formula="of:=OFFSET([.$R$2];[.$C277];0)" office:value-type="string" office:string-value="330 - 620" calcext:value-type="string">
            <text:p>330 - 62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OFFSET([.$T$2];[.$C277];0)" office:value-type="float" office:value="330" calcext:value-type="float">
            <text:p>330</text:p>
          </table:table-cell>
          <table:table-cell table:style-name="ce37" table:formula="of:=OFFSET([.$U$2];[.$C277];0)" office:value-type="float" office:value="620" calcext:value-type="float">
            <text:p>620</text:p>
          </table:table-cell>
          <table:table-cell table:style-name="ce37" table:number-columns-repeated="2"/>
          <table:table-cell table:number-columns-repeated="3"/>
          <table:table-cell office:value-type="string" calcext:value-type="string">
            <text:p>7-hit Random dmg to all foes</text:p>
          </table:table-cell>
          <table:table-cell table:style-name="ce10" table:formula="of:=(((([.$X$3]*[.F277]/100)+([.$X$4]*[.G277]/100)+([.$X$5]*[.J277]/100)+([.$X$6]*[.K277]/100))*2)+[.$D277])*IF([.$N277]&lt;=0;1;[.$N277])" office:value-type="float" office:value="570" calcext:value-type="float">
            <text:p>570</text:p>
          </table:table-cell>
          <table:table-cell office:value-type="float" office:value="7" calcext:value-type="float">
            <text:p>7</text:p>
          </table:table-cell>
          <table:table-cell table:formula="of:=[.P277]*[.Q277]" office:value-type="float" office:value="3990" calcext:value-type="float">
            <text:p>3990</text:p>
          </table:table-cell>
          <table:table-cell table:number-columns-repeated="47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gua pesada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400" calcext:value-type="float">
            <text:p>400</text:p>
          </table:table-cell>
          <table:table-cell table:formula="of:=OFFSET([.$R$2];[.$C278];0)" office:value-type="string" office:string-value="330 - 620" calcext:value-type="string">
            <text:p>330 - 620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37" table:formula="of:=OFFSET([.$T$2];[.$C278];0)" office:value-type="float" office:value="330" calcext:value-type="float">
            <text:p>330</text:p>
          </table:table-cell>
          <table:table-cell table:style-name="ce37" table:formula="of:=OFFSET([.$U$2];[.$C278];0)" office:value-type="float" office:value="620" calcext:value-type="float">
            <text:p>620</text:p>
          </table:table-cell>
          <table:table-cell table:style-name="ce37"/>
          <table:table-cell table:style-name="ce37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Water dmg all foes. Bleed/poison</text:p>
          </table:table-cell>
          <table:table-cell table:style-name="ce10" table:formula="of:=(((([.$X$3]*[.F278]/100)+([.$X$4]*[.G278]/100)+([.$X$5]*[.J278]/100)+([.$X$6]*[.K278]/100))*2)+[.$D278])*IF([.$N278]&lt;=0;1;[.$N278])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P278]*[.Q278]" office:value-type="float" office:value="900" calcext:value-type="float">
            <text:p>900</text:p>
          </table:table-cell>
          <table:table-cell table:number-columns-repeated="47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2"/>
          <table:table-cell table:style-name="ce66"/>
          <table:table-cell table:formula="of:=OFFSET([.$R$2];[.$C27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79];0)" office:value-type="float" office:value="10" calcext:value-type="float">
            <text:p>10</text:p>
          </table:table-cell>
          <table:table-cell table:style-name="ce37" table:formula="of:=OFFSET([.$U$2];[.$C27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79]/100)+([.$X$4]*[.G279]/100)+([.$X$5]*[.J279]/100)+([.$X$6]*[.K279]/100))*2)+[.$D279])*IF([.$N279]&lt;=0;1;[.$N27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2"/>
          <table:table-cell table:style-name="ce66"/>
          <table:table-cell table:formula="of:=OFFSET([.$R$2];[.$C28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0];0)" office:value-type="float" office:value="10" calcext:value-type="float">
            <text:p>10</text:p>
          </table:table-cell>
          <table:table-cell table:style-name="ce37" table:formula="of:=OFFSET([.$U$2];[.$C28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0]/100)+([.$X$4]*[.G280]/100)+([.$X$5]*[.J280]/100)+([.$X$6]*[.K280]/100))*2)+[.$D280])*IF([.$N280]&lt;=0;1;[.$N28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2"/>
          <table:table-cell table:style-name="ce66"/>
          <table:table-cell table:formula="of:=OFFSET([.$R$2];[.$C28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1];0)" office:value-type="float" office:value="10" calcext:value-type="float">
            <text:p>10</text:p>
          </table:table-cell>
          <table:table-cell table:style-name="ce37" table:formula="of:=OFFSET([.$U$2];[.$C28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1]/100)+([.$X$4]*[.G281]/100)+([.$X$5]*[.J281]/100)+([.$X$6]*[.K281]/100))*2)+[.$D281])*IF([.$N281]&lt;=0;1;[.$N28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2"/>
          <table:table-cell table:style-name="ce66"/>
          <table:table-cell table:formula="of:=OFFSET([.$R$2];[.$C28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2];0)" office:value-type="float" office:value="10" calcext:value-type="float">
            <text:p>10</text:p>
          </table:table-cell>
          <table:table-cell table:style-name="ce37" table:formula="of:=OFFSET([.$U$2];[.$C28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2]/100)+([.$X$4]*[.G282]/100)+([.$X$5]*[.J282]/100)+([.$X$6]*[.K282]/100))*2)+[.$D282])*IF([.$N282]&lt;=0;1;[.$N28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2"/>
          <table:table-cell table:style-name="ce66"/>
          <table:table-cell table:formula="of:=OFFSET([.$R$2];[.$C28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3];0)" office:value-type="float" office:value="10" calcext:value-type="float">
            <text:p>10</text:p>
          </table:table-cell>
          <table:table-cell table:style-name="ce37" table:formula="of:=OFFSET([.$U$2];[.$C28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3]/100)+([.$X$4]*[.G283]/100)+([.$X$5]*[.J283]/100)+([.$X$6]*[.K283]/100))*2)+[.$D283])*IF([.$N283]&lt;=0;1;[.$N28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2"/>
          <table:table-cell table:style-name="ce66"/>
          <table:table-cell table:formula="of:=OFFSET([.$R$2];[.$C28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4];0)" office:value-type="float" office:value="10" calcext:value-type="float">
            <text:p>10</text:p>
          </table:table-cell>
          <table:table-cell table:style-name="ce37" table:formula="of:=OFFSET([.$U$2];[.$C28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4]/100)+([.$X$4]*[.G284]/100)+([.$X$5]*[.J284]/100)+([.$X$6]*[.K284]/100))*2)+[.$D284])*IF([.$N284]&lt;=0;1;[.$N28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2"/>
          <table:table-cell table:style-name="ce66"/>
          <table:table-cell table:formula="of:=OFFSET([.$R$2];[.$C28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5];0)" office:value-type="float" office:value="10" calcext:value-type="float">
            <text:p>10</text:p>
          </table:table-cell>
          <table:table-cell table:style-name="ce37" table:formula="of:=OFFSET([.$U$2];[.$C28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5]/100)+([.$X$4]*[.G285]/100)+([.$X$5]*[.J285]/100)+([.$X$6]*[.K285]/100))*2)+[.$D285])*IF([.$N285]&lt;=0;1;[.$N28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2"/>
          <table:table-cell table:style-name="ce66"/>
          <table:table-cell table:formula="of:=OFFSET([.$R$2];[.$C28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6];0)" office:value-type="float" office:value="10" calcext:value-type="float">
            <text:p>10</text:p>
          </table:table-cell>
          <table:table-cell table:style-name="ce37" table:formula="of:=OFFSET([.$U$2];[.$C28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6]/100)+([.$X$4]*[.G286]/100)+([.$X$5]*[.J286]/100)+([.$X$6]*[.K286]/100))*2)+[.$D286])*IF([.$N286]&lt;=0;1;[.$N28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2"/>
          <table:table-cell table:style-name="ce66"/>
          <table:table-cell table:formula="of:=OFFSET([.$R$2];[.$C28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7];0)" office:value-type="float" office:value="10" calcext:value-type="float">
            <text:p>10</text:p>
          </table:table-cell>
          <table:table-cell table:style-name="ce37" table:formula="of:=OFFSET([.$U$2];[.$C28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7]/100)+([.$X$4]*[.G287]/100)+([.$X$5]*[.J287]/100)+([.$X$6]*[.K287]/100))*2)+[.$D287])*IF([.$N287]&lt;=0;1;[.$N28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2"/>
          <table:table-cell table:style-name="ce66"/>
          <table:table-cell table:formula="of:=OFFSET([.$R$2];[.$C28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8];0)" office:value-type="float" office:value="10" calcext:value-type="float">
            <text:p>10</text:p>
          </table:table-cell>
          <table:table-cell table:style-name="ce37" table:formula="of:=OFFSET([.$U$2];[.$C28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8]/100)+([.$X$4]*[.G288]/100)+([.$X$5]*[.J288]/100)+([.$X$6]*[.K288]/100))*2)+[.$D288])*IF([.$N288]&lt;=0;1;[.$N28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2"/>
          <table:table-cell table:style-name="ce66"/>
          <table:table-cell table:formula="of:=OFFSET([.$R$2];[.$C28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89];0)" office:value-type="float" office:value="10" calcext:value-type="float">
            <text:p>10</text:p>
          </table:table-cell>
          <table:table-cell table:style-name="ce37" table:formula="of:=OFFSET([.$U$2];[.$C28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89]/100)+([.$X$4]*[.G289]/100)+([.$X$5]*[.J289]/100)+([.$X$6]*[.K289]/100))*2)+[.$D289])*IF([.$N289]&lt;=0;1;[.$N28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2"/>
          <table:table-cell table:style-name="ce66"/>
          <table:table-cell table:formula="of:=OFFSET([.$R$2];[.$C29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0];0)" office:value-type="float" office:value="10" calcext:value-type="float">
            <text:p>10</text:p>
          </table:table-cell>
          <table:table-cell table:style-name="ce37" table:formula="of:=OFFSET([.$U$2];[.$C29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0]/100)+([.$X$4]*[.G290]/100)+([.$X$5]*[.J290]/100)+([.$X$6]*[.K290]/100))*2)+[.$D290])*IF([.$N290]&lt;=0;1;[.$N29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2"/>
          <table:table-cell table:style-name="ce66"/>
          <table:table-cell table:formula="of:=OFFSET([.$R$2];[.$C29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1];0)" office:value-type="float" office:value="10" calcext:value-type="float">
            <text:p>10</text:p>
          </table:table-cell>
          <table:table-cell table:style-name="ce37" table:formula="of:=OFFSET([.$U$2];[.$C29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1]/100)+([.$X$4]*[.G291]/100)+([.$X$5]*[.J291]/100)+([.$X$6]*[.K291]/100))*2)+[.$D291])*IF([.$N291]&lt;=0;1;[.$N29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2"/>
          <table:table-cell table:style-name="ce66"/>
          <table:table-cell table:formula="of:=OFFSET([.$R$2];[.$C29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2];0)" office:value-type="float" office:value="10" calcext:value-type="float">
            <text:p>10</text:p>
          </table:table-cell>
          <table:table-cell table:style-name="ce37" table:formula="of:=OFFSET([.$U$2];[.$C29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2]/100)+([.$X$4]*[.G292]/100)+([.$X$5]*[.J292]/100)+([.$X$6]*[.K292]/100))*2)+[.$D292])*IF([.$N292]&lt;=0;1;[.$N29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2"/>
          <table:table-cell table:style-name="ce66"/>
          <table:table-cell table:formula="of:=OFFSET([.$R$2];[.$C29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3];0)" office:value-type="float" office:value="10" calcext:value-type="float">
            <text:p>10</text:p>
          </table:table-cell>
          <table:table-cell table:style-name="ce37" table:formula="of:=OFFSET([.$U$2];[.$C29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3]/100)+([.$X$4]*[.G293]/100)+([.$X$5]*[.J293]/100)+([.$X$6]*[.K293]/100))*2)+[.$D293])*IF([.$N293]&lt;=0;1;[.$N29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2"/>
          <table:table-cell table:style-name="ce66"/>
          <table:table-cell table:formula="of:=OFFSET([.$R$2];[.$C29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4];0)" office:value-type="float" office:value="10" calcext:value-type="float">
            <text:p>10</text:p>
          </table:table-cell>
          <table:table-cell table:style-name="ce37" table:formula="of:=OFFSET([.$U$2];[.$C29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4]/100)+([.$X$4]*[.G294]/100)+([.$X$5]*[.J294]/100)+([.$X$6]*[.K294]/100))*2)+[.$D294])*IF([.$N294]&lt;=0;1;[.$N29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2"/>
          <table:table-cell table:style-name="ce66"/>
          <table:table-cell table:formula="of:=OFFSET([.$R$2];[.$C29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5];0)" office:value-type="float" office:value="10" calcext:value-type="float">
            <text:p>10</text:p>
          </table:table-cell>
          <table:table-cell table:style-name="ce37" table:formula="of:=OFFSET([.$U$2];[.$C29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5]/100)+([.$X$4]*[.G295]/100)+([.$X$5]*[.J295]/100)+([.$X$6]*[.K295]/100))*2)+[.$D295])*IF([.$N295]&lt;=0;1;[.$N29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2"/>
          <table:table-cell table:style-name="ce66"/>
          <table:table-cell table:formula="of:=OFFSET([.$R$2];[.$C29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6];0)" office:value-type="float" office:value="10" calcext:value-type="float">
            <text:p>10</text:p>
          </table:table-cell>
          <table:table-cell table:style-name="ce37" table:formula="of:=OFFSET([.$U$2];[.$C29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6]/100)+([.$X$4]*[.G296]/100)+([.$X$5]*[.J296]/100)+([.$X$6]*[.K296]/100))*2)+[.$D296])*IF([.$N296]&lt;=0;1;[.$N29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2"/>
          <table:table-cell table:style-name="ce66"/>
          <table:table-cell table:formula="of:=OFFSET([.$R$2];[.$C29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7];0)" office:value-type="float" office:value="10" calcext:value-type="float">
            <text:p>10</text:p>
          </table:table-cell>
          <table:table-cell table:style-name="ce37" table:formula="of:=OFFSET([.$U$2];[.$C29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7]/100)+([.$X$4]*[.G297]/100)+([.$X$5]*[.J297]/100)+([.$X$6]*[.K297]/100))*2)+[.$D297])*IF([.$N297]&lt;=0;1;[.$N29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2"/>
          <table:table-cell table:style-name="ce66"/>
          <table:table-cell table:formula="of:=OFFSET([.$R$2];[.$C29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8];0)" office:value-type="float" office:value="10" calcext:value-type="float">
            <text:p>10</text:p>
          </table:table-cell>
          <table:table-cell table:style-name="ce37" table:formula="of:=OFFSET([.$U$2];[.$C29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8]/100)+([.$X$4]*[.G298]/100)+([.$X$5]*[.J298]/100)+([.$X$6]*[.K298]/100))*2)+[.$D298])*IF([.$N298]&lt;=0;1;[.$N29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2"/>
          <table:table-cell table:style-name="ce66"/>
          <table:table-cell table:formula="of:=OFFSET([.$R$2];[.$C29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299];0)" office:value-type="float" office:value="10" calcext:value-type="float">
            <text:p>10</text:p>
          </table:table-cell>
          <table:table-cell table:style-name="ce37" table:formula="of:=OFFSET([.$U$2];[.$C29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299]/100)+([.$X$4]*[.G299]/100)+([.$X$5]*[.J299]/100)+([.$X$6]*[.K299]/100))*2)+[.$D299])*IF([.$N299]&lt;=0;1;[.$N29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2"/>
          <table:table-cell table:style-name="ce66"/>
          <table:table-cell table:formula="of:=OFFSET([.$R$2];[.$C30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0];0)" office:value-type="float" office:value="10" calcext:value-type="float">
            <text:p>10</text:p>
          </table:table-cell>
          <table:table-cell table:style-name="ce37" table:formula="of:=OFFSET([.$U$2];[.$C30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0]/100)+([.$X$4]*[.G300]/100)+([.$X$5]*[.J300]/100)+([.$X$6]*[.K300]/100))*2)+[.$D300])*IF([.$N300]&lt;=0;1;[.$N30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2"/>
          <table:table-cell table:style-name="ce66"/>
          <table:table-cell table:formula="of:=OFFSET([.$R$2];[.$C30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1];0)" office:value-type="float" office:value="10" calcext:value-type="float">
            <text:p>10</text:p>
          </table:table-cell>
          <table:table-cell table:style-name="ce37" table:formula="of:=OFFSET([.$U$2];[.$C30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1]/100)+([.$X$4]*[.G301]/100)+([.$X$5]*[.J301]/100)+([.$X$6]*[.K301]/100))*2)+[.$D301])*IF([.$N301]&lt;=0;1;[.$N30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2"/>
          <table:table-cell table:style-name="ce66"/>
          <table:table-cell table:formula="of:=OFFSET([.$R$2];[.$C30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2];0)" office:value-type="float" office:value="10" calcext:value-type="float">
            <text:p>10</text:p>
          </table:table-cell>
          <table:table-cell table:style-name="ce37" table:formula="of:=OFFSET([.$U$2];[.$C30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2]/100)+([.$X$4]*[.G302]/100)+([.$X$5]*[.J302]/100)+([.$X$6]*[.K302]/100))*2)+[.$D302])*IF([.$N302]&lt;=0;1;[.$N30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2"/>
          <table:table-cell table:style-name="ce66"/>
          <table:table-cell table:formula="of:=OFFSET([.$R$2];[.$C30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3];0)" office:value-type="float" office:value="10" calcext:value-type="float">
            <text:p>10</text:p>
          </table:table-cell>
          <table:table-cell table:style-name="ce37" table:formula="of:=OFFSET([.$U$2];[.$C30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3]/100)+([.$X$4]*[.G303]/100)+([.$X$5]*[.J303]/100)+([.$X$6]*[.K303]/100))*2)+[.$D303])*IF([.$N303]&lt;=0;1;[.$N30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2"/>
          <table:table-cell table:style-name="ce66"/>
          <table:table-cell table:formula="of:=OFFSET([.$R$2];[.$C30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4];0)" office:value-type="float" office:value="10" calcext:value-type="float">
            <text:p>10</text:p>
          </table:table-cell>
          <table:table-cell table:style-name="ce37" table:formula="of:=OFFSET([.$U$2];[.$C30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4]/100)+([.$X$4]*[.G304]/100)+([.$X$5]*[.J304]/100)+([.$X$6]*[.K304]/100))*2)+[.$D304])*IF([.$N304]&lt;=0;1;[.$N30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2"/>
          <table:table-cell table:style-name="ce66"/>
          <table:table-cell table:formula="of:=OFFSET([.$R$2];[.$C30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5];0)" office:value-type="float" office:value="10" calcext:value-type="float">
            <text:p>10</text:p>
          </table:table-cell>
          <table:table-cell table:style-name="ce37" table:formula="of:=OFFSET([.$U$2];[.$C30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5]/100)+([.$X$4]*[.G305]/100)+([.$X$5]*[.J305]/100)+([.$X$6]*[.K305]/100))*2)+[.$D305])*IF([.$N305]&lt;=0;1;[.$N30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2"/>
          <table:table-cell table:style-name="ce66"/>
          <table:table-cell table:formula="of:=OFFSET([.$R$2];[.$C30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6];0)" office:value-type="float" office:value="10" calcext:value-type="float">
            <text:p>10</text:p>
          </table:table-cell>
          <table:table-cell table:style-name="ce37" table:formula="of:=OFFSET([.$U$2];[.$C30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6]/100)+([.$X$4]*[.G306]/100)+([.$X$5]*[.J306]/100)+([.$X$6]*[.K306]/100))*2)+[.$D306])*IF([.$N306]&lt;=0;1;[.$N30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2"/>
          <table:table-cell table:style-name="ce66"/>
          <table:table-cell table:formula="of:=OFFSET([.$R$2];[.$C30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7];0)" office:value-type="float" office:value="10" calcext:value-type="float">
            <text:p>10</text:p>
          </table:table-cell>
          <table:table-cell table:style-name="ce37" table:formula="of:=OFFSET([.$U$2];[.$C30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7]/100)+([.$X$4]*[.G307]/100)+([.$X$5]*[.J307]/100)+([.$X$6]*[.K307]/100))*2)+[.$D307])*IF([.$N307]&lt;=0;1;[.$N30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2"/>
          <table:table-cell table:style-name="ce66"/>
          <table:table-cell table:formula="of:=OFFSET([.$R$2];[.$C30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8];0)" office:value-type="float" office:value="10" calcext:value-type="float">
            <text:p>10</text:p>
          </table:table-cell>
          <table:table-cell table:style-name="ce37" table:formula="of:=OFFSET([.$U$2];[.$C30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8]/100)+([.$X$4]*[.G308]/100)+([.$X$5]*[.J308]/100)+([.$X$6]*[.K308]/100))*2)+[.$D308])*IF([.$N308]&lt;=0;1;[.$N30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/>
          <table:table-cell table:style-name="ce66"/>
          <table:table-cell table:formula="of:=OFFSET([.$R$2];[.$C30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09];0)" office:value-type="float" office:value="10" calcext:value-type="float">
            <text:p>10</text:p>
          </table:table-cell>
          <table:table-cell table:style-name="ce37" table:formula="of:=OFFSET([.$U$2];[.$C30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09]/100)+([.$X$4]*[.G309]/100)+([.$X$5]*[.J309]/100)+([.$X$6]*[.K309]/100))*2)+[.$D309])*IF([.$N309]&lt;=0;1;[.$N30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2"/>
          <table:table-cell table:style-name="ce66"/>
          <table:table-cell table:formula="of:=OFFSET([.$R$2];[.$C31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0];0)" office:value-type="float" office:value="10" calcext:value-type="float">
            <text:p>10</text:p>
          </table:table-cell>
          <table:table-cell table:style-name="ce37" table:formula="of:=OFFSET([.$U$2];[.$C31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0]/100)+([.$X$4]*[.G310]/100)+([.$X$5]*[.J310]/100)+([.$X$6]*[.K310]/100))*2)+[.$D310])*IF([.$N310]&lt;=0;1;[.$N31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2"/>
          <table:table-cell table:style-name="ce66"/>
          <table:table-cell table:formula="of:=OFFSET([.$R$2];[.$C31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1];0)" office:value-type="float" office:value="10" calcext:value-type="float">
            <text:p>10</text:p>
          </table:table-cell>
          <table:table-cell table:style-name="ce37" table:formula="of:=OFFSET([.$U$2];[.$C31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1]/100)+([.$X$4]*[.G311]/100)+([.$X$5]*[.J311]/100)+([.$X$6]*[.K311]/100))*2)+[.$D311])*IF([.$N311]&lt;=0;1;[.$N31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2"/>
          <table:table-cell table:style-name="ce66"/>
          <table:table-cell table:formula="of:=OFFSET([.$R$2];[.$C31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2];0)" office:value-type="float" office:value="10" calcext:value-type="float">
            <text:p>10</text:p>
          </table:table-cell>
          <table:table-cell table:style-name="ce37" table:formula="of:=OFFSET([.$U$2];[.$C31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2]/100)+([.$X$4]*[.G312]/100)+([.$X$5]*[.J312]/100)+([.$X$6]*[.K312]/100))*2)+[.$D312])*IF([.$N312]&lt;=0;1;[.$N31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2"/>
          <table:table-cell table:style-name="ce66"/>
          <table:table-cell table:formula="of:=OFFSET([.$R$2];[.$C31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3];0)" office:value-type="float" office:value="10" calcext:value-type="float">
            <text:p>10</text:p>
          </table:table-cell>
          <table:table-cell table:style-name="ce37" table:formula="of:=OFFSET([.$U$2];[.$C31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3]/100)+([.$X$4]*[.G313]/100)+([.$X$5]*[.J313]/100)+([.$X$6]*[.K313]/100))*2)+[.$D313])*IF([.$N313]&lt;=0;1;[.$N31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2"/>
          <table:table-cell table:style-name="ce66"/>
          <table:table-cell table:formula="of:=OFFSET([.$R$2];[.$C31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4];0)" office:value-type="float" office:value="10" calcext:value-type="float">
            <text:p>10</text:p>
          </table:table-cell>
          <table:table-cell table:style-name="ce37" table:formula="of:=OFFSET([.$U$2];[.$C31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4]/100)+([.$X$4]*[.G314]/100)+([.$X$5]*[.J314]/100)+([.$X$6]*[.K314]/100))*2)+[.$D314])*IF([.$N314]&lt;=0;1;[.$N31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2"/>
          <table:table-cell table:style-name="ce66"/>
          <table:table-cell table:formula="of:=OFFSET([.$R$2];[.$C31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5];0)" office:value-type="float" office:value="10" calcext:value-type="float">
            <text:p>10</text:p>
          </table:table-cell>
          <table:table-cell table:style-name="ce37" table:formula="of:=OFFSET([.$U$2];[.$C31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5]/100)+([.$X$4]*[.G315]/100)+([.$X$5]*[.J315]/100)+([.$X$6]*[.K315]/100))*2)+[.$D315])*IF([.$N315]&lt;=0;1;[.$N31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2"/>
          <table:table-cell table:style-name="ce66"/>
          <table:table-cell table:formula="of:=OFFSET([.$R$2];[.$C31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6];0)" office:value-type="float" office:value="10" calcext:value-type="float">
            <text:p>10</text:p>
          </table:table-cell>
          <table:table-cell table:style-name="ce37" table:formula="of:=OFFSET([.$U$2];[.$C31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6]/100)+([.$X$4]*[.G316]/100)+([.$X$5]*[.J316]/100)+([.$X$6]*[.K316]/100))*2)+[.$D316])*IF([.$N316]&lt;=0;1;[.$N31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2"/>
          <table:table-cell table:style-name="ce66"/>
          <table:table-cell table:formula="of:=OFFSET([.$R$2];[.$C31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7];0)" office:value-type="float" office:value="10" calcext:value-type="float">
            <text:p>10</text:p>
          </table:table-cell>
          <table:table-cell table:style-name="ce37" table:formula="of:=OFFSET([.$U$2];[.$C31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7]/100)+([.$X$4]*[.G317]/100)+([.$X$5]*[.J317]/100)+([.$X$6]*[.K317]/100))*2)+[.$D317])*IF([.$N317]&lt;=0;1;[.$N31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2"/>
          <table:table-cell table:style-name="ce66"/>
          <table:table-cell table:formula="of:=OFFSET([.$R$2];[.$C31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8];0)" office:value-type="float" office:value="10" calcext:value-type="float">
            <text:p>10</text:p>
          </table:table-cell>
          <table:table-cell table:style-name="ce37" table:formula="of:=OFFSET([.$U$2];[.$C31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8]/100)+([.$X$4]*[.G318]/100)+([.$X$5]*[.J318]/100)+([.$X$6]*[.K318]/100))*2)+[.$D318])*IF([.$N318]&lt;=0;1;[.$N31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/>
          <table:table-cell table:style-name="ce66"/>
          <table:table-cell table:formula="of:=OFFSET([.$R$2];[.$C31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19];0)" office:value-type="float" office:value="10" calcext:value-type="float">
            <text:p>10</text:p>
          </table:table-cell>
          <table:table-cell table:style-name="ce37" table:formula="of:=OFFSET([.$U$2];[.$C31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19]/100)+([.$X$4]*[.G319]/100)+([.$X$5]*[.J319]/100)+([.$X$6]*[.K319]/100))*2)+[.$D319])*IF([.$N319]&lt;=0;1;[.$N31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2"/>
          <table:table-cell table:style-name="ce66"/>
          <table:table-cell table:formula="of:=OFFSET([.$R$2];[.$C32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0];0)" office:value-type="float" office:value="10" calcext:value-type="float">
            <text:p>10</text:p>
          </table:table-cell>
          <table:table-cell table:style-name="ce37" table:formula="of:=OFFSET([.$U$2];[.$C32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0]/100)+([.$X$4]*[.G320]/100)+([.$X$5]*[.J320]/100)+([.$X$6]*[.K320]/100))*2)+[.$D320])*IF([.$N320]&lt;=0;1;[.$N32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2"/>
          <table:table-cell table:style-name="ce66"/>
          <table:table-cell table:formula="of:=OFFSET([.$R$2];[.$C32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1];0)" office:value-type="float" office:value="10" calcext:value-type="float">
            <text:p>10</text:p>
          </table:table-cell>
          <table:table-cell table:style-name="ce37" table:formula="of:=OFFSET([.$U$2];[.$C32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1]/100)+([.$X$4]*[.G321]/100)+([.$X$5]*[.J321]/100)+([.$X$6]*[.K321]/100))*2)+[.$D321])*IF([.$N321]&lt;=0;1;[.$N32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2"/>
          <table:table-cell table:style-name="ce66"/>
          <table:table-cell table:formula="of:=OFFSET([.$R$2];[.$C32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2];0)" office:value-type="float" office:value="10" calcext:value-type="float">
            <text:p>10</text:p>
          </table:table-cell>
          <table:table-cell table:style-name="ce37" table:formula="of:=OFFSET([.$U$2];[.$C32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2]/100)+([.$X$4]*[.G322]/100)+([.$X$5]*[.J322]/100)+([.$X$6]*[.K322]/100))*2)+[.$D322])*IF([.$N322]&lt;=0;1;[.$N32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2"/>
          <table:table-cell table:style-name="ce66"/>
          <table:table-cell table:formula="of:=OFFSET([.$R$2];[.$C32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3];0)" office:value-type="float" office:value="10" calcext:value-type="float">
            <text:p>10</text:p>
          </table:table-cell>
          <table:table-cell table:style-name="ce37" table:formula="of:=OFFSET([.$U$2];[.$C32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3]/100)+([.$X$4]*[.G323]/100)+([.$X$5]*[.J323]/100)+([.$X$6]*[.K323]/100))*2)+[.$D323])*IF([.$N323]&lt;=0;1;[.$N32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2"/>
          <table:table-cell table:style-name="ce66"/>
          <table:table-cell table:formula="of:=OFFSET([.$R$2];[.$C32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4];0)" office:value-type="float" office:value="10" calcext:value-type="float">
            <text:p>10</text:p>
          </table:table-cell>
          <table:table-cell table:style-name="ce37" table:formula="of:=OFFSET([.$U$2];[.$C32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4]/100)+([.$X$4]*[.G324]/100)+([.$X$5]*[.J324]/100)+([.$X$6]*[.K324]/100))*2)+[.$D324])*IF([.$N324]&lt;=0;1;[.$N32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2"/>
          <table:table-cell table:style-name="ce66"/>
          <table:table-cell table:formula="of:=OFFSET([.$R$2];[.$C32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5];0)" office:value-type="float" office:value="10" calcext:value-type="float">
            <text:p>10</text:p>
          </table:table-cell>
          <table:table-cell table:style-name="ce37" table:formula="of:=OFFSET([.$U$2];[.$C32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5]/100)+([.$X$4]*[.G325]/100)+([.$X$5]*[.J325]/100)+([.$X$6]*[.K325]/100))*2)+[.$D325])*IF([.$N325]&lt;=0;1;[.$N32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2"/>
          <table:table-cell table:style-name="ce66"/>
          <table:table-cell table:formula="of:=OFFSET([.$R$2];[.$C32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6];0)" office:value-type="float" office:value="10" calcext:value-type="float">
            <text:p>10</text:p>
          </table:table-cell>
          <table:table-cell table:style-name="ce37" table:formula="of:=OFFSET([.$U$2];[.$C32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6]/100)+([.$X$4]*[.G326]/100)+([.$X$5]*[.J326]/100)+([.$X$6]*[.K326]/100))*2)+[.$D326])*IF([.$N326]&lt;=0;1;[.$N32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2"/>
          <table:table-cell table:style-name="ce66"/>
          <table:table-cell table:formula="of:=OFFSET([.$R$2];[.$C32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7];0)" office:value-type="float" office:value="10" calcext:value-type="float">
            <text:p>10</text:p>
          </table:table-cell>
          <table:table-cell table:style-name="ce37" table:formula="of:=OFFSET([.$U$2];[.$C32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7]/100)+([.$X$4]*[.G327]/100)+([.$X$5]*[.J327]/100)+([.$X$6]*[.K327]/100))*2)+[.$D327])*IF([.$N327]&lt;=0;1;[.$N32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2"/>
          <table:table-cell table:style-name="ce66"/>
          <table:table-cell table:formula="of:=OFFSET([.$R$2];[.$C32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8];0)" office:value-type="float" office:value="10" calcext:value-type="float">
            <text:p>10</text:p>
          </table:table-cell>
          <table:table-cell table:style-name="ce37" table:formula="of:=OFFSET([.$U$2];[.$C32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8]/100)+([.$X$4]*[.G328]/100)+([.$X$5]*[.J328]/100)+([.$X$6]*[.K328]/100))*2)+[.$D328])*IF([.$N328]&lt;=0;1;[.$N32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"/>
          <table:table-cell table:style-name="ce66"/>
          <table:table-cell table:formula="of:=OFFSET([.$R$2];[.$C32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29];0)" office:value-type="float" office:value="10" calcext:value-type="float">
            <text:p>10</text:p>
          </table:table-cell>
          <table:table-cell table:style-name="ce37" table:formula="of:=OFFSET([.$U$2];[.$C32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29]/100)+([.$X$4]*[.G329]/100)+([.$X$5]*[.J329]/100)+([.$X$6]*[.K329]/100))*2)+[.$D329])*IF([.$N329]&lt;=0;1;[.$N32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2"/>
          <table:table-cell table:style-name="ce66"/>
          <table:table-cell table:formula="of:=OFFSET([.$R$2];[.$C33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0];0)" office:value-type="float" office:value="10" calcext:value-type="float">
            <text:p>10</text:p>
          </table:table-cell>
          <table:table-cell table:style-name="ce37" table:formula="of:=OFFSET([.$U$2];[.$C33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0]/100)+([.$X$4]*[.G330]/100)+([.$X$5]*[.J330]/100)+([.$X$6]*[.K330]/100))*2)+[.$D330])*IF([.$N330]&lt;=0;1;[.$N33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2"/>
          <table:table-cell table:style-name="ce66"/>
          <table:table-cell table:formula="of:=OFFSET([.$R$2];[.$C33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1];0)" office:value-type="float" office:value="10" calcext:value-type="float">
            <text:p>10</text:p>
          </table:table-cell>
          <table:table-cell table:style-name="ce37" table:formula="of:=OFFSET([.$U$2];[.$C33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1]/100)+([.$X$4]*[.G331]/100)+([.$X$5]*[.J331]/100)+([.$X$6]*[.K331]/100))*2)+[.$D331])*IF([.$N331]&lt;=0;1;[.$N33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2"/>
          <table:table-cell table:style-name="ce66"/>
          <table:table-cell table:formula="of:=OFFSET([.$R$2];[.$C33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2];0)" office:value-type="float" office:value="10" calcext:value-type="float">
            <text:p>10</text:p>
          </table:table-cell>
          <table:table-cell table:style-name="ce37" table:formula="of:=OFFSET([.$U$2];[.$C33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2]/100)+([.$X$4]*[.G332]/100)+([.$X$5]*[.J332]/100)+([.$X$6]*[.K332]/100))*2)+[.$D332])*IF([.$N332]&lt;=0;1;[.$N33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2"/>
          <table:table-cell table:style-name="ce66"/>
          <table:table-cell table:formula="of:=OFFSET([.$R$2];[.$C33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3];0)" office:value-type="float" office:value="10" calcext:value-type="float">
            <text:p>10</text:p>
          </table:table-cell>
          <table:table-cell table:style-name="ce37" table:formula="of:=OFFSET([.$U$2];[.$C33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3]/100)+([.$X$4]*[.G333]/100)+([.$X$5]*[.J333]/100)+([.$X$6]*[.K333]/100))*2)+[.$D333])*IF([.$N333]&lt;=0;1;[.$N33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2"/>
          <table:table-cell table:style-name="ce66"/>
          <table:table-cell table:formula="of:=OFFSET([.$R$2];[.$C33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4];0)" office:value-type="float" office:value="10" calcext:value-type="float">
            <text:p>10</text:p>
          </table:table-cell>
          <table:table-cell table:style-name="ce37" table:formula="of:=OFFSET([.$U$2];[.$C33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4]/100)+([.$X$4]*[.G334]/100)+([.$X$5]*[.J334]/100)+([.$X$6]*[.K334]/100))*2)+[.$D334])*IF([.$N334]&lt;=0;1;[.$N33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2"/>
          <table:table-cell table:style-name="ce66"/>
          <table:table-cell table:formula="of:=OFFSET([.$R$2];[.$C33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5];0)" office:value-type="float" office:value="10" calcext:value-type="float">
            <text:p>10</text:p>
          </table:table-cell>
          <table:table-cell table:style-name="ce37" table:formula="of:=OFFSET([.$U$2];[.$C33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5]/100)+([.$X$4]*[.G335]/100)+([.$X$5]*[.J335]/100)+([.$X$6]*[.K335]/100))*2)+[.$D335])*IF([.$N335]&lt;=0;1;[.$N33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2"/>
          <table:table-cell table:style-name="ce66"/>
          <table:table-cell table:formula="of:=OFFSET([.$R$2];[.$C33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6];0)" office:value-type="float" office:value="10" calcext:value-type="float">
            <text:p>10</text:p>
          </table:table-cell>
          <table:table-cell table:style-name="ce37" table:formula="of:=OFFSET([.$U$2];[.$C33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6]/100)+([.$X$4]*[.G336]/100)+([.$X$5]*[.J336]/100)+([.$X$6]*[.K336]/100))*2)+[.$D336])*IF([.$N336]&lt;=0;1;[.$N33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2"/>
          <table:table-cell table:style-name="ce66"/>
          <table:table-cell table:formula="of:=OFFSET([.$R$2];[.$C33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7];0)" office:value-type="float" office:value="10" calcext:value-type="float">
            <text:p>10</text:p>
          </table:table-cell>
          <table:table-cell table:style-name="ce37" table:formula="of:=OFFSET([.$U$2];[.$C33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7]/100)+([.$X$4]*[.G337]/100)+([.$X$5]*[.J337]/100)+([.$X$6]*[.K337]/100))*2)+[.$D337])*IF([.$N337]&lt;=0;1;[.$N33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2"/>
          <table:table-cell table:style-name="ce66"/>
          <table:table-cell table:formula="of:=OFFSET([.$R$2];[.$C33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8];0)" office:value-type="float" office:value="10" calcext:value-type="float">
            <text:p>10</text:p>
          </table:table-cell>
          <table:table-cell table:style-name="ce37" table:formula="of:=OFFSET([.$U$2];[.$C33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8]/100)+([.$X$4]*[.G338]/100)+([.$X$5]*[.J338]/100)+([.$X$6]*[.K338]/100))*2)+[.$D338])*IF([.$N338]&lt;=0;1;[.$N33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2"/>
          <table:table-cell table:style-name="ce66"/>
          <table:table-cell table:formula="of:=OFFSET([.$R$2];[.$C33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39];0)" office:value-type="float" office:value="10" calcext:value-type="float">
            <text:p>10</text:p>
          </table:table-cell>
          <table:table-cell table:style-name="ce37" table:formula="of:=OFFSET([.$U$2];[.$C33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39]/100)+([.$X$4]*[.G339]/100)+([.$X$5]*[.J339]/100)+([.$X$6]*[.K339]/100))*2)+[.$D339])*IF([.$N339]&lt;=0;1;[.$N33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2"/>
          <table:table-cell table:style-name="ce66"/>
          <table:table-cell table:formula="of:=OFFSET([.$R$2];[.$C34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0];0)" office:value-type="float" office:value="10" calcext:value-type="float">
            <text:p>10</text:p>
          </table:table-cell>
          <table:table-cell table:style-name="ce37" table:formula="of:=OFFSET([.$U$2];[.$C34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0]/100)+([.$X$4]*[.G340]/100)+([.$X$5]*[.J340]/100)+([.$X$6]*[.K340]/100))*2)+[.$D340])*IF([.$N340]&lt;=0;1;[.$N34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2"/>
          <table:table-cell table:style-name="ce66"/>
          <table:table-cell table:formula="of:=OFFSET([.$R$2];[.$C34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1];0)" office:value-type="float" office:value="10" calcext:value-type="float">
            <text:p>10</text:p>
          </table:table-cell>
          <table:table-cell table:style-name="ce37" table:formula="of:=OFFSET([.$U$2];[.$C34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1]/100)+([.$X$4]*[.G341]/100)+([.$X$5]*[.J341]/100)+([.$X$6]*[.K341]/100))*2)+[.$D341])*IF([.$N341]&lt;=0;1;[.$N34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2"/>
          <table:table-cell table:style-name="ce66"/>
          <table:table-cell table:formula="of:=OFFSET([.$R$2];[.$C34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2];0)" office:value-type="float" office:value="10" calcext:value-type="float">
            <text:p>10</text:p>
          </table:table-cell>
          <table:table-cell table:style-name="ce37" table:formula="of:=OFFSET([.$U$2];[.$C34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2]/100)+([.$X$4]*[.G342]/100)+([.$X$5]*[.J342]/100)+([.$X$6]*[.K342]/100))*2)+[.$D342])*IF([.$N342]&lt;=0;1;[.$N34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2"/>
          <table:table-cell table:style-name="ce66"/>
          <table:table-cell table:formula="of:=OFFSET([.$R$2];[.$C34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3];0)" office:value-type="float" office:value="10" calcext:value-type="float">
            <text:p>10</text:p>
          </table:table-cell>
          <table:table-cell table:style-name="ce37" table:formula="of:=OFFSET([.$U$2];[.$C34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3]/100)+([.$X$4]*[.G343]/100)+([.$X$5]*[.J343]/100)+([.$X$6]*[.K343]/100))*2)+[.$D343])*IF([.$N343]&lt;=0;1;[.$N34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2"/>
          <table:table-cell table:style-name="ce66"/>
          <table:table-cell table:formula="of:=OFFSET([.$R$2];[.$C34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4];0)" office:value-type="float" office:value="10" calcext:value-type="float">
            <text:p>10</text:p>
          </table:table-cell>
          <table:table-cell table:style-name="ce37" table:formula="of:=OFFSET([.$U$2];[.$C34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4]/100)+([.$X$4]*[.G344]/100)+([.$X$5]*[.J344]/100)+([.$X$6]*[.K344]/100))*2)+[.$D344])*IF([.$N344]&lt;=0;1;[.$N34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2"/>
          <table:table-cell table:style-name="ce66"/>
          <table:table-cell table:formula="of:=OFFSET([.$R$2];[.$C34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5];0)" office:value-type="float" office:value="10" calcext:value-type="float">
            <text:p>10</text:p>
          </table:table-cell>
          <table:table-cell table:style-name="ce37" table:formula="of:=OFFSET([.$U$2];[.$C34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5]/100)+([.$X$4]*[.G345]/100)+([.$X$5]*[.J345]/100)+([.$X$6]*[.K345]/100))*2)+[.$D345])*IF([.$N345]&lt;=0;1;[.$N34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2"/>
          <table:table-cell table:style-name="ce66"/>
          <table:table-cell table:formula="of:=OFFSET([.$R$2];[.$C34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6];0)" office:value-type="float" office:value="10" calcext:value-type="float">
            <text:p>10</text:p>
          </table:table-cell>
          <table:table-cell table:style-name="ce37" table:formula="of:=OFFSET([.$U$2];[.$C34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6]/100)+([.$X$4]*[.G346]/100)+([.$X$5]*[.J346]/100)+([.$X$6]*[.K346]/100))*2)+[.$D346])*IF([.$N346]&lt;=0;1;[.$N34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2"/>
          <table:table-cell table:style-name="ce66"/>
          <table:table-cell table:formula="of:=OFFSET([.$R$2];[.$C34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7];0)" office:value-type="float" office:value="10" calcext:value-type="float">
            <text:p>10</text:p>
          </table:table-cell>
          <table:table-cell table:style-name="ce37" table:formula="of:=OFFSET([.$U$2];[.$C34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7]/100)+([.$X$4]*[.G347]/100)+([.$X$5]*[.J347]/100)+([.$X$6]*[.K347]/100))*2)+[.$D347])*IF([.$N347]&lt;=0;1;[.$N34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2"/>
          <table:table-cell table:style-name="ce66"/>
          <table:table-cell table:formula="of:=OFFSET([.$R$2];[.$C34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8];0)" office:value-type="float" office:value="10" calcext:value-type="float">
            <text:p>10</text:p>
          </table:table-cell>
          <table:table-cell table:style-name="ce37" table:formula="of:=OFFSET([.$U$2];[.$C34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8]/100)+([.$X$4]*[.G348]/100)+([.$X$5]*[.J348]/100)+([.$X$6]*[.K348]/100))*2)+[.$D348])*IF([.$N348]&lt;=0;1;[.$N34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/>
          <table:table-cell table:style-name="ce66"/>
          <table:table-cell table:formula="of:=OFFSET([.$R$2];[.$C34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49];0)" office:value-type="float" office:value="10" calcext:value-type="float">
            <text:p>10</text:p>
          </table:table-cell>
          <table:table-cell table:style-name="ce37" table:formula="of:=OFFSET([.$U$2];[.$C34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49]/100)+([.$X$4]*[.G349]/100)+([.$X$5]*[.J349]/100)+([.$X$6]*[.K349]/100))*2)+[.$D349])*IF([.$N349]&lt;=0;1;[.$N34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2"/>
          <table:table-cell table:style-name="ce66"/>
          <table:table-cell table:formula="of:=OFFSET([.$R$2];[.$C35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0];0)" office:value-type="float" office:value="10" calcext:value-type="float">
            <text:p>10</text:p>
          </table:table-cell>
          <table:table-cell table:style-name="ce37" table:formula="of:=OFFSET([.$U$2];[.$C35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0]/100)+([.$X$4]*[.G350]/100)+([.$X$5]*[.J350]/100)+([.$X$6]*[.K350]/100))*2)+[.$D350])*IF([.$N350]&lt;=0;1;[.$N35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2"/>
          <table:table-cell table:style-name="ce66"/>
          <table:table-cell table:formula="of:=OFFSET([.$R$2];[.$C35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1];0)" office:value-type="float" office:value="10" calcext:value-type="float">
            <text:p>10</text:p>
          </table:table-cell>
          <table:table-cell table:style-name="ce37" table:formula="of:=OFFSET([.$U$2];[.$C35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1]/100)+([.$X$4]*[.G351]/100)+([.$X$5]*[.J351]/100)+([.$X$6]*[.K351]/100))*2)+[.$D351])*IF([.$N351]&lt;=0;1;[.$N35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2"/>
          <table:table-cell table:style-name="ce66"/>
          <table:table-cell table:formula="of:=OFFSET([.$R$2];[.$C35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2];0)" office:value-type="float" office:value="10" calcext:value-type="float">
            <text:p>10</text:p>
          </table:table-cell>
          <table:table-cell table:style-name="ce37" table:formula="of:=OFFSET([.$U$2];[.$C35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2]/100)+([.$X$4]*[.G352]/100)+([.$X$5]*[.J352]/100)+([.$X$6]*[.K352]/100))*2)+[.$D352])*IF([.$N352]&lt;=0;1;[.$N35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2"/>
          <table:table-cell table:style-name="ce66"/>
          <table:table-cell table:formula="of:=OFFSET([.$R$2];[.$C35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3];0)" office:value-type="float" office:value="10" calcext:value-type="float">
            <text:p>10</text:p>
          </table:table-cell>
          <table:table-cell table:style-name="ce37" table:formula="of:=OFFSET([.$U$2];[.$C35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3]/100)+([.$X$4]*[.G353]/100)+([.$X$5]*[.J353]/100)+([.$X$6]*[.K353]/100))*2)+[.$D353])*IF([.$N353]&lt;=0;1;[.$N35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2"/>
          <table:table-cell table:style-name="ce66"/>
          <table:table-cell table:formula="of:=OFFSET([.$R$2];[.$C35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4];0)" office:value-type="float" office:value="10" calcext:value-type="float">
            <text:p>10</text:p>
          </table:table-cell>
          <table:table-cell table:style-name="ce37" table:formula="of:=OFFSET([.$U$2];[.$C35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4]/100)+([.$X$4]*[.G354]/100)+([.$X$5]*[.J354]/100)+([.$X$6]*[.K354]/100))*2)+[.$D354])*IF([.$N354]&lt;=0;1;[.$N35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2"/>
          <table:table-cell table:style-name="ce66"/>
          <table:table-cell table:formula="of:=OFFSET([.$R$2];[.$C35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5];0)" office:value-type="float" office:value="10" calcext:value-type="float">
            <text:p>10</text:p>
          </table:table-cell>
          <table:table-cell table:style-name="ce37" table:formula="of:=OFFSET([.$U$2];[.$C35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5]/100)+([.$X$4]*[.G355]/100)+([.$X$5]*[.J355]/100)+([.$X$6]*[.K355]/100))*2)+[.$D355])*IF([.$N355]&lt;=0;1;[.$N35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2"/>
          <table:table-cell table:style-name="ce66"/>
          <table:table-cell table:formula="of:=OFFSET([.$R$2];[.$C35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6];0)" office:value-type="float" office:value="10" calcext:value-type="float">
            <text:p>10</text:p>
          </table:table-cell>
          <table:table-cell table:style-name="ce37" table:formula="of:=OFFSET([.$U$2];[.$C35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6]/100)+([.$X$4]*[.G356]/100)+([.$X$5]*[.J356]/100)+([.$X$6]*[.K356]/100))*2)+[.$D356])*IF([.$N356]&lt;=0;1;[.$N35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2"/>
          <table:table-cell table:style-name="ce66"/>
          <table:table-cell table:formula="of:=OFFSET([.$R$2];[.$C35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7];0)" office:value-type="float" office:value="10" calcext:value-type="float">
            <text:p>10</text:p>
          </table:table-cell>
          <table:table-cell table:style-name="ce37" table:formula="of:=OFFSET([.$U$2];[.$C35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7]/100)+([.$X$4]*[.G357]/100)+([.$X$5]*[.J357]/100)+([.$X$6]*[.K357]/100))*2)+[.$D357])*IF([.$N357]&lt;=0;1;[.$N35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2"/>
          <table:table-cell table:style-name="ce66"/>
          <table:table-cell table:formula="of:=OFFSET([.$R$2];[.$C35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8];0)" office:value-type="float" office:value="10" calcext:value-type="float">
            <text:p>10</text:p>
          </table:table-cell>
          <table:table-cell table:style-name="ce37" table:formula="of:=OFFSET([.$U$2];[.$C35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8]/100)+([.$X$4]*[.G358]/100)+([.$X$5]*[.J358]/100)+([.$X$6]*[.K358]/100))*2)+[.$D358])*IF([.$N358]&lt;=0;1;[.$N35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2"/>
          <table:table-cell table:style-name="ce66"/>
          <table:table-cell table:formula="of:=OFFSET([.$R$2];[.$C35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59];0)" office:value-type="float" office:value="10" calcext:value-type="float">
            <text:p>10</text:p>
          </table:table-cell>
          <table:table-cell table:style-name="ce37" table:formula="of:=OFFSET([.$U$2];[.$C35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59]/100)+([.$X$4]*[.G359]/100)+([.$X$5]*[.J359]/100)+([.$X$6]*[.K359]/100))*2)+[.$D359])*IF([.$N359]&lt;=0;1;[.$N35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2"/>
          <table:table-cell table:style-name="ce66"/>
          <table:table-cell table:formula="of:=OFFSET([.$R$2];[.$C36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0];0)" office:value-type="float" office:value="10" calcext:value-type="float">
            <text:p>10</text:p>
          </table:table-cell>
          <table:table-cell table:style-name="ce37" table:formula="of:=OFFSET([.$U$2];[.$C36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0]/100)+([.$X$4]*[.G360]/100)+([.$X$5]*[.J360]/100)+([.$X$6]*[.K360]/100))*2)+[.$D360])*IF([.$N360]&lt;=0;1;[.$N36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2"/>
          <table:table-cell table:style-name="ce66"/>
          <table:table-cell table:formula="of:=OFFSET([.$R$2];[.$C36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1];0)" office:value-type="float" office:value="10" calcext:value-type="float">
            <text:p>10</text:p>
          </table:table-cell>
          <table:table-cell table:style-name="ce37" table:formula="of:=OFFSET([.$U$2];[.$C36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1]/100)+([.$X$4]*[.G361]/100)+([.$X$5]*[.J361]/100)+([.$X$6]*[.K361]/100))*2)+[.$D361])*IF([.$N361]&lt;=0;1;[.$N36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2"/>
          <table:table-cell table:style-name="ce66"/>
          <table:table-cell table:formula="of:=OFFSET([.$R$2];[.$C36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2];0)" office:value-type="float" office:value="10" calcext:value-type="float">
            <text:p>10</text:p>
          </table:table-cell>
          <table:table-cell table:style-name="ce37" table:formula="of:=OFFSET([.$U$2];[.$C36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2]/100)+([.$X$4]*[.G362]/100)+([.$X$5]*[.J362]/100)+([.$X$6]*[.K362]/100))*2)+[.$D362])*IF([.$N362]&lt;=0;1;[.$N36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2"/>
          <table:table-cell table:style-name="ce66"/>
          <table:table-cell table:formula="of:=OFFSET([.$R$2];[.$C36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3];0)" office:value-type="float" office:value="10" calcext:value-type="float">
            <text:p>10</text:p>
          </table:table-cell>
          <table:table-cell table:style-name="ce37" table:formula="of:=OFFSET([.$U$2];[.$C36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3]/100)+([.$X$4]*[.G363]/100)+([.$X$5]*[.J363]/100)+([.$X$6]*[.K363]/100))*2)+[.$D363])*IF([.$N363]&lt;=0;1;[.$N36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2"/>
          <table:table-cell table:style-name="ce66"/>
          <table:table-cell table:formula="of:=OFFSET([.$R$2];[.$C36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4];0)" office:value-type="float" office:value="10" calcext:value-type="float">
            <text:p>10</text:p>
          </table:table-cell>
          <table:table-cell table:style-name="ce37" table:formula="of:=OFFSET([.$U$2];[.$C36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4]/100)+([.$X$4]*[.G364]/100)+([.$X$5]*[.J364]/100)+([.$X$6]*[.K364]/100))*2)+[.$D364])*IF([.$N364]&lt;=0;1;[.$N36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2"/>
          <table:table-cell table:style-name="ce66"/>
          <table:table-cell table:formula="of:=OFFSET([.$R$2];[.$C36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5];0)" office:value-type="float" office:value="10" calcext:value-type="float">
            <text:p>10</text:p>
          </table:table-cell>
          <table:table-cell table:style-name="ce37" table:formula="of:=OFFSET([.$U$2];[.$C36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5]/100)+([.$X$4]*[.G365]/100)+([.$X$5]*[.J365]/100)+([.$X$6]*[.K365]/100))*2)+[.$D365])*IF([.$N365]&lt;=0;1;[.$N36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2"/>
          <table:table-cell table:style-name="ce66"/>
          <table:table-cell table:formula="of:=OFFSET([.$R$2];[.$C36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6];0)" office:value-type="float" office:value="10" calcext:value-type="float">
            <text:p>10</text:p>
          </table:table-cell>
          <table:table-cell table:style-name="ce37" table:formula="of:=OFFSET([.$U$2];[.$C36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6]/100)+([.$X$4]*[.G366]/100)+([.$X$5]*[.J366]/100)+([.$X$6]*[.K366]/100))*2)+[.$D366])*IF([.$N366]&lt;=0;1;[.$N36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2"/>
          <table:table-cell table:style-name="ce66"/>
          <table:table-cell table:formula="of:=OFFSET([.$R$2];[.$C36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7];0)" office:value-type="float" office:value="10" calcext:value-type="float">
            <text:p>10</text:p>
          </table:table-cell>
          <table:table-cell table:style-name="ce37" table:formula="of:=OFFSET([.$U$2];[.$C36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7]/100)+([.$X$4]*[.G367]/100)+([.$X$5]*[.J367]/100)+([.$X$6]*[.K367]/100))*2)+[.$D367])*IF([.$N367]&lt;=0;1;[.$N36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2"/>
          <table:table-cell table:style-name="ce66"/>
          <table:table-cell table:formula="of:=OFFSET([.$R$2];[.$C36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8];0)" office:value-type="float" office:value="10" calcext:value-type="float">
            <text:p>10</text:p>
          </table:table-cell>
          <table:table-cell table:style-name="ce37" table:formula="of:=OFFSET([.$U$2];[.$C36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8]/100)+([.$X$4]*[.G368]/100)+([.$X$5]*[.J368]/100)+([.$X$6]*[.K368]/100))*2)+[.$D368])*IF([.$N368]&lt;=0;1;[.$N36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2"/>
          <table:table-cell table:style-name="ce66"/>
          <table:table-cell table:formula="of:=OFFSET([.$R$2];[.$C36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69];0)" office:value-type="float" office:value="10" calcext:value-type="float">
            <text:p>10</text:p>
          </table:table-cell>
          <table:table-cell table:style-name="ce37" table:formula="of:=OFFSET([.$U$2];[.$C36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69]/100)+([.$X$4]*[.G369]/100)+([.$X$5]*[.J369]/100)+([.$X$6]*[.K369]/100))*2)+[.$D369])*IF([.$N369]&lt;=0;1;[.$N36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2"/>
          <table:table-cell table:style-name="ce66"/>
          <table:table-cell table:formula="of:=OFFSET([.$R$2];[.$C37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0];0)" office:value-type="float" office:value="10" calcext:value-type="float">
            <text:p>10</text:p>
          </table:table-cell>
          <table:table-cell table:style-name="ce37" table:formula="of:=OFFSET([.$U$2];[.$C37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0]/100)+([.$X$4]*[.G370]/100)+([.$X$5]*[.J370]/100)+([.$X$6]*[.K370]/100))*2)+[.$D370])*IF([.$N370]&lt;=0;1;[.$N37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2"/>
          <table:table-cell table:style-name="ce66"/>
          <table:table-cell table:formula="of:=OFFSET([.$R$2];[.$C37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1];0)" office:value-type="float" office:value="10" calcext:value-type="float">
            <text:p>10</text:p>
          </table:table-cell>
          <table:table-cell table:style-name="ce37" table:formula="of:=OFFSET([.$U$2];[.$C37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1]/100)+([.$X$4]*[.G371]/100)+([.$X$5]*[.J371]/100)+([.$X$6]*[.K371]/100))*2)+[.$D371])*IF([.$N371]&lt;=0;1;[.$N37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2"/>
          <table:table-cell table:style-name="ce66"/>
          <table:table-cell table:formula="of:=OFFSET([.$R$2];[.$C37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2];0)" office:value-type="float" office:value="10" calcext:value-type="float">
            <text:p>10</text:p>
          </table:table-cell>
          <table:table-cell table:style-name="ce37" table:formula="of:=OFFSET([.$U$2];[.$C37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2]/100)+([.$X$4]*[.G372]/100)+([.$X$5]*[.J372]/100)+([.$X$6]*[.K372]/100))*2)+[.$D372])*IF([.$N372]&lt;=0;1;[.$N37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2"/>
          <table:table-cell table:style-name="ce66"/>
          <table:table-cell table:formula="of:=OFFSET([.$R$2];[.$C37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3];0)" office:value-type="float" office:value="10" calcext:value-type="float">
            <text:p>10</text:p>
          </table:table-cell>
          <table:table-cell table:style-name="ce37" table:formula="of:=OFFSET([.$U$2];[.$C37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3]/100)+([.$X$4]*[.G373]/100)+([.$X$5]*[.J373]/100)+([.$X$6]*[.K373]/100))*2)+[.$D373])*IF([.$N373]&lt;=0;1;[.$N37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2"/>
          <table:table-cell table:style-name="ce66"/>
          <table:table-cell table:formula="of:=OFFSET([.$R$2];[.$C37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4];0)" office:value-type="float" office:value="10" calcext:value-type="float">
            <text:p>10</text:p>
          </table:table-cell>
          <table:table-cell table:style-name="ce37" table:formula="of:=OFFSET([.$U$2];[.$C37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4]/100)+([.$X$4]*[.G374]/100)+([.$X$5]*[.J374]/100)+([.$X$6]*[.K374]/100))*2)+[.$D374])*IF([.$N374]&lt;=0;1;[.$N37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2"/>
          <table:table-cell table:style-name="ce66"/>
          <table:table-cell table:formula="of:=OFFSET([.$R$2];[.$C37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5];0)" office:value-type="float" office:value="10" calcext:value-type="float">
            <text:p>10</text:p>
          </table:table-cell>
          <table:table-cell table:style-name="ce37" table:formula="of:=OFFSET([.$U$2];[.$C37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5]/100)+([.$X$4]*[.G375]/100)+([.$X$5]*[.J375]/100)+([.$X$6]*[.K375]/100))*2)+[.$D375])*IF([.$N375]&lt;=0;1;[.$N37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2"/>
          <table:table-cell table:style-name="ce66"/>
          <table:table-cell table:formula="of:=OFFSET([.$R$2];[.$C37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6];0)" office:value-type="float" office:value="10" calcext:value-type="float">
            <text:p>10</text:p>
          </table:table-cell>
          <table:table-cell table:style-name="ce37" table:formula="of:=OFFSET([.$U$2];[.$C37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6]/100)+([.$X$4]*[.G376]/100)+([.$X$5]*[.J376]/100)+([.$X$6]*[.K376]/100))*2)+[.$D376])*IF([.$N376]&lt;=0;1;[.$N37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2"/>
          <table:table-cell table:style-name="ce66"/>
          <table:table-cell table:formula="of:=OFFSET([.$R$2];[.$C37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7];0)" office:value-type="float" office:value="10" calcext:value-type="float">
            <text:p>10</text:p>
          </table:table-cell>
          <table:table-cell table:style-name="ce37" table:formula="of:=OFFSET([.$U$2];[.$C37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7]/100)+([.$X$4]*[.G377]/100)+([.$X$5]*[.J377]/100)+([.$X$6]*[.K377]/100))*2)+[.$D377])*IF([.$N377]&lt;=0;1;[.$N37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2"/>
          <table:table-cell table:style-name="ce66"/>
          <table:table-cell table:formula="of:=OFFSET([.$R$2];[.$C37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8];0)" office:value-type="float" office:value="10" calcext:value-type="float">
            <text:p>10</text:p>
          </table:table-cell>
          <table:table-cell table:style-name="ce37" table:formula="of:=OFFSET([.$U$2];[.$C37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8]/100)+([.$X$4]*[.G378]/100)+([.$X$5]*[.J378]/100)+([.$X$6]*[.K378]/100))*2)+[.$D378])*IF([.$N378]&lt;=0;1;[.$N37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2"/>
          <table:table-cell table:style-name="ce66"/>
          <table:table-cell table:formula="of:=OFFSET([.$R$2];[.$C37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79];0)" office:value-type="float" office:value="10" calcext:value-type="float">
            <text:p>10</text:p>
          </table:table-cell>
          <table:table-cell table:style-name="ce37" table:formula="of:=OFFSET([.$U$2];[.$C37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79]/100)+([.$X$4]*[.G379]/100)+([.$X$5]*[.J379]/100)+([.$X$6]*[.K379]/100))*2)+[.$D379])*IF([.$N379]&lt;=0;1;[.$N37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2"/>
          <table:table-cell table:style-name="ce66"/>
          <table:table-cell table:formula="of:=OFFSET([.$R$2];[.$C38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0];0)" office:value-type="float" office:value="10" calcext:value-type="float">
            <text:p>10</text:p>
          </table:table-cell>
          <table:table-cell table:style-name="ce37" table:formula="of:=OFFSET([.$U$2];[.$C38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0]/100)+([.$X$4]*[.G380]/100)+([.$X$5]*[.J380]/100)+([.$X$6]*[.K380]/100))*2)+[.$D380])*IF([.$N380]&lt;=0;1;[.$N38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2"/>
          <table:table-cell table:style-name="ce66"/>
          <table:table-cell table:formula="of:=OFFSET([.$R$2];[.$C38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1];0)" office:value-type="float" office:value="10" calcext:value-type="float">
            <text:p>10</text:p>
          </table:table-cell>
          <table:table-cell table:style-name="ce37" table:formula="of:=OFFSET([.$U$2];[.$C38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1]/100)+([.$X$4]*[.G381]/100)+([.$X$5]*[.J381]/100)+([.$X$6]*[.K381]/100))*2)+[.$D381])*IF([.$N381]&lt;=0;1;[.$N38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2"/>
          <table:table-cell table:style-name="ce66"/>
          <table:table-cell table:formula="of:=OFFSET([.$R$2];[.$C38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2];0)" office:value-type="float" office:value="10" calcext:value-type="float">
            <text:p>10</text:p>
          </table:table-cell>
          <table:table-cell table:style-name="ce37" table:formula="of:=OFFSET([.$U$2];[.$C38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2]/100)+([.$X$4]*[.G382]/100)+([.$X$5]*[.J382]/100)+([.$X$6]*[.K382]/100))*2)+[.$D382])*IF([.$N382]&lt;=0;1;[.$N38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2"/>
          <table:table-cell table:style-name="ce66"/>
          <table:table-cell table:formula="of:=OFFSET([.$R$2];[.$C38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3];0)" office:value-type="float" office:value="10" calcext:value-type="float">
            <text:p>10</text:p>
          </table:table-cell>
          <table:table-cell table:style-name="ce37" table:formula="of:=OFFSET([.$U$2];[.$C38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3]/100)+([.$X$4]*[.G383]/100)+([.$X$5]*[.J383]/100)+([.$X$6]*[.K383]/100))*2)+[.$D383])*IF([.$N383]&lt;=0;1;[.$N38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2"/>
          <table:table-cell table:style-name="ce66"/>
          <table:table-cell table:formula="of:=OFFSET([.$R$2];[.$C38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4];0)" office:value-type="float" office:value="10" calcext:value-type="float">
            <text:p>10</text:p>
          </table:table-cell>
          <table:table-cell table:style-name="ce37" table:formula="of:=OFFSET([.$U$2];[.$C38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4]/100)+([.$X$4]*[.G384]/100)+([.$X$5]*[.J384]/100)+([.$X$6]*[.K384]/100))*2)+[.$D384])*IF([.$N384]&lt;=0;1;[.$N38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2"/>
          <table:table-cell table:style-name="ce66"/>
          <table:table-cell table:formula="of:=OFFSET([.$R$2];[.$C38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5];0)" office:value-type="float" office:value="10" calcext:value-type="float">
            <text:p>10</text:p>
          </table:table-cell>
          <table:table-cell table:style-name="ce37" table:formula="of:=OFFSET([.$U$2];[.$C38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5]/100)+([.$X$4]*[.G385]/100)+([.$X$5]*[.J385]/100)+([.$X$6]*[.K385]/100))*2)+[.$D385])*IF([.$N385]&lt;=0;1;[.$N38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2"/>
          <table:table-cell table:style-name="ce66"/>
          <table:table-cell table:formula="of:=OFFSET([.$R$2];[.$C38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6];0)" office:value-type="float" office:value="10" calcext:value-type="float">
            <text:p>10</text:p>
          </table:table-cell>
          <table:table-cell table:style-name="ce37" table:formula="of:=OFFSET([.$U$2];[.$C38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6]/100)+([.$X$4]*[.G386]/100)+([.$X$5]*[.J386]/100)+([.$X$6]*[.K386]/100))*2)+[.$D386])*IF([.$N386]&lt;=0;1;[.$N38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2"/>
          <table:table-cell table:style-name="ce66"/>
          <table:table-cell table:formula="of:=OFFSET([.$R$2];[.$C38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7];0)" office:value-type="float" office:value="10" calcext:value-type="float">
            <text:p>10</text:p>
          </table:table-cell>
          <table:table-cell table:style-name="ce37" table:formula="of:=OFFSET([.$U$2];[.$C38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7]/100)+([.$X$4]*[.G387]/100)+([.$X$5]*[.J387]/100)+([.$X$6]*[.K387]/100))*2)+[.$D387])*IF([.$N387]&lt;=0;1;[.$N38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2"/>
          <table:table-cell table:style-name="ce66"/>
          <table:table-cell table:formula="of:=OFFSET([.$R$2];[.$C38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8];0)" office:value-type="float" office:value="10" calcext:value-type="float">
            <text:p>10</text:p>
          </table:table-cell>
          <table:table-cell table:style-name="ce37" table:formula="of:=OFFSET([.$U$2];[.$C38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8]/100)+([.$X$4]*[.G388]/100)+([.$X$5]*[.J388]/100)+([.$X$6]*[.K388]/100))*2)+[.$D388])*IF([.$N388]&lt;=0;1;[.$N38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2"/>
          <table:table-cell table:style-name="ce66"/>
          <table:table-cell table:formula="of:=OFFSET([.$R$2];[.$C38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89];0)" office:value-type="float" office:value="10" calcext:value-type="float">
            <text:p>10</text:p>
          </table:table-cell>
          <table:table-cell table:style-name="ce37" table:formula="of:=OFFSET([.$U$2];[.$C38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89]/100)+([.$X$4]*[.G389]/100)+([.$X$5]*[.J389]/100)+([.$X$6]*[.K389]/100))*2)+[.$D389])*IF([.$N389]&lt;=0;1;[.$N38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2"/>
          <table:table-cell table:style-name="ce66"/>
          <table:table-cell table:formula="of:=OFFSET([.$R$2];[.$C39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0];0)" office:value-type="float" office:value="10" calcext:value-type="float">
            <text:p>10</text:p>
          </table:table-cell>
          <table:table-cell table:style-name="ce37" table:formula="of:=OFFSET([.$U$2];[.$C39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0]/100)+([.$X$4]*[.G390]/100)+([.$X$5]*[.J390]/100)+([.$X$6]*[.K390]/100))*2)+[.$D390])*IF([.$N390]&lt;=0;1;[.$N39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2"/>
          <table:table-cell table:style-name="ce66"/>
          <table:table-cell table:formula="of:=OFFSET([.$R$2];[.$C39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1];0)" office:value-type="float" office:value="10" calcext:value-type="float">
            <text:p>10</text:p>
          </table:table-cell>
          <table:table-cell table:style-name="ce37" table:formula="of:=OFFSET([.$U$2];[.$C39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1]/100)+([.$X$4]*[.G391]/100)+([.$X$5]*[.J391]/100)+([.$X$6]*[.K391]/100))*2)+[.$D391])*IF([.$N391]&lt;=0;1;[.$N39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2"/>
          <table:table-cell table:style-name="ce66"/>
          <table:table-cell table:formula="of:=OFFSET([.$R$2];[.$C39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2];0)" office:value-type="float" office:value="10" calcext:value-type="float">
            <text:p>10</text:p>
          </table:table-cell>
          <table:table-cell table:style-name="ce37" table:formula="of:=OFFSET([.$U$2];[.$C39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2]/100)+([.$X$4]*[.G392]/100)+([.$X$5]*[.J392]/100)+([.$X$6]*[.K392]/100))*2)+[.$D392])*IF([.$N392]&lt;=0;1;[.$N39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2"/>
          <table:table-cell table:style-name="ce66"/>
          <table:table-cell table:formula="of:=OFFSET([.$R$2];[.$C39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3];0)" office:value-type="float" office:value="10" calcext:value-type="float">
            <text:p>10</text:p>
          </table:table-cell>
          <table:table-cell table:style-name="ce37" table:formula="of:=OFFSET([.$U$2];[.$C39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3]/100)+([.$X$4]*[.G393]/100)+([.$X$5]*[.J393]/100)+([.$X$6]*[.K393]/100))*2)+[.$D393])*IF([.$N393]&lt;=0;1;[.$N39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2"/>
          <table:table-cell table:style-name="ce66"/>
          <table:table-cell table:formula="of:=OFFSET([.$R$2];[.$C39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4];0)" office:value-type="float" office:value="10" calcext:value-type="float">
            <text:p>10</text:p>
          </table:table-cell>
          <table:table-cell table:style-name="ce37" table:formula="of:=OFFSET([.$U$2];[.$C39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4]/100)+([.$X$4]*[.G394]/100)+([.$X$5]*[.J394]/100)+([.$X$6]*[.K394]/100))*2)+[.$D394])*IF([.$N394]&lt;=0;1;[.$N39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2"/>
          <table:table-cell table:style-name="ce66"/>
          <table:table-cell table:formula="of:=OFFSET([.$R$2];[.$C39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5];0)" office:value-type="float" office:value="10" calcext:value-type="float">
            <text:p>10</text:p>
          </table:table-cell>
          <table:table-cell table:style-name="ce37" table:formula="of:=OFFSET([.$U$2];[.$C39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5]/100)+([.$X$4]*[.G395]/100)+([.$X$5]*[.J395]/100)+([.$X$6]*[.K395]/100))*2)+[.$D395])*IF([.$N395]&lt;=0;1;[.$N39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2"/>
          <table:table-cell table:style-name="ce66"/>
          <table:table-cell table:formula="of:=OFFSET([.$R$2];[.$C39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6];0)" office:value-type="float" office:value="10" calcext:value-type="float">
            <text:p>10</text:p>
          </table:table-cell>
          <table:table-cell table:style-name="ce37" table:formula="of:=OFFSET([.$U$2];[.$C39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6]/100)+([.$X$4]*[.G396]/100)+([.$X$5]*[.J396]/100)+([.$X$6]*[.K396]/100))*2)+[.$D396])*IF([.$N396]&lt;=0;1;[.$N39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2"/>
          <table:table-cell table:style-name="ce66"/>
          <table:table-cell table:formula="of:=OFFSET([.$R$2];[.$C39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7];0)" office:value-type="float" office:value="10" calcext:value-type="float">
            <text:p>10</text:p>
          </table:table-cell>
          <table:table-cell table:style-name="ce37" table:formula="of:=OFFSET([.$U$2];[.$C39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7]/100)+([.$X$4]*[.G397]/100)+([.$X$5]*[.J397]/100)+([.$X$6]*[.K397]/100))*2)+[.$D397])*IF([.$N397]&lt;=0;1;[.$N39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2"/>
          <table:table-cell table:style-name="ce66"/>
          <table:table-cell table:formula="of:=OFFSET([.$R$2];[.$C39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8];0)" office:value-type="float" office:value="10" calcext:value-type="float">
            <text:p>10</text:p>
          </table:table-cell>
          <table:table-cell table:style-name="ce37" table:formula="of:=OFFSET([.$U$2];[.$C39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8]/100)+([.$X$4]*[.G398]/100)+([.$X$5]*[.J398]/100)+([.$X$6]*[.K398]/100))*2)+[.$D398])*IF([.$N398]&lt;=0;1;[.$N39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2"/>
          <table:table-cell table:style-name="ce66"/>
          <table:table-cell table:formula="of:=OFFSET([.$R$2];[.$C39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399];0)" office:value-type="float" office:value="10" calcext:value-type="float">
            <text:p>10</text:p>
          </table:table-cell>
          <table:table-cell table:style-name="ce37" table:formula="of:=OFFSET([.$U$2];[.$C39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399]/100)+([.$X$4]*[.G399]/100)+([.$X$5]*[.J399]/100)+([.$X$6]*[.K399]/100))*2)+[.$D399])*IF([.$N399]&lt;=0;1;[.$N39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2"/>
          <table:table-cell table:style-name="ce66"/>
          <table:table-cell table:formula="of:=OFFSET([.$R$2];[.$C40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0];0)" office:value-type="float" office:value="10" calcext:value-type="float">
            <text:p>10</text:p>
          </table:table-cell>
          <table:table-cell table:style-name="ce37" table:formula="of:=OFFSET([.$U$2];[.$C40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0]/100)+([.$X$4]*[.G400]/100)+([.$X$5]*[.J400]/100)+([.$X$6]*[.K400]/100))*2)+[.$D400])*IF([.$N400]&lt;=0;1;[.$N40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2"/>
          <table:table-cell table:style-name="ce66"/>
          <table:table-cell table:formula="of:=OFFSET([.$R$2];[.$C40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1];0)" office:value-type="float" office:value="10" calcext:value-type="float">
            <text:p>10</text:p>
          </table:table-cell>
          <table:table-cell table:style-name="ce37" table:formula="of:=OFFSET([.$U$2];[.$C40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1]/100)+([.$X$4]*[.G401]/100)+([.$X$5]*[.J401]/100)+([.$X$6]*[.K401]/100))*2)+[.$D401])*IF([.$N401]&lt;=0;1;[.$N40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2"/>
          <table:table-cell table:style-name="ce66"/>
          <table:table-cell table:formula="of:=OFFSET([.$R$2];[.$C40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2];0)" office:value-type="float" office:value="10" calcext:value-type="float">
            <text:p>10</text:p>
          </table:table-cell>
          <table:table-cell table:style-name="ce37" table:formula="of:=OFFSET([.$U$2];[.$C40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2]/100)+([.$X$4]*[.G402]/100)+([.$X$5]*[.J402]/100)+([.$X$6]*[.K402]/100))*2)+[.$D402])*IF([.$N402]&lt;=0;1;[.$N40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2"/>
          <table:table-cell table:style-name="ce66"/>
          <table:table-cell table:formula="of:=OFFSET([.$R$2];[.$C40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3];0)" office:value-type="float" office:value="10" calcext:value-type="float">
            <text:p>10</text:p>
          </table:table-cell>
          <table:table-cell table:style-name="ce37" table:formula="of:=OFFSET([.$U$2];[.$C40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3]/100)+([.$X$4]*[.G403]/100)+([.$X$5]*[.J403]/100)+([.$X$6]*[.K403]/100))*2)+[.$D403])*IF([.$N403]&lt;=0;1;[.$N40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2"/>
          <table:table-cell table:style-name="ce66"/>
          <table:table-cell table:formula="of:=OFFSET([.$R$2];[.$C40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4];0)" office:value-type="float" office:value="10" calcext:value-type="float">
            <text:p>10</text:p>
          </table:table-cell>
          <table:table-cell table:style-name="ce37" table:formula="of:=OFFSET([.$U$2];[.$C40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4]/100)+([.$X$4]*[.G404]/100)+([.$X$5]*[.J404]/100)+([.$X$6]*[.K404]/100))*2)+[.$D404])*IF([.$N404]&lt;=0;1;[.$N40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2"/>
          <table:table-cell table:style-name="ce66"/>
          <table:table-cell table:formula="of:=OFFSET([.$R$2];[.$C40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5];0)" office:value-type="float" office:value="10" calcext:value-type="float">
            <text:p>10</text:p>
          </table:table-cell>
          <table:table-cell table:style-name="ce37" table:formula="of:=OFFSET([.$U$2];[.$C40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5]/100)+([.$X$4]*[.G405]/100)+([.$X$5]*[.J405]/100)+([.$X$6]*[.K405]/100))*2)+[.$D405])*IF([.$N405]&lt;=0;1;[.$N40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2"/>
          <table:table-cell table:style-name="ce66"/>
          <table:table-cell table:formula="of:=OFFSET([.$R$2];[.$C40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6];0)" office:value-type="float" office:value="10" calcext:value-type="float">
            <text:p>10</text:p>
          </table:table-cell>
          <table:table-cell table:style-name="ce37" table:formula="of:=OFFSET([.$U$2];[.$C40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6]/100)+([.$X$4]*[.G406]/100)+([.$X$5]*[.J406]/100)+([.$X$6]*[.K406]/100))*2)+[.$D406])*IF([.$N406]&lt;=0;1;[.$N40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2"/>
          <table:table-cell table:style-name="ce66"/>
          <table:table-cell table:formula="of:=OFFSET([.$R$2];[.$C40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7];0)" office:value-type="float" office:value="10" calcext:value-type="float">
            <text:p>10</text:p>
          </table:table-cell>
          <table:table-cell table:style-name="ce37" table:formula="of:=OFFSET([.$U$2];[.$C40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7]/100)+([.$X$4]*[.G407]/100)+([.$X$5]*[.J407]/100)+([.$X$6]*[.K407]/100))*2)+[.$D407])*IF([.$N407]&lt;=0;1;[.$N40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2"/>
          <table:table-cell table:style-name="ce66"/>
          <table:table-cell table:formula="of:=OFFSET([.$R$2];[.$C40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8];0)" office:value-type="float" office:value="10" calcext:value-type="float">
            <text:p>10</text:p>
          </table:table-cell>
          <table:table-cell table:style-name="ce37" table:formula="of:=OFFSET([.$U$2];[.$C40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8]/100)+([.$X$4]*[.G408]/100)+([.$X$5]*[.J408]/100)+([.$X$6]*[.K408]/100))*2)+[.$D408])*IF([.$N408]&lt;=0;1;[.$N40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2"/>
          <table:table-cell table:style-name="ce66"/>
          <table:table-cell table:formula="of:=OFFSET([.$R$2];[.$C40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09];0)" office:value-type="float" office:value="10" calcext:value-type="float">
            <text:p>10</text:p>
          </table:table-cell>
          <table:table-cell table:style-name="ce37" table:formula="of:=OFFSET([.$U$2];[.$C40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09]/100)+([.$X$4]*[.G409]/100)+([.$X$5]*[.J409]/100)+([.$X$6]*[.K409]/100))*2)+[.$D409])*IF([.$N409]&lt;=0;1;[.$N40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2"/>
          <table:table-cell table:style-name="ce66"/>
          <table:table-cell table:formula="of:=OFFSET([.$R$2];[.$C41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0];0)" office:value-type="float" office:value="10" calcext:value-type="float">
            <text:p>10</text:p>
          </table:table-cell>
          <table:table-cell table:style-name="ce37" table:formula="of:=OFFSET([.$U$2];[.$C41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0]/100)+([.$X$4]*[.G410]/100)+([.$X$5]*[.J410]/100)+([.$X$6]*[.K410]/100))*2)+[.$D410])*IF([.$N410]&lt;=0;1;[.$N41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2"/>
          <table:table-cell table:style-name="ce66"/>
          <table:table-cell table:formula="of:=OFFSET([.$R$2];[.$C41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1];0)" office:value-type="float" office:value="10" calcext:value-type="float">
            <text:p>10</text:p>
          </table:table-cell>
          <table:table-cell table:style-name="ce37" table:formula="of:=OFFSET([.$U$2];[.$C41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1]/100)+([.$X$4]*[.G411]/100)+([.$X$5]*[.J411]/100)+([.$X$6]*[.K411]/100))*2)+[.$D411])*IF([.$N411]&lt;=0;1;[.$N41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2"/>
          <table:table-cell table:style-name="ce66"/>
          <table:table-cell table:formula="of:=OFFSET([.$R$2];[.$C41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2];0)" office:value-type="float" office:value="10" calcext:value-type="float">
            <text:p>10</text:p>
          </table:table-cell>
          <table:table-cell table:style-name="ce37" table:formula="of:=OFFSET([.$U$2];[.$C41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2]/100)+([.$X$4]*[.G412]/100)+([.$X$5]*[.J412]/100)+([.$X$6]*[.K412]/100))*2)+[.$D412])*IF([.$N412]&lt;=0;1;[.$N41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2"/>
          <table:table-cell table:style-name="ce66"/>
          <table:table-cell table:formula="of:=OFFSET([.$R$2];[.$C41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3];0)" office:value-type="float" office:value="10" calcext:value-type="float">
            <text:p>10</text:p>
          </table:table-cell>
          <table:table-cell table:style-name="ce37" table:formula="of:=OFFSET([.$U$2];[.$C41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3]/100)+([.$X$4]*[.G413]/100)+([.$X$5]*[.J413]/100)+([.$X$6]*[.K413]/100))*2)+[.$D413])*IF([.$N413]&lt;=0;1;[.$N41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2"/>
          <table:table-cell table:style-name="ce66"/>
          <table:table-cell table:formula="of:=OFFSET([.$R$2];[.$C41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4];0)" office:value-type="float" office:value="10" calcext:value-type="float">
            <text:p>10</text:p>
          </table:table-cell>
          <table:table-cell table:style-name="ce37" table:formula="of:=OFFSET([.$U$2];[.$C41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4]/100)+([.$X$4]*[.G414]/100)+([.$X$5]*[.J414]/100)+([.$X$6]*[.K414]/100))*2)+[.$D414])*IF([.$N414]&lt;=0;1;[.$N41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2"/>
          <table:table-cell table:style-name="ce66"/>
          <table:table-cell table:formula="of:=OFFSET([.$R$2];[.$C41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5];0)" office:value-type="float" office:value="10" calcext:value-type="float">
            <text:p>10</text:p>
          </table:table-cell>
          <table:table-cell table:style-name="ce37" table:formula="of:=OFFSET([.$U$2];[.$C41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5]/100)+([.$X$4]*[.G415]/100)+([.$X$5]*[.J415]/100)+([.$X$6]*[.K415]/100))*2)+[.$D415])*IF([.$N415]&lt;=0;1;[.$N41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2"/>
          <table:table-cell table:style-name="ce66"/>
          <table:table-cell table:formula="of:=OFFSET([.$R$2];[.$C41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6];0)" office:value-type="float" office:value="10" calcext:value-type="float">
            <text:p>10</text:p>
          </table:table-cell>
          <table:table-cell table:style-name="ce37" table:formula="of:=OFFSET([.$U$2];[.$C41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6]/100)+([.$X$4]*[.G416]/100)+([.$X$5]*[.J416]/100)+([.$X$6]*[.K416]/100))*2)+[.$D416])*IF([.$N416]&lt;=0;1;[.$N41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2"/>
          <table:table-cell table:style-name="ce66"/>
          <table:table-cell table:formula="of:=OFFSET([.$R$2];[.$C41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7];0)" office:value-type="float" office:value="10" calcext:value-type="float">
            <text:p>10</text:p>
          </table:table-cell>
          <table:table-cell table:style-name="ce37" table:formula="of:=OFFSET([.$U$2];[.$C41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7]/100)+([.$X$4]*[.G417]/100)+([.$X$5]*[.J417]/100)+([.$X$6]*[.K417]/100))*2)+[.$D417])*IF([.$N417]&lt;=0;1;[.$N41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2"/>
          <table:table-cell table:style-name="ce66"/>
          <table:table-cell table:formula="of:=OFFSET([.$R$2];[.$C41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8];0)" office:value-type="float" office:value="10" calcext:value-type="float">
            <text:p>10</text:p>
          </table:table-cell>
          <table:table-cell table:style-name="ce37" table:formula="of:=OFFSET([.$U$2];[.$C41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8]/100)+([.$X$4]*[.G418]/100)+([.$X$5]*[.J418]/100)+([.$X$6]*[.K418]/100))*2)+[.$D418])*IF([.$N418]&lt;=0;1;[.$N41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2"/>
          <table:table-cell table:style-name="ce66"/>
          <table:table-cell table:formula="of:=OFFSET([.$R$2];[.$C41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19];0)" office:value-type="float" office:value="10" calcext:value-type="float">
            <text:p>10</text:p>
          </table:table-cell>
          <table:table-cell table:style-name="ce37" table:formula="of:=OFFSET([.$U$2];[.$C41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19]/100)+([.$X$4]*[.G419]/100)+([.$X$5]*[.J419]/100)+([.$X$6]*[.K419]/100))*2)+[.$D419])*IF([.$N419]&lt;=0;1;[.$N41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2"/>
          <table:table-cell table:style-name="ce66"/>
          <table:table-cell table:formula="of:=OFFSET([.$R$2];[.$C42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0];0)" office:value-type="float" office:value="10" calcext:value-type="float">
            <text:p>10</text:p>
          </table:table-cell>
          <table:table-cell table:style-name="ce37" table:formula="of:=OFFSET([.$U$2];[.$C42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0]/100)+([.$X$4]*[.G420]/100)+([.$X$5]*[.J420]/100)+([.$X$6]*[.K420]/100))*2)+[.$D420])*IF([.$N420]&lt;=0;1;[.$N42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2"/>
          <table:table-cell table:style-name="ce66"/>
          <table:table-cell table:formula="of:=OFFSET([.$R$2];[.$C42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1];0)" office:value-type="float" office:value="10" calcext:value-type="float">
            <text:p>10</text:p>
          </table:table-cell>
          <table:table-cell table:style-name="ce37" table:formula="of:=OFFSET([.$U$2];[.$C42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1]/100)+([.$X$4]*[.G421]/100)+([.$X$5]*[.J421]/100)+([.$X$6]*[.K421]/100))*2)+[.$D421])*IF([.$N421]&lt;=0;1;[.$N42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2"/>
          <table:table-cell table:style-name="ce66"/>
          <table:table-cell table:formula="of:=OFFSET([.$R$2];[.$C42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2];0)" office:value-type="float" office:value="10" calcext:value-type="float">
            <text:p>10</text:p>
          </table:table-cell>
          <table:table-cell table:style-name="ce37" table:formula="of:=OFFSET([.$U$2];[.$C42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2]/100)+([.$X$4]*[.G422]/100)+([.$X$5]*[.J422]/100)+([.$X$6]*[.K422]/100))*2)+[.$D422])*IF([.$N422]&lt;=0;1;[.$N42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2"/>
          <table:table-cell table:style-name="ce66"/>
          <table:table-cell table:formula="of:=OFFSET([.$R$2];[.$C42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3];0)" office:value-type="float" office:value="10" calcext:value-type="float">
            <text:p>10</text:p>
          </table:table-cell>
          <table:table-cell table:style-name="ce37" table:formula="of:=OFFSET([.$U$2];[.$C42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3]/100)+([.$X$4]*[.G423]/100)+([.$X$5]*[.J423]/100)+([.$X$6]*[.K423]/100))*2)+[.$D423])*IF([.$N423]&lt;=0;1;[.$N42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2"/>
          <table:table-cell table:style-name="ce66"/>
          <table:table-cell table:formula="of:=OFFSET([.$R$2];[.$C42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4];0)" office:value-type="float" office:value="10" calcext:value-type="float">
            <text:p>10</text:p>
          </table:table-cell>
          <table:table-cell table:style-name="ce37" table:formula="of:=OFFSET([.$U$2];[.$C42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4]/100)+([.$X$4]*[.G424]/100)+([.$X$5]*[.J424]/100)+([.$X$6]*[.K424]/100))*2)+[.$D424])*IF([.$N424]&lt;=0;1;[.$N42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2"/>
          <table:table-cell table:style-name="ce66"/>
          <table:table-cell table:formula="of:=OFFSET([.$R$2];[.$C42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5];0)" office:value-type="float" office:value="10" calcext:value-type="float">
            <text:p>10</text:p>
          </table:table-cell>
          <table:table-cell table:style-name="ce37" table:formula="of:=OFFSET([.$U$2];[.$C42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5]/100)+([.$X$4]*[.G425]/100)+([.$X$5]*[.J425]/100)+([.$X$6]*[.K425]/100))*2)+[.$D425])*IF([.$N425]&lt;=0;1;[.$N42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2"/>
          <table:table-cell table:style-name="ce66"/>
          <table:table-cell table:formula="of:=OFFSET([.$R$2];[.$C42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6];0)" office:value-type="float" office:value="10" calcext:value-type="float">
            <text:p>10</text:p>
          </table:table-cell>
          <table:table-cell table:style-name="ce37" table:formula="of:=OFFSET([.$U$2];[.$C42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6]/100)+([.$X$4]*[.G426]/100)+([.$X$5]*[.J426]/100)+([.$X$6]*[.K426]/100))*2)+[.$D426])*IF([.$N426]&lt;=0;1;[.$N42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2"/>
          <table:table-cell table:style-name="ce66"/>
          <table:table-cell table:formula="of:=OFFSET([.$R$2];[.$C42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7];0)" office:value-type="float" office:value="10" calcext:value-type="float">
            <text:p>10</text:p>
          </table:table-cell>
          <table:table-cell table:style-name="ce37" table:formula="of:=OFFSET([.$U$2];[.$C42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7]/100)+([.$X$4]*[.G427]/100)+([.$X$5]*[.J427]/100)+([.$X$6]*[.K427]/100))*2)+[.$D427])*IF([.$N427]&lt;=0;1;[.$N42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2"/>
          <table:table-cell table:style-name="ce66"/>
          <table:table-cell table:formula="of:=OFFSET([.$R$2];[.$C42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8];0)" office:value-type="float" office:value="10" calcext:value-type="float">
            <text:p>10</text:p>
          </table:table-cell>
          <table:table-cell table:style-name="ce37" table:formula="of:=OFFSET([.$U$2];[.$C42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8]/100)+([.$X$4]*[.G428]/100)+([.$X$5]*[.J428]/100)+([.$X$6]*[.K428]/100))*2)+[.$D428])*IF([.$N428]&lt;=0;1;[.$N42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2"/>
          <table:table-cell table:style-name="ce66"/>
          <table:table-cell table:formula="of:=OFFSET([.$R$2];[.$C42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29];0)" office:value-type="float" office:value="10" calcext:value-type="float">
            <text:p>10</text:p>
          </table:table-cell>
          <table:table-cell table:style-name="ce37" table:formula="of:=OFFSET([.$U$2];[.$C42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29]/100)+([.$X$4]*[.G429]/100)+([.$X$5]*[.J429]/100)+([.$X$6]*[.K429]/100))*2)+[.$D429])*IF([.$N429]&lt;=0;1;[.$N42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2"/>
          <table:table-cell table:style-name="ce66"/>
          <table:table-cell table:formula="of:=OFFSET([.$R$2];[.$C43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0];0)" office:value-type="float" office:value="10" calcext:value-type="float">
            <text:p>10</text:p>
          </table:table-cell>
          <table:table-cell table:style-name="ce37" table:formula="of:=OFFSET([.$U$2];[.$C43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0]/100)+([.$X$4]*[.G430]/100)+([.$X$5]*[.J430]/100)+([.$X$6]*[.K430]/100))*2)+[.$D430])*IF([.$N430]&lt;=0;1;[.$N43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2"/>
          <table:table-cell table:style-name="ce66"/>
          <table:table-cell table:formula="of:=OFFSET([.$R$2];[.$C43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1];0)" office:value-type="float" office:value="10" calcext:value-type="float">
            <text:p>10</text:p>
          </table:table-cell>
          <table:table-cell table:style-name="ce37" table:formula="of:=OFFSET([.$U$2];[.$C43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1]/100)+([.$X$4]*[.G431]/100)+([.$X$5]*[.J431]/100)+([.$X$6]*[.K431]/100))*2)+[.$D431])*IF([.$N431]&lt;=0;1;[.$N43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2"/>
          <table:table-cell table:style-name="ce66"/>
          <table:table-cell table:formula="of:=OFFSET([.$R$2];[.$C43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2];0)" office:value-type="float" office:value="10" calcext:value-type="float">
            <text:p>10</text:p>
          </table:table-cell>
          <table:table-cell table:style-name="ce37" table:formula="of:=OFFSET([.$U$2];[.$C43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2]/100)+([.$X$4]*[.G432]/100)+([.$X$5]*[.J432]/100)+([.$X$6]*[.K432]/100))*2)+[.$D432])*IF([.$N432]&lt;=0;1;[.$N43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2"/>
          <table:table-cell table:style-name="ce66"/>
          <table:table-cell table:formula="of:=OFFSET([.$R$2];[.$C43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3];0)" office:value-type="float" office:value="10" calcext:value-type="float">
            <text:p>10</text:p>
          </table:table-cell>
          <table:table-cell table:style-name="ce37" table:formula="of:=OFFSET([.$U$2];[.$C43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3]/100)+([.$X$4]*[.G433]/100)+([.$X$5]*[.J433]/100)+([.$X$6]*[.K433]/100))*2)+[.$D433])*IF([.$N433]&lt;=0;1;[.$N43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2"/>
          <table:table-cell table:style-name="ce66"/>
          <table:table-cell table:formula="of:=OFFSET([.$R$2];[.$C43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4];0)" office:value-type="float" office:value="10" calcext:value-type="float">
            <text:p>10</text:p>
          </table:table-cell>
          <table:table-cell table:style-name="ce37" table:formula="of:=OFFSET([.$U$2];[.$C43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4]/100)+([.$X$4]*[.G434]/100)+([.$X$5]*[.J434]/100)+([.$X$6]*[.K434]/100))*2)+[.$D434])*IF([.$N434]&lt;=0;1;[.$N43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2"/>
          <table:table-cell table:style-name="ce66"/>
          <table:table-cell table:formula="of:=OFFSET([.$R$2];[.$C43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5];0)" office:value-type="float" office:value="10" calcext:value-type="float">
            <text:p>10</text:p>
          </table:table-cell>
          <table:table-cell table:style-name="ce37" table:formula="of:=OFFSET([.$U$2];[.$C43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5]/100)+([.$X$4]*[.G435]/100)+([.$X$5]*[.J435]/100)+([.$X$6]*[.K435]/100))*2)+[.$D435])*IF([.$N435]&lt;=0;1;[.$N43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2"/>
          <table:table-cell table:style-name="ce66"/>
          <table:table-cell table:formula="of:=OFFSET([.$R$2];[.$C43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6];0)" office:value-type="float" office:value="10" calcext:value-type="float">
            <text:p>10</text:p>
          </table:table-cell>
          <table:table-cell table:style-name="ce37" table:formula="of:=OFFSET([.$U$2];[.$C43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6]/100)+([.$X$4]*[.G436]/100)+([.$X$5]*[.J436]/100)+([.$X$6]*[.K436]/100))*2)+[.$D436])*IF([.$N436]&lt;=0;1;[.$N43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2"/>
          <table:table-cell table:style-name="ce66"/>
          <table:table-cell table:formula="of:=OFFSET([.$R$2];[.$C43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7];0)" office:value-type="float" office:value="10" calcext:value-type="float">
            <text:p>10</text:p>
          </table:table-cell>
          <table:table-cell table:style-name="ce37" table:formula="of:=OFFSET([.$U$2];[.$C43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7]/100)+([.$X$4]*[.G437]/100)+([.$X$5]*[.J437]/100)+([.$X$6]*[.K437]/100))*2)+[.$D437])*IF([.$N437]&lt;=0;1;[.$N43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2"/>
          <table:table-cell table:style-name="ce66"/>
          <table:table-cell table:formula="of:=OFFSET([.$R$2];[.$C43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8];0)" office:value-type="float" office:value="10" calcext:value-type="float">
            <text:p>10</text:p>
          </table:table-cell>
          <table:table-cell table:style-name="ce37" table:formula="of:=OFFSET([.$U$2];[.$C43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8]/100)+([.$X$4]*[.G438]/100)+([.$X$5]*[.J438]/100)+([.$X$6]*[.K438]/100))*2)+[.$D438])*IF([.$N438]&lt;=0;1;[.$N43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2"/>
          <table:table-cell table:style-name="ce66"/>
          <table:table-cell table:formula="of:=OFFSET([.$R$2];[.$C43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39];0)" office:value-type="float" office:value="10" calcext:value-type="float">
            <text:p>10</text:p>
          </table:table-cell>
          <table:table-cell table:style-name="ce37" table:formula="of:=OFFSET([.$U$2];[.$C43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39]/100)+([.$X$4]*[.G439]/100)+([.$X$5]*[.J439]/100)+([.$X$6]*[.K439]/100))*2)+[.$D439])*IF([.$N439]&lt;=0;1;[.$N43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2"/>
          <table:table-cell table:style-name="ce66"/>
          <table:table-cell table:formula="of:=OFFSET([.$R$2];[.$C44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0];0)" office:value-type="float" office:value="10" calcext:value-type="float">
            <text:p>10</text:p>
          </table:table-cell>
          <table:table-cell table:style-name="ce37" table:formula="of:=OFFSET([.$U$2];[.$C44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0]/100)+([.$X$4]*[.G440]/100)+([.$X$5]*[.J440]/100)+([.$X$6]*[.K440]/100))*2)+[.$D440])*IF([.$N440]&lt;=0;1;[.$N44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2"/>
          <table:table-cell table:style-name="ce66"/>
          <table:table-cell table:formula="of:=OFFSET([.$R$2];[.$C44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1];0)" office:value-type="float" office:value="10" calcext:value-type="float">
            <text:p>10</text:p>
          </table:table-cell>
          <table:table-cell table:style-name="ce37" table:formula="of:=OFFSET([.$U$2];[.$C44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1]/100)+([.$X$4]*[.G441]/100)+([.$X$5]*[.J441]/100)+([.$X$6]*[.K441]/100))*2)+[.$D441])*IF([.$N441]&lt;=0;1;[.$N44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2"/>
          <table:table-cell table:style-name="ce66"/>
          <table:table-cell table:formula="of:=OFFSET([.$R$2];[.$C44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2];0)" office:value-type="float" office:value="10" calcext:value-type="float">
            <text:p>10</text:p>
          </table:table-cell>
          <table:table-cell table:style-name="ce37" table:formula="of:=OFFSET([.$U$2];[.$C44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2]/100)+([.$X$4]*[.G442]/100)+([.$X$5]*[.J442]/100)+([.$X$6]*[.K442]/100))*2)+[.$D442])*IF([.$N442]&lt;=0;1;[.$N44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2"/>
          <table:table-cell table:style-name="ce66"/>
          <table:table-cell table:formula="of:=OFFSET([.$R$2];[.$C44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3];0)" office:value-type="float" office:value="10" calcext:value-type="float">
            <text:p>10</text:p>
          </table:table-cell>
          <table:table-cell table:style-name="ce37" table:formula="of:=OFFSET([.$U$2];[.$C44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3]/100)+([.$X$4]*[.G443]/100)+([.$X$5]*[.J443]/100)+([.$X$6]*[.K443]/100))*2)+[.$D443])*IF([.$N443]&lt;=0;1;[.$N44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2"/>
          <table:table-cell table:style-name="ce66"/>
          <table:table-cell table:formula="of:=OFFSET([.$R$2];[.$C44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4];0)" office:value-type="float" office:value="10" calcext:value-type="float">
            <text:p>10</text:p>
          </table:table-cell>
          <table:table-cell table:style-name="ce37" table:formula="of:=OFFSET([.$U$2];[.$C44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4]/100)+([.$X$4]*[.G444]/100)+([.$X$5]*[.J444]/100)+([.$X$6]*[.K444]/100))*2)+[.$D444])*IF([.$N444]&lt;=0;1;[.$N44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2"/>
          <table:table-cell table:style-name="ce66"/>
          <table:table-cell table:formula="of:=OFFSET([.$R$2];[.$C44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5];0)" office:value-type="float" office:value="10" calcext:value-type="float">
            <text:p>10</text:p>
          </table:table-cell>
          <table:table-cell table:style-name="ce37" table:formula="of:=OFFSET([.$U$2];[.$C44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5]/100)+([.$X$4]*[.G445]/100)+([.$X$5]*[.J445]/100)+([.$X$6]*[.K445]/100))*2)+[.$D445])*IF([.$N445]&lt;=0;1;[.$N44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2"/>
          <table:table-cell table:style-name="ce66"/>
          <table:table-cell table:formula="of:=OFFSET([.$R$2];[.$C44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6];0)" office:value-type="float" office:value="10" calcext:value-type="float">
            <text:p>10</text:p>
          </table:table-cell>
          <table:table-cell table:style-name="ce37" table:formula="of:=OFFSET([.$U$2];[.$C44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6]/100)+([.$X$4]*[.G446]/100)+([.$X$5]*[.J446]/100)+([.$X$6]*[.K446]/100))*2)+[.$D446])*IF([.$N446]&lt;=0;1;[.$N44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2"/>
          <table:table-cell table:style-name="ce66"/>
          <table:table-cell table:formula="of:=OFFSET([.$R$2];[.$C44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7];0)" office:value-type="float" office:value="10" calcext:value-type="float">
            <text:p>10</text:p>
          </table:table-cell>
          <table:table-cell table:style-name="ce37" table:formula="of:=OFFSET([.$U$2];[.$C44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7]/100)+([.$X$4]*[.G447]/100)+([.$X$5]*[.J447]/100)+([.$X$6]*[.K447]/100))*2)+[.$D447])*IF([.$N447]&lt;=0;1;[.$N44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2"/>
          <table:table-cell table:style-name="ce66"/>
          <table:table-cell table:formula="of:=OFFSET([.$R$2];[.$C44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8];0)" office:value-type="float" office:value="10" calcext:value-type="float">
            <text:p>10</text:p>
          </table:table-cell>
          <table:table-cell table:style-name="ce37" table:formula="of:=OFFSET([.$U$2];[.$C44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8]/100)+([.$X$4]*[.G448]/100)+([.$X$5]*[.J448]/100)+([.$X$6]*[.K448]/100))*2)+[.$D448])*IF([.$N448]&lt;=0;1;[.$N44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2"/>
          <table:table-cell table:style-name="ce66"/>
          <table:table-cell table:formula="of:=OFFSET([.$R$2];[.$C44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49];0)" office:value-type="float" office:value="10" calcext:value-type="float">
            <text:p>10</text:p>
          </table:table-cell>
          <table:table-cell table:style-name="ce37" table:formula="of:=OFFSET([.$U$2];[.$C44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49]/100)+([.$X$4]*[.G449]/100)+([.$X$5]*[.J449]/100)+([.$X$6]*[.K449]/100))*2)+[.$D449])*IF([.$N449]&lt;=0;1;[.$N44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2"/>
          <table:table-cell table:style-name="ce66"/>
          <table:table-cell table:formula="of:=OFFSET([.$R$2];[.$C45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0];0)" office:value-type="float" office:value="10" calcext:value-type="float">
            <text:p>10</text:p>
          </table:table-cell>
          <table:table-cell table:style-name="ce37" table:formula="of:=OFFSET([.$U$2];[.$C45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0]/100)+([.$X$4]*[.G450]/100)+([.$X$5]*[.J450]/100)+([.$X$6]*[.K450]/100))*2)+[.$D450])*IF([.$N450]&lt;=0;1;[.$N45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2"/>
          <table:table-cell table:style-name="ce66"/>
          <table:table-cell table:formula="of:=OFFSET([.$R$2];[.$C45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1];0)" office:value-type="float" office:value="10" calcext:value-type="float">
            <text:p>10</text:p>
          </table:table-cell>
          <table:table-cell table:style-name="ce37" table:formula="of:=OFFSET([.$U$2];[.$C45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1]/100)+([.$X$4]*[.G451]/100)+([.$X$5]*[.J451]/100)+([.$X$6]*[.K451]/100))*2)+[.$D451])*IF([.$N451]&lt;=0;1;[.$N45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2"/>
          <table:table-cell table:style-name="ce66"/>
          <table:table-cell table:formula="of:=OFFSET([.$R$2];[.$C45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2];0)" office:value-type="float" office:value="10" calcext:value-type="float">
            <text:p>10</text:p>
          </table:table-cell>
          <table:table-cell table:style-name="ce37" table:formula="of:=OFFSET([.$U$2];[.$C45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2]/100)+([.$X$4]*[.G452]/100)+([.$X$5]*[.J452]/100)+([.$X$6]*[.K452]/100))*2)+[.$D452])*IF([.$N452]&lt;=0;1;[.$N45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2"/>
          <table:table-cell table:style-name="ce66"/>
          <table:table-cell table:formula="of:=OFFSET([.$R$2];[.$C45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3];0)" office:value-type="float" office:value="10" calcext:value-type="float">
            <text:p>10</text:p>
          </table:table-cell>
          <table:table-cell table:style-name="ce37" table:formula="of:=OFFSET([.$U$2];[.$C45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3]/100)+([.$X$4]*[.G453]/100)+([.$X$5]*[.J453]/100)+([.$X$6]*[.K453]/100))*2)+[.$D453])*IF([.$N453]&lt;=0;1;[.$N45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2"/>
          <table:table-cell table:style-name="ce66"/>
          <table:table-cell table:formula="of:=OFFSET([.$R$2];[.$C45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4];0)" office:value-type="float" office:value="10" calcext:value-type="float">
            <text:p>10</text:p>
          </table:table-cell>
          <table:table-cell table:style-name="ce37" table:formula="of:=OFFSET([.$U$2];[.$C45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4]/100)+([.$X$4]*[.G454]/100)+([.$X$5]*[.J454]/100)+([.$X$6]*[.K454]/100))*2)+[.$D454])*IF([.$N454]&lt;=0;1;[.$N45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2"/>
          <table:table-cell table:style-name="ce66"/>
          <table:table-cell table:formula="of:=OFFSET([.$R$2];[.$C45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5];0)" office:value-type="float" office:value="10" calcext:value-type="float">
            <text:p>10</text:p>
          </table:table-cell>
          <table:table-cell table:style-name="ce37" table:formula="of:=OFFSET([.$U$2];[.$C45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5]/100)+([.$X$4]*[.G455]/100)+([.$X$5]*[.J455]/100)+([.$X$6]*[.K455]/100))*2)+[.$D455])*IF([.$N455]&lt;=0;1;[.$N45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2"/>
          <table:table-cell table:style-name="ce66"/>
          <table:table-cell table:formula="of:=OFFSET([.$R$2];[.$C45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6];0)" office:value-type="float" office:value="10" calcext:value-type="float">
            <text:p>10</text:p>
          </table:table-cell>
          <table:table-cell table:style-name="ce37" table:formula="of:=OFFSET([.$U$2];[.$C45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6]/100)+([.$X$4]*[.G456]/100)+([.$X$5]*[.J456]/100)+([.$X$6]*[.K456]/100))*2)+[.$D456])*IF([.$N456]&lt;=0;1;[.$N45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2"/>
          <table:table-cell table:style-name="ce66"/>
          <table:table-cell table:formula="of:=OFFSET([.$R$2];[.$C45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7];0)" office:value-type="float" office:value="10" calcext:value-type="float">
            <text:p>10</text:p>
          </table:table-cell>
          <table:table-cell table:style-name="ce37" table:formula="of:=OFFSET([.$U$2];[.$C45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7]/100)+([.$X$4]*[.G457]/100)+([.$X$5]*[.J457]/100)+([.$X$6]*[.K457]/100))*2)+[.$D457])*IF([.$N457]&lt;=0;1;[.$N45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2"/>
          <table:table-cell table:style-name="ce66"/>
          <table:table-cell table:formula="of:=OFFSET([.$R$2];[.$C45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8];0)" office:value-type="float" office:value="10" calcext:value-type="float">
            <text:p>10</text:p>
          </table:table-cell>
          <table:table-cell table:style-name="ce37" table:formula="of:=OFFSET([.$U$2];[.$C45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8]/100)+([.$X$4]*[.G458]/100)+([.$X$5]*[.J458]/100)+([.$X$6]*[.K458]/100))*2)+[.$D458])*IF([.$N458]&lt;=0;1;[.$N45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2"/>
          <table:table-cell table:style-name="ce66"/>
          <table:table-cell table:formula="of:=OFFSET([.$R$2];[.$C45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59];0)" office:value-type="float" office:value="10" calcext:value-type="float">
            <text:p>10</text:p>
          </table:table-cell>
          <table:table-cell table:style-name="ce37" table:formula="of:=OFFSET([.$U$2];[.$C45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59]/100)+([.$X$4]*[.G459]/100)+([.$X$5]*[.J459]/100)+([.$X$6]*[.K459]/100))*2)+[.$D459])*IF([.$N459]&lt;=0;1;[.$N45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2"/>
          <table:table-cell table:style-name="ce66"/>
          <table:table-cell table:formula="of:=OFFSET([.$R$2];[.$C46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0];0)" office:value-type="float" office:value="10" calcext:value-type="float">
            <text:p>10</text:p>
          </table:table-cell>
          <table:table-cell table:style-name="ce37" table:formula="of:=OFFSET([.$U$2];[.$C46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0]/100)+([.$X$4]*[.G460]/100)+([.$X$5]*[.J460]/100)+([.$X$6]*[.K460]/100))*2)+[.$D460])*IF([.$N460]&lt;=0;1;[.$N46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2"/>
          <table:table-cell table:style-name="ce66"/>
          <table:table-cell table:formula="of:=OFFSET([.$R$2];[.$C46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1];0)" office:value-type="float" office:value="10" calcext:value-type="float">
            <text:p>10</text:p>
          </table:table-cell>
          <table:table-cell table:style-name="ce37" table:formula="of:=OFFSET([.$U$2];[.$C46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1]/100)+([.$X$4]*[.G461]/100)+([.$X$5]*[.J461]/100)+([.$X$6]*[.K461]/100))*2)+[.$D461])*IF([.$N461]&lt;=0;1;[.$N46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2"/>
          <table:table-cell table:style-name="ce66"/>
          <table:table-cell table:formula="of:=OFFSET([.$R$2];[.$C46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2];0)" office:value-type="float" office:value="10" calcext:value-type="float">
            <text:p>10</text:p>
          </table:table-cell>
          <table:table-cell table:style-name="ce37" table:formula="of:=OFFSET([.$U$2];[.$C46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2]/100)+([.$X$4]*[.G462]/100)+([.$X$5]*[.J462]/100)+([.$X$6]*[.K462]/100))*2)+[.$D462])*IF([.$N462]&lt;=0;1;[.$N46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2"/>
          <table:table-cell table:style-name="ce66"/>
          <table:table-cell table:formula="of:=OFFSET([.$R$2];[.$C46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3];0)" office:value-type="float" office:value="10" calcext:value-type="float">
            <text:p>10</text:p>
          </table:table-cell>
          <table:table-cell table:style-name="ce37" table:formula="of:=OFFSET([.$U$2];[.$C46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3]/100)+([.$X$4]*[.G463]/100)+([.$X$5]*[.J463]/100)+([.$X$6]*[.K463]/100))*2)+[.$D463])*IF([.$N463]&lt;=0;1;[.$N46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2"/>
          <table:table-cell table:style-name="ce66"/>
          <table:table-cell table:formula="of:=OFFSET([.$R$2];[.$C46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4];0)" office:value-type="float" office:value="10" calcext:value-type="float">
            <text:p>10</text:p>
          </table:table-cell>
          <table:table-cell table:style-name="ce37" table:formula="of:=OFFSET([.$U$2];[.$C46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4]/100)+([.$X$4]*[.G464]/100)+([.$X$5]*[.J464]/100)+([.$X$6]*[.K464]/100))*2)+[.$D464])*IF([.$N464]&lt;=0;1;[.$N46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2"/>
          <table:table-cell table:style-name="ce66"/>
          <table:table-cell table:formula="of:=OFFSET([.$R$2];[.$C46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5];0)" office:value-type="float" office:value="10" calcext:value-type="float">
            <text:p>10</text:p>
          </table:table-cell>
          <table:table-cell table:style-name="ce37" table:formula="of:=OFFSET([.$U$2];[.$C46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5]/100)+([.$X$4]*[.G465]/100)+([.$X$5]*[.J465]/100)+([.$X$6]*[.K465]/100))*2)+[.$D465])*IF([.$N465]&lt;=0;1;[.$N46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2"/>
          <table:table-cell table:style-name="ce66"/>
          <table:table-cell table:formula="of:=OFFSET([.$R$2];[.$C46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6];0)" office:value-type="float" office:value="10" calcext:value-type="float">
            <text:p>10</text:p>
          </table:table-cell>
          <table:table-cell table:style-name="ce37" table:formula="of:=OFFSET([.$U$2];[.$C46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6]/100)+([.$X$4]*[.G466]/100)+([.$X$5]*[.J466]/100)+([.$X$6]*[.K466]/100))*2)+[.$D466])*IF([.$N466]&lt;=0;1;[.$N46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2"/>
          <table:table-cell table:style-name="ce66"/>
          <table:table-cell table:formula="of:=OFFSET([.$R$2];[.$C46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7];0)" office:value-type="float" office:value="10" calcext:value-type="float">
            <text:p>10</text:p>
          </table:table-cell>
          <table:table-cell table:style-name="ce37" table:formula="of:=OFFSET([.$U$2];[.$C46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7]/100)+([.$X$4]*[.G467]/100)+([.$X$5]*[.J467]/100)+([.$X$6]*[.K467]/100))*2)+[.$D467])*IF([.$N467]&lt;=0;1;[.$N46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2"/>
          <table:table-cell table:style-name="ce66"/>
          <table:table-cell table:formula="of:=OFFSET([.$R$2];[.$C46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8];0)" office:value-type="float" office:value="10" calcext:value-type="float">
            <text:p>10</text:p>
          </table:table-cell>
          <table:table-cell table:style-name="ce37" table:formula="of:=OFFSET([.$U$2];[.$C46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8]/100)+([.$X$4]*[.G468]/100)+([.$X$5]*[.J468]/100)+([.$X$6]*[.K468]/100))*2)+[.$D468])*IF([.$N468]&lt;=0;1;[.$N46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2"/>
          <table:table-cell table:style-name="ce66"/>
          <table:table-cell table:formula="of:=OFFSET([.$R$2];[.$C46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69];0)" office:value-type="float" office:value="10" calcext:value-type="float">
            <text:p>10</text:p>
          </table:table-cell>
          <table:table-cell table:style-name="ce37" table:formula="of:=OFFSET([.$U$2];[.$C46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69]/100)+([.$X$4]*[.G469]/100)+([.$X$5]*[.J469]/100)+([.$X$6]*[.K469]/100))*2)+[.$D469])*IF([.$N469]&lt;=0;1;[.$N46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2"/>
          <table:table-cell table:style-name="ce66"/>
          <table:table-cell table:formula="of:=OFFSET([.$R$2];[.$C47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0];0)" office:value-type="float" office:value="10" calcext:value-type="float">
            <text:p>10</text:p>
          </table:table-cell>
          <table:table-cell table:style-name="ce37" table:formula="of:=OFFSET([.$U$2];[.$C47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0]/100)+([.$X$4]*[.G470]/100)+([.$X$5]*[.J470]/100)+([.$X$6]*[.K470]/100))*2)+[.$D470])*IF([.$N470]&lt;=0;1;[.$N47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2"/>
          <table:table-cell table:style-name="ce66"/>
          <table:table-cell table:formula="of:=OFFSET([.$R$2];[.$C47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1];0)" office:value-type="float" office:value="10" calcext:value-type="float">
            <text:p>10</text:p>
          </table:table-cell>
          <table:table-cell table:style-name="ce37" table:formula="of:=OFFSET([.$U$2];[.$C47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1]/100)+([.$X$4]*[.G471]/100)+([.$X$5]*[.J471]/100)+([.$X$6]*[.K471]/100))*2)+[.$D471])*IF([.$N471]&lt;=0;1;[.$N47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2"/>
          <table:table-cell table:style-name="ce66"/>
          <table:table-cell table:formula="of:=OFFSET([.$R$2];[.$C47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2];0)" office:value-type="float" office:value="10" calcext:value-type="float">
            <text:p>10</text:p>
          </table:table-cell>
          <table:table-cell table:style-name="ce37" table:formula="of:=OFFSET([.$U$2];[.$C47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2]/100)+([.$X$4]*[.G472]/100)+([.$X$5]*[.J472]/100)+([.$X$6]*[.K472]/100))*2)+[.$D472])*IF([.$N472]&lt;=0;1;[.$N47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2"/>
          <table:table-cell table:style-name="ce66"/>
          <table:table-cell table:formula="of:=OFFSET([.$R$2];[.$C47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3];0)" office:value-type="float" office:value="10" calcext:value-type="float">
            <text:p>10</text:p>
          </table:table-cell>
          <table:table-cell table:style-name="ce37" table:formula="of:=OFFSET([.$U$2];[.$C47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3]/100)+([.$X$4]*[.G473]/100)+([.$X$5]*[.J473]/100)+([.$X$6]*[.K473]/100))*2)+[.$D473])*IF([.$N473]&lt;=0;1;[.$N47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2"/>
          <table:table-cell table:style-name="ce66"/>
          <table:table-cell table:formula="of:=OFFSET([.$R$2];[.$C47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4];0)" office:value-type="float" office:value="10" calcext:value-type="float">
            <text:p>10</text:p>
          </table:table-cell>
          <table:table-cell table:style-name="ce37" table:formula="of:=OFFSET([.$U$2];[.$C47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4]/100)+([.$X$4]*[.G474]/100)+([.$X$5]*[.J474]/100)+([.$X$6]*[.K474]/100))*2)+[.$D474])*IF([.$N474]&lt;=0;1;[.$N47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2"/>
          <table:table-cell table:style-name="ce66"/>
          <table:table-cell table:formula="of:=OFFSET([.$R$2];[.$C47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5];0)" office:value-type="float" office:value="10" calcext:value-type="float">
            <text:p>10</text:p>
          </table:table-cell>
          <table:table-cell table:style-name="ce37" table:formula="of:=OFFSET([.$U$2];[.$C47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5]/100)+([.$X$4]*[.G475]/100)+([.$X$5]*[.J475]/100)+([.$X$6]*[.K475]/100))*2)+[.$D475])*IF([.$N475]&lt;=0;1;[.$N47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2"/>
          <table:table-cell table:style-name="ce66"/>
          <table:table-cell table:formula="of:=OFFSET([.$R$2];[.$C47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6];0)" office:value-type="float" office:value="10" calcext:value-type="float">
            <text:p>10</text:p>
          </table:table-cell>
          <table:table-cell table:style-name="ce37" table:formula="of:=OFFSET([.$U$2];[.$C47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6]/100)+([.$X$4]*[.G476]/100)+([.$X$5]*[.J476]/100)+([.$X$6]*[.K476]/100))*2)+[.$D476])*IF([.$N476]&lt;=0;1;[.$N47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2"/>
          <table:table-cell table:style-name="ce66"/>
          <table:table-cell table:formula="of:=OFFSET([.$R$2];[.$C47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7];0)" office:value-type="float" office:value="10" calcext:value-type="float">
            <text:p>10</text:p>
          </table:table-cell>
          <table:table-cell table:style-name="ce37" table:formula="of:=OFFSET([.$U$2];[.$C47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7]/100)+([.$X$4]*[.G477]/100)+([.$X$5]*[.J477]/100)+([.$X$6]*[.K477]/100))*2)+[.$D477])*IF([.$N477]&lt;=0;1;[.$N47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2"/>
          <table:table-cell table:style-name="ce66"/>
          <table:table-cell table:formula="of:=OFFSET([.$R$2];[.$C47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8];0)" office:value-type="float" office:value="10" calcext:value-type="float">
            <text:p>10</text:p>
          </table:table-cell>
          <table:table-cell table:style-name="ce37" table:formula="of:=OFFSET([.$U$2];[.$C47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8]/100)+([.$X$4]*[.G478]/100)+([.$X$5]*[.J478]/100)+([.$X$6]*[.K478]/100))*2)+[.$D478])*IF([.$N478]&lt;=0;1;[.$N47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0" calcext:value-type="float">
            <text:p>630</text:p>
          </table:table-cell>
          <table:table-cell table:number-columns-repeated="2"/>
          <table:table-cell table:style-name="ce66"/>
          <table:table-cell table:formula="of:=OFFSET([.$R$2];[.$C47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79];0)" office:value-type="float" office:value="10" calcext:value-type="float">
            <text:p>10</text:p>
          </table:table-cell>
          <table:table-cell table:style-name="ce37" table:formula="of:=OFFSET([.$U$2];[.$C47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79]/100)+([.$X$4]*[.G479]/100)+([.$X$5]*[.J479]/100)+([.$X$6]*[.K479]/100))*2)+[.$D479])*IF([.$N479]&lt;=0;1;[.$N47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1" calcext:value-type="float">
            <text:p>631</text:p>
          </table:table-cell>
          <table:table-cell table:number-columns-repeated="2"/>
          <table:table-cell table:style-name="ce66"/>
          <table:table-cell table:formula="of:=OFFSET([.$R$2];[.$C48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0];0)" office:value-type="float" office:value="10" calcext:value-type="float">
            <text:p>10</text:p>
          </table:table-cell>
          <table:table-cell table:style-name="ce37" table:formula="of:=OFFSET([.$U$2];[.$C48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0]/100)+([.$X$4]*[.G480]/100)+([.$X$5]*[.J480]/100)+([.$X$6]*[.K480]/100))*2)+[.$D480])*IF([.$N480]&lt;=0;1;[.$N48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2" calcext:value-type="float">
            <text:p>632</text:p>
          </table:table-cell>
          <table:table-cell table:number-columns-repeated="2"/>
          <table:table-cell table:style-name="ce66"/>
          <table:table-cell table:formula="of:=OFFSET([.$R$2];[.$C48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1];0)" office:value-type="float" office:value="10" calcext:value-type="float">
            <text:p>10</text:p>
          </table:table-cell>
          <table:table-cell table:style-name="ce37" table:formula="of:=OFFSET([.$U$2];[.$C48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1]/100)+([.$X$4]*[.G481]/100)+([.$X$5]*[.J481]/100)+([.$X$6]*[.K481]/100))*2)+[.$D481])*IF([.$N481]&lt;=0;1;[.$N48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3" calcext:value-type="float">
            <text:p>633</text:p>
          </table:table-cell>
          <table:table-cell table:number-columns-repeated="2"/>
          <table:table-cell table:style-name="ce66"/>
          <table:table-cell table:formula="of:=OFFSET([.$R$2];[.$C48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2];0)" office:value-type="float" office:value="10" calcext:value-type="float">
            <text:p>10</text:p>
          </table:table-cell>
          <table:table-cell table:style-name="ce37" table:formula="of:=OFFSET([.$U$2];[.$C48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2]/100)+([.$X$4]*[.G482]/100)+([.$X$5]*[.J482]/100)+([.$X$6]*[.K482]/100))*2)+[.$D482])*IF([.$N482]&lt;=0;1;[.$N48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4" calcext:value-type="float">
            <text:p>634</text:p>
          </table:table-cell>
          <table:table-cell table:number-columns-repeated="2"/>
          <table:table-cell table:style-name="ce66"/>
          <table:table-cell table:formula="of:=OFFSET([.$R$2];[.$C48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3];0)" office:value-type="float" office:value="10" calcext:value-type="float">
            <text:p>10</text:p>
          </table:table-cell>
          <table:table-cell table:style-name="ce37" table:formula="of:=OFFSET([.$U$2];[.$C48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3]/100)+([.$X$4]*[.G483]/100)+([.$X$5]*[.J483]/100)+([.$X$6]*[.K483]/100))*2)+[.$D483])*IF([.$N483]&lt;=0;1;[.$N48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5" calcext:value-type="float">
            <text:p>635</text:p>
          </table:table-cell>
          <table:table-cell table:number-columns-repeated="2"/>
          <table:table-cell table:style-name="ce66"/>
          <table:table-cell table:formula="of:=OFFSET([.$R$2];[.$C48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4];0)" office:value-type="float" office:value="10" calcext:value-type="float">
            <text:p>10</text:p>
          </table:table-cell>
          <table:table-cell table:style-name="ce37" table:formula="of:=OFFSET([.$U$2];[.$C48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4]/100)+([.$X$4]*[.G484]/100)+([.$X$5]*[.J484]/100)+([.$X$6]*[.K484]/100))*2)+[.$D484])*IF([.$N484]&lt;=0;1;[.$N48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6" calcext:value-type="float">
            <text:p>636</text:p>
          </table:table-cell>
          <table:table-cell table:number-columns-repeated="2"/>
          <table:table-cell table:style-name="ce66"/>
          <table:table-cell table:formula="of:=OFFSET([.$R$2];[.$C48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5];0)" office:value-type="float" office:value="10" calcext:value-type="float">
            <text:p>10</text:p>
          </table:table-cell>
          <table:table-cell table:style-name="ce37" table:formula="of:=OFFSET([.$U$2];[.$C48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5]/100)+([.$X$4]*[.G485]/100)+([.$X$5]*[.J485]/100)+([.$X$6]*[.K485]/100))*2)+[.$D485])*IF([.$N485]&lt;=0;1;[.$N48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7" calcext:value-type="float">
            <text:p>637</text:p>
          </table:table-cell>
          <table:table-cell table:number-columns-repeated="2"/>
          <table:table-cell table:style-name="ce66"/>
          <table:table-cell table:formula="of:=OFFSET([.$R$2];[.$C48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6];0)" office:value-type="float" office:value="10" calcext:value-type="float">
            <text:p>10</text:p>
          </table:table-cell>
          <table:table-cell table:style-name="ce37" table:formula="of:=OFFSET([.$U$2];[.$C48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6]/100)+([.$X$4]*[.G486]/100)+([.$X$5]*[.J486]/100)+([.$X$6]*[.K486]/100))*2)+[.$D486])*IF([.$N486]&lt;=0;1;[.$N48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8" calcext:value-type="float">
            <text:p>638</text:p>
          </table:table-cell>
          <table:table-cell table:number-columns-repeated="2"/>
          <table:table-cell table:style-name="ce66"/>
          <table:table-cell table:formula="of:=OFFSET([.$R$2];[.$C48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7];0)" office:value-type="float" office:value="10" calcext:value-type="float">
            <text:p>10</text:p>
          </table:table-cell>
          <table:table-cell table:style-name="ce37" table:formula="of:=OFFSET([.$U$2];[.$C48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7]/100)+([.$X$4]*[.G487]/100)+([.$X$5]*[.J487]/100)+([.$X$6]*[.K487]/100))*2)+[.$D487])*IF([.$N487]&lt;=0;1;[.$N48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39" calcext:value-type="float">
            <text:p>639</text:p>
          </table:table-cell>
          <table:table-cell table:number-columns-repeated="2"/>
          <table:table-cell table:style-name="ce66"/>
          <table:table-cell table:formula="of:=OFFSET([.$R$2];[.$C48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8];0)" office:value-type="float" office:value="10" calcext:value-type="float">
            <text:p>10</text:p>
          </table:table-cell>
          <table:table-cell table:style-name="ce37" table:formula="of:=OFFSET([.$U$2];[.$C48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8]/100)+([.$X$4]*[.G488]/100)+([.$X$5]*[.J488]/100)+([.$X$6]*[.K488]/100))*2)+[.$D488])*IF([.$N488]&lt;=0;1;[.$N48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0" calcext:value-type="float">
            <text:p>640</text:p>
          </table:table-cell>
          <table:table-cell table:number-columns-repeated="2"/>
          <table:table-cell table:style-name="ce66"/>
          <table:table-cell table:formula="of:=OFFSET([.$R$2];[.$C48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89];0)" office:value-type="float" office:value="10" calcext:value-type="float">
            <text:p>10</text:p>
          </table:table-cell>
          <table:table-cell table:style-name="ce37" table:formula="of:=OFFSET([.$U$2];[.$C48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89]/100)+([.$X$4]*[.G489]/100)+([.$X$5]*[.J489]/100)+([.$X$6]*[.K489]/100))*2)+[.$D489])*IF([.$N489]&lt;=0;1;[.$N48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1" calcext:value-type="float">
            <text:p>641</text:p>
          </table:table-cell>
          <table:table-cell table:number-columns-repeated="2"/>
          <table:table-cell table:style-name="ce66"/>
          <table:table-cell table:formula="of:=OFFSET([.$R$2];[.$C49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0];0)" office:value-type="float" office:value="10" calcext:value-type="float">
            <text:p>10</text:p>
          </table:table-cell>
          <table:table-cell table:style-name="ce37" table:formula="of:=OFFSET([.$U$2];[.$C49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0]/100)+([.$X$4]*[.G490]/100)+([.$X$5]*[.J490]/100)+([.$X$6]*[.K490]/100))*2)+[.$D490])*IF([.$N490]&lt;=0;1;[.$N49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2" calcext:value-type="float">
            <text:p>642</text:p>
          </table:table-cell>
          <table:table-cell table:number-columns-repeated="2"/>
          <table:table-cell table:style-name="ce66"/>
          <table:table-cell table:formula="of:=OFFSET([.$R$2];[.$C49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1];0)" office:value-type="float" office:value="10" calcext:value-type="float">
            <text:p>10</text:p>
          </table:table-cell>
          <table:table-cell table:style-name="ce37" table:formula="of:=OFFSET([.$U$2];[.$C49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1]/100)+([.$X$4]*[.G491]/100)+([.$X$5]*[.J491]/100)+([.$X$6]*[.K491]/100))*2)+[.$D491])*IF([.$N491]&lt;=0;1;[.$N49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3" calcext:value-type="float">
            <text:p>643</text:p>
          </table:table-cell>
          <table:table-cell table:number-columns-repeated="2"/>
          <table:table-cell table:style-name="ce66"/>
          <table:table-cell table:formula="of:=OFFSET([.$R$2];[.$C49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2];0)" office:value-type="float" office:value="10" calcext:value-type="float">
            <text:p>10</text:p>
          </table:table-cell>
          <table:table-cell table:style-name="ce37" table:formula="of:=OFFSET([.$U$2];[.$C49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2]/100)+([.$X$4]*[.G492]/100)+([.$X$5]*[.J492]/100)+([.$X$6]*[.K492]/100))*2)+[.$D492])*IF([.$N492]&lt;=0;1;[.$N49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4" calcext:value-type="float">
            <text:p>644</text:p>
          </table:table-cell>
          <table:table-cell table:number-columns-repeated="2"/>
          <table:table-cell table:style-name="ce66"/>
          <table:table-cell table:formula="of:=OFFSET([.$R$2];[.$C49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3];0)" office:value-type="float" office:value="10" calcext:value-type="float">
            <text:p>10</text:p>
          </table:table-cell>
          <table:table-cell table:style-name="ce37" table:formula="of:=OFFSET([.$U$2];[.$C49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3]/100)+([.$X$4]*[.G493]/100)+([.$X$5]*[.J493]/100)+([.$X$6]*[.K493]/100))*2)+[.$D493])*IF([.$N493]&lt;=0;1;[.$N49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5" calcext:value-type="float">
            <text:p>645</text:p>
          </table:table-cell>
          <table:table-cell table:number-columns-repeated="2"/>
          <table:table-cell table:style-name="ce66"/>
          <table:table-cell table:formula="of:=OFFSET([.$R$2];[.$C49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4];0)" office:value-type="float" office:value="10" calcext:value-type="float">
            <text:p>10</text:p>
          </table:table-cell>
          <table:table-cell table:style-name="ce37" table:formula="of:=OFFSET([.$U$2];[.$C49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4]/100)+([.$X$4]*[.G494]/100)+([.$X$5]*[.J494]/100)+([.$X$6]*[.K494]/100))*2)+[.$D494])*IF([.$N494]&lt;=0;1;[.$N49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6" calcext:value-type="float">
            <text:p>646</text:p>
          </table:table-cell>
          <table:table-cell table:number-columns-repeated="2"/>
          <table:table-cell table:style-name="ce66"/>
          <table:table-cell table:formula="of:=OFFSET([.$R$2];[.$C49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5];0)" office:value-type="float" office:value="10" calcext:value-type="float">
            <text:p>10</text:p>
          </table:table-cell>
          <table:table-cell table:style-name="ce37" table:formula="of:=OFFSET([.$U$2];[.$C49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5]/100)+([.$X$4]*[.G495]/100)+([.$X$5]*[.J495]/100)+([.$X$6]*[.K495]/100))*2)+[.$D495])*IF([.$N495]&lt;=0;1;[.$N49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7" calcext:value-type="float">
            <text:p>647</text:p>
          </table:table-cell>
          <table:table-cell table:number-columns-repeated="2"/>
          <table:table-cell table:style-name="ce66"/>
          <table:table-cell table:formula="of:=OFFSET([.$R$2];[.$C49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6];0)" office:value-type="float" office:value="10" calcext:value-type="float">
            <text:p>10</text:p>
          </table:table-cell>
          <table:table-cell table:style-name="ce37" table:formula="of:=OFFSET([.$U$2];[.$C49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6]/100)+([.$X$4]*[.G496]/100)+([.$X$5]*[.J496]/100)+([.$X$6]*[.K496]/100))*2)+[.$D496])*IF([.$N496]&lt;=0;1;[.$N49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8" calcext:value-type="float">
            <text:p>648</text:p>
          </table:table-cell>
          <table:table-cell table:number-columns-repeated="2"/>
          <table:table-cell table:style-name="ce66"/>
          <table:table-cell table:formula="of:=OFFSET([.$R$2];[.$C49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7];0)" office:value-type="float" office:value="10" calcext:value-type="float">
            <text:p>10</text:p>
          </table:table-cell>
          <table:table-cell table:style-name="ce37" table:formula="of:=OFFSET([.$U$2];[.$C49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7]/100)+([.$X$4]*[.G497]/100)+([.$X$5]*[.J497]/100)+([.$X$6]*[.K497]/100))*2)+[.$D497])*IF([.$N497]&lt;=0;1;[.$N49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49" calcext:value-type="float">
            <text:p>649</text:p>
          </table:table-cell>
          <table:table-cell table:number-columns-repeated="2"/>
          <table:table-cell table:style-name="ce66"/>
          <table:table-cell table:formula="of:=OFFSET([.$R$2];[.$C49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8];0)" office:value-type="float" office:value="10" calcext:value-type="float">
            <text:p>10</text:p>
          </table:table-cell>
          <table:table-cell table:style-name="ce37" table:formula="of:=OFFSET([.$U$2];[.$C49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8]/100)+([.$X$4]*[.G498]/100)+([.$X$5]*[.J498]/100)+([.$X$6]*[.K498]/100))*2)+[.$D498])*IF([.$N498]&lt;=0;1;[.$N49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0" calcext:value-type="float">
            <text:p>650</text:p>
          </table:table-cell>
          <table:table-cell table:number-columns-repeated="2"/>
          <table:table-cell table:style-name="ce66"/>
          <table:table-cell table:formula="of:=OFFSET([.$R$2];[.$C49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499];0)" office:value-type="float" office:value="10" calcext:value-type="float">
            <text:p>10</text:p>
          </table:table-cell>
          <table:table-cell table:style-name="ce37" table:formula="of:=OFFSET([.$U$2];[.$C49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499]/100)+([.$X$4]*[.G499]/100)+([.$X$5]*[.J499]/100)+([.$X$6]*[.K499]/100))*2)+[.$D499])*IF([.$N499]&lt;=0;1;[.$N49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1" calcext:value-type="float">
            <text:p>651</text:p>
          </table:table-cell>
          <table:table-cell table:number-columns-repeated="2"/>
          <table:table-cell table:style-name="ce66"/>
          <table:table-cell table:formula="of:=OFFSET([.$R$2];[.$C50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0];0)" office:value-type="float" office:value="10" calcext:value-type="float">
            <text:p>10</text:p>
          </table:table-cell>
          <table:table-cell table:style-name="ce37" table:formula="of:=OFFSET([.$U$2];[.$C50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0]/100)+([.$X$4]*[.G500]/100)+([.$X$5]*[.J500]/100)+([.$X$6]*[.K500]/100))*2)+[.$D500])*IF([.$N500]&lt;=0;1;[.$N50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2" calcext:value-type="float">
            <text:p>652</text:p>
          </table:table-cell>
          <table:table-cell table:number-columns-repeated="2"/>
          <table:table-cell table:style-name="ce66"/>
          <table:table-cell table:formula="of:=OFFSET([.$R$2];[.$C50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1];0)" office:value-type="float" office:value="10" calcext:value-type="float">
            <text:p>10</text:p>
          </table:table-cell>
          <table:table-cell table:style-name="ce37" table:formula="of:=OFFSET([.$U$2];[.$C50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1]/100)+([.$X$4]*[.G501]/100)+([.$X$5]*[.J501]/100)+([.$X$6]*[.K501]/100))*2)+[.$D501])*IF([.$N501]&lt;=0;1;[.$N50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3" calcext:value-type="float">
            <text:p>653</text:p>
          </table:table-cell>
          <table:table-cell table:number-columns-repeated="2"/>
          <table:table-cell table:style-name="ce66"/>
          <table:table-cell table:formula="of:=OFFSET([.$R$2];[.$C50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2];0)" office:value-type="float" office:value="10" calcext:value-type="float">
            <text:p>10</text:p>
          </table:table-cell>
          <table:table-cell table:style-name="ce37" table:formula="of:=OFFSET([.$U$2];[.$C50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2]/100)+([.$X$4]*[.G502]/100)+([.$X$5]*[.J502]/100)+([.$X$6]*[.K502]/100))*2)+[.$D502])*IF([.$N502]&lt;=0;1;[.$N50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4" calcext:value-type="float">
            <text:p>654</text:p>
          </table:table-cell>
          <table:table-cell table:number-columns-repeated="2"/>
          <table:table-cell table:style-name="ce66"/>
          <table:table-cell table:formula="of:=OFFSET([.$R$2];[.$C50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3];0)" office:value-type="float" office:value="10" calcext:value-type="float">
            <text:p>10</text:p>
          </table:table-cell>
          <table:table-cell table:style-name="ce37" table:formula="of:=OFFSET([.$U$2];[.$C50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3]/100)+([.$X$4]*[.G503]/100)+([.$X$5]*[.J503]/100)+([.$X$6]*[.K503]/100))*2)+[.$D503])*IF([.$N503]&lt;=0;1;[.$N50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5" calcext:value-type="float">
            <text:p>655</text:p>
          </table:table-cell>
          <table:table-cell table:number-columns-repeated="2"/>
          <table:table-cell table:style-name="ce66"/>
          <table:table-cell table:formula="of:=OFFSET([.$R$2];[.$C50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4];0)" office:value-type="float" office:value="10" calcext:value-type="float">
            <text:p>10</text:p>
          </table:table-cell>
          <table:table-cell table:style-name="ce37" table:formula="of:=OFFSET([.$U$2];[.$C50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4]/100)+([.$X$4]*[.G504]/100)+([.$X$5]*[.J504]/100)+([.$X$6]*[.K504]/100))*2)+[.$D504])*IF([.$N504]&lt;=0;1;[.$N50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6" calcext:value-type="float">
            <text:p>656</text:p>
          </table:table-cell>
          <table:table-cell table:number-columns-repeated="2"/>
          <table:table-cell table:style-name="ce66"/>
          <table:table-cell table:formula="of:=OFFSET([.$R$2];[.$C50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5];0)" office:value-type="float" office:value="10" calcext:value-type="float">
            <text:p>10</text:p>
          </table:table-cell>
          <table:table-cell table:style-name="ce37" table:formula="of:=OFFSET([.$U$2];[.$C50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5]/100)+([.$X$4]*[.G505]/100)+([.$X$5]*[.J505]/100)+([.$X$6]*[.K505]/100))*2)+[.$D505])*IF([.$N505]&lt;=0;1;[.$N50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7" calcext:value-type="float">
            <text:p>657</text:p>
          </table:table-cell>
          <table:table-cell table:number-columns-repeated="2"/>
          <table:table-cell table:style-name="ce66"/>
          <table:table-cell table:formula="of:=OFFSET([.$R$2];[.$C50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6];0)" office:value-type="float" office:value="10" calcext:value-type="float">
            <text:p>10</text:p>
          </table:table-cell>
          <table:table-cell table:style-name="ce37" table:formula="of:=OFFSET([.$U$2];[.$C50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6]/100)+([.$X$4]*[.G506]/100)+([.$X$5]*[.J506]/100)+([.$X$6]*[.K506]/100))*2)+[.$D506])*IF([.$N506]&lt;=0;1;[.$N50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2"/>
          <table:table-cell table:style-name="ce66"/>
          <table:table-cell table:formula="of:=OFFSET([.$R$2];[.$C50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7];0)" office:value-type="float" office:value="10" calcext:value-type="float">
            <text:p>10</text:p>
          </table:table-cell>
          <table:table-cell table:style-name="ce37" table:formula="of:=OFFSET([.$U$2];[.$C50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7]/100)+([.$X$4]*[.G507]/100)+([.$X$5]*[.J507]/100)+([.$X$6]*[.K507]/100))*2)+[.$D507])*IF([.$N507]&lt;=0;1;[.$N50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59" calcext:value-type="float">
            <text:p>659</text:p>
          </table:table-cell>
          <table:table-cell table:number-columns-repeated="2"/>
          <table:table-cell table:style-name="ce66"/>
          <table:table-cell table:formula="of:=OFFSET([.$R$2];[.$C50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8];0)" office:value-type="float" office:value="10" calcext:value-type="float">
            <text:p>10</text:p>
          </table:table-cell>
          <table:table-cell table:style-name="ce37" table:formula="of:=OFFSET([.$U$2];[.$C50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8]/100)+([.$X$4]*[.G508]/100)+([.$X$5]*[.J508]/100)+([.$X$6]*[.K508]/100))*2)+[.$D508])*IF([.$N508]&lt;=0;1;[.$N50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0" calcext:value-type="float">
            <text:p>660</text:p>
          </table:table-cell>
          <table:table-cell table:number-columns-repeated="2"/>
          <table:table-cell table:style-name="ce66"/>
          <table:table-cell table:formula="of:=OFFSET([.$R$2];[.$C50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09];0)" office:value-type="float" office:value="10" calcext:value-type="float">
            <text:p>10</text:p>
          </table:table-cell>
          <table:table-cell table:style-name="ce37" table:formula="of:=OFFSET([.$U$2];[.$C50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09]/100)+([.$X$4]*[.G509]/100)+([.$X$5]*[.J509]/100)+([.$X$6]*[.K509]/100))*2)+[.$D509])*IF([.$N509]&lt;=0;1;[.$N50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1" calcext:value-type="float">
            <text:p>661</text:p>
          </table:table-cell>
          <table:table-cell table:number-columns-repeated="2"/>
          <table:table-cell table:style-name="ce66"/>
          <table:table-cell table:formula="of:=OFFSET([.$R$2];[.$C51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0];0)" office:value-type="float" office:value="10" calcext:value-type="float">
            <text:p>10</text:p>
          </table:table-cell>
          <table:table-cell table:style-name="ce37" table:formula="of:=OFFSET([.$U$2];[.$C51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0]/100)+([.$X$4]*[.G510]/100)+([.$X$5]*[.J510]/100)+([.$X$6]*[.K510]/100))*2)+[.$D510])*IF([.$N510]&lt;=0;1;[.$N51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2"/>
          <table:table-cell table:style-name="ce66"/>
          <table:table-cell table:formula="of:=OFFSET([.$R$2];[.$C51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1];0)" office:value-type="float" office:value="10" calcext:value-type="float">
            <text:p>10</text:p>
          </table:table-cell>
          <table:table-cell table:style-name="ce37" table:formula="of:=OFFSET([.$U$2];[.$C51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1]/100)+([.$X$4]*[.G511]/100)+([.$X$5]*[.J511]/100)+([.$X$6]*[.K511]/100))*2)+[.$D511])*IF([.$N511]&lt;=0;1;[.$N51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3" calcext:value-type="float">
            <text:p>663</text:p>
          </table:table-cell>
          <table:table-cell table:number-columns-repeated="2"/>
          <table:table-cell table:style-name="ce66"/>
          <table:table-cell table:formula="of:=OFFSET([.$R$2];[.$C51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2];0)" office:value-type="float" office:value="10" calcext:value-type="float">
            <text:p>10</text:p>
          </table:table-cell>
          <table:table-cell table:style-name="ce37" table:formula="of:=OFFSET([.$U$2];[.$C51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2]/100)+([.$X$4]*[.G512]/100)+([.$X$5]*[.J512]/100)+([.$X$6]*[.K512]/100))*2)+[.$D512])*IF([.$N512]&lt;=0;1;[.$N51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4" calcext:value-type="float">
            <text:p>664</text:p>
          </table:table-cell>
          <table:table-cell table:number-columns-repeated="2"/>
          <table:table-cell table:style-name="ce66"/>
          <table:table-cell table:formula="of:=OFFSET([.$R$2];[.$C51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3];0)" office:value-type="float" office:value="10" calcext:value-type="float">
            <text:p>10</text:p>
          </table:table-cell>
          <table:table-cell table:style-name="ce37" table:formula="of:=OFFSET([.$U$2];[.$C51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3]/100)+([.$X$4]*[.G513]/100)+([.$X$5]*[.J513]/100)+([.$X$6]*[.K513]/100))*2)+[.$D513])*IF([.$N513]&lt;=0;1;[.$N51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2"/>
          <table:table-cell table:style-name="ce66"/>
          <table:table-cell table:formula="of:=OFFSET([.$R$2];[.$C51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4];0)" office:value-type="float" office:value="10" calcext:value-type="float">
            <text:p>10</text:p>
          </table:table-cell>
          <table:table-cell table:style-name="ce37" table:formula="of:=OFFSET([.$U$2];[.$C51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4]/100)+([.$X$4]*[.G514]/100)+([.$X$5]*[.J514]/100)+([.$X$6]*[.K514]/100))*2)+[.$D514])*IF([.$N514]&lt;=0;1;[.$N51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6" calcext:value-type="float">
            <text:p>666</text:p>
          </table:table-cell>
          <table:table-cell table:number-columns-repeated="2"/>
          <table:table-cell table:style-name="ce66"/>
          <table:table-cell table:formula="of:=OFFSET([.$R$2];[.$C51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5];0)" office:value-type="float" office:value="10" calcext:value-type="float">
            <text:p>10</text:p>
          </table:table-cell>
          <table:table-cell table:style-name="ce37" table:formula="of:=OFFSET([.$U$2];[.$C51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5]/100)+([.$X$4]*[.G515]/100)+([.$X$5]*[.J515]/100)+([.$X$6]*[.K515]/100))*2)+[.$D515])*IF([.$N515]&lt;=0;1;[.$N51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7" calcext:value-type="float">
            <text:p>667</text:p>
          </table:table-cell>
          <table:table-cell table:number-columns-repeated="2"/>
          <table:table-cell table:style-name="ce66"/>
          <table:table-cell table:formula="of:=OFFSET([.$R$2];[.$C51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6];0)" office:value-type="float" office:value="10" calcext:value-type="float">
            <text:p>10</text:p>
          </table:table-cell>
          <table:table-cell table:style-name="ce37" table:formula="of:=OFFSET([.$U$2];[.$C51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6]/100)+([.$X$4]*[.G516]/100)+([.$X$5]*[.J516]/100)+([.$X$6]*[.K516]/100))*2)+[.$D516])*IF([.$N516]&lt;=0;1;[.$N51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8" calcext:value-type="float">
            <text:p>668</text:p>
          </table:table-cell>
          <table:table-cell table:number-columns-repeated="2"/>
          <table:table-cell table:style-name="ce66"/>
          <table:table-cell table:formula="of:=OFFSET([.$R$2];[.$C51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7];0)" office:value-type="float" office:value="10" calcext:value-type="float">
            <text:p>10</text:p>
          </table:table-cell>
          <table:table-cell table:style-name="ce37" table:formula="of:=OFFSET([.$U$2];[.$C51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7]/100)+([.$X$4]*[.G517]/100)+([.$X$5]*[.J517]/100)+([.$X$6]*[.K517]/100))*2)+[.$D517])*IF([.$N517]&lt;=0;1;[.$N51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69" calcext:value-type="float">
            <text:p>669</text:p>
          </table:table-cell>
          <table:table-cell table:number-columns-repeated="2"/>
          <table:table-cell table:style-name="ce66"/>
          <table:table-cell table:formula="of:=OFFSET([.$R$2];[.$C51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8];0)" office:value-type="float" office:value="10" calcext:value-type="float">
            <text:p>10</text:p>
          </table:table-cell>
          <table:table-cell table:style-name="ce37" table:formula="of:=OFFSET([.$U$2];[.$C51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8]/100)+([.$X$4]*[.G518]/100)+([.$X$5]*[.J518]/100)+([.$X$6]*[.K518]/100))*2)+[.$D518])*IF([.$N518]&lt;=0;1;[.$N51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0" calcext:value-type="float">
            <text:p>670</text:p>
          </table:table-cell>
          <table:table-cell table:number-columns-repeated="2"/>
          <table:table-cell table:style-name="ce66"/>
          <table:table-cell table:formula="of:=OFFSET([.$R$2];[.$C51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19];0)" office:value-type="float" office:value="10" calcext:value-type="float">
            <text:p>10</text:p>
          </table:table-cell>
          <table:table-cell table:style-name="ce37" table:formula="of:=OFFSET([.$U$2];[.$C51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19]/100)+([.$X$4]*[.G519]/100)+([.$X$5]*[.J519]/100)+([.$X$6]*[.K519]/100))*2)+[.$D519])*IF([.$N519]&lt;=0;1;[.$N51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1" calcext:value-type="float">
            <text:p>671</text:p>
          </table:table-cell>
          <table:table-cell table:number-columns-repeated="2"/>
          <table:table-cell table:style-name="ce66"/>
          <table:table-cell table:formula="of:=OFFSET([.$R$2];[.$C52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0];0)" office:value-type="float" office:value="10" calcext:value-type="float">
            <text:p>10</text:p>
          </table:table-cell>
          <table:table-cell table:style-name="ce37" table:formula="of:=OFFSET([.$U$2];[.$C52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0]/100)+([.$X$4]*[.G520]/100)+([.$X$5]*[.J520]/100)+([.$X$6]*[.K520]/100))*2)+[.$D520])*IF([.$N520]&lt;=0;1;[.$N52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2" calcext:value-type="float">
            <text:p>672</text:p>
          </table:table-cell>
          <table:table-cell table:number-columns-repeated="2"/>
          <table:table-cell table:style-name="ce66"/>
          <table:table-cell table:formula="of:=OFFSET([.$R$2];[.$C52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1];0)" office:value-type="float" office:value="10" calcext:value-type="float">
            <text:p>10</text:p>
          </table:table-cell>
          <table:table-cell table:style-name="ce37" table:formula="of:=OFFSET([.$U$2];[.$C52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1]/100)+([.$X$4]*[.G521]/100)+([.$X$5]*[.J521]/100)+([.$X$6]*[.K521]/100))*2)+[.$D521])*IF([.$N521]&lt;=0;1;[.$N52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3" calcext:value-type="float">
            <text:p>673</text:p>
          </table:table-cell>
          <table:table-cell table:number-columns-repeated="2"/>
          <table:table-cell table:style-name="ce66"/>
          <table:table-cell table:formula="of:=OFFSET([.$R$2];[.$C52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2];0)" office:value-type="float" office:value="10" calcext:value-type="float">
            <text:p>10</text:p>
          </table:table-cell>
          <table:table-cell table:style-name="ce37" table:formula="of:=OFFSET([.$U$2];[.$C52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2]/100)+([.$X$4]*[.G522]/100)+([.$X$5]*[.J522]/100)+([.$X$6]*[.K522]/100))*2)+[.$D522])*IF([.$N522]&lt;=0;1;[.$N52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4" calcext:value-type="float">
            <text:p>674</text:p>
          </table:table-cell>
          <table:table-cell table:number-columns-repeated="2"/>
          <table:table-cell table:style-name="ce66"/>
          <table:table-cell table:formula="of:=OFFSET([.$R$2];[.$C52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3];0)" office:value-type="float" office:value="10" calcext:value-type="float">
            <text:p>10</text:p>
          </table:table-cell>
          <table:table-cell table:style-name="ce37" table:formula="of:=OFFSET([.$U$2];[.$C52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3]/100)+([.$X$4]*[.G523]/100)+([.$X$5]*[.J523]/100)+([.$X$6]*[.K523]/100))*2)+[.$D523])*IF([.$N523]&lt;=0;1;[.$N52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5" calcext:value-type="float">
            <text:p>675</text:p>
          </table:table-cell>
          <table:table-cell table:number-columns-repeated="2"/>
          <table:table-cell table:style-name="ce66"/>
          <table:table-cell table:formula="of:=OFFSET([.$R$2];[.$C52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4];0)" office:value-type="float" office:value="10" calcext:value-type="float">
            <text:p>10</text:p>
          </table:table-cell>
          <table:table-cell table:style-name="ce37" table:formula="of:=OFFSET([.$U$2];[.$C52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4]/100)+([.$X$4]*[.G524]/100)+([.$X$5]*[.J524]/100)+([.$X$6]*[.K524]/100))*2)+[.$D524])*IF([.$N524]&lt;=0;1;[.$N52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6" calcext:value-type="float">
            <text:p>676</text:p>
          </table:table-cell>
          <table:table-cell table:number-columns-repeated="2"/>
          <table:table-cell table:style-name="ce66"/>
          <table:table-cell table:formula="of:=OFFSET([.$R$2];[.$C52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5];0)" office:value-type="float" office:value="10" calcext:value-type="float">
            <text:p>10</text:p>
          </table:table-cell>
          <table:table-cell table:style-name="ce37" table:formula="of:=OFFSET([.$U$2];[.$C52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5]/100)+([.$X$4]*[.G525]/100)+([.$X$5]*[.J525]/100)+([.$X$6]*[.K525]/100))*2)+[.$D525])*IF([.$N525]&lt;=0;1;[.$N52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7" calcext:value-type="float">
            <text:p>677</text:p>
          </table:table-cell>
          <table:table-cell table:number-columns-repeated="2"/>
          <table:table-cell table:style-name="ce66"/>
          <table:table-cell table:formula="of:=OFFSET([.$R$2];[.$C52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6];0)" office:value-type="float" office:value="10" calcext:value-type="float">
            <text:p>10</text:p>
          </table:table-cell>
          <table:table-cell table:style-name="ce37" table:formula="of:=OFFSET([.$U$2];[.$C52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6]/100)+([.$X$4]*[.G526]/100)+([.$X$5]*[.J526]/100)+([.$X$6]*[.K526]/100))*2)+[.$D526])*IF([.$N526]&lt;=0;1;[.$N52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8" calcext:value-type="float">
            <text:p>678</text:p>
          </table:table-cell>
          <table:table-cell table:number-columns-repeated="2"/>
          <table:table-cell table:style-name="ce66"/>
          <table:table-cell table:formula="of:=OFFSET([.$R$2];[.$C52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7];0)" office:value-type="float" office:value="10" calcext:value-type="float">
            <text:p>10</text:p>
          </table:table-cell>
          <table:table-cell table:style-name="ce37" table:formula="of:=OFFSET([.$U$2];[.$C52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7]/100)+([.$X$4]*[.G527]/100)+([.$X$5]*[.J527]/100)+([.$X$6]*[.K527]/100))*2)+[.$D527])*IF([.$N527]&lt;=0;1;[.$N52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2"/>
          <table:table-cell table:style-name="ce66"/>
          <table:table-cell table:formula="of:=OFFSET([.$R$2];[.$C52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8];0)" office:value-type="float" office:value="10" calcext:value-type="float">
            <text:p>10</text:p>
          </table:table-cell>
          <table:table-cell table:style-name="ce37" table:formula="of:=OFFSET([.$U$2];[.$C52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8]/100)+([.$X$4]*[.G528]/100)+([.$X$5]*[.J528]/100)+([.$X$6]*[.K528]/100))*2)+[.$D528])*IF([.$N528]&lt;=0;1;[.$N52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0" calcext:value-type="float">
            <text:p>680</text:p>
          </table:table-cell>
          <table:table-cell table:number-columns-repeated="2"/>
          <table:table-cell table:style-name="ce66"/>
          <table:table-cell table:formula="of:=OFFSET([.$R$2];[.$C52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29];0)" office:value-type="float" office:value="10" calcext:value-type="float">
            <text:p>10</text:p>
          </table:table-cell>
          <table:table-cell table:style-name="ce37" table:formula="of:=OFFSET([.$U$2];[.$C52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29]/100)+([.$X$4]*[.G529]/100)+([.$X$5]*[.J529]/100)+([.$X$6]*[.K529]/100))*2)+[.$D529])*IF([.$N529]&lt;=0;1;[.$N52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2"/>
          <table:table-cell table:style-name="ce66"/>
          <table:table-cell table:formula="of:=OFFSET([.$R$2];[.$C53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0];0)" office:value-type="float" office:value="10" calcext:value-type="float">
            <text:p>10</text:p>
          </table:table-cell>
          <table:table-cell table:style-name="ce37" table:formula="of:=OFFSET([.$U$2];[.$C53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0]/100)+([.$X$4]*[.G530]/100)+([.$X$5]*[.J530]/100)+([.$X$6]*[.K530]/100))*2)+[.$D530])*IF([.$N530]&lt;=0;1;[.$N53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2" calcext:value-type="float">
            <text:p>682</text:p>
          </table:table-cell>
          <table:table-cell table:number-columns-repeated="2"/>
          <table:table-cell table:style-name="ce66"/>
          <table:table-cell table:formula="of:=OFFSET([.$R$2];[.$C53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1];0)" office:value-type="float" office:value="10" calcext:value-type="float">
            <text:p>10</text:p>
          </table:table-cell>
          <table:table-cell table:style-name="ce37" table:formula="of:=OFFSET([.$U$2];[.$C53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1]/100)+([.$X$4]*[.G531]/100)+([.$X$5]*[.J531]/100)+([.$X$6]*[.K531]/100))*2)+[.$D531])*IF([.$N531]&lt;=0;1;[.$N53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2"/>
          <table:table-cell table:style-name="ce66"/>
          <table:table-cell table:formula="of:=OFFSET([.$R$2];[.$C53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2];0)" office:value-type="float" office:value="10" calcext:value-type="float">
            <text:p>10</text:p>
          </table:table-cell>
          <table:table-cell table:style-name="ce37" table:formula="of:=OFFSET([.$U$2];[.$C53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2]/100)+([.$X$4]*[.G532]/100)+([.$X$5]*[.J532]/100)+([.$X$6]*[.K532]/100))*2)+[.$D532])*IF([.$N532]&lt;=0;1;[.$N53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4" calcext:value-type="float">
            <text:p>684</text:p>
          </table:table-cell>
          <table:table-cell table:number-columns-repeated="2"/>
          <table:table-cell table:style-name="ce66"/>
          <table:table-cell table:formula="of:=OFFSET([.$R$2];[.$C53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3];0)" office:value-type="float" office:value="10" calcext:value-type="float">
            <text:p>10</text:p>
          </table:table-cell>
          <table:table-cell table:style-name="ce37" table:formula="of:=OFFSET([.$U$2];[.$C53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3]/100)+([.$X$4]*[.G533]/100)+([.$X$5]*[.J533]/100)+([.$X$6]*[.K533]/100))*2)+[.$D533])*IF([.$N533]&lt;=0;1;[.$N53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5" calcext:value-type="float">
            <text:p>685</text:p>
          </table:table-cell>
          <table:table-cell table:number-columns-repeated="2"/>
          <table:table-cell table:style-name="ce66"/>
          <table:table-cell table:formula="of:=OFFSET([.$R$2];[.$C53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4];0)" office:value-type="float" office:value="10" calcext:value-type="float">
            <text:p>10</text:p>
          </table:table-cell>
          <table:table-cell table:style-name="ce37" table:formula="of:=OFFSET([.$U$2];[.$C53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4]/100)+([.$X$4]*[.G534]/100)+([.$X$5]*[.J534]/100)+([.$X$6]*[.K534]/100))*2)+[.$D534])*IF([.$N534]&lt;=0;1;[.$N53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6" calcext:value-type="float">
            <text:p>686</text:p>
          </table:table-cell>
          <table:table-cell table:number-columns-repeated="2"/>
          <table:table-cell table:style-name="ce66"/>
          <table:table-cell table:formula="of:=OFFSET([.$R$2];[.$C53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5];0)" office:value-type="float" office:value="10" calcext:value-type="float">
            <text:p>10</text:p>
          </table:table-cell>
          <table:table-cell table:style-name="ce37" table:formula="of:=OFFSET([.$U$2];[.$C53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5]/100)+([.$X$4]*[.G535]/100)+([.$X$5]*[.J535]/100)+([.$X$6]*[.K535]/100))*2)+[.$D535])*IF([.$N535]&lt;=0;1;[.$N53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2"/>
          <table:table-cell table:style-name="ce66"/>
          <table:table-cell table:formula="of:=OFFSET([.$R$2];[.$C53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6];0)" office:value-type="float" office:value="10" calcext:value-type="float">
            <text:p>10</text:p>
          </table:table-cell>
          <table:table-cell table:style-name="ce37" table:formula="of:=OFFSET([.$U$2];[.$C53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6]/100)+([.$X$4]*[.G536]/100)+([.$X$5]*[.J536]/100)+([.$X$6]*[.K536]/100))*2)+[.$D536])*IF([.$N536]&lt;=0;1;[.$N53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8" calcext:value-type="float">
            <text:p>688</text:p>
          </table:table-cell>
          <table:table-cell table:number-columns-repeated="2"/>
          <table:table-cell table:style-name="ce66"/>
          <table:table-cell table:formula="of:=OFFSET([.$R$2];[.$C53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7];0)" office:value-type="float" office:value="10" calcext:value-type="float">
            <text:p>10</text:p>
          </table:table-cell>
          <table:table-cell table:style-name="ce37" table:formula="of:=OFFSET([.$U$2];[.$C53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7]/100)+([.$X$4]*[.G537]/100)+([.$X$5]*[.J537]/100)+([.$X$6]*[.K537]/100))*2)+[.$D537])*IF([.$N537]&lt;=0;1;[.$N53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89" calcext:value-type="float">
            <text:p>689</text:p>
          </table:table-cell>
          <table:table-cell table:number-columns-repeated="2"/>
          <table:table-cell table:style-name="ce66"/>
          <table:table-cell table:formula="of:=OFFSET([.$R$2];[.$C53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8];0)" office:value-type="float" office:value="10" calcext:value-type="float">
            <text:p>10</text:p>
          </table:table-cell>
          <table:table-cell table:style-name="ce37" table:formula="of:=OFFSET([.$U$2];[.$C53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8]/100)+([.$X$4]*[.G538]/100)+([.$X$5]*[.J538]/100)+([.$X$6]*[.K538]/100))*2)+[.$D538])*IF([.$N538]&lt;=0;1;[.$N53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0" calcext:value-type="float">
            <text:p>690</text:p>
          </table:table-cell>
          <table:table-cell table:number-columns-repeated="2"/>
          <table:table-cell table:style-name="ce66"/>
          <table:table-cell table:formula="of:=OFFSET([.$R$2];[.$C53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39];0)" office:value-type="float" office:value="10" calcext:value-type="float">
            <text:p>10</text:p>
          </table:table-cell>
          <table:table-cell table:style-name="ce37" table:formula="of:=OFFSET([.$U$2];[.$C53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39]/100)+([.$X$4]*[.G539]/100)+([.$X$5]*[.J539]/100)+([.$X$6]*[.K539]/100))*2)+[.$D539])*IF([.$N539]&lt;=0;1;[.$N53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1" calcext:value-type="float">
            <text:p>691</text:p>
          </table:table-cell>
          <table:table-cell table:number-columns-repeated="2"/>
          <table:table-cell table:style-name="ce66"/>
          <table:table-cell table:formula="of:=OFFSET([.$R$2];[.$C54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0];0)" office:value-type="float" office:value="10" calcext:value-type="float">
            <text:p>10</text:p>
          </table:table-cell>
          <table:table-cell table:style-name="ce37" table:formula="of:=OFFSET([.$U$2];[.$C54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0]/100)+([.$X$4]*[.G540]/100)+([.$X$5]*[.J540]/100)+([.$X$6]*[.K540]/100))*2)+[.$D540])*IF([.$N540]&lt;=0;1;[.$N54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2" calcext:value-type="float">
            <text:p>692</text:p>
          </table:table-cell>
          <table:table-cell table:number-columns-repeated="2"/>
          <table:table-cell table:style-name="ce66"/>
          <table:table-cell table:formula="of:=OFFSET([.$R$2];[.$C54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1];0)" office:value-type="float" office:value="10" calcext:value-type="float">
            <text:p>10</text:p>
          </table:table-cell>
          <table:table-cell table:style-name="ce37" table:formula="of:=OFFSET([.$U$2];[.$C54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1]/100)+([.$X$4]*[.G541]/100)+([.$X$5]*[.J541]/100)+([.$X$6]*[.K541]/100))*2)+[.$D541])*IF([.$N541]&lt;=0;1;[.$N54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3" calcext:value-type="float">
            <text:p>693</text:p>
          </table:table-cell>
          <table:table-cell table:number-columns-repeated="2"/>
          <table:table-cell table:style-name="ce66"/>
          <table:table-cell table:formula="of:=OFFSET([.$R$2];[.$C54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2];0)" office:value-type="float" office:value="10" calcext:value-type="float">
            <text:p>10</text:p>
          </table:table-cell>
          <table:table-cell table:style-name="ce37" table:formula="of:=OFFSET([.$U$2];[.$C54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2]/100)+([.$X$4]*[.G542]/100)+([.$X$5]*[.J542]/100)+([.$X$6]*[.K542]/100))*2)+[.$D542])*IF([.$N542]&lt;=0;1;[.$N54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4" calcext:value-type="float">
            <text:p>694</text:p>
          </table:table-cell>
          <table:table-cell table:number-columns-repeated="2"/>
          <table:table-cell table:style-name="ce66"/>
          <table:table-cell table:formula="of:=OFFSET([.$R$2];[.$C54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3];0)" office:value-type="float" office:value="10" calcext:value-type="float">
            <text:p>10</text:p>
          </table:table-cell>
          <table:table-cell table:style-name="ce37" table:formula="of:=OFFSET([.$U$2];[.$C54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3]/100)+([.$X$4]*[.G543]/100)+([.$X$5]*[.J543]/100)+([.$X$6]*[.K543]/100))*2)+[.$D543])*IF([.$N543]&lt;=0;1;[.$N54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5" calcext:value-type="float">
            <text:p>695</text:p>
          </table:table-cell>
          <table:table-cell table:number-columns-repeated="2"/>
          <table:table-cell table:style-name="ce66"/>
          <table:table-cell table:formula="of:=OFFSET([.$R$2];[.$C54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4];0)" office:value-type="float" office:value="10" calcext:value-type="float">
            <text:p>10</text:p>
          </table:table-cell>
          <table:table-cell table:style-name="ce37" table:formula="of:=OFFSET([.$U$2];[.$C54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4]/100)+([.$X$4]*[.G544]/100)+([.$X$5]*[.J544]/100)+([.$X$6]*[.K544]/100))*2)+[.$D544])*IF([.$N544]&lt;=0;1;[.$N54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2"/>
          <table:table-cell table:style-name="ce66"/>
          <table:table-cell table:formula="of:=OFFSET([.$R$2];[.$C54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5];0)" office:value-type="float" office:value="10" calcext:value-type="float">
            <text:p>10</text:p>
          </table:table-cell>
          <table:table-cell table:style-name="ce37" table:formula="of:=OFFSET([.$U$2];[.$C54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5]/100)+([.$X$4]*[.G545]/100)+([.$X$5]*[.J545]/100)+([.$X$6]*[.K545]/100))*2)+[.$D545])*IF([.$N545]&lt;=0;1;[.$N54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7" calcext:value-type="float">
            <text:p>697</text:p>
          </table:table-cell>
          <table:table-cell table:number-columns-repeated="2"/>
          <table:table-cell table:style-name="ce66"/>
          <table:table-cell table:formula="of:=OFFSET([.$R$2];[.$C54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6];0)" office:value-type="float" office:value="10" calcext:value-type="float">
            <text:p>10</text:p>
          </table:table-cell>
          <table:table-cell table:style-name="ce37" table:formula="of:=OFFSET([.$U$2];[.$C54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6]/100)+([.$X$4]*[.G546]/100)+([.$X$5]*[.J546]/100)+([.$X$6]*[.K546]/100))*2)+[.$D546])*IF([.$N546]&lt;=0;1;[.$N54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8" calcext:value-type="float">
            <text:p>698</text:p>
          </table:table-cell>
          <table:table-cell table:number-columns-repeated="2"/>
          <table:table-cell table:style-name="ce66"/>
          <table:table-cell table:formula="of:=OFFSET([.$R$2];[.$C54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7];0)" office:value-type="float" office:value="10" calcext:value-type="float">
            <text:p>10</text:p>
          </table:table-cell>
          <table:table-cell table:style-name="ce37" table:formula="of:=OFFSET([.$U$2];[.$C54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7]/100)+([.$X$4]*[.G547]/100)+([.$X$5]*[.J547]/100)+([.$X$6]*[.K547]/100))*2)+[.$D547])*IF([.$N547]&lt;=0;1;[.$N54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699" calcext:value-type="float">
            <text:p>699</text:p>
          </table:table-cell>
          <table:table-cell table:number-columns-repeated="2"/>
          <table:table-cell table:style-name="ce66"/>
          <table:table-cell table:formula="of:=OFFSET([.$R$2];[.$C54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8];0)" office:value-type="float" office:value="10" calcext:value-type="float">
            <text:p>10</text:p>
          </table:table-cell>
          <table:table-cell table:style-name="ce37" table:formula="of:=OFFSET([.$U$2];[.$C54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8]/100)+([.$X$4]*[.G548]/100)+([.$X$5]*[.J548]/100)+([.$X$6]*[.K548]/100))*2)+[.$D548])*IF([.$N548]&lt;=0;1;[.$N54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2"/>
          <table:table-cell table:style-name="ce66"/>
          <table:table-cell table:formula="of:=OFFSET([.$R$2];[.$C54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49];0)" office:value-type="float" office:value="10" calcext:value-type="float">
            <text:p>10</text:p>
          </table:table-cell>
          <table:table-cell table:style-name="ce37" table:formula="of:=OFFSET([.$U$2];[.$C54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49]/100)+([.$X$4]*[.G549]/100)+([.$X$5]*[.J549]/100)+([.$X$6]*[.K549]/100))*2)+[.$D549])*IF([.$N549]&lt;=0;1;[.$N54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1" calcext:value-type="float">
            <text:p>701</text:p>
          </table:table-cell>
          <table:table-cell table:number-columns-repeated="2"/>
          <table:table-cell table:style-name="ce66"/>
          <table:table-cell table:formula="of:=OFFSET([.$R$2];[.$C55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0];0)" office:value-type="float" office:value="10" calcext:value-type="float">
            <text:p>10</text:p>
          </table:table-cell>
          <table:table-cell table:style-name="ce37" table:formula="of:=OFFSET([.$U$2];[.$C55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0]/100)+([.$X$4]*[.G550]/100)+([.$X$5]*[.J550]/100)+([.$X$6]*[.K550]/100))*2)+[.$D550])*IF([.$N550]&lt;=0;1;[.$N55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2"/>
          <table:table-cell table:style-name="ce66"/>
          <table:table-cell table:formula="of:=OFFSET([.$R$2];[.$C55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1];0)" office:value-type="float" office:value="10" calcext:value-type="float">
            <text:p>10</text:p>
          </table:table-cell>
          <table:table-cell table:style-name="ce37" table:formula="of:=OFFSET([.$U$2];[.$C55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1]/100)+([.$X$4]*[.G551]/100)+([.$X$5]*[.J551]/100)+([.$X$6]*[.K551]/100))*2)+[.$D551])*IF([.$N551]&lt;=0;1;[.$N551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3" calcext:value-type="float">
            <text:p>703</text:p>
          </table:table-cell>
          <table:table-cell table:number-columns-repeated="2"/>
          <table:table-cell table:style-name="ce66"/>
          <table:table-cell table:formula="of:=OFFSET([.$R$2];[.$C552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2];0)" office:value-type="float" office:value="10" calcext:value-type="float">
            <text:p>10</text:p>
          </table:table-cell>
          <table:table-cell table:style-name="ce37" table:formula="of:=OFFSET([.$U$2];[.$C552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2]/100)+([.$X$4]*[.G552]/100)+([.$X$5]*[.J552]/100)+([.$X$6]*[.K552]/100))*2)+[.$D552])*IF([.$N552]&lt;=0;1;[.$N552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4" calcext:value-type="float">
            <text:p>704</text:p>
          </table:table-cell>
          <table:table-cell table:number-columns-repeated="2"/>
          <table:table-cell table:style-name="ce66"/>
          <table:table-cell table:formula="of:=OFFSET([.$R$2];[.$C553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3];0)" office:value-type="float" office:value="10" calcext:value-type="float">
            <text:p>10</text:p>
          </table:table-cell>
          <table:table-cell table:style-name="ce37" table:formula="of:=OFFSET([.$U$2];[.$C553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3]/100)+([.$X$4]*[.G553]/100)+([.$X$5]*[.J553]/100)+([.$X$6]*[.K553]/100))*2)+[.$D553])*IF([.$N553]&lt;=0;1;[.$N553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5" calcext:value-type="float">
            <text:p>705</text:p>
          </table:table-cell>
          <table:table-cell table:number-columns-repeated="2"/>
          <table:table-cell table:style-name="ce66"/>
          <table:table-cell table:formula="of:=OFFSET([.$R$2];[.$C554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4];0)" office:value-type="float" office:value="10" calcext:value-type="float">
            <text:p>10</text:p>
          </table:table-cell>
          <table:table-cell table:style-name="ce37" table:formula="of:=OFFSET([.$U$2];[.$C554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4]/100)+([.$X$4]*[.G554]/100)+([.$X$5]*[.J554]/100)+([.$X$6]*[.K554]/100))*2)+[.$D554])*IF([.$N554]&lt;=0;1;[.$N554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6" calcext:value-type="float">
            <text:p>706</text:p>
          </table:table-cell>
          <table:table-cell table:number-columns-repeated="2"/>
          <table:table-cell table:style-name="ce66"/>
          <table:table-cell table:formula="of:=OFFSET([.$R$2];[.$C555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5];0)" office:value-type="float" office:value="10" calcext:value-type="float">
            <text:p>10</text:p>
          </table:table-cell>
          <table:table-cell table:style-name="ce37" table:formula="of:=OFFSET([.$U$2];[.$C555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5]/100)+([.$X$4]*[.G555]/100)+([.$X$5]*[.J555]/100)+([.$X$6]*[.K555]/100))*2)+[.$D555])*IF([.$N555]&lt;=0;1;[.$N55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7" calcext:value-type="float">
            <text:p>707</text:p>
          </table:table-cell>
          <table:table-cell table:number-columns-repeated="2"/>
          <table:table-cell table:style-name="ce66"/>
          <table:table-cell table:formula="of:=OFFSET([.$R$2];[.$C556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6];0)" office:value-type="float" office:value="10" calcext:value-type="float">
            <text:p>10</text:p>
          </table:table-cell>
          <table:table-cell table:style-name="ce37" table:formula="of:=OFFSET([.$U$2];[.$C556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6]/100)+([.$X$4]*[.G556]/100)+([.$X$5]*[.J556]/100)+([.$X$6]*[.K556]/100))*2)+[.$D556])*IF([.$N556]&lt;=0;1;[.$N556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8" calcext:value-type="float">
            <text:p>708</text:p>
          </table:table-cell>
          <table:table-cell table:number-columns-repeated="2"/>
          <table:table-cell table:style-name="ce66"/>
          <table:table-cell table:formula="of:=OFFSET([.$R$2];[.$C557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7];0)" office:value-type="float" office:value="10" calcext:value-type="float">
            <text:p>10</text:p>
          </table:table-cell>
          <table:table-cell table:style-name="ce37" table:formula="of:=OFFSET([.$U$2];[.$C557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7]/100)+([.$X$4]*[.G557]/100)+([.$X$5]*[.J557]/100)+([.$X$6]*[.K557]/100))*2)+[.$D557])*IF([.$N557]&lt;=0;1;[.$N557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09" calcext:value-type="float">
            <text:p>709</text:p>
          </table:table-cell>
          <table:table-cell table:number-columns-repeated="2"/>
          <table:table-cell table:style-name="ce66"/>
          <table:table-cell table:formula="of:=OFFSET([.$R$2];[.$C558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8];0)" office:value-type="float" office:value="10" calcext:value-type="float">
            <text:p>10</text:p>
          </table:table-cell>
          <table:table-cell table:style-name="ce37" table:formula="of:=OFFSET([.$U$2];[.$C558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8]/100)+([.$X$4]*[.G558]/100)+([.$X$5]*[.J558]/100)+([.$X$6]*[.K558]/100))*2)+[.$D558])*IF([.$N558]&lt;=0;1;[.$N558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10" calcext:value-type="float">
            <text:p>710</text:p>
          </table:table-cell>
          <table:table-cell table:number-columns-repeated="2"/>
          <table:table-cell table:style-name="ce66"/>
          <table:table-cell table:formula="of:=OFFSET([.$R$2];[.$C559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59];0)" office:value-type="float" office:value="10" calcext:value-type="float">
            <text:p>10</text:p>
          </table:table-cell>
          <table:table-cell table:style-name="ce37" table:formula="of:=OFFSET([.$U$2];[.$C559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59]/100)+([.$X$4]*[.G559]/100)+([.$X$5]*[.J559]/100)+([.$X$6]*[.K559]/100))*2)+[.$D559])*IF([.$N559]&lt;=0;1;[.$N559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11" calcext:value-type="float">
            <text:p>711</text:p>
          </table:table-cell>
          <table:table-cell table:number-columns-repeated="2"/>
          <table:table-cell table:style-name="ce66"/>
          <table:table-cell table:formula="of:=OFFSET([.$R$2];[.$C560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60];0)" office:value-type="float" office:value="10" calcext:value-type="float">
            <text:p>10</text:p>
          </table:table-cell>
          <table:table-cell table:style-name="ce37" table:formula="of:=OFFSET([.$U$2];[.$C560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60]/100)+([.$X$4]*[.G560]/100)+([.$X$5]*[.J560]/100)+([.$X$6]*[.K560]/100))*2)+[.$D560])*IF([.$N560]&lt;=0;1;[.$N560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712" calcext:value-type="float">
            <text:p>712</text:p>
          </table:table-cell>
          <table:table-cell table:number-columns-repeated="2"/>
          <table:table-cell table:style-name="ce66"/>
          <table:table-cell table:formula="of:=OFFSET([.$R$2];[.$C561];0)" office:value-type="string" office:string-value="10 - 30" calcext:value-type="string">
            <text:p>10 - 30</text:p>
          </table:table-cell>
          <table:table-cell table:style-name="ce37" table:number-columns-repeated="2"/>
          <table:table-cell table:style-name="ce37" table:formula="of:=OFFSET([.$T$2];[.$C561];0)" office:value-type="float" office:value="10" calcext:value-type="float">
            <text:p>10</text:p>
          </table:table-cell>
          <table:table-cell table:style-name="ce37" table:formula="of:=OFFSET([.$U$2];[.$C561];0)" office:value-type="float" office:value="30" calcext:value-type="float">
            <text:p>30</text:p>
          </table:table-cell>
          <table:table-cell table:style-name="ce37" table:number-columns-repeated="2"/>
          <table:table-cell table:number-columns-repeated="4"/>
          <table:table-cell table:style-name="ce10" table:formula="of:=(((([.$X$3]*[.F561]/100)+([.$X$4]*[.G561]/100)+([.$X$5]*[.J561]/100)+([.$X$6]*[.K561]/100))*2)+[.$D561])*IF([.$N561]&lt;=0;1;[.$N561])" office:value-type="float" office:value="0" calcext:value-type="float">
            <text:p>0</text:p>
          </table:table-cell>
          <table:table-cell table:number-columns-repeated="49"/>
        </table:table-row>
        <table:table-row table:style-name="ro2" table:number-rows-repeated="1048014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Skills.D2:Skills.D561 Skills.F4:Skills.F17">
            <calcext:condition calcext:apply-style-name="Bad" calcext:value="&lt;INDIRECT(ADDRESS(ROW();COLUMN()+4))" calcext:base-cell-address="Skills.D2"/>
            <calcext:condition calcext:apply-style-name="Good" calcext:value="&gt;INDIRECT(ADDRESS(ROW();COLUMN()+5))" calcext:base-cell-address="Skill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1c1c1c"/>
      <style:text-properties fo:color="#77bc65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1c1c1c"/>
      <style:text-properties fo:color="#ff6d6d" fo:font-size="14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guaCol" style:family="table-cell" style:parent-style-name="Default">
      <style:table-cell-properties fo:background-color="#355269"/>
    </style:style>
    <style:style style:name="VientoCol" style:family="table-cell" style:parent-style-name="Default">
      <style:table-cell-properties fo:background-color="#acb20c"/>
    </style:style>
    <style:style style:name="TierraCol" style:family="table-cell" style:parent-style-name="Default">
      <style:table-cell-properties fo:background-color="#acb20c"/>
    </style:style>
    <style:style style:name="LuzCol" style:family="table-cell" style:parent-style-name="Default">
      <style:table-cell-properties fo:background-color="#666666"/>
    </style:style>
    <style:style style:name="PenumbraCol" style:family="table-cell" style:parent-style-name="Default">
      <style:table-cell-properties fo:background-color="#55215b"/>
    </style:style>
    <style:style style:name="TruenoCol" style:family="table-cell" style:parent-style-name="Default">
      <style:table-cell-properties fo:background-color="#b47804"/>
    </style:style>
    <style:style style:name="FuegoCol" style:family="table-cell" style:parent-style-name="Default">
      <style:table-cell-properties fo:background-color="#c9211e"/>
    </style:style>
    <style:style style:name="Untitled1" style:family="table-cell" style:parent-style-name="Default">
      <style:table-cell-properties fo:background-color="#355269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3:10:56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02T17:32:32.634000000</meta:creation-date>
    <dc:date>2024-04-18T23:17:52.049000000</dc:date>
    <meta:editing-duration>P5DT22H47M6S</meta:editing-duration>
    <meta:editing-cycles>187</meta:editing-cycles>
    <meta:generator>LibreOffice/7.6.4.1$Windows_X86_64 LibreOffice_project/e19e193f88cd6c0525a17fb7a176ed8e6a3e2aa1</meta:generator>
    <meta:document-statistic meta:table-count="5" meta:cell-count="6608" meta:object-count="0"/>
  </office:meta>
</office:document-meta>
</file>